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593cm"/>
    </style:style>
    <style:style style:name="co2" style:family="table-column">
      <style:table-column-properties fo:break-before="auto" style:column-width="2.258cm"/>
    </style:style>
    <style:style style:name="co3" style:family="table-column">
      <style:table-column-properties fo:break-before="auto" style:column-width="13.021cm"/>
    </style:style>
    <style:style style:name="co4" style:family="table-column">
      <style:table-column-properties fo:break-before="auto" style:column-width="3.842cm"/>
    </style:style>
    <style:style style:name="co5" style:family="table-column">
      <style:table-column-properties fo:break-before="auto" style:column-width="12.384cm"/>
    </style:style>
    <style:style style:name="co6" style:family="table-column">
      <style:table-column-properties fo:break-before="auto" style:column-width="4.837cm"/>
    </style:style>
    <style:style style:name="co7" style:family="table-column">
      <style:table-column-properties fo:break-before="auto" style:column-width="5.694cm"/>
    </style:style>
    <style:style style:name="co8" style:family="table-column">
      <style:table-column-properties fo:break-before="auto" style:column-width="3.427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12.294cm" fo:break-before="auto" style:use-optimal-row-height="true"/>
    </style:style>
    <style:style style:name="ro7" style:family="table-row">
      <style:table-row-properties style:row-height="17.032cm" fo:break-before="auto" style:use-optimal-row-height="true"/>
    </style:style>
    <style:style style:name="ro8" style:family="table-row">
      <style:table-row-properties style:row-height="8.345cm" fo:break-before="auto" style:use-optimal-row-height="true"/>
    </style:style>
    <style:style style:name="ro9" style:family="table-row">
      <style:table-row-properties style:row-height="7.555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13.083cm" fo:break-before="auto" style:use-optimal-row-height="true"/>
    </style:style>
    <style:style style:name="ro12" style:family="table-row">
      <style:table-row-properties style:row-height="8.74cm" fo:break-before="auto" style:use-optimal-row-height="true"/>
    </style:style>
    <style:style style:name="ro13" style:family="table-row">
      <style:table-row-properties style:row-height="7.16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4.791cm" fo:break-before="auto" style:use-optimal-row-height="true"/>
    </style:style>
    <style:style style:name="ro16" style:family="table-row">
      <style:table-row-properties style:row-height="34.01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9.924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4.001cm" fo:break-before="auto" style:use-optimal-row-height="true"/>
    </style:style>
    <style:style style:name="ro22" style:family="table-row">
      <style:table-row-properties style:row-height="10.714cm" fo:break-before="auto" style:use-optimal-row-height="true"/>
    </style:style>
    <style:style style:name="ro23" style:family="table-row">
      <style:table-row-properties style:row-height="14.663cm" fo:break-before="auto" style:use-optimal-row-height="true"/>
    </style:style>
    <style:style style:name="ro24" style:family="table-row">
      <style:table-row-properties style:row-height="2.027cm" fo:break-before="auto" style:use-optimal-row-height="true"/>
    </style:style>
    <style:style style:name="ro25" style:family="table-row">
      <style:table-row-properties style:row-height="5.976cm" fo:break-before="auto" style:use-optimal-row-height="true"/>
    </style:style>
    <style:style style:name="ro26" style:family="table-row">
      <style:table-row-properties style:row-height="11.504cm" fo:break-before="auto" style:use-optimal-row-height="true"/>
    </style:style>
    <style:style style:name="ro27" style:family="table-row">
      <style:table-row-properties style:row-height="9.135cm" fo:break-before="auto" style:use-optimal-row-height="true"/>
    </style:style>
    <style:style style:name="ro28" style:family="table-row">
      <style:table-row-properties style:row-height="13.873cm" fo:break-before="auto" style:use-optimal-row-height="true"/>
    </style:style>
    <style:style style:name="ro29" style:family="table-row">
      <style:table-row-properties style:row-height="7.95cm" fo:break-before="auto" style:use-optimal-row-height="true"/>
    </style:style>
    <style:style style:name="ro30" style:family="table-row">
      <style:table-row-properties style:row-height="22.955cm" fo:break-before="auto" style:use-optimal-row-height="true"/>
    </style:style>
    <style:style style:name="ro31" style:family="table-row">
      <style:table-row-properties style:row-height="11.109cm" fo:break-before="auto" style:use-optimal-row-height="true"/>
    </style:style>
    <style:style style:name="ro32" style:family="table-row">
      <style:table-row-properties style:row-height="15.453cm" fo:break-before="auto" style:use-optimal-row-height="true"/>
    </style:style>
    <style:style style:name="ro33" style:family="table-row">
      <style:table-row-properties style:row-height="0.841cm" fo:break-before="auto" style:use-optimal-row-height="true"/>
    </style:style>
    <style:style style:name="ro34" style:family="table-row">
      <style:table-row-properties style:row-height="16.242cm" fo:break-before="auto" style:use-optimal-row-height="true"/>
    </style:style>
    <style:style style:name="ro35" style:family="table-row">
      <style:table-row-properties style:row-height="35.594cm" fo:break-before="auto" style:use-optimal-row-height="true"/>
    </style:style>
    <style:style style:name="ro36" style:family="table-row">
      <style:table-row-properties style:row-height="10.319cm" fo:break-before="auto" style:use-optimal-row-height="true"/>
    </style:style>
    <style:style style:name="ro37" style:family="table-row">
      <style:table-row-properties style:row-height="6.765cm" fo:break-before="auto" style:use-optimal-row-height="true"/>
    </style:style>
    <style:style style:name="ro38" style:family="table-row">
      <style:table-row-properties style:row-height="11.899cm" fo:break-before="auto" style:use-optimal-row-height="true"/>
    </style:style>
    <style:style style:name="ro39" style:family="table-row">
      <style:table-row-properties style:row-height="15.058cm" fo:break-before="auto" style:use-optimal-row-height="true"/>
    </style:style>
    <style:style style:name="ro40" style:family="table-row">
      <style:table-row-properties style:row-height="19.796cm" fo:break-before="auto" style:use-optimal-row-height="true"/>
    </style:style>
    <style:style style:name="ro41" style:family="table-row">
      <style:table-row-properties style:row-height="14.268cm" fo:break-before="auto" style:use-optimal-row-height="true"/>
    </style:style>
    <style:style style:name="ro42" style:family="table-row">
      <style:table-row-properties style:row-height="18.613cm" fo:break-before="auto" style:use-optimal-row-height="true"/>
    </style:style>
    <style:style style:name="ro43" style:family="table-row">
      <style:table-row-properties style:row-height="34.803cm" fo:break-before="auto" style:use-optimal-row-height="true"/>
    </style:style>
    <style:style style:name="ro44" style:family="table-row">
      <style:table-row-properties style:row-height="18.217cm" fo:break-before="auto" style:use-optimal-row-height="true"/>
    </style:style>
    <style:style style:name="ro45" style:family="table-row">
      <style:table-row-properties style:row-height="27.695cm" fo:break-before="auto" style:use-optimal-row-height="true"/>
    </style:style>
    <style:style style:name="ro46" style:family="table-row">
      <style:table-row-properties style:row-height="13.478cm" fo:break-before="auto" style:use-optimal-row-height="true"/>
    </style:style>
    <style:style style:name="ro47" style:family="table-row">
      <style:table-row-properties style:row-height="15.849cm" fo:break-before="auto" style:use-optimal-row-height="true"/>
    </style:style>
    <style:style style:name="ro48"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ce3"/>
        <table:table-column table:style-name="co4" table:default-cell-style-name="Default"/>
        <table:table-column table:style-name="co5" table:default-cell-style-name="ce3"/>
        <table:table-column table:style-name="co6" table:default-cell-style-name="ce3"/>
        <table:table-column table:style-name="co7" table:default-cell-style-name="ce3"/>
        <table:table-column table:style-name="co8" table:default-cell-style-name="Default"/>
        <table:table-row table:style-name="ro1">
          <table:table-cell table:style-name="ce1" office:value-type="string" calcext:value-type="string">
            <text:p>Ontological Entity</text:p>
          </table:table-cell>
          <table:table-cell table:style-name="ce1"/>
          <table:table-cell table:style-name="ce1" office:value-type="string" calcext:value-type="string">
            <text:p>Entity Type</text:p>
          </table:table-cell>
          <table:table-cell table:style-name="ce2" office:value-type="string" calcext:value-type="string">
            <text:p>Verbal and/or standarized definition</text:p>
          </table:table-cell>
          <table:table-cell table:style-name="ce1" office:value-type="string" calcext:value-type="string">
            <text:p>Explicit semantics?</text:p>
          </table:table-cell>
          <table:table-cell table:style-name="ce2" office:value-type="string" calcext:value-type="string">
            <text:p>Ontological concept reference</text:p>
          </table:table-cell>
          <table:table-cell table:style-name="ce2" office:value-type="string" calcext:value-type="string">
            <text:p>Ontologies</text:p>
          </table:table-cell>
          <table:table-cell table:style-name="ce2" office:value-type="string" calcext:value-type="string">
            <text:p>Synonyms/preferred name</text:p>
          </table:table-cell>
          <table:table-cell table:style-name="ce1" office:value-type="string" calcext:value-type="string">
            <text:p>Proposed expert</text:p>
          </table:table-cell>
        </table:table-row>
        <table:table-row table:style-name="ro2">
          <table:table-cell office:value-type="string" calcext:value-type="string">
            <text:p>habitat</text:p>
          </table:table-cell>
          <table:table-cell/>
          <table:table-cell office:value-type="string" calcext:value-type="string">
            <text:p>class</text:p>
          </table:table-cell>
          <table:table-cell office:value-type="string" calcext:value-type="string">
            <text:p>"A functional system which includes the organisms of a natural community together with their environment. (McGraw Hill Dictionary of Scientific and Technical Terms, 4th ed)", "A spatial region having environmental qualities which may sustain an organism or a community of organisms.", "Environment in a given area occupied by an organism or a group of organisms."</text:p>
          </table:table-cell>
          <table:table-cell/>
          <table:table-cell office:value-type="string" calcext:value-type="string">
            <text:p>http://purl.obolibrary.org/obo/ENVO_00002036, http://sweet.jpl.nasa.gov/2.3/matrFacility.owl#Habitat, http://www.fao.org/aims/aos/cwr.owl#Habitat, http://sweet.jpl.nasa.gov/2.3/stateRoleBiological.owl#Habitat, http://purl.bioontology.org/ontology/MESH/D017753, http://www.owl-ontologies.com/unnamed.owl#Habitat, http://purl.obolibrary.org/obo/ENVO_0002036</text:p>
          </table:table-cell>
          <table:table-cell office:value-type="string" calcext:value-type="string">
            <text:p>CCON, IDOMAL, ENVO, VSO, ADW, IDO, IDOBRU, CLO, MESH, SWEET, IDODEN</text:p>
          </table:table-cell>
          <table:table-cell office:value-type="string" calcext:value-type="string">
            <text:p>Ecosystems, Habitats, Ecological Systems, <text:s/>Ecological, Habitat, <text:s/>Ecologic, Ecologic System, Ecologic Systems, System, Systems, Ecological System</text:p>
          </table:table-cell>
          <table:table-cell/>
        </table:table-row>
        <table:table-row table:style-name="ro1">
          <table:table-cell office:value-type="string" calcext:value-type="string">
            <text:p>pedological</text:p>
          </table:table-cell>
          <table:table-cell table:number-columns-repeated="8"/>
        </table:table-row>
        <table:table-row table:style-name="ro1">
          <table:table-cell office:value-type="string" calcext:value-type="string">
            <text:p>eukaryotic</text:p>
          </table:table-cell>
          <table:table-cell table:number-columns-repeated="8"/>
        </table:table-row>
        <table:table-row table:style-name="ro3">
          <table:table-cell office:value-type="string" calcext:value-type="string">
            <text:p>supply</text:p>
          </table:table-cell>
          <table:table-cell/>
          <table:table-cell office:value-type="string" calcext:value-type="string">
            <text:p>class</text:p>
          </table:table-cell>
          <table:table-cell office:value-type="string" calcext:value-type="string">
            <text:p>"Supply orders and deliveries are simple Acts that focus on the delivered product. The product is associated with the Supply Act via Participation.typeCode=\product\. With general Supply Acts, the precise identification of the Material (manufacturer, serial numbers, etc.) is important. Most of the detailed information about the Supply should be represented using the Material class. If delivery needs to be scheduled, tracked, and billed separately, one can associate a Transportation Act with the Supply Act. Pharmacy dispense services are represented as Supply Acts, associated with a SubstanceAdministration Act. The SubstanceAdministration class represents the administration of medication, while dispensing is supply.", "Used for the quantitative availability and distribution of material, equipment, health services, personnel, and facilities. It excludes food supply and water supply in industries and occupations.", "Supply what is desired or needed."</text:p>
          </table:table-cell>
          <table:table-cell/>
          <table:table-cell office:value-type="string" calcext:value-type="string">
            <text:p>http://purl.bioontology.org/ontology/HL7/C1561604, http://www.projecthalo.com/aura#Supply, http://purl.bioontology.org/ontology/MESH/Q000600, http://www.icn.ch/icnp#Supply, http://sweet.jpl.nasa.gov/2.3/matrIndustrial.owl#Supply, http://ncicb.nci.nih.gov/xml/owl/EVS/Thesaurus.owl#C80514, http://purl.bioontology.org/ontology/NDFRT/N0000021975, http://purl.bioontology.org/ontology/VANDF/4023970</text:p>
          </table:table-cell>
          <table:table-cell office:value-type="string" calcext:value-type="string">
            <text:p>HL7, NCIT, NDFRT, MESH, SWEET, AURA, ICNP, VANDF</text:p>
          </table:table-cell>
          <table:table-cell office:value-type="string" calcext:value-type="string">
            <text:p>Supply, Supplied, distribution, Provided, supply</text:p>
          </table:table-cell>
          <table:table-cell/>
        </table:table-row>
        <table:table-row table:style-name="ro4">
          <table:table-cell office:value-type="string" calcext:value-type="string">
            <text:p>setting</text:p>
          </table:table-cell>
          <table:table-cell/>
          <table:table-cell office:value-type="string" calcext:value-type="string">
            <text:p>class</text:p>
          </table:table-cell>
          <table:table-cell office:value-type="string" calcext:value-type="string">
            <text:p>"where was the intervention delivered?"</text:p>
          </table:table-cell>
          <table:table-cell/>
          <table:table-cell office:value-type="string" calcext:value-type="string">
            <text:p>http://www.semanticweb.org/dimitrios/ontologies/2013/2/untitled-ontology-2#Setting, http://purl.bioontology.org/ontology/LNC/MTHU047625, http://purl.bioontology.org/ontology/LNC/LP174419-4, http://www.owl-ontologies.com/RCTOntology.owl#Setting</text:p>
          </table:table-cell>
          <table:table-cell office:value-type="string" calcext:value-type="string">
            <text:p>LOINC, NONRCTO, CABRO</text:p>
          </table:table-cell>
          <table:table-cell table:number-columns-repeated="2"/>
        </table:table-row>
        <table:table-row table:style-name="ro5">
          <table:table-cell office:value-type="string" calcext:value-type="string">
            <text:p>precipitation</text:p>
          </table:table-cell>
          <table:table-cell/>
          <table:table-cell office:value-type="string" calcext:value-type="string">
            <text:p>class</text:p>
          </table:table-cell>
          <table:table-cell office:value-type="string" calcext:value-type="string">
            <text:p>"a protocol application to cause a material to precipitate (becoming a solid) out of solution. Input is a solution, output is a solution plus a solid component (the precipitate)", "The process of precipitating proteins from solution. Protein precipitation may be bulk and general or specific.", "The sedimentation of a solid material (a precipitate) from a liquid solution in which the material is present in amounts greater than its solubility in the liquid.", "The sedimentation of a solid material (a 'precipitate') from a liquid solution in which the material is present in amounts greater than its solubility in the liquid.", "substance in solution settling down in solid particles.", "http://who.int/icf#a2501_0b0e53f9_fed2_4335_b57c_17b6316589fc", "definition: To Do"</text:p>
          </table:table-cell>
          <table:table-cell/>
          <table:table-cell office:value-type="string" calcext:value-type="string">
            <text:p>http://www.projecthalo.com/aura#Precipitation, http://purl.bioontology.org/ontology/npo#NPO_1946, http://purl.bioontology.org/ontology/SNOMEDCT/21738005, http://sweet.jpl.nasa.gov/2.3/phen.owl#Precipitation, http://sweet.jpl.nasa.gov/2.3/propSpaceThickness.owl#Precipitation, http://purl.bioontology.org/ontology/SNMI/F-C0C40, http://who.int/icf#e2253, http://purl.obolibrary.org/obo/OBI_0600034, http://purl.obolibrary.org/obo/CHMO_0001688, http://ncicb.nci.nih.gov/xml/owl/EVS/Thesaurus.owl#C113065, http://purl.bioontology.org/ontology/CSP/2322-8912, http://purl.obolibrary.org/obo/REX_0000182</text:p>
          </table:table-cell>
          <table:table-cell office:value-type="string" calcext:value-type="string">
            <text:p>CRISP, ERO, REX, NCIT, NIFSTD, SWEET, NPO, ICF, SNMI, OBI, CHMO, SNOMEDCT, AURA</text:p>
          </table:table-cell>
          <table:table-cell office:value-type="string" calcext:value-type="string">
            <text:p>Precipitation, <text:s/>function, <text:s/>function (observable entity)</text:p>
          </table:table-cell>
          <table:table-cell/>
        </table:table-row>
        <table:table-row table:style-name="ro1">
          <table:table-cell office:value-type="string" calcext:value-type="string">
            <text:p>subsoil</text:p>
          </table:table-cell>
          <table:table-cell/>
          <table:table-cell office:value-type="string" calcext:value-type="string">
            <text:p>class</text:p>
          </table:table-cell>
          <table:table-cell table:number-columns-repeated="2"/>
          <table:table-cell office:value-type="string" calcext:value-type="string">
            <text:p>http://sweet.jpl.nasa.gov/2.3/realmSoil.owl#Subsoil</text:p>
          </table:table-cell>
          <table:table-cell office:value-type="string" calcext:value-type="string">
            <text:p>SWEET</text:p>
          </table:table-cell>
          <table:table-cell table:number-columns-repeated="2"/>
        </table:table-row>
        <table:table-row table:style-name="ro1">
          <table:table-cell office:value-type="string" calcext:value-type="string">
            <text:p>mineral-organic</text:p>
          </table:table-cell>
          <table:table-cell table:number-columns-repeated="8"/>
        </table:table-row>
        <table:table-row table:style-name="ro6">
          <table:table-cell office:value-type="string" calcext:value-type="string">
            <text:p>eukaryote</text:p>
          </table:table-cell>
          <table:table-cell/>
          <table:table-cell office:value-type="string" calcext:value-type="string">
            <text:p>class</text:p>
          </table:table-cell>
          <table:table-cell office:value-type="string" calcext:value-type="string">
            <text:p>"One of the three domains of life (the others being BACTERIA and ARCHAEA), also called Eukarya. These are organisms whose cells are enclosed in membranes and possess a nucleus. They comprise almost all multicellular and many unicellular organisms, and are traditionally divided into groups (sometimes called kingdoms) including ANIMALS; PLANTS; FUNGI; and various algae and other taxa that were previously part of the old kingdom Protista.", "Cells of the higher organisms, containing a true nucleus bounded by a nuclear membrane. (source : MSH)", "This includes fungi, vertebrates and invertebrates. Eukaryotic cells have a well-defined nucleus and membrane enveloped organelles namely, mitochondria, endoplasmic reticulum, golgi apparatus, and lysosomes.", "An organism having eukaryotic cells with true nuclei.", "organism whose cells have a true nucleus, i.e., one bounded by a nuclear membrane, within which lie the chromosomes, combined with proteins and exhibiting mitosis; also contain many membrane-bound compartments (organelles) in which cellular functions are performed; cells of higher plants and animals, fungi, protozoa, and most algae are eukaryotic.", "Topic concerning eukaryotes or data concerning eukaryotes, e.g. information on a specific eukaryote genome including molecular sequences, genes and annotation.", "Organism or cells with a nucleus separated from the cytoplasm by a two membrance nuclear envelope and compartmentalization of function into distinct cytoplasmic organelles.", "A eukaryote is an organism whose cells contain complex structures enclosed within membranes. Eukaryotes may more formally be referred to as the taxon Eukarya or Eukaryota. The defining membrane-bound structure that sets eukaryotic cells apart from prokaryotic cells is the nucleus, or nuclear envelope, within which the genetic material is carried.123 The presence of a nucleus gives eukaryotes their name, which comes from the Greek <text:s/>(eu, \good\) and <text:s/>(karyon, \nut\ or \kernel\). Most eukaryotic cells also contain other membrane-bound organelles such as mitochondria, chloroplasts and the Golgi apparatus. All species of large complex organisms are eukaryotes, including animals, plants and fungi, although most species of eukaryote are protist microorganisms.\n\nsource: http://en.wikipedia.org/wiki/Eukaryotic"</text:p>
          </table:table-cell>
          <table:table-cell/>
          <table:table-cell office:value-type="string" calcext:value-type="string">
            <text:p>http://purl.org/biotop/biotop.owl#Eukaryote, http://doe-generated-ontology.com/OntoAD#Eukaryote, http://doe-generated-ontology.com/OntoAD#C0015161, http://edamontology.org/topic_2818, http://purl.obolibrary.org/obo/MVC_0000436, http://obi.sourceforge.net/ontology/OBI.owl#OBI_123, http://www.bioassayontology.org/bao#BAO_0000509, http://purl.bioontology.org/ontology/CSP/0605-5894, http://purl.bioontology.org/ontology/STY/T204, http://purl.obolibrary.org/obo/NCBITaxon_2759, http://www.projecthalo.com/aura#Eukaryote, http://www.fao.org/aims/aos/cwr.owl#Eukaryote, http://www.bootstrep.eu/ontology/GRO#Eukaryote, http://ncicb.nci.nih.gov/xml/owl/EVS/Thesaurus.owl#C25796, http://purl.bioontology.org/ontology/MESH/D056890</text:p>
          </table:table-cell>
          <table:table-cell office:value-type="string" calcext:value-type="string">
            <text:p>AI-RHEUM, CRISP, NCIT, GRO, CPT, LOINC, MESH, MSTDE, ICPC2P, SNMI, BT, SOPHARM, MEDDRA, MSTDE-FRE, ICD9CM, MIXSCV, STY, SNOMEDCT, NCBITAXON, NDDF, PDQ, WHO-ART, ICD10PCS, EDAMTO, COSTART, VANDF, HUPSON, CCON, ICD10CM, OMIM, RXNORM, BMT, SYN, EDAM, ICD10, ICPC, BAO, MDDB, RCD, HCPCS, MEDLINEPLUS, NTDO, NDFRT, NATPRO, ONTOAD, AURA</text:p>
          </table:table-cell>
          <table:table-cell office:value-type="string" calcext:value-type="string">
            <text:p>eukaryotes, Cellule eucaryote, Eukaryotes, Eukarya, Eukaryotas, Eukaryote, Eucarya, eukaryote, eukaryotida</text:p>
          </table:table-cell>
          <table:table-cell/>
        </table:table-row>
        <table:table-row table:style-name="ro1">
          <table:table-cell office:value-type="string" calcext:value-type="string">
            <text:p>snowmelt</text:p>
          </table:table-cell>
          <table:table-cell table:number-columns-repeated="8"/>
        </table:table-row>
        <table:table-row table:style-name="ro7">
          <table:table-cell office:value-type="string" calcext:value-type="string">
            <text:p>peptide</text:p>
          </table:table-cell>
          <table:table-cell/>
          <table:table-cell office:value-type="string" calcext:value-type="string">
            <text:p>class</text:p>
          </table:table-cell>
          <table:table-cell office:value-type="string" calcext:value-type="string">
            <text:p>"A biomolecule that is composed primarily of amino acid residues connected in a linear fashion by peptide bonds. In GlycO, oligopeptides (which contain only a few amino_acid_residues) and proteins (which contain many amino_acid_residues) are both classified as peptides.", "Peptide is a short polymer of amino acids, which is generally &lt;50 amino acids long.", "Identifies a short amino acid sequence unit (made of a small number of amino acids)", "A biomolecule composed of amino acids connected by amide bonds. <text:s/>A peptide can be generated by fragmentation of a protein by a protease (e.g. trypsin). <text:s/>In ProPreO, peptides are distinguished from proteins mainly by size (oligopeptides are smaller, and thereby distinct from polypeptides).\n\nDr. York &amp; Satya: 06/10/05", "An organic molecule or compound, which consists of two or more amino acids linked by covalent bonding between the amino group of one aminoacid and the carboxyl group of the other.", "Amide derived from two or more amino carboxylic acid molecules (the same or different) by formation of a covalent bond from the carbonyl carbon of one to the nitrogen atom of another with formal loss of water. The term is usually applied to structures formed from alpha-amino acids, but it includes those derived from any amino carboxylic acid.", "Amide derived from two or more amino carboxylic acid molecules (the same or different) by formation of a covalent bond from the carbonyl carbon of one to the nitrogen atom of another with formal loss of water. The term is usually applied to structures formed from alpha-amino acids, but it includes those derived from any amino carboxylic acid.\n\nsource: http://purl.org/obo/owl/CHEBI#CHEBI_16670", "Amide derived from two or more amino carboxylic acid molecules (the same or different) by formation of a covalent bond from the carbonyl carbon of one to the nitrogen atom of another with formal loss of water. The term is usually applied to structures formed from alpha-amino acids, but it includes those derived from any amino carboxylic acid. X = OH, OR, NH2, NHR, etc.", "A compound of two or more amino acids where the alpha carboxyl group of one is bound to the alpha amino group of another.", "A compound of low molecular weight that is composed of two or more amino acids.", "chemical bond with the structure -CO-CHR-NH-; in biochemistry, polymers of alpha-aminoacids joined by peptide bonds.", "Chains of amino acids joined by peptide bonds. Distinction between peptides, oligopeptides and polypeptides is arbitrarily by length; a polypeptide is perhaps more than 15 residues.", "Ahort polymers of amino acids. <text:s/>Although somewhat arbitrary, peptides are generally less than 50 amino acids in length.", "Members of the class of compounds composed of AMINO ACIDS joined together by peptide bonds between adjacent amino acids into linear, branched or cyclical structures. OLIGOPEPTIDES are composed of approximately 2-12 amino acids. Polypeptides are composed of approximately 13 or more amino acids. PROTEINS are linear polypeptides that are normally synthesized on RIBOSOMES. (source : MSH),http://www.orpha.net/gor/cgi-bin//OGmain.php?Lng=FRetTyp=IdentetVal=290.0 (source : CISMeF)"</text:p>
          </table:table-cell>
          <table:table-cell/>
          <table:table-cell office:value-type="string" calcext:value-type="string">
            <text:p>http://purl.bioontology.org/ontology/LNC/LP21053-1, http://lsdis.cs.uga.edu/projects/glycomics/propreo#oligopeptide, http://www.bioassayontology.org/bao#BAO_0000325, http://purl.bioontology.org/ontology/CHEBI#peptide, http://www.semanticweb.org/owner/ontologies/2014/2/HIVandAIDS.owl#OWLClass_00000006389142490106, http://ncicb.nci.nih.gov/xml/owl/EVS/Thesaurus.owl#C735, http://purl.bioontology.org/ontology/npo#NPO_469, http://bioontology.org/projects/ontologies/birnlex#birnlex_25, http://www.mygrid.org.uk/ontology/JERMOntology#Peptide, http://ontology.neuinfo.org/NIF/BiomaterialEntities/NIF-Molecule.owl#nifext_5000, http://doe-generated-ontology.com/OntoAD#C0030956, http://www.bootstrep.eu/ontology/GRO#Peptide, http://www.imgt.org/download/IMGT-ONTOLOGY/IMGT-ONTOLOGY-v1-0-2.owl#peptide, http://purl.obolibrary.org/obo/MS_1000860, http://purl.bioontology.org/ontology/SNOMEDCT/52642002, http://nmrML.org/nmrCV#NMR:1000860, http://purl.org/obo/owl/CHEBI#CHEBI_16670, http://purl.obolibrary.org/obo/CHEBI_16670, http://purl.bioontology.org/ontology/CSP/2237-4858, http://glycomics.ccrc.uga.edu/ontologies/GlycO#peptide, http://purl.obolibrary.org/obo/VariO_0275, http://www.co-ode.org/ontologies/galen#Peptide</text:p>
          </table:table-cell>
          <table:table-cell office:value-type="string" calcext:value-type="string">
            <text:p>CRISP, PPIO, STATO, NCIT, GRO, NIFSTD, LOINC, HIVO004, BIRNLEX, NPO, GLYCO, DRON, JERM, CHEBI, OBI, BIOMODELS, SNOMEDCT, IMGT-ONTOLOGY, GALEN, HUPSON, RXNO, HINO, MS, PROPREO, SYN, BCO, BAO, OBI_BCGO, NMR, FYPO, VARIO, BAO-GPCR, VO, NATPRO, ONTOAD</text:p>
          </table:table-cell>
          <table:table-cell office:value-type="string" calcext:value-type="string">
            <text:p>formyl peptide, polypeptide, peptide, Polypeptide, Peptide (substance), RGD (peptide), peptides, Peptide, fMLP (formyl-met-leu-phe), oligopeptide</text:p>
          </table:table-cell>
          <table:table-cell/>
        </table:table-row>
        <table:table-row table:style-name="ro4">
          <table:table-cell office:value-type="string" calcext:value-type="string">
            <text:p>environmental</text:p>
          </table:table-cell>
          <table:table-cell/>
          <table:table-cell office:value-type="string" calcext:value-type="string">
            <text:p>class</text:p>
          </table:table-cell>
          <table:table-cell office:value-type="string" calcext:value-type="string">
            <text:p>"The totality of surrounding conditions.", "The external elements and conditions which surround, influence, and affect the life and development of an organism or population. (source : MSH),http://www.fnclcc.fr/fr/patients/dico/definition.php?id_definition=553 (source : CISMeF)"</text:p>
          </table:table-cell>
          <table:table-cell/>
          <table:table-cell office:value-type="string" calcext:value-type="string">
            <text:p>http://doe-generated-ontology.com/OntoAD#C0014406, http://ncicb.nci.nih.gov/xml/owl/EVS/Thesaurus.owl#C16551</text:p>
          </table:table-cell>
          <table:table-cell office:value-type="string" calcext:value-type="string">
            <text:p>NCIT, ONTOAD</text:p>
          </table:table-cell>
          <table:table-cell office:value-type="string" calcext:value-type="string">
            <text:p>Environmental, Natural environment, milieu, Envir</text:p>
          </table:table-cell>
          <table:table-cell/>
        </table:table-row>
        <table:table-row table:style-name="ro8">
          <table:table-cell office:value-type="string" calcext:value-type="string">
            <text:p>sampling</text:p>
          </table:table-cell>
          <table:table-cell/>
          <table:table-cell office:value-type="string" calcext:value-type="string">
            <text:p>class</text:p>
          </table:table-cell>
          <table:table-cell office:value-type="string" calcext:value-type="string">
            <text:p>"The selection and obtaining of small representative quantities of biological material for the purpose of analysis; also, in biomedical statistics, sampling is the selection and implementation of statistical observations in order to estimate properties of an underlying population; also, in environmental science, the collection of representative specimens analyzed to characterize site conditions. (source : NCI)", "gathering or assemblage of a part of something intended as a representative of the whole; use for physical samples such as soil, microorganisms, chemicals, blood, etc.; do not confuse with DATA COLLECTION.", "Sampling is that part of statistical practice concerned with the selection of a subset of individual observations within a population of individuals intended to yield some knowledge about the population of concern, especially for the purposes of making predictions based on statistical inference. Sampling is an important aspect of data collection.\nhttp://en.wikipedia.org/wiki/Sampling_technique", "The selection and obtaining of small representative quantities of biological material for the purpose of analysis; also, in biomedical statistics, sampling is the selection and implementation of statistical observations in order to estimate properties of an underlying population; also, in environmental science, the collection of representative specimens analyzed to characterize site conditions.", "sampling is the act of obtaining a sample, whether through selection, collection or preparation."</text:p>
          </table:table-cell>
          <table:table-cell/>
          <table:table-cell office:value-type="string" calcext:value-type="string">
            <text:p>http://purl.bioontology.org/ontology/CSP/4009-0034, http://doe-generated-ontology.com/OntoAD#C0441621, http://ncicb.nci.nih.gov/xml/owl/EVS/Thesaurus.owl#C25662, http://scai.fraunhofer.de/HuPSON#SCAIVPH_00000220, http://sweet.jpl.nasa.gov/2.3/reprMathStatistics.owl#Sampling, http://ncicb.nci.nih.gov/xml/owl/EVS/Thesaurus.owl#Sampling, http://scai.fraunhofer.de/NDDUO#Sampling, http://purl.bioontology.org/ontology/RCD/X79x8, http://semanticscience.org/resource/SIO_001049, http://purl.bioontology.org/ontology/SNOMEDCT/257915005, http://www.co-ode.org/ontologies/galen#Sampling</text:p>
          </table:table-cell>
          <table:table-cell office:value-type="string" calcext:value-type="string">
            <text:p>CRISP, RCD, NCIT, SIO, SYN, SWEET, SNOMEDCT, GALEN, ADO, ONTOAD, BIOMO, HUPSON</text:p>
          </table:table-cell>
          <table:table-cell office:value-type="string" calcext:value-type="string">
            <text:p>Sampling <text:s/>Surgical action, physical sample collection, sampling techniques, sampling, Sampling, specimen collection, samples, Sampling - action (qualifier value), Sampling <text:s/>action</text:p>
          </table:table-cell>
          <table:table-cell/>
        </table:table-row>
        <table:table-row table:style-name="ro9">
          <table:table-cell office:value-type="string" calcext:value-type="string">
            <text:p>active</text:p>
          </table:table-cell>
          <table:table-cell/>
          <table:table-cell office:value-type="string" calcext:value-type="string">
            <text:p>class</text:p>
          </table:table-cell>
          <table:table-cell office:value-type="string" calcext:value-type="string">
            <text:p>"A quality of an physical object that is currently realizing one of its functions.", "Concept code is active and in use", "The use of a pharmacologic substance as a control within a treatment regimen where the pharmacologic properties of that substance are relevant to the condition being treated.", "Exerting influence or producing an effect; taking part in an activity.", "The state representing the fact that the Participation is in progress.", "The state representing the fact that the Entity record is currently active.", "The item has been reviewed and approved and is now valid for use in HL7 standards and messages.", "A license to an individual or business with all the permissions accorded in good working order.", "The state representing the fact that the Entity is currently active in the Role.", "A behavioral quality inhering in a bearer by virtue of the bearer's exhibiting movement as a result of its own action.", "The Act can be performed or is being performed", "A clinical study status designating the study open to accrual.", "A storage status in which a document is available on-line."</text:p>
          </table:table-cell>
          <table:table-cell/>
          <table:table-cell office:value-type="string" calcext:value-type="string">
            <text:p>http://ncicb.nci.nih.gov/xml/owl/EVS/Thesaurus.owl#C49649, http://purl.bioontology.org/ontology/HL7/C1547419, http://scai.fraunhofer.de/CSEO#CSEO_00000416, http://ncicb.nci.nih.gov/xml/owl/EVS/Thesaurus.owl#C118408, http://purl.org/obo/owl/PATO#PATO_0002354, http://purl.obolibrary.org/obo/TRAK_0000993, http://www.co-ode.org/ontologies/galen#active, http://purl.bioontology.org/ontology/HL7/C1561510, http://ncicb.nci.nih.gov/xml/owl/EVS/Thesaurus.owl#C70747, http://purl.bioontology.org/ontology/HL7/C1561507, http://purl.bioontology.org/ontology/HL7/C1561511, http://purl.bioontology.org/ontology/HL7/C1553875, http://purl.obolibrary.org/obo/PATO_0002354, http://purl.bioontology.org/ontology/SNOMEDCT/55561003, http://purl.bioontology.org/ontology/RCD/X78vv, http://purl.bioontology.org/ontology/HL7/C1561509, http://purl.bioontology.org/ontology/HL7/C1561508, http://purl.bioontology.org/ontology/SNMI/G-A230, http://ncicb.nci.nih.gov/xml/owl/EVS/Thesaurus.owl#C45329</text:p>
          </table:table-cell>
          <table:table-cell office:value-type="string" calcext:value-type="string">
            <text:p>PPIO, NCIT, CSEO, MS, NIFSTD, PATO, EP, NIFDYS, BDO, TRAK, BAO, SNMI, RCD, HL7, SNOMEDCT, NBO, NIFCELL, GALEN, NIFSUBCELL</text:p>
          </table:table-cell>
          <table:table-cell office:value-type="string" calcext:value-type="string">
            <text:p>Active, ACTIVE, Active (qualifier value), Activity, Active Study Status</text:p>
          </table:table-cell>
          <table:table-cell/>
        </table:table-row>
        <table:table-row table:style-name="ro1">
          <table:table-cell office:value-type="string" calcext:value-type="string">
            <text:p>aboveground</text:p>
          </table:table-cell>
          <table:table-cell table:number-columns-repeated="8"/>
        </table:table-row>
        <table:table-row table:style-name="ro1">
          <table:table-cell office:value-type="string" calcext:value-type="string">
            <text:p>sterilized</text:p>
          </table:table-cell>
          <table:table-cell table:number-columns-repeated="8"/>
        </table:table-row>
        <table:table-row table:style-name="ro10">
          <table:table-cell office:value-type="string" calcext:value-type="string">
            <text:p>community</text:p>
          </table:table-cell>
          <table:table-cell/>
          <table:table-cell office:value-type="string" calcext:value-type="string">
            <text:p>class</text:p>
          </table:table-cell>
          <table:table-cell office:value-type="string" calcext:value-type="string">
            <text:p>"A community is a sizeable social unit that shares common values.", "A community is a social group of organisms sharing an environment, normally with shared interests.", "Any group of organisms belonging to a number of different species that co-occur in the same habitat or area and interact through trophic and spatial relationships.", "Elements of residence that characterize a population. They are applicable in determining need for and utilization of health services.", "interacting population of individuals in a common location; a group of people with a common characteristic or interest living together within a larger society.", "A set of people with some shared element. The substance of shared element varies widely, from geography to a situation to interest to lives and values. The term is widely used to evoke sense of collectivity."</text:p>
          </table:table-cell>
          <table:table-cell/>
          <table:table-cell office:value-type="string" calcext:value-type="string">
            <text:p>http://purl.bioontology.org/ontology/LNC/LP76011-3, http://purl.bioontology.org/ontology/CSP/2728-9647, http://www.projecthalo.com/aura#Community, http://ncicb.nci.nih.gov/xml/owl/EVS/Thesaurus.owl#C16453, http://purl.bioontology.org/ontology/MESH/D012111, http://semanticscience.org/resource/SIO_001064, http://www.icn.ch/icnp#Community, http://purl.obolibrary.org/obo/ATM_00217, http://purl.bioontology.org/ontology/SNOMEDCT/133928008, http://sweet.jpl.nasa.gov/2.3/propCategorical.owl#Community, http://www.fao.org/aims/aos/cwr.owl#Community</text:p>
          </table:table-cell>
          <table:table-cell office:value-type="string" calcext:value-type="string">
            <text:p>CCON, CRISP, NCIT, LOINC, SIO, MESH, SNOMEDCT, SWEET, ATMO, AURA, ICNP, BIOMO</text:p>
          </table:table-cell>
          <table:table-cell office:value-type="string" calcext:value-type="string">
            <text:p>Living Arrangement, Selections, Neighborhoods, Place of Birth, Communities, Domiciles, Selection, Characteristic, Arrangements, Residential Selections, Arrangement, Neighborhood, Living Arrangements, <text:s/>Residential, Residence Characteristic, Birth Place, Community (social concept), Characteristics, Residential Selection, neighborhood, <text:s/>Residence, Domicile, Community, <text:s/>Living</text:p>
          </table:table-cell>
          <table:table-cell/>
        </table:table-row>
        <table:table-row table:style-name="ro11">
          <table:table-cell office:value-type="string" calcext:value-type="string">
            <text:p>quality</text:p>
          </table:table-cell>
          <table:table-cell/>
          <table:table-cell office:value-type="string" calcext:value-type="string">
            <text:p>class</text:p>
          </table:table-cell>
          <table:table-cell office:value-type="string" calcext:value-type="string">
            <text:p>"A specifically dependent continuant <text:s/>that is exhibited if it inheres in an entity or entities at all (a categorical property).", "Definition: A specifically dependent continuant snap:SpecificallyDependentContinuant that is exhibited if it inheres in an entity or entities at all (a categorical property). ; Examples: the color of a tomato, the ambient temperature of air, the circumference of a waist, the shape of a nose, the mass of a piece of gold, the weight of a chimpanzee,Definition: A specifically dependent continuant snap:SpecificallyDependentContinuant that is exhibited if it inheres in an entity or entities at all (a categorical property).,Examples: the color of a tomato, the ambient temperature of air, the circumference of a waist, the shape of a nose, the mass of a piece of gold, the weight of a chimpanzee", "A specifically dependent continuant snap:SpecificallyDependentContinuant that is exhibited if it inheres in an entity or entities at all (a categorical property).", "Examples: the color of a tomato, the ambient temperature of air, the circumference of a waist, the shape of a nose, the mass of a piece of gold, the weight of a chimpanzee\nDefinition: A specifically dependent continuant snap:SpecificallyDependentContinuant that is exhibited if it inheres in an entity or entities at all (a categorical property).", "Examples: the color of a tomato, the ambient temperature of air, the circumference of a waist, the shape of a nose, the mass of a piece of gold, the weight of a chimpanzee.", "A quality is an attribute that is intrinsically associated with its bearer (or its parts), but whose presence/absence and observed/measured value may vary.", "Quality is some aspect of a substance that modifies a substance in such a manner as to reveal its physical essence. A quality is an accident that provides the determining principle of the specific physical essence of a substance.", "Definition: A specifically dependent continuant snap:SpecificallyDependentContinuant that is exhibited if it inheres in an entity or entities at all (a categorical property).,Examples: the color of a tomato, the ambient temperature of air, the circumference of a waist, the shape of a nose, the mass of a piece of gold, the weight of a chimpanzee", "A dependent entity that inheres in a bearer by virtue of how the bearer is related to other entities.", "Examples: the color of a tomato, the ambient temperature of air, the circumference of a waist, the shape of a nose, the mass of a piece of gold, the weight of a chimpanzee"</text:p>
          </table:table-cell>
          <table:table-cell/>
          <table:table-cell office:value-type="string" calcext:value-type="string">
            <text:p>http://purl.obolibrary.org/obo/BFO_0000019, http://semanticscience.org/resource/SIO_000005, http://purl.obolibrary.org/obo/TRAK_0000133, http://www.ifomis.org/bfo/1.1/snap#Quality, http://bioontology.org/projects/ontologies/birnlex#Quality, http://purl.org/obo/owl/PATO#PATO_0000001, http://www.co-ode.org/ontologies/galen#Quality, http://purl.bioontology.org/ontology/RCD/XC00K, http://purl.obolibrary.org/obo/snap#_Quality, http://purl.obolibrary.org/obo/ID_0000016, http://purl.obolibrary.org/obo/ID_0000002, http://neurolog.unice.fr/ontoneurolog/v3.0/dolce-particular.owl#quality, http://neumore.cis.usouthal.edu/ontologies/NeuMORE-v0.1.owl#Quality, http://purl.obolibrary.org/obo/PATO_0000001, http://www.bootstrep.eu/ontology/GRO#Quality, http://bioonto.de/ro2.owl#Quality</text:p>
          </table:table-cell>
          <table:table-cell office:value-type="string" calcext:value-type="string">
            <text:p>PR, ONTODM-CORE, ERO, GRO, NIFSTD, CLO, PATO, BIRNLEX, IDQA, OPL, OBIWS, BDO, RNAO, ADO, COGPO, TRAK, CANCO, OntoVIP, IDO, MIRNAO, BIOMODELS, OGMS, GALEN, NIFSUBCELL, HUPSON, HINO, NEUMORE, OBCS, CANONT, CL, NIFDYS, OMIT, IDODEN, OVAE, BCO, OGI, CAO, RCD, TMO, SIO, VO, OGDI, OMRSE, AERO</text:p>
          </table:table-cell>
          <table:table-cell office:value-type="string" calcext:value-type="string">
            <text:p>trait, properties</text:p>
          </table:table-cell>
          <table:table-cell/>
        </table:table-row>
        <table:table-row table:style-name="ro12">
          <table:table-cell office:value-type="string" calcext:value-type="string">
            <text:p>size</text:p>
          </table:table-cell>
          <table:table-cell/>
          <table:table-cell office:value-type="string" calcext:value-type="string">
            <text:p>class</text:p>
          </table:table-cell>
          <table:table-cell office:value-type="string" calcext:value-type="string">
            <text:p>"Terminology codelist used with Size within the Clinical Data Interchange Standards Consortium Study Data Tabulation Model.", "The physical magnitude of something.", "FDA label size,Definition: A characteristic of an oral solid dosage form of a medicinal product, specifying the longest single dimension of the solid dosage form as a physical quantity in the dimension of length (e.g., 3 mm). The length is should be specified in millimeters and should be rounded to the nearest whole millimeter.Example: SPLSIZE for a rectangular shaped tablet is the length and SPLSIZE for a round shaped tablet is the diameter.", "dimension feature of an object", "The magnitude of a quantity, such as length or mass, relative to a unit of measurement.", "A morphology quality inhering in a bearer by virtue of the bearer's physical magnitude.", "size is a spatial_quality...", "A quality inhering in a bearer by virtue of its physical magnitude.100428NPOPATODennis Thomas", "A morphology quality inhering in a bearer by virtue of the bearer's physical magnitude.,Size is a morphology quality which describes a material entity's physical magnitude.", "Relative physical dimensions of objects or\nstimuli."</text:p>
          </table:table-cell>
          <table:table-cell/>
          <table:table-cell office:value-type="string" calcext:value-type="string">
            <text:p>http://scai.fraunhofer.de/CSEO#CSEO_00000002, http://ontology.apa.org/apaonto/termsonlyOUT%20(5).owl#Size, http://bioportal/bioontology.org/ontologies/HIVO0004#OWLClass_00000009787037676785, http://purl.bioontology.org/ontology/SNOMEDCT/246115007, http://purl.bioontology.org/NEMO/ontology/NEMO.owl#NEMO_8472000, http://www.co-ode.org/ontologies/amino-acid/2006/05/18/amino-acid.owl#Size, http://www.ebi.ac.uk/efo/EFO_0001695, http://purl.bioontology.org/ontology/LNC/MTHU010347, http://purl.obolibrary.org/obo/PATO_0000117, http://purl.bioontology.org/ontology/RCD/X75OE, http://purl.bioontology.org/ontology/LNC/LP18013-0, http://purl.bioontology.org/ontology/HL7/C1552077, http://purl.obolibrary.org/obo/ID_0000022, http://ncicb.nci.nih.gov/xml/owl/EVS/Thesaurus.owl#C25681, http://www.loria.fr/~coulet/ontology/pato/version1.33/quality.owl#size, http://www.owl-ontologies.com/Ontology1239104585.owl#Size, http://ncicb.nci.nih.gov/xml/owl/EVS/Thesaurus.owl#C66733, http://purl.obolibrary.org/obo/FIX_0000496, http://sweet.jpl.nasa.gov/2.3/propSpaceDistance.owl#Size, http://purl.org/obo/owl/PATO#PATO_0000117, http://www.co-ode.org/ontologies/galen#Size, http://vip.creatis.insa-lyon.fr/ontovip/v1.0/vip-pathological-anatomical-object-quality.owl#size</text:p>
          </table:table-cell>
          <table:table-cell office:value-type="string" calcext:value-type="string">
            <text:p>PPIO, NCIT, CSEO, NIFSTD, LOINC, HIVO004, PATO, NPO, BDO, EFO, OntoVIP, SOPHARM, BIOMODELS, SNOMEDCT, NBO, GALEN, BCTEO, NIFSUBCELL, HUPSON, MS, CL, SWEET, EP, NIFDYS, ONSTR, BAO, OBI_BCGO, RCD, AMINO-ACID, HL7, FYPO, FIX, BCGO, CCONT, NIFCELL, NEMO, APAONTO</text:p>
          </table:table-cell>
          <table:table-cell office:value-type="string" calcext:value-type="string">
            <text:p>sizes, SDTM-SIZE, SIZE, Size (attribute)</text:p>
          </table:table-cell>
          <table:table-cell/>
        </table:table-row>
        <table:table-row table:style-name="ro13">
          <table:table-cell office:value-type="string" calcext:value-type="string">
            <text:p>chemical</text:p>
          </table:table-cell>
          <table:table-cell/>
          <table:table-cell office:value-type="string" calcext:value-type="string">
            <text:p>class</text:p>
          </table:table-cell>
          <table:table-cell office:value-type="string" calcext:value-type="string">
            <text:p>"Mutation induced by exposure to a chemical entity is a physical entity of interest in chemistry including molecular entities, parts thereof, and chemical substances. (Definition imported and edited from 'chemical entity ; CHEBI:24431', which is related to this term.).", "Any condition in which the main influencing factor is a substance having a specific molecular composition obtained by or used in a reaction involving changes to atoms or molecules.", "Semantic Type: Chemical\nTUI: T103\nDefinition: Compounds or substances of definite molecular composition. Chemicals are viewed from two distinct perspectives in the network, functionally and structurally. Almost every chemical concept is assigned at least two types, generally one from the structure hierarchy and at least one from the function hierarchy.", "A substance with a defined atomic or molecular structure that results from, or takes part in, reactions involving changes in its structure, composition, or properties.", "Chemical substance, in chemistry, are material objects that can undergo various transformations related to artificial or natural phenomena Wikipedia", "tree section heading for terms covering drugs, reagents, biomolecules, and other chemical compounds.", "tree section heading for terms covering drugs, reagents, biomolecules, and other chemical compounds. (source : CSP)"</text:p>
          </table:table-cell>
          <table:table-cell/>
          <table:table-cell office:value-type="string" calcext:value-type="string">
            <text:p>http://purl.bioontology.org/ontology/RCD/Xa4Hm, http://www.owl-ontologies.com/assert.owl#Chemical, http://sweet.jpl.nasa.gov/2.3/matr.owl#Chemical, http://www.owl-ontologies.com/unnamed.owl#Chemical, http://www.projecthalo.com/aura#Chemical, http://www.owl-ontologies.com/Ontology1298855822.owl#Chemical, http://purl.bioontology.org/ontology/STY/T103, http://doe-generated-ontology.com/OntoAD#C0220806, http://purl.obolibrary.org/obo/FBcv_0000525, http://www.bootstrep.eu/ontology/GRO#Chemical, http://purl.bioontology.org/ontology/SNOMEDCT/441900009, http://ncicb.nci.nih.gov/xml/owl/EVS/Thesaurus.owl#C96099, http://ncicb.nci.nih.gov/xml/owl/EVS/Thesaurus.owl#C22494, http://doe-generated-ontology.com/OntoAD#Chemical, http://purl.obolibrary.org/obo/XCO_0000088, http://ncicb.nci.nih.gov/xml/owl/EVS/Thesaurus.owl#C48807, http://purl.bioontology.org/ontology/CSP/4000-0145</text:p>
          </table:table-cell>
          <table:table-cell office:value-type="string" calcext:value-type="string">
            <text:p>AI-RHEUM, QIBO, CRISP, NCIT, GRO, XCO, CPT, LOINC, MESH, MSTDE, ICPC2P, SNMI, ADW, MEDDRA, MSTDE-FRE, ICD9CM, STY, SNOMEDCT, NCBITAXON, NDDF, PDQ, WHO-ART, ICD10PCS, FB-CV, COSTART, VANDF, ONTOKBCF, ICD10CM, OMIM, RXNORM, SYN, SWEET, ICD10, ICPC, MDDB, RCD, HCPCS, MEDLINEPLUS, NDFRT, ONTOAD, AURA</text:p>
          </table:table-cell>
          <table:table-cell office:value-type="string" calcext:value-type="string">
            <text:p>, Chemical, mutation induced by chemical exposure, Chemically-Induced Change, produit chimique, Chemical compound, Chemical (substance), composé chimique, Chemical element AND/OR compound, Chemically, Chemical product, Chemical agent</text:p>
          </table:table-cell>
          <table:table-cell/>
        </table:table-row>
        <table:table-row table:style-name="ro13">
          <table:table-cell office:value-type="string" calcext:value-type="string">
            <text:p>plant</text:p>
          </table:table-cell>
          <table:table-cell/>
          <table:table-cell office:value-type="string" calcext:value-type="string">
            <text:p>class</text:p>
          </table:table-cell>
          <table:table-cell office:value-type="string" calcext:value-type="string">
            <text:p>"A living subject from the order of plants.", "Any of a kingdom (Plantae) of living things typically lacking locomotive movement or obvious nervous or sensory organs and possessing cellulose cell walls.", "Any of a kingdom (Plantae) of living beings typically lacking locomotive movement or obvious sensory organs, generally making its own food, possessing cell walls, and unlimited growth.,Conventionally the term plant implies a taxon with characteristics of multicellularity, cell structure with walls containing cellulose, and organisms capable of photosynthesis. \n\nSource: Ecyclopedia of life (www.eol.org/info/449)", "multicellular, autotrophic, photosynthetic organisms with multicellular haploid and diploid stages, gametes produced by mitosis; may be terrestrial or aquatic."</text:p>
          </table:table-cell>
          <table:table-cell/>
          <table:table-cell office:value-type="string" calcext:value-type="string">
            <text:p>http://purl.bioontology.org/ontology/STY/T002, http://purl.obolibrary.org/obo/BTO_0001481, http://www.bootstrep.eu/ontology/GRO#Plant, http://ncicb.nci.nih.gov/xml/owl/EVS/Thesaurus.owl#Plant, http://purl.bioontology.org/ontology/HL7/C0032098, http://purl.bioontology.org/ontology/CSP/2340-6881, http://purl.bioontology.org/ontology/LNC/MTHU009261, http://doe-generated-ontology.com/OntoAD#Plant, http://www.projecthalo.com/aura#Plant, http://onto.eva.mpg.de/ontologies/gfo-bio.owl#Plant, http://purl.obolibrary.org/obo/ATM_00051, http://www.co-ode.org/ontologies/galen#Plant, http://purl.org/biotop/biotop.owl#Plant, http://www.fao.org/aims/aos/cwr.owl#Plant, http://purl.bioontology.org/ontology/LNC/LP7478-3, http://scai.fraunhofer.de/AlzheimerOntology#plant, http://www.icn.ch/icnp#Plant, http://purl.bioontology.org/ontology/RCD/X90Fn, http://sweet.jpl.nasa.gov/2.3/matrPlant.owl#Plant, http://purl.bioontology.org/ontology/LNC/LP29293-5</text:p>
          </table:table-cell>
          <table:table-cell office:value-type="string" calcext:value-type="string">
            <text:p>AI-RHEUM, CRISP, GRO, CPT, LOINC, MESH, ATMO, MSTDE, ICPC2P, ADO, SNMI, BT, MEDDRA, MSTDE-FRE, GFO-BIO, ICD9CM, STY, NCBITAXON, NDDF, PDQ, GALEN, WHO-ART, ICD10PCS, COSTART, VANDF, CCON, OMIM, RXNORM, SYN, SWEET, ICD10, ICPC, MDDB, RCD, HL7, HCPCS, MEDLINEPLUS, NTDO, NDFRT, NATPRO, BTO, ONTOAD, AURA, ICNP</text:p>
          </table:table-cell>
          <table:table-cell office:value-type="string" calcext:value-type="string">
            <text:p>liverwort, moss, fern, bracken fern, Bryophyta, thallophyte, Pteridium</text:p>
          </table:table-cell>
          <table:table-cell/>
        </table:table-row>
        <table:table-row table:style-name="ro2">
          <table:table-cell office:value-type="string" calcext:value-type="string">
            <text:p>viral</text:p>
          </table:table-cell>
          <table:table-cell/>
          <table:table-cell office:value-type="string" calcext:value-type="string">
            <text:p>class</text:p>
          </table:table-cell>
          <table:table-cell office:value-type="string" calcext:value-type="string">
            <text:p>"group of minute infectious agents characterized by a lack of independent metabolism and by the ability to replicate only within living host cells; have capsid, may have DNA or RNA (not both).", "Minute infectious agents whose genomes are composed of DNA or RNA, but not both. They are characterized by a lack of independent metabolism and the inability to replicate outside living host cells. (source : MSH),http://www.fnclcc.fr/fr/patients/dico/definition.php?id_definition=1722 (source : CISMeF)"</text:p>
          </table:table-cell>
          <table:table-cell/>
          <table:table-cell office:value-type="string" calcext:value-type="string">
            <text:p>http://purl.bioontology.org/ontology/CST/INFECT%20VIRAL, http://ncicb.nci.nih.gov/xml/owl/EVS/Thesaurus.owl#C27985, http://purl.bioontology.org/ontology/CSP/3101-6880, http://purl.bioontology.org/ontology/SNMI/L-30000, http://scai.fraunhofer.de/CSEO#CSEO_00000736, http://doe-generated-ontology.com/OntoAD#C0042776</text:p>
          </table:table-cell>
          <table:table-cell office:value-type="string" calcext:value-type="string">
            <text:p>CRISP, SNMI, NCIT, CSEO, ONTOAD, COSTART</text:p>
          </table:table-cell>
          <table:table-cell office:value-type="string" calcext:value-type="string">
            <text:p>INFECTION VIRAL, Viridae, VIRUS, Viral, Viruses, viral, Vira, SECTION 3 VIRUSES, virus culture, VIRUSES, <text:s/>General</text:p>
          </table:table-cell>
          <table:table-cell/>
        </table:table-row>
        <table:table-row table:style-name="ro1">
          <table:table-cell office:value-type="string" calcext:value-type="string">
            <text:p>glaciated</text:p>
          </table:table-cell>
          <table:table-cell table:number-columns-repeated="8"/>
        </table:table-row>
        <table:table-row table:style-name="ro1">
          <table:table-cell office:value-type="string" calcext:value-type="string">
            <text:p>biocolloid</text:p>
          </table:table-cell>
          <table:table-cell table:number-columns-repeated="8"/>
        </table:table-row>
        <table:table-row table:style-name="ro14">
          <table:table-cell office:value-type="string" calcext:value-type="string">
            <text:p>fungal</text:p>
          </table:table-cell>
          <table:table-cell/>
          <table:table-cell office:value-type="string" calcext:value-type="string">
            <text:p>class</text:p>
          </table:table-cell>
          <table:table-cell table:number-columns-repeated="2"/>
          <table:table-cell office:value-type="string" calcext:value-type="string">
            <text:p>http://purl.bioontology.org/ontology/SNMI/L-40000</text:p>
          </table:table-cell>
          <table:table-cell office:value-type="string" calcext:value-type="string">
            <text:p>SNMI</text:p>
          </table:table-cell>
          <table:table-cell office:value-type="string" calcext:value-type="string">
            <text:p>FUNGI: GENERAL TERMS, Mycete, Fungal, FUNGI - MYCETAE</text:p>
          </table:table-cell>
          <table:table-cell/>
        </table:table-row>
        <table:table-row table:style-name="ro15">
          <table:table-cell office:value-type="string" calcext:value-type="string">
            <text:p>forest</text:p>
          </table:table-cell>
          <table:table-cell/>
          <table:table-cell office:value-type="string" calcext:value-type="string">
            <text:p>class</text:p>
          </table:table-cell>
          <table:table-cell office:value-type="string" calcext:value-type="string">
            <text:p>"A district of Outer London.", "A populated place.", "forest biomes are dominated by trees, otherwise forest biomes can vary widely in amount of precipitation and seasonality.", "A forest is an area with a high density of trees. There are many definitions of a forest, based on various criteria. These plant communities cover large areas of the globe and function as habitats for organisms, hydrologic flow modulators, and soil conservers, constituting one of the most important aspects of the Earth's biosphere.", "An area with a high density of trees. A small forest may be called a wood.", "Woody, usually tall, perennial higher plants (Angiosperms, Gymnosperms, and some Pterophyta) having usually a main stem and numerous branches.", "complex of organisms forming a community, together with all interacting physical factors of the environment, to form a single functioning unit."</text:p>
          </table:table-cell>
          <table:table-cell/>
          <table:table-cell office:value-type="string" calcext:value-type="string">
            <text:p>http://purl.obolibrary.org/obo/ENVO_00000111, http://purl.obolibrary.org/obo/GAZ_00454366, http://www.owl-ontologies.com/unnamed.owl#Forest, http://sweet.jpl.nasa.gov/2.3/reprMathGraph.owl#Forest, http://purl.bioontology.org/ontology/SNOMEDCT/257616009, http://www.projecthalo.com/aura#Forest, http://purl.jp/bio/11/meo/MEO_0000091, http://purl.bioontology.org/ontology/CSP/4000-0170, http://purl.bioontology.org/ontology/MESH/D014197, http://purl.bioontology.org/ontology/RCD/X79rB, http://sweet.jpl.nasa.gov/2.3/realmBiolBiome.owl#Forest, http://purl.obolibrary.org/obo/GAZ_00006000</text:p>
          </table:table-cell>
          <table:table-cell office:value-type="string" calcext:value-type="string">
            <text:p>GAZ, CRISP, ENVO, RCD, ADW, MEO, MESH, SNOMEDCT, SWEET, AURA</text:p>
          </table:table-cell>
          <table:table-cell office:value-type="string" calcext:value-type="string">
            <text:p>Forests, forest, woods, Forest, Tree, Forest (environment), Vorst {language: Dutch}</text:p>
          </table:table-cell>
          <table:table-cell/>
        </table:table-row>
        <table:table-row table:style-name="ro10">
          <table:table-cell office:value-type="string" calcext:value-type="string">
            <text:p>functional</text:p>
          </table:table-cell>
          <table:table-cell/>
          <table:table-cell office:value-type="string" calcext:value-type="string">
            <text:p>class</text:p>
          </table:table-cell>
          <table:table-cell office:value-type="string" calcext:value-type="string">
            <text:p>"An assay where the measured signal corresponds to a complex response such as cell survival, proliferation, localization of a protein, nuclear translocation etc. The molecular target is not assumed.", "The normal action performed by a structure or device.", "An injection (or injective, or one-to-one) such that for every y in Y there is at most one x in X such that f(x) equals y.", "Identifies, whatever the molecule type, the functionality of Molecule_EntityType leafconcepts in undefined or germline configuration, whose coding region has an open reading frame without stop codon, and if there is no described defect in the splicing sites, recombination signals and/or regulatory elements.", "A functionality quality held by the bearer when the latter is able to perform a regular function(s)."</text:p>
          </table:table-cell>
          <table:table-cell/>
          <table:table-cell office:value-type="string" calcext:value-type="string">
            <text:p>http://ncicb.nci.nih.gov/xml/owl/EVS/Thesaurus.owl#C75924, http://www.imgt.org/download/IMGT-ONTOLOGY/IMGT-ONTOLOGY-v1-0-2.owl#functional, http://ncicb.nci.nih.gov/xml/owl/EVS/Thesaurus.owl#C25518, http://www.semanticweb.org/hll/ontologies/2013/8/untitled-ontology-2#Functional, http://purl.bioontology.org/ontology/SNOMEDCT/40143009, http://purl.obolibrary.org/obo/PATO_0001510, http://www.ifomis.org/acgt/1.0#Functional, http://www.owl-ontologies.com/RADLEX.owl#RID10378, http://www.bioassayontology.org/bao#BAO_0000010, http://purl.org/obo/owl/PATO#PATO_0001510, http://www.loria.fr/~coulet/ontology/pato/version1.33/quality.owl#functional, http://purl.bioontology.org/ontology/SNMI/G-A365, http://purl.bioontology.org/ontology/RCD/X907d</text:p>
          </table:table-cell>
          <table:table-cell office:value-type="string" calcext:value-type="string">
            <text:p>PPIO, NCIT, MS, NIFSTD, PATO, RADLEX, EP, NIFDYS, BDO, ONSTR, BAO, SNMI, RCD, SOPHARM, BIOMODELS, ACGT-MO, SNOMEDCT, NBO, IMGT-ONTOLOGY, DOCCC, NIFCELL, NIFSUBCELL, HUPSON</text:p>
          </table:table-cell>
          <table:table-cell office:value-type="string" calcext:value-type="string">
            <text:p>Functional (qualifier value), Functional</text:p>
          </table:table-cell>
          <table:table-cell/>
        </table:table-row>
        <table:table-row table:style-name="ro16">
          <table:table-cell office:value-type="string" calcext:value-type="string">
            <text:p>C</text:p>
          </table:table-cell>
          <table:table-cell/>
          <table:table-cell office:value-type="string" calcext:value-type="string">
            <text:p>class</text:p>
          </table:table-cell>
          <table:table-cell office:value-type="string" calcext:value-type="string">
            <text:p>"Other designations: SPAN-Xc protein|cancer-testis-associated protein CTp11|cancer/testis antigen 11.3|cancer/testis antigen family 11, member 3|cancer/testis-associated protein CTp11|cancer/testis-associated protein of 11 kD|nuclear-associated protein SPAN-Xc|sperm protein associated with the nucleus on the X chromosome C|sperm protein associated with the nucleus, X chromosome, family member C", "The protein-coding gene snRNP-U1-C (small ribonucleoprotein particle U1 subunit C) located on the chromosome 3R mapped at 91E2-91E2.", "Defines the concentration of total carbon within the substrate", "CMP, cytidine monophosphate,in RNA", "The protein-coding gene Act42A (Actin 42A) located on the chromosome 2R mapped at 42A7-42A7.", "The protein-coding gene Tyr (tyrosinase) located on the chromosome 7 mapped at 7 D3-E1|7 49.01 cM.", "A temperature derived unit which is equal to one Kelvin degree. However, they have their zeros at different points. The Centigrade scale has its zero at 273.15 K.,Degree celsius is a temperature derived unit which is equal to one Kelvin degree. However, they have their zeros at different points. The Centigrade scale has its zero at 273.15 K.,A temperature unit which is equal to one Kelvin degree. However, they have their zeros at different points. The Centigrade scale has its zero at 273.15 K.", "The protein-coding gene alpha-Est4 (alpha-Esterase-4) located on the chromosome 3R mapped at 84D9-84D9.", "Embryonic founder cell", "The protein-coding gene CG11695 located on the chromosome X mapped at 10C7-10C7.", "A nonmetallic element with atomic symbol C, atomic number 6, and atomic weight 12.011. It may occur as several different allotropes including diamond; charcoal; and graphite. MeSH", "A prefix in the metric system denoting a factor of one hundred.", "A unit of temperature of the temperature scale designed so that the freezing point of water is 0 degrees and the boiling point is 100 degrees at standard atmospheric pressure. The current official definition of the Celsius sets 0.01 C to be at the triple point of water and a degree to be 1/273.16 of the difference in temperature between the triple point of water and absolute zero. One degree Celsius represents the same temperature difference as one Kelvin.", "The protein-coding gene Mef2 (Myocyte enhancer factor 2) located on the chromosome 2R mapped at 46C4-46C7.", "A temperature unit which is equal to one kelvin degree. However, they have their zeros at different points. The centigrade scale has its zero at 273.15 K.", "The protein-coding gene Su(H) (Suppressor of Hairless) located on the chromosome 2L mapped at 35B8-35B8|2-50.5 cM.", "Used to indicate the presence of something or someone.", "A carbon group element atom that has formula C.", "Cocaine is a white powder. It can be snorted up the nose or mixed with water and injected with a needle. Cocaine can also be made into small white rocks, called crack. Crack is smoked in a small glass pipe.Cocaine speeds up your whole body. You may feel full of energy, happy, and excited. But then your mood can change. You can become angry, nervous, and afraid that someone's out to get you. You might do things that make no sense. After the \high\ of the cocaine wears off, you can \crash\ and feel tired and sad for days. You also get a strong craving to take the drug again to try to feel better.No matter how cocaine is taken, it is dangerous. Some of the most common serious problems include heart attack and stroke. You are also at risk for HIV/AIDS and hepatitis, from sharing needles or having unsafe sex. Cocaine is more dangerous when combined with other drugs or alcohol.It is easy to lose control over cocaine use and become addicted. Then, even if you get treatment, it can be hard to stay off the drug. People who stopped using cocaine can still feel strong cravings for the drug, sometimes even years later.NIH: National Institute on Drug Abuse", "A non-SI unit of energy defined as the amount of heat required to raise the temperature of one kilogram of pure water by one degree Centigrade under standard conditions (the specific heat of the water at 15 degrees Celsius and the constant pressure of 101.325 kPa or one atm being defined as unity), equal to approximately 4.1855 kJ. It is also is used by nutritionists in measuring the energy-producing potential of food as a unit of potential energy contained by a substance, which can be liberated when the material is oxidized, usually by combustion in the presence of oxygen. According to the current national standard in the United States (IEEE/ASTM SI 10 TM-2002. American National Standard for Use of the International System of Units (SI): The Modern Metric System, New York: IEEE, 2002) the calorie in any form is not to be used. Joules should be used instead.", "A prefix indicating a quantity of a hundredth, 10E-2.", "An electrical charge unit which is equal to the amount of charge transferred by a current of 1 ampere in 1 second.", "Maxillary right primary canine", "dCMP, deoxycytidine monophosphate,in DNA", "The protein-coding gene SPANXC (SPANX family, member C) located on the chromosome X mapped at Xq27.1.", "A SI derived unit of quantity of electricity, equal to the quantity of charge transferred in one second across a conductor in which there is a constant current of one ampere.", "The protein-coding gene Act57B (Actin 57B) located on the chromosome 2R mapped at 57B5-57B5.", "Human SPANXC wild-type allele is located in the vicinity of Xq27.1 and is approximately 1 kb in length. This allele, which encodes sperm protein associated with the nucleus on the X chromosome C protein, may play a role in the formation of spermatids.", "Preparation of a homeopathic substance with a ratio of one part original material to 100 parts of carrier or solvent, traditionally lactose, water or ethanol.", "The protein-coding gene Pka-C1 (cAMP-dependent protein kinase 1) located on the chromosome 2L mapped at 30C5-30C5."</text:p>
          </table:table-cell>
          <table:table-cell/>
          <table:table-cell office:value-type="string" calcext:value-type="string">
            <text:p>http://purl.obolibrary.org/obo/WBbt_0003810, http://purl.obolibrary.org/obo/NCBIGene_34284, http://purl.bioontology.org/ontology/SNOMEDCT/257962003, http://sweet.jpl.nasa.gov/2.3/realmClimateZone.owl#C, http://purl.bioontology.org/ontology/RCD/X79ya, http://ncicb.nci.nih.gov/xml/owl/EVS/Thesaurus.owl#C42550, http://www.owl-ontologies.com/RADLEX.owl#RID28450, http://purl.bioontology.org/ontology/HL7/C0227087, http://purl.obolibrary.org/obo/UO_0000298, http://ncicb.nci.nih.gov/xml/owl/EVS/Thesaurus.owl#C67194, http://purl.obolibrary.org/obo/CHEBI_27594, http://purl.bioontology.org/ontology/MEDLINEPLUS/C0009170, http://purl.obolibrary.org/obo/UO_0000027, http://purl.obolibrary.org/obo/NCBIGene_22173, http://purl.obolibrary.org/obo/OGG_3000064663, http://www.owl-ontologies.com/RADLEX.owl#RID11772, http://purl.bioontology.org/ontology/SNMI/C, http://ncicb.nci.nih.gov/xml/owl/EVS/Thesaurus.owl#C88109, http://purl.obolibrary.org/obo/NCBIGene_32106, http://ncicb.nci.nih.gov/xml/owl/EVS/Thesaurus.owl#C62355, http://www.owl-ontologies.com/assert.owl#c, http://ncicb.nci.nih.gov/xml/owl/EVS/Thesaurus.owl#C67900, http://purl.obolibrary.org/obo/CHEBI_17561, http://purl.obolibrary.org/obo/NCBIGene_34881, http://purl.bioontology.org/ontology/SNOMEDCT/420453007, http://purl.obolibrary.org/obo/NCBIGene_36032, http://purl.bioontology.org/ontology/RCD/X79yA, http://purl.bioontology.org/ontology/ICD10PCS/C, http://purl.bioontology.org/ontology/SNOMEDCT/257984003, http://purl.obolibrary.org/obo/XEO_00060, http://purl.obolibrary.org/obo/NCBIGene_42274, http://purl.obolibrary.org/obo/UO_0000220, http://purl.bioontology.org/ontology/LNC/LP17128-7, http://ncicb.nci.nih.gov/xml/owl/EVS/Thesaurus.owl#C92969, http://purl.obolibrary.org/obo/NCBIGene_64663, http://purl.obolibrary.org/obo/NCBIGene_35526, http://purl.obolibrary.org/obo/RS_0000171, http://ncicb.nci.nih.gov/xml/owl/EVS/Thesaurus.owl#C42559, http://www.owl-ontologies.com/assert.owl#C, http://ncicb.nci.nih.gov/xml/owl/EVS/Thesaurus.owl#C63654, http://www.ebi.ac.uk/swo/SWO_0000095, http://purl.obolibrary.org/obo/ERO_0001849, http://purl.obolibrary.org/obo/NCBIGene_37368, http://purl.obolibrary.org/obo/NCBIGene_40906</text:p>
          </table:table-cell>
          <table:table-cell office:value-type="string" calcext:value-type="string">
            <text:p>RS, ONTOKBCF, ERO, XEO, PPIO, NCIT, MS, NIFSTD, LOINC, SWO, SWEET, RADLEX, CCO, OGG, EFO, SNMI, RCD, HL7, MEDLINEPLUS, SNOMEDCT, UO, WB-BT, ICD10PCS</text:p>
          </table:table-cell>
          <table:table-cell office:value-type="string" calcext:value-type="string">
            <text:p>6353, snRNP-U1, SuH, Dmef-2, mef2, InChI=1/C, L-cysteine, Cum, DmelCG12051, InChIKey=OKTJSMMVPCPJKN-UHFFFAOYAS, Celsius Degree, SUH, RBP-J kappa, skc35, dRBP-Jk, 5, Sperm Protein Associated With the Nucleus, Lower case Roman letter c (qualifier value), HOMEOPATHIC POTENCY OF CENTESIMAL SERIES, Calorie (nutrition), centi-, dU1-C, A, C, D, (2R-trans)-2-(3, M, carbon atom, degrees_C, CG4379, Kilogram Calorie, 4-Dihydroxyphenyl)-3, CG1429, Celsius, MEF2, c, SPANX-C, DMEF-2, act 42A, Upper case Roman letter C, Cancer/Testis Antigen Family 11, (+)-Catechin, Act, C3H7NO2S, 22.21, anon-WO0257455.3, SD04091, Upper case Roman letter C (qualifier value), DMef-2, snRNPC, Amp-second, D-Mef2, (2R, FBgn0015572, DmelCG11695, D-MEF2, Actin/BAP47, Nutritionist's Calorie, mef2c, pka-C1, Cys, act42A, l(2)br7, AFFX-Dros-ACTIN_M_r_at, mb247, Cos-1, aE4, actin, (2R)-2-amino-3-sulfanylpropanoic acid, pka-c1, D-mef2, E(H), CG10067, Act57A, Coke, l(2)cos1, 6C, 10^-2, 4-dihydroxyphenyl)chroman-3, dRBP-JK, Actin, L-Cysteine, CT11.3, Act57b, L-Cystein, Ampere second, Catechin, l(2)k07904, DmelCG4379, dPKA, PkaC1, carbonium, PKAcA, DmelCG1429, FTZ-F2, Dcpk, hp_C, PKAC1, act57b, DmelCG5454, http://mged.sourceforge.net/ontologies/MGEDOntology.owl#degrees_C, DMedf2, dMEF2, dMef2, oss, L-Zystein, CG12051, PKA-C1, Roman numeral C, anon-EST:CL2c12, act57B, CG30294, 3S)-2-(3, act57A, 4-dihydro-2H-1-benzopyran-3, Food Calorie, celsius temperature, Dietician's Calorie, SPANX Family, Dmef, <text:s/>Member C wt Allele, BG02142, Kilocalorie, l(1)br7, DmelCG1082, dmef2, RBJK_DROME, dRBP-JKappa, DmelCG3497, Large Calorie, Pka-C, U1C, DmelCG10067, degree centigrade, DmalphaE4, albino, CBF1, Act57, PKAc, BEST:SD04091, Act42a, BG:DS00929.10, Kohlenstoff, Cos, CdkA, CYSTEINE, 7-triol, DMef2, DMEF2, <text:s/>Family Member C Gene, Dc0, FREE CYSTEINE, T10, <text:s/>X-Linked, (2R)-2-amino-3-mercaptopropanoic acid, BcDNA:RH29440, Kcal, PKA Cl, 42A, Snow, Cos1, l(2)s4402, MEF-2, alphaE4, DC0, Roman numeral C (qualifier value), Dmef2, carbone, BEST:RE38067, Kilogram-Calorie, l(2)35Bh, carbono, cos1, <text:s/>Member 3 Gene, CTp11, Pka, PKA, pkA, Cal, Mef, Dco, DCO, dcO, Act42, CG5454, Mef-2, Lower case Roman letter c, pka C1, pka, pKA, Coca, Blow, act 57A, mef, dco, L-2-Amino-3-mercaptopropionic acid, (R)-2-amino-3-mercaptopropanoic acid, RBP-Jkappa, mef-2, CSL, SU(H), Su(h), PKA CI, Degree Centigrade, br7, l(2)46CFr, CG1082, su(H), l(2)01272, E920, BAP47, CG3497, RBP-JKappa, <text:s/>X Chromosome</text:p>
          </table:table-cell>
          <table:table-cell/>
        </table:table-row>
        <table:table-row table:style-name="ro9">
          <table:table-cell office:value-type="string" calcext:value-type="string">
            <text:p>activity</text:p>
          </table:table-cell>
          <table:table-cell/>
          <table:table-cell office:value-type="string" calcext:value-type="string">
            <text:p>class</text:p>
          </table:table-cell>
          <table:table-cell office:value-type="string" calcext:value-type="string">
            <text:p>"Semantic Type: Activity\nTUI: T052\nDefinition: An operation or series of operations that an organism or machine carries out or participates in.", "Activity of interest that may be related to a BRO:Resource.", "The state of being involved in some action, either physical or mental.", "An operation or series of operations that an organism or machine carries out or participates in.", "An elemental function of a molecule.", "Definition: An elemental function of a molecule.", "The state of an entity's capability to carry out a given action.", "Any action that can, in the context of a study or a post-marketing investigation, be defined, planned, scheduled or performed."</text:p>
          </table:table-cell>
          <table:table-cell/>
          <table:table-cell office:value-type="string" calcext:value-type="string">
            <text:p>http://bioontology.org/ontologies/Activity.owl#Activity, http://ncicb.nci.nih.gov/xml/owl/EVS/Thesaurus.owl#Activity, http://purl.bioontology.org/ontology/LNC/LP21325-3, http://purl.obolibrary.org/obo/CTDI_3, http://purl.bioontology.org/ontology/STY/T052, http://www.w3.org/ns/prov#Activity, http://purl.obolibrary.org/obo/TRAK_0000094, http://doe-generated-ontology.com/OntoAD#Activity, http://www.co-ode.org/ontologies/galen#Activity, http://www.mygrid.org.uk/ontology/JERMOntology#Activity, http://regenbase.org/ontology#RB_0000096, http://purl.bioontology.org/ontology/SNOMEDCT/257733005, http://purl.bioontology.org/ontology/LNC/MTHU002837, http://www.owl-ontologies.com/assert.owl#Activity, http://purl.obolibrary.org/obo/XCO_0000001, http://www.projecthalo.com/aura#Activity, http://chem2bio2rdf.org/chem2bio2rdf.owl#Activity, http://purl.bioontology.org/ontology/ICD9CM/E001-E030.9, http://www.bridgmodel.org/owl#Activity</text:p>
          </table:table-cell>
          <table:table-cell office:value-type="string" calcext:value-type="string">
            <text:p>AI-RHEUM, CRISP, XCO, CPT, LOINC, MESH, PROVO, MSTDE, ICPC2P, TRAK, SNMI, IXNO, JERM, MEDDRA, MSTDE-FRE, ICD9CM, STY, SNOMEDCT, NCBITAXON, NDDF, PDQ, GALEN, WHO-ART, ICD10PCS, COSTART, VANDF, ONTOKBCF, ICD10CM, OMIM, RXNORM, SYN, ICD10, ICPC, suicideo, RB, MDDB, RCD, HCPCS, MEDLINEPLUS, BRIDG, CHEMBIO, NDFRT, SuicidO, ONTOAD, AURA, BRO</text:p>
          </table:table-cell>
          <table:table-cell office:value-type="string" calcext:value-type="string">
            <text:p>Activities, act, Activity (observable entity)</text:p>
          </table:table-cell>
          <table:table-cell/>
        </table:table-row>
        <table:table-row table:style-name="ro17">
          <table:table-cell office:value-type="string" calcext:value-type="string">
            <text:p>permeable</text:p>
          </table:table-cell>
          <table:table-cell/>
          <table:table-cell office:value-type="string" calcext:value-type="string">
            <text:p>class</text:p>
          </table:table-cell>
          <table:table-cell office:value-type="string" calcext:value-type="string">
            <text:p>"A permeability quality inhering in a bearer by virtue of the bearer's being capable to be permeated or pervaded by a liquid (as by osmosis or diffusion)."</text:p>
          </table:table-cell>
          <table:table-cell/>
          <table:table-cell office:value-type="string" calcext:value-type="string">
            <text:p>http://purl.bioontology.org/ontology/SNOMEDCT/82540007, http://purl.bioontology.org/ontology/SNMI/G-A488, http://purl.obolibrary.org/obo/PATO_0000982, http://purl.org/obo/owl/PATO#PATO_0000982, http://www.loria.fr/~coulet/ontology/pato/version1.33/quality.owl#permeable</text:p>
          </table:table-cell>
          <table:table-cell office:value-type="string" calcext:value-type="string">
            <text:p>PPIO, MS, NIFSTD, PATO, EP, NIFDYS, BDO, BAO, SNMI, SOPHARM, BIOMODELS, SNOMEDCT, NBO, NIFCELL, NIFSUBCELL, HUPSON</text:p>
          </table:table-cell>
          <table:table-cell office:value-type="string" calcext:value-type="string">
            <text:p>Permeable (qualifier value)</text:p>
          </table:table-cell>
          <table:table-cell/>
        </table:table-row>
        <table:table-row table:style-name="ro18">
          <table:table-cell office:value-type="string" calcext:value-type="string">
            <text:p>pore</text:p>
          </table:table-cell>
          <table:table-cell/>
          <table:table-cell office:value-type="string" calcext:value-type="string">
            <text:p>class</text:p>
          </table:table-cell>
          <table:table-cell office:value-type="string" calcext:value-type="string">
            <text:p>"Any tiny hole admitting passage of a liquid (fluid or gas).", "Any small opening in a membrane that allows the passage of gases and/or liquids.", "An anatomical space that is an opening, usually at the end of a canal or duct, on the surface of the integument or the lining of an internal anatomical space."</text:p>
          </table:table-cell>
          <table:table-cell/>
          <table:table-cell office:value-type="string" calcext:value-type="string">
            <text:p>http://ncicb.nci.nih.gov/xml/owl/EVS/Thesaurus.owl#Pore, http://purl.obolibrary.org/obo/ZFA_0005449, http://ncicb.nci.nih.gov/xml/owl/EVS/Thesaurus.owl#C70672, http://purl.obolibrary.org/obo/UBERON_0008915, http://purl.obolibrary.org/obo/PORO_0000035, http://sweet.jpl.nasa.gov/2.3/phenSolid.owl#Pore, http://purl.obolibrary.org/obo/GO_0046930, http://purl.obolibrary.org/obo/TAO_0001791, http://www.projecthalo.com/aura#Pore</text:p>
          </table:table-cell>
          <table:table-cell office:value-type="string" calcext:value-type="string">
            <text:p>TAO, NCIT, NIFSTD, NIGO, GO, SYN, SWEET, GO-EXT, CCO, FYPO, ZFA, UBERON, PORO, NBO, AURA</text:p>
          </table:table-cell>
          <table:table-cell office:value-type="string" calcext:value-type="string">
            <text:p>pore</text:p>
          </table:table-cell>
          <table:table-cell/>
        </table:table-row>
        <table:table-row table:style-name="ro1">
          <table:table-cell office:value-type="string" calcext:value-type="string">
            <text:p>integrative</text:p>
          </table:table-cell>
          <table:table-cell table:number-columns-repeated="8"/>
        </table:table-row>
        <table:table-row table:style-name="ro9">
          <table:table-cell office:value-type="string" calcext:value-type="string">
            <text:p>soil</text:p>
          </table:table-cell>
          <table:table-cell/>
          <table:table-cell office:value-type="string" calcext:value-type="string">
            <text:p>class</text:p>
          </table:table-cell>
          <table:table-cell office:value-type="string" calcext:value-type="string">
            <text:p>"Any material within 2 m from the Earth's surface that is in contact with the atmosphere, with the exclusion of living organisms, areas with continuous ice not covered by other material, and water bodies deeper than 2 m.", "Definition Wikipedia: Soil is a natural body consisting of layers (soil horizons) of mineral constituents of variable thicknesses, which differ from the parent materials in their morphological, physical, chemical, and mineralogical characteristics <text:s/>(definition from Birkeland, Peter W. Soils and Geomorphology, 3rd Edition. New York: Oxford University Press, 1999.)", "The upper layer of earth that may be dug or plowed and in which plants grow.", "It's a natural body consisting of layers (soil horizons) that are primarily composed of minerals, mixed with at least some organic matter, which differ from their parent materials in their texture, structure, consistency, color, chemical, biological and other characteristics. It is the loose covering of fine rock particles that covers the surface of the earth.\nSource: wikipedia.org", "Decomposed organic matter. It consists of numerous breakdown substances from plants including SUGARS; AMINO ACIDS; LIGNIN; FATS; and HUMIC SUBSTANCES.,Decomposing SPHAGNUM.,The unconsolidated mineral or organic matter on the surface of the earth that serves as a natural medium for the growth of land plants.", "loose surface material of the earth in which plants grow."</text:p>
          </table:table-cell>
          <table:table-cell/>
          <table:table-cell office:value-type="string" calcext:value-type="string">
            <text:p>http://purl.jp/bio/11/meo/MEO_0000007, http://purl.bioontology.org/ontology/CSP/2733-0816, http://purl.obolibrary.org/obo/MVC_0000469, http://phenomebrowser.net/ontologies/mesh/mesh.owl#G01.311.820, http://phenomebrowser.net/ontologies/mesh/mesh.owl#D20.721, http://purl.bioontology.org/ontology/MESH/D012987, http://www.owl-ontologies.com/BiodiversityOntologyFull.owl#Soil, http://phenomebrowser.net/ontologies/mesh/mesh.owl#N06.230.600, http://cerrado.linkeddata.es/ecology/ccon#Soil, http://www.semanticweb.org/ontologies/2010/5/22/Ontology1277229984000.owl#HPI:0000033, http://phenomebrowser.net/ontologies/mesh/mesh.owl#G16.500.275.815, http://www.projecthalo.com/aura#Soil, http://purl.obolibrary.org/obo/BTO_0003809, http://phenomebrowser.net/ontologies/mesh/mesh.owl#D012987, http://purl.bioontology.org/ontology/SNOMEDCT/415555003, http://purl.obolibrary.org/obo/ENVO_00001998, http://sweet.jpl.nasa.gov/2.3/matrSediment.owl#Soil</text:p>
          </table:table-cell>
          <table:table-cell office:value-type="string" calcext:value-type="string">
            <text:p>CCON, CRISP, ENVO, MESH, SWEET, HPIO, OBI_BCGO, MEO, OBI, BOF, MIXSCV, SNOMEDCT, BTO, AURA, RH-MESH</text:p>
          </table:table-cell>
          <table:table-cell office:value-type="string" calcext:value-type="string">
            <text:p>Compost, Soils, Humus, Soil (substance), Peat</text:p>
          </table:table-cell>
          <table:table-cell/>
        </table:table-row>
        <table:table-row table:style-name="ro19">
          <table:table-cell office:value-type="string" calcext:value-type="string">
            <text:p>virus</text:p>
          </table:table-cell>
          <table:table-cell/>
          <table:table-cell office:value-type="string" calcext:value-type="string">
            <text:p>class</text:p>
          </table:table-cell>
          <table:table-cell office:value-type="string" calcext:value-type="string">
            <text:p>"group of minute infectious agents characterized by a lack of independent metabolism and by the ability to replicate only within living host cells; have capsid, may have DNA or RNA (not both).", "virus: _x", "Minute infectious agents whose genomes are composed of DNA or RNA, but not both. They are characterized by a lack of independent metabolism and the inability to replicate outside living host cells. (source : MSH),http://www.fnclcc.fr/fr/patients/dico/definition.php?id_definition=1722 (source : CISMeF)", "Small infectious agent that replicates only inside the living cells of other organisms", "A virus is a small infectious agent that can replicate only inside the living cells of organisms. Viruses infect all types of organisms, from animals and plants to bacteria and archaea.1 Since Dmitri Ivanovsky's 1892 article describing a non-bacterial pathogen infecting tobacco plants, and the discovery of the tobacco mosaic virus by Martinus Beijerinck in 1898,2 about 5,000 viruses have been described in detail,3 although there are millions of different types.4 Viruses are found in almost every ecosystem on Earth and are the most abundant type of biological entity.56 The study of viruses is known as virology, a sub-speciality of microbiology.\n\nsource: http://en.wikipedia.org/wiki/Virus", "A virus is a non-cellular organism that can replicate only inside the living cells of an organism.", "An infectious agent which consists of two parts, genetic material and a protein coat. These organisms lack independent metabolism, and they must infect the cells of other types of organisms to reproduce. Most viruses are capable of passing through fine filters that retain bacteria, and are not visible through a light microscope."</text:p>
          </table:table-cell>
          <table:table-cell/>
          <table:table-cell office:value-type="string" calcext:value-type="string">
            <text:p>http://menelastop.ics.upmc.fr/virus, http://purl.bioontology.org/ontology/CSP/3101-6880, http://purl.obolibrary.org/obo/NCBITaxon_10239, http://purl.bioontology.org/ontology/ICPC2P/A77020, http://www.co-ode.org/ontologies/galen#Virus, http://purl.obolibrary.org/obo/OMIT_0000091, http://mmisw.org/ont/Technology/ComputerNetworks/Virus, http://purl.obolibrary.org/obo/FBsp_20000001, http://purl.obolibrary.org/obo/MVC_0000442, http://doe-generated-ontology.com/OntoPneumo#Virus, http://doe-generated-ontology.com/OntoAD#Virus, http://ncicb.nci.nih.gov/xml/owl/EVS/Thesaurus.owl#Virus, http://doe-generated-ontology.com/OntoAD#C0042776, http://www.bootstrep.eu/ontology/GRO#Virus, http://ontology.neuinfo.org/NIF/BiomaterialEntities/NIF-Organism.owl#nlx_organ_090806, http://www.semanticweb.org/associatedmedicine/lavima/2011/10/Ontology1.owl#Virus, http://purl.bioontology.org/ontology/LNC/LP14855-8, http://www.projecthalo.com/aura#Virus, http://scai.fraunhofer.de/CSEO#CSEO_00000934, http://semanticscience.org/resource/SIO_010379, http://purl.bioontology.org/ontology/STY/T005, http://purl.bioontology.org/ontology/RCD/X79pa, http://purl.org/obo/owl/NCBITaxon#NCBITaxon_10239, http://purl.org/biotop/biotop.owl#Virus, http://purl.obolibrary.org/obo/MAT_0000194</text:p>
          </table:table-cell>
          <table:table-cell office:value-type="string" calcext:value-type="string">
            <text:p>AI-RHEUM, CRISP, MAT, GRO, CSEO, CPT, NIFSTD, LOINC, ONTOPNEUMO, MESH, MSTDE, ICPC2P, BT, MEDDRA, MIRNAO, MSTDE-FRE, ICD9CM, MIXSCV, STY, NCBITAXON, NDDF, GALEN, WHO-ART, ICD10PCS, COSTART, VANDF, HUPSON, TOP-MENELAS, OMIM, RXNORM, SYN, CN, OMIT, ICD10, ONTOMA, MDDB, RCD, HCPCS, NTDO, FB-SP, SIO, CCONT, ONTOAD, AURA</text:p>
          </table:table-cell>
          <table:table-cell office:value-type="string" calcext:value-type="string">
            <text:p>Virus, viruses, Viridae, Viruses, viral, Vira, SECTION 3 VIRUSES, virus culture, <text:s/>General</text:p>
          </table:table-cell>
          <table:table-cell/>
        </table:table-row>
        <table:table-row table:style-name="ro1">
          <table:table-cell office:value-type="string" calcext:value-type="string">
            <text:p>marine</text:p>
          </table:table-cell>
          <table:table-cell/>
          <table:table-cell office:value-type="string" calcext:value-type="string">
            <text:p>class</text:p>
          </table:table-cell>
          <table:table-cell office:value-type="string" calcext:value-type="string">
            <text:p>"Marine (armed services)"</text:p>
          </table:table-cell>
          <table:table-cell/>
          <table:table-cell office:value-type="string" calcext:value-type="string">
            <text:p>http://purl.obolibrary.org/obo/RoleO_0000305</text:p>
          </table:table-cell>
          <table:table-cell office:value-type="string" calcext:value-type="string">
            <text:p>ROLEO</text:p>
          </table:table-cell>
          <table:table-cell table:number-columns-repeated="2"/>
        </table:table-row>
        <table:table-row table:style-name="ro20">
          <table:table-cell office:value-type="string" calcext:value-type="string">
            <text:p>clay</text:p>
          </table:table-cell>
          <table:table-cell/>
          <table:table-cell office:value-type="string" calcext:value-type="string">
            <text:p>class</text:p>
          </table:table-cell>
          <table:table-cell office:value-type="string" calcext:value-type="string">
            <text:p>"soft, earthy, fine-grained natural sediment or aggregate made up of hydrous silicates of aluminum mixed with various impurities; highly plastic and moldable when mixed with water, retains its shape on drying and becomes permanently hard on heating or firing.", "A group of hydrous aluminium phyllosilicate (phyllosilicates being a subgroup of silicate minerals) minerals (see clay minerals), that are typically less than 2micrometres in diameter. Clay consists of a variety of phyllosilicate minerals rich in silicon and aluminium oxides and hydroxides which include variable amounts of structural water."</text:p>
          </table:table-cell>
          <table:table-cell/>
          <table:table-cell office:value-type="string" calcext:value-type="string">
            <text:p>http://purl.obolibrary.org/obo/ENVO_00002982, http://purl.bioontology.org/ontology/CSP/0688-7021, http://purl.jp/bio/11/meo/MEO_0000129, http://purl.bioontology.org/ontology/MESH/C011730, http://phenomebrowser.net/ontologies/mesh/mesh.owl#C011730, http://sweet.jpl.nasa.gov/2.3/matrSediment.owl#Clay</text:p>
          </table:table-cell>
          <table:table-cell office:value-type="string" calcext:value-type="string">
            <text:p>CRISP, ENVO, MEO, MESH, SWEET, RH-MESH</text:p>
          </table:table-cell>
          <table:table-cell office:value-type="string" calcext:value-type="string">
            <text:p>halloysite, kaolin</text:p>
          </table:table-cell>
          <table:table-cell/>
        </table:table-row>
        <table:table-row table:style-name="ro21">
          <table:table-cell office:value-type="string" calcext:value-type="string">
            <text:p>diversity</text:p>
          </table:table-cell>
          <table:table-cell/>
          <table:table-cell office:value-type="string" calcext:value-type="string">
            <text:p>class</text:p>
          </table:table-cell>
          <table:table-cell office:value-type="string" calcext:value-type="string">
            <text:p>"1) The variety of plant and animal taxa, including genes, amino acids, flowers, species, or populations. 2) The variety of plant and animal communities, forest types, stand conditions, age classes, and landscape components.", "In people, characteristics such as ability, age, education, ethnicity, gender, marital status, parental status, race, religion, sexual orientation, or socioeconomic status that make individuals different from each other. In general terms, the relative uniqueness or variation in the qualities or attributes under discussion.", "Identifies a diversity (D) gene, a gene that rearranges at the DNA level and codes the diversity region of the variable domain of an IG or of a TR chain.", "Variety; quality, state, fact, or instance of being different."</text:p>
          </table:table-cell>
          <table:table-cell/>
          <table:table-cell office:value-type="string" calcext:value-type="string">
            <text:p>http://ncicb.nci.nih.gov/xml/owl/EVS/Thesaurus.owl#C62263, http://www.imgt.org/download/IMGT-ONTOLOGY/IMGT-ONTOLOGY-v1-0-2.owl#diversity, http://sweet.jpl.nasa.gov/2.3/phenEcology.owl#Diversity, http://ontology.apa.org/apaonto/termsonlyOUT%20(5).owl#Diversity, http://www.fao.org/aims/aos/cwr.owl#Diversity</text:p>
          </table:table-cell>
          <table:table-cell office:value-type="string" calcext:value-type="string">
            <text:p>CCON, NCIT, SWEET, IMGT-ONTOLOGY, APAONTO</text:p>
          </table:table-cell>
          <table:table-cell office:value-type="string" calcext:value-type="string">
            <text:p>Diverse</text:p>
          </table:table-cell>
          <table:table-cell/>
        </table:table-row>
        <table:table-row table:style-name="ro22">
          <table:table-cell office:value-type="string" calcext:value-type="string">
            <text:p>S</text:p>
          </table:table-cell>
          <table:table-cell/>
          <table:table-cell office:value-type="string" calcext:value-type="string">
            <text:p>class</text:p>
          </table:table-cell>
          <table:table-cell office:value-type="string" calcext:value-type="string">
            <text:p>"A unit of time, one of the seven base units of the International System of Units (Systeme International d'Unites, SI). The second is the duration of 919 263 177 0 periods of the specified light radiation corresponding to the transition between the two hyperfine levels of the caesium 133 atom in its ground state at 0 K. According to the convention, 60 seconds constitute one minute; 3,600 seconds constitute one hour.", "Other designations: differentiated keratinocyte S protein", "Mandibular right first primary molar", "The protein-coding gene S (Star) located on the chromosome 2L mapped at 21E4-21E4|2-1.3 cM.", "An imputed time that includes the second of observation.", "A second is a time unit which is equal to the duration of 9 192 631 770 periods of the radiation corresponding to the transition between the two hyperfine levels of the ground state of the caesium 133 atom.,A time unit which is equal to the duration of 9 192 631 770 periods of the radiation corresponding to the transition between the two hyperfine levels of the ground state of the caesium 133 atom.", "A time unit which is equal to the duration of 9 192 631 770 periods of the radiation corresponding to the transition between the two hyperfine levels of the ground state of the caesium 133 atom.", "Defines the concentration of total sulfur", "The protein-coding gene CDSN (corneodesmosin) located on the chromosome 6 mapped at 6p21.3.", "An element that is a member of the chalcogen family. It has an atomic symbol S, atomic number 16, and atomic weight 32.066. It is found in the amino acids cysteine and methionine. MeSH", "A unit of electrical conductance, admittance, and susceptance. A conductor has a conductance of one siemens if an electrical potential difference of one volt produces a one ampere current in it. The conductance in siemens is the reciprocal of its resistance in ohms.", "Definition: A time unit which is equal to the duration of 9 192 631 770 periods of the radiation corresponding to the transition between the two hyperfine levels of the ground state of the caesium 133 atom. NIST"</text:p>
          </table:table-cell>
          <table:table-cell/>
          <table:table-cell office:value-type="string" calcext:value-type="string">
            <text:p>http://purl.obolibrary.org/obo/NCBIGene_33281, http://purl.bioontology.org/ontology/SNMI/S, http://purl.obolibrary.org/obo/OGG_3000001041, http://purl.bioontology.org/ontology/HL7/C0227098, http://purl.obolibrary.org/obo/UO_0000010, http://who.int/icf#s, http://www.owl-ontologies.com/RADLEX.owl#RID11792, http://purl.bioontology.org/ontology/SNOMEDCT/257997001, http://purl.bioontology.org/ontology/LNC/LP15241-0, http://ncicb.nci.nih.gov/xml/owl/EVS/Thesaurus.owl#C81215, http://purl.bioontology.org/ontology/SNOMEDCT/420952007, http://purl.obolibrary.org/obo/MVC_0000036, http://purl.obolibrary.org/obo/NCBIGene_1041, http://purl.bioontology.org/ontology/SNOMEDCT/257975003, http://purl.bioontology.org/ontology/RCD/X79yQ, http://purl.bioontology.org/ontology/RCD/X79yq, http://purl.obolibrary.org/obo/XEO_00076, http://ontology.neuinfo.org/NIF/BiomaterialEntities/NIF-Molecule.owl#nifext_6424, http://ncicb.nci.nih.gov/xml/owl/EVS/Thesaurus.owl#C42555, http://mimi.case.edu/ontologies/2009/1/UnitsOntology#second, http://ncicb.nci.nih.gov/xml/owl/EVS/Thesaurus.owl#C42535, http://purl.bioontology.org/ontology/ICPC/S</text:p>
          </table:table-cell>
          <table:table-cell office:value-type="string" calcext:value-type="string">
            <text:p>XEO, NCIT, UNITSONT, NIFSTD, LOINC, RADLEX, CCO, OGG, ICPC, EFO, DCO, SNMI, RCD, HL7, MIXSCV, SNOMEDCT, UO</text:p>
          </table:table-cell>
          <table:table-cell office:value-type="string" calcext:value-type="string">
            <text:p>DmelCG4385, Reciprocal ohm, Ednrb, ET-B, l(2)k09538, l(2)21Eb, HTSS, seconds (qualifier value), EY2-4, sec, seconds, ETb, S, ES2-4, HTSS1, Upper case Roman letter S, EK2-2, second - unit, AU022549, l(2)05671, l(2)rK134, Star/asteroid, star, D6S586E, l(2)c00080, Lower case Roman letter s (qualifier value), l(2)07056, PSS, s, fltr, CG4385, mho, ET&gt;B&amp;lt, Lower case Roman letter s, Upper case Roman letter S (qualifier value), secs, E(Raf)2B, Sox10m1</text:p>
          </table:table-cell>
          <table:table-cell/>
        </table:table-row>
        <table:table-row table:style-name="ro21">
          <table:table-cell office:value-type="string" calcext:value-type="string">
            <text:p>alkali</text:p>
          </table:table-cell>
          <table:table-cell/>
          <table:table-cell office:value-type="string" calcext:value-type="string">
            <text:p>class</text:p>
          </table:table-cell>
          <table:table-cell office:value-type="string" calcext:value-type="string">
            <text:p>"A substance that dissociates to give hydroxide ions in aqueous solutions; a substance capable of donating a pair of electrons (to an acid) for the formation of a coordinate covalent bond; a substance whose molecule or ion can combine with a proton (hydrogen ion); a substance that combines with acids to form salts.", "Usually a hydroxide of lithium, sodium, potassium, rubidium or cesium, but also the carbonates of these metals, ammonia, and the amines. (Grant &amp; Hackh's Chemical Dictionary, 5th ed)", "Usually a hydroxide of lithium, sodium, potassium, rubidium or cesium, but also the carbonates of these metals, ammonia, and the amines. (Grant and Hackh's Chemical Dictionary, 5th ed) (source : MSH)"</text:p>
          </table:table-cell>
          <table:table-cell/>
          <table:table-cell office:value-type="string" calcext:value-type="string">
            <text:p>http://www.co-ode.org/ontologies/galen#Alkali, http://purl.bioontology.org/ontology/NDFRT/N0000008132, http://doe-generated-ontology.com/OntoAD#C0002055, http://purl.bioontology.org/ontology/SNOMEDCT/63813000, http://ncicb.nci.nih.gov/xml/owl/EVS/Thesaurus.owl#C48056, http://purl.bioontology.org/ontology/RCD/X794B, http://purl.bioontology.org/ontology/MESH/D000468</text:p>
          </table:table-cell>
          <table:table-cell office:value-type="string" calcext:value-type="string">
            <text:p>RCD, NCIT, NDFRT, MESH, SNOMEDCT, GALEN, ONTOAD</text:p>
          </table:table-cell>
          <table:table-cell office:value-type="string" calcext:value-type="string">
            <text:p>Alkali (substance), alcali, bases, Basic, Alkali, Alkalies, alkali, Alkalis, alkalising, basis, alkalinity, Base</text:p>
          </table:table-cell>
          <table:table-cell/>
        </table:table-row>
        <table:table-row table:style-name="ro1">
          <table:table-cell office:value-type="string" calcext:value-type="string">
            <text:p>abiotic</text:p>
          </table:table-cell>
          <table:table-cell table:number-columns-repeated="8"/>
        </table:table-row>
        <table:table-row table:style-name="ro10">
          <table:table-cell office:value-type="string" calcext:value-type="string">
            <text:p>composition</text:p>
          </table:table-cell>
          <table:table-cell/>
          <table:table-cell office:value-type="string" calcext:value-type="string">
            <text:p>class</text:p>
          </table:table-cell>
          <table:table-cell office:value-type="string" calcext:value-type="string">
            <text:p>"The way in which something is made, especially in terms of its different parts; its constituents.", "A single physical entity inhering in an bearer by virtue of the bearer's quantities or relative ratios of subparts.", "From PATO.", "A quality of single physical entity inhering in an bearer by virtue of the bearer's quantities or relative ratios of subparts.", "For example calcium composition (which may inhere in bone), haemoglobin composition (which may inhere in blood).", "A context representing a grouped commitment of information to the EHR. It is considered the unit of modification of the record, the unit of transmission in record extracts, and the unit of attestation by authorizing clinicians.A composition represents part of a patient record originating from a single interaction between an authenticator and the record.Unless otherwise stated all statements within a composition have the same authenticator, apply to the same patient and were recorded in a single session of use of a single application.A composition contains organizers and entries."</text:p>
          </table:table-cell>
          <table:table-cell/>
          <table:table-cell office:value-type="string" calcext:value-type="string">
            <text:p>http://vip.creatis.insa-lyon.fr/ontovip/v1.0/vip-pathological-anatomical-object-quality.owl#composition, http://purl.bioontology.org/ontology/HL7/C1555710, http://www.loria.fr/~coulet/ontology/pato/version1.33/quality.owl#composition, http://ncicb.nci.nih.gov/xml/owl/EVS/Thesaurus.owl#C53414, http://purl.bioontology.org/ontology/LNC/LP18008-0, http://sweet.jpl.nasa.gov/2.3/propChemical.owl#Composition, http://www.owl-ontologies.com/RADLEX.owl#RID39409, http://purl.obolibrary.org/obo/PATO_0000025, http://purl.org/obo/owl/PATO#PATO_0000025, http://purl.bioontology.org/ontology/LNC/MTHU024868, http://semanticscience.org/resource/CHEMINF_000230</text:p>
          </table:table-cell>
          <table:table-cell office:value-type="string" calcext:value-type="string">
            <text:p>PPIO, NCIT, MS, NIFSTD, LOINC, PATO, SWEET, RADLEX, EP, NIFDYS, BDO, ONSTR, OBI_BCGO, OAE, HL7, OntoVIP, SOPHARM, BIOMODELS, NBO, CHEMINF, NIFCELL, NIFSUBCELL, HUPSON</text:p>
          </table:table-cell>
          <table:table-cell office:value-type="string" calcext:value-type="string">
            <text:p>COMPOS, composition, content exact synonym in PATO, compositionality, <text:s/>composition, compositionality exact synonym in PATO, content, structure</text:p>
          </table:table-cell>
          <table:table-cell/>
        </table:table-row>
        <table:table-row table:style-name="ro17">
          <table:table-cell office:value-type="string" calcext:value-type="string">
            <text:p>protist</text:p>
          </table:table-cell>
          <table:table-cell/>
          <table:table-cell office:value-type="string" calcext:value-type="string">
            <text:p>class</text:p>
          </table:table-cell>
          <table:table-cell office:value-type="string" calcext:value-type="string">
            <text:p>"A taxonomic kingdom that includes algae, protozoa, slime molds, and water molds. Members of kingdom protista are aerobic and may be unicellular, multicellular, or colony forming. Additionally, protista require a water-based environment to survive. All protista are true eukaryotes with a nuclear membrane and mitochondria. Some protista also contain chloroplasts and can perform photosynthesis. Protists reproduce by mitosis or meiosis."</text:p>
          </table:table-cell>
          <table:table-cell/>
          <table:table-cell office:value-type="string" calcext:value-type="string">
            <text:p>http://www.projecthalo.com/aura#Protist, http://www.bootstrep.eu/ontology/GRO#Protist, http://purl.org/biotop/biotop.owl#Protist, http://ncicb.nci.nih.gov/xml/owl/EVS/Thesaurus.owl#C77914, http://sweet.jpl.nasa.gov/2.3/matrMicrobiota.owl#Protist</text:p>
          </table:table-cell>
          <table:table-cell office:value-type="string" calcext:value-type="string">
            <text:p>BT, NCIT, GRO, NTDO, SYN, NATPRO, SWEET, AURA</text:p>
          </table:table-cell>
          <table:table-cell office:value-type="string" calcext:value-type="string">
            <text:p>Protist</text:p>
          </table:table-cell>
          <table:table-cell/>
        </table:table-row>
        <table:table-row table:style-name="ro23">
          <table:table-cell office:value-type="string" calcext:value-type="string">
            <text:p>temperature</text:p>
          </table:table-cell>
          <table:table-cell/>
          <table:table-cell office:value-type="string" calcext:value-type="string">
            <text:p>class</text:p>
          </table:table-cell>
          <table:table-cell office:value-type="string" calcext:value-type="string">
            <text:p>"The property of objects that determines the direction of heat flow when they are placed in direct thermal contact. The temperature is the energy of microscopic motions (vibrational and translational) of the particles of atoms.", "Defines the air temperature", "A physical quality of the thermal energy of a system.", "A quality of the thermal energy of a system.100427NPOPATODennis Thomas", "...that drives the flow of heat energy from one portion of heat to another", "Numerical measure of hot or cold", "A measure of the average kinetic energy of a system of particles. Temperature may be quantified, in the context of thermodynamics, as the potential of one system to transfer thermal energy to another system until both systems reach a state of thermal equilibrium.", "a specific degree of hot or cold as indicated on or referred to a standard scale.", "Mutation caused by exposure to a temperature that is higher or lower than 25 degrees Celsius.", "The temperature that a biosource is exposed to."</text:p>
          </table:table-cell>
          <table:table-cell/>
          <table:table-cell office:value-type="string" calcext:value-type="string">
            <text:p>http://purl.bioontology.org/ontology/MESH/D013696, http://www.cvrgrid.org/ontologies/Electrophysiology#Temperature, http://purl.bioontology.org/ontology/SNOMEDCT/246508008, http://purl.obolibrary.org/obo/PATO_0000146, http://ecoinformatics.org/oboe/oboe.1.0/oboe-units.owl#Temperature, http://purl.bioontology.org/ontology/RCD/X75Xk, http://www.owl-ontologies.com/Ontology1358660052.owl#Temperature, http://phenomebrowser.net/ontologies/mesh/mesh.owl#G01.906.595, http://www.icn.ch/icnp#Temperature, http://purl.bioontology.org/ontology/LNC/LP36617-6, http://purl.bioontology.org/ontology/CSP/2871-3090, http://purl.obolibrary.org/obo/XEO_00007, http://mged.sourceforge.net/ontologies/MGEDOntology.owl#Temperature, http://www.mygrid.org.uk/ontology/JERMOntology#Temperature, http://phenomebrowser.net/ontologies/mesh/mesh.owl#D013696, http://purl.obolibrary.org/obo/XEO_00006, http://phenomebrowser.net/ontologies/mesh/mesh.owl#N06.230.150.450, http://sweet.jpl.nasa.gov/2.3/propTemperature.owl#Temperature, http://purl.obolibrary.org/obo/FBcv_0000466, http://phenomebrowser.net/ontologies/mesh/mesh.owl#N06.230.300.100.725.710, http://ncicb.nci.nih.gov/xml/owl/EVS/Thesaurus.owl#C25206, http://www.ebi.ac.uk/efo/EFO_0001702, http://bhi.washington.edu/OPB#OPB_00293, http://ecoinformatics.org/oboe/oboe.1.0/oboe-characteristics.owl#Temperature, http://www.owl-ontologies.com/RADLEX.owl#RID28702, http://www.bootstrep.eu/ontology/GRO#Temperature, http://phenomebrowser.net/ontologies/mesh/mesh.owl#G16.500.275.063.725.710, http://purl.bioontology.org/ontology/PMR.owl#Temperature, http://www.semanticweb.org/ontologies/2010/5/22/Ontology1277229984000.owl#HPI:0000153, http://www.co-ode.org/ontologies/galen#Temperature, http://phenomebrowser.net/ontologies/mesh/mesh.owl#G16.500.750.775.710, http://ncicb.nci.nih.gov/xml/owl/EVS/Thesaurus.owl#Temperature, http://purl.org/obo/owl/PATO#PATO_0000146, http://www.loria.fr/~coulet/ontology/pato/version1.33/quality.owl#temperature, http://purl.bioontology.org/ontology/LNC/MTHU009008, http://purl.obolibrary.org/obo/OMIT_0000029</text:p>
          </table:table-cell>
          <table:table-cell office:value-type="string" calcext:value-type="string">
            <text:p>OPB, CRISP, XEO, NCIT, GRO, CSEO, NIFSTD, LOINC, MESH, PATO, RADLEX, NPO, BDO, PEDTERM, HPIO, JERM, SOPHARM, OBI, BIOMODELS, SNOMEDCT, GALEN, FB-CV, NIFSUBCELL, RH-MESH, HUPSON, MO, SYN, SWEET, EP, NIFDYS, OMIT, OBI_BCGO, RCD, FYPO, VSO, PMR, OBOE-SBC, CCONT, NIFCELL, ICNP</text:p>
          </table:table-cell>
          <table:table-cell office:value-type="string" calcext:value-type="string">
            <text:p>temp, mutation induced by temperature treatment, TEMP, temperatures, Temperatures, Temperature (attribute)</text:p>
          </table:table-cell>
          <table:table-cell/>
        </table:table-row>
        <table:table-row table:style-name="ro2">
          <table:table-cell office:value-type="string" calcext:value-type="string">
            <text:p>particle</text:p>
          </table:table-cell>
          <table:table-cell/>
          <table:table-cell office:value-type="string" calcext:value-type="string">
            <text:p>class</text:p>
          </table:table-cell>
          <table:table-cell office:value-type="string" calcext:value-type="string">
            <text:p>"A material entity which is a minute portion of matter.101124NPODennis Thomas\n\nsource: http://purl.bioontology.org/ontology/npo#NPO_1895", "An object with finite mass and size parameters.", "A material entity which is a minute portion of matter.", "...that is a discrete quantity of matter, electrically charged or electroneutral, that can change spatial location by a process of diffusion."</text:p>
          </table:table-cell>
          <table:table-cell/>
          <table:table-cell office:value-type="string" calcext:value-type="string">
            <text:p>http://www.projecthalo.com/aura#Particle, http://purl.bioontology.org/ontology/CSP/2322-8826, http://sweet.jpl.nasa.gov/2.3/matrParticle.owl#Particle, http://www.co-ode.org/ontologies/galen#Particle, http://ncicb.nci.nih.gov/xml/owl/EVS/Thesaurus.owl#C63850, http://purl.bioontology.org/ontology/npo#NPO_1895, http://bhi.washington.edu/OPB#OPB01155</text:p>
          </table:table-cell>
          <table:table-cell office:value-type="string" calcext:value-type="string">
            <text:p>OPB, CRISP, NCIT, SWEET, NPO, GALEN, AURA, HUPSON</text:p>
          </table:table-cell>
          <table:table-cell table:number-columns-repeated="2"/>
        </table:table-row>
        <table:table-row table:style-name="ro18">
          <table:table-cell office:value-type="string" calcext:value-type="string">
            <text:p>phage</text:p>
          </table:table-cell>
          <table:table-cell/>
          <table:table-cell office:value-type="string" calcext:value-type="string">
            <text:p>class</text:p>
          </table:table-cell>
          <table:table-cell office:value-type="string" calcext:value-type="string">
            <text:p>"Viruses whose hosts are bacterial cells.", "capable of producing transmissible lysis of bacteria; virus particle attaches to bacterial cell wall and viral nucleoprotein enters the cell, resulting in viral synthesis and liberation on bacterial cell lysis.", "Virus that infect bacteria."</text:p>
          </table:table-cell>
          <table:table-cell/>
          <table:table-cell office:value-type="string" calcext:value-type="string">
            <text:p>http://purl.bioontology.org/ontology/CSP/3104-3102, http://purl.obolibrary.org/obo/phi_0000257, http://www.projecthalo.com/aura#Phage, http://purl.bioontology.org/ontology/MESH/D001435, http://purl.bioontology.org/ontology/SNOMEDCT/67068001</text:p>
          </table:table-cell>
          <table:table-cell office:value-type="string" calcext:value-type="string">
            <text:p>CRISP, MEGO, MESH, SNOMEDCT, AURA</text:p>
          </table:table-cell>
          <table:table-cell office:value-type="string" calcext:value-type="string">
            <text:p>Podoviridae, phage particle, Phages, Siphoviridae, Bacteriophage, Bacterial virus (organism), bacteriophage, Myoviridae, bacteriophage MS2, bacteriophage T, bacteriophage T3, bacteriophage T2, bacteriophage fd, phage, bacteriophage P2, Phage</text:p>
          </table:table-cell>
          <table:table-cell/>
        </table:table-row>
        <table:table-row table:style-name="ro1">
          <table:table-cell office:value-type="string" calcext:value-type="string">
            <text:p>top-soil</text:p>
          </table:table-cell>
          <table:table-cell table:number-columns-repeated="8"/>
        </table:table-row>
        <table:table-row table:style-name="ro3">
          <table:table-cell office:value-type="string" calcext:value-type="string">
            <text:p>genetic</text:p>
          </table:table-cell>
          <table:table-cell/>
          <table:table-cell office:value-type="string" calcext:value-type="string">
            <text:p>class</text:p>
          </table:table-cell>
          <table:table-cell office:value-type="string" calcext:value-type="string">
            <text:p>"Having to do with information that is passed from parents to offspring through genes in sperm and egg cells.", "disease that is a direct result of an abnormality of DNA. <text:s/>Disease may be inherited or due to genetic mutation", "Application of genetic material (usually DNA) into cells in order to permanently correct an inherited disease or an acquired disease such as cancer. <text:s/>The genetic material as 'naked' DNA can be delivered into the cells alone or can be delivered into cells by different types of vectors such as viruses which may contain DNA or RNA. <text:s/>Gene therapy techniques attempt to replace a faulty/missing gene associated with a particular disease, mediate localized delivery of a protein producing specified therapeutic effects, or introduce new cellular functions. <text:s/>Gene therapies are designed to deliver genetic material into somatic cells and not germ cells, so that only cells of patients and not those of their offspring contain and express the genetic material delivered. (NCI04)"</text:p>
          </table:table-cell>
          <table:table-cell/>
          <table:table-cell office:value-type="string" calcext:value-type="string">
            <text:p>http://ncicb.nci.nih.gov/xml/owl/EVS/Thesaurus.owl#C17938, http://scai.fraunhofer.de/MSOntology#Genetic, http://www.owl-ontologies.com/RADLEX.owl#RID5659, http://purl.bioontology.org/ontology/SNMI/F-E0000, http://ncicb.nci.nih.gov/xml/owl/EVS/Thesaurus.owl#C15238</text:p>
          </table:table-cell>
          <table:table-cell office:value-type="string" calcext:value-type="string">
            <text:p>SNMI, NCIT, MSO, RADLEX</text:p>
          </table:table-cell>
          <table:table-cell office:value-type="string" calcext:value-type="string">
            <text:p>Intervention, <text:s/>Gene Therapy, Molecular Biology, Gene Transfer Procedure, <text:s/>MOLECULAR AND CELLULAR UNITS AND FUNCTIONS, GENES: GENERAL, Genetic, DNA Therapy, GENETIC, <text:s/>Genetic, GENES: GENERAL TERMS</text:p>
          </table:table-cell>
          <table:table-cell/>
        </table:table-row>
        <table:table-row table:style-name="ro24">
          <table:table-cell office:value-type="string" calcext:value-type="string">
            <text:p>sedimentary</text:p>
          </table:table-cell>
          <table:table-cell/>
          <table:table-cell office:value-type="string" calcext:value-type="string">
            <text:p>class</text:p>
          </table:table-cell>
          <table:table-cell office:value-type="string" calcext:value-type="string">
            <text:p>"One of 3 processes in the Rock Cycle. When wind or water deposit fine grained material on the surface, it creates sheets. Over thousands of years, the composition can change subtly or distinctly and the result is differing compositions of layered deposits. As the overlying layers compact the soil underneath the soil is converted to rock by the process of lithification. Wikipedia"</text:p>
          </table:table-cell>
          <table:table-cell/>
          <table:table-cell office:value-type="string" calcext:value-type="string">
            <text:p>http://sweet.jpl.nasa.gov/2.3/phenGeol.owl#Sedimentary</text:p>
          </table:table-cell>
          <table:table-cell office:value-type="string" calcext:value-type="string">
            <text:p>SWEET</text:p>
          </table:table-cell>
          <table:table-cell table:number-columns-repeated="2"/>
        </table:table-row>
        <table:table-row table:style-name="ro24">
          <table:table-cell office:value-type="string" calcext:value-type="string">
            <text:p>gradient</text:p>
          </table:table-cell>
          <table:table-cell/>
          <table:table-cell office:value-type="string" calcext:value-type="string">
            <text:p>class</text:p>
          </table:table-cell>
          <table:table-cell office:value-type="string" calcext:value-type="string">
            <text:p>"A graded change in the magnitude of some physical quantity or dimension."</text:p>
          </table:table-cell>
          <table:table-cell/>
          <table:table-cell office:value-type="string" calcext:value-type="string">
            <text:p>http://purl.bioontology.org/ontology/LNC/MTHU009157, http://www.projecthalo.com/aura#Gradient, http://ncicb.nci.nih.gov/xml/owl/EVS/Thesaurus.owl#C70693, http://purl.obolibrary.org/obo/FBcv_0000141, http://sweet.jpl.nasa.gov/2.3/reprMathOperation.owl#Gradient</text:p>
          </table:table-cell>
          <table:table-cell office:value-type="string" calcext:value-type="string">
            <text:p>NCIT, LOINC, SWEET, FB-CV, AURA</text:p>
          </table:table-cell>
          <table:table-cell table:number-columns-repeated="2"/>
        </table:table-row>
        <table:table-row table:style-name="ro1">
          <table:table-cell office:value-type="string" calcext:value-type="string">
            <text:p>stygofauna</text:p>
          </table:table-cell>
          <table:table-cell table:number-columns-repeated="8"/>
        </table:table-row>
        <table:table-row table:style-name="ro1">
          <table:table-cell office:value-type="string" calcext:value-type="string">
            <text:p>subsurface</text:p>
          </table:table-cell>
          <table:table-cell/>
          <table:table-cell office:value-type="string" calcext:value-type="string">
            <text:p>class</text:p>
          </table:table-cell>
          <table:table-cell table:number-columns-repeated="2"/>
          <table:table-cell office:value-type="string" calcext:value-type="string">
            <text:p>http://sweet.jpl.nasa.gov/2.3/realmGeol.owl#Subsurface</text:p>
          </table:table-cell>
          <table:table-cell office:value-type="string" calcext:value-type="string">
            <text:p>SWEET</text:p>
          </table:table-cell>
          <table:table-cell table:number-columns-repeated="2"/>
        </table:table-row>
        <table:table-row table:style-name="ro1">
          <table:table-cell office:value-type="string" calcext:value-type="string">
            <text:p>MALDI-MSI</text:p>
          </table:table-cell>
          <table:table-cell table:number-columns-repeated="8"/>
        </table:table-row>
        <table:table-row table:style-name="ro20">
          <table:table-cell office:value-type="string" calcext:value-type="string">
            <text:p>component</text:p>
          </table:table-cell>
          <table:table-cell/>
          <table:table-cell office:value-type="string" calcext:value-type="string">
            <text:p>class</text:p>
          </table:table-cell>
          <table:table-cell office:value-type="string" calcext:value-type="string">
            <text:p>"A protein cleavage product with a demonstrated function.", "An artifact that is one of the individual parts of which a composite entity is made up; especially a part that can be separated from or attached to a system.", "The name of the thing (chemical, protein, gene, cell, organ, antigen, event, action) that is being observed, assessed, detected, measured, counted, or evaluated."</text:p>
          </table:table-cell>
          <table:table-cell/>
          <table:table-cell office:value-type="string" calcext:value-type="string">
            <text:p>http://purl.bioontology.org/ontology/SNOMEDCT/246093002, http://ncicb.nci.nih.gov/xml/owl/EVS/Thesaurus.owl#C45994, http://cui.unige.ch/isi/onto/tok/TOK.owl#Component, http://ncicb.nci.nih.gov/xml/owl/EVS/Thesaurus.owl#C40565, http://ncicb.nci.nih.gov/xml/owl/EVS/Thesaurus.owl#C48792, http://purl.bioontology.org/ontology/RCD/X75Na, http://sweet.jpl.nasa.gov/2.3/repr.owl#Component, http://sweet.jpl.nasa.gov/2.3/reprSciComponent.owl#Component</text:p>
          </table:table-cell>
          <table:table-cell office:value-type="string" calcext:value-type="string">
            <text:p>TOK, RCD, NCIT, SNOMEDCT, SWEET</text:p>
          </table:table-cell>
          <table:table-cell office:value-type="string" calcext:value-type="string">
            <text:p>Component (attribute), Protein Functional Component, Functional Component, Component, LOINC Axis 1</text:p>
          </table:table-cell>
          <table:table-cell/>
        </table:table-row>
        <table:table-row table:style-name="ro25">
          <table:table-cell office:value-type="string" calcext:value-type="string">
            <text:p>fast</text:p>
          </table:table-cell>
          <table:table-cell/>
          <table:table-cell office:value-type="string" calcext:value-type="string">
            <text:p>class</text:p>
          </table:table-cell>
          <table:table-cell office:value-type="string" calcext:value-type="string">
            <text:p>"Human FASTK wild-type allele is located within 7q35 and is approximately 4 kb in length. This allele, which encodes Fas-activated serine/threonine kinase protein, is involved in apoptotic inhibition via a mechanism mediated by the translational silencer TIA-1.", "This gene plays a role in cell survival. (source : NCI)", "Specifies whether the subject has abstained from food and possibly water for the prescribed amount of time.", "Abstaining from food.", "Other designations: FAST kinase|fas-activated serine/threonine kinase", "Acting or occurring in a brief period of time.", "Human FASTK wild-type allele is located within 7q35 and is approximately 4 kb in length. This allele, which encodes Fas-activated serine/threonine kinase protein, is involved in apoptotic inhibition via a mechanism mediated by the translational silencer TIA-1. (source : NCI)", "The fusing together of small particles by heating the sample below its melting point, using a direct current, until its particles adhere to each other."</text:p>
          </table:table-cell>
          <table:table-cell/>
          <table:table-cell office:value-type="string" calcext:value-type="string">
            <text:p>http://ncicb.nci.nih.gov/xml/owl/EVS/Thesaurus.owl#C65069, http://doe-generated-ontology.com/OntoAD#C1366532, http://www.owl-ontologies.com/RADLEX.owl#RID34329, http://www.ebi.ac.uk/efo/EFO_0002756, http://ncicb.nci.nih.gov/xml/owl/EVS/Thesaurus.owl#C93566, http://ncicb.nci.nih.gov/xml/owl/EVS/Thesaurus.owl#C63663, http://purl.bioontology.org/ontology/OMIM/606965, http://purl.obolibrary.org/obo/CHMO_0001706, http://purl.bioontology.org/ontology/SNOMEDCT/277748003, http://purl.bioontology.org/ontology/RCD/Xa0Vf, http://ncicb.nci.nih.gov/xml/owl/EVS/Thesaurus.owl#C51201, http://purl.obolibrary.org/obo/OGG_3000010922, http://doe-generated-ontology.com/OntoAD#C1705510, http://purl.obolibrary.org/obo/FBcv_0000345, http://www.loria.fr/~coulet/ontology/pato/version1.33/quality.owl#fast</text:p>
          </table:table-cell>
          <table:table-cell office:value-type="string" calcext:value-type="string">
            <text:p>RCD, NCIT, SOPHARM, OMIM, CHMO, SNOMEDCT, RADLEX, ONTOAD, FB-CV, OGG, EFO</text:p>
          </table:table-cell>
          <table:table-cell office:value-type="string" calcext:value-type="string">
            <text:p>PECS, FAS-ACTIVATED SERINE/THREONINE KINASE, fastingStatusIndicator, field-assisted sintering technique, field assisted sintering technique, Fas-Activated Serine/Threonine Kinase wt Allele, Rapid, Fast (qualifier value), pulsed electric current sintering, FLJ13079, fast, FASTK, Fas-Activated Serine/Threonine Kinase Gene, SPS, FAST, Fast</text:p>
          </table:table-cell>
          <table:table-cell/>
        </table:table-row>
        <table:table-row table:style-name="ro1">
          <table:table-cell office:value-type="string" calcext:value-type="string">
            <text:p>stemflow</text:p>
          </table:table-cell>
          <table:table-cell table:number-columns-repeated="8"/>
        </table:table-row>
        <table:table-row table:style-name="ro1">
          <table:table-cell office:value-type="string" calcext:value-type="string">
            <text:p>contaminant</text:p>
          </table:table-cell>
          <table:table-cell/>
          <table:table-cell office:value-type="string" calcext:value-type="string">
            <text:p>class</text:p>
          </table:table-cell>
          <table:table-cell office:value-type="string" calcext:value-type="string">
            <text:p>"A substance that makes a material impure."</text:p>
          </table:table-cell>
          <table:table-cell/>
          <table:table-cell office:value-type="string" calcext:value-type="string">
            <text:p>http://ncicb.nci.nih.gov/xml/owl/EVS/Thesaurus.owl#C84280</text:p>
          </table:table-cell>
          <table:table-cell office:value-type="string" calcext:value-type="string">
            <text:p>NCIT</text:p>
          </table:table-cell>
          <table:table-cell table:number-columns-repeated="2"/>
        </table:table-row>
        <table:table-row table:style-name="ro26">
          <table:table-cell office:value-type="string" calcext:value-type="string">
            <text:p>Si</text:p>
          </table:table-cell>
          <table:table-cell/>
          <table:table-cell office:value-type="string" calcext:value-type="string">
            <text:p>class</text:p>
          </table:table-cell>
          <table:table-cell office:value-type="string" calcext:value-type="string">
            <text:p>"Melanocyte protein Pmel 17 (661 aa, ~70 kDa) is encoded by the human SILV gene. This protein may be involved in melanogenesis.", "A carbon group element that has formula Si.,A carbon group element atom that has formula Si.", "A protein that is a translation product of the human SI gene or a 1:1 ortholog thereof.", "Human SILV wild-type allele is located within 12q13-q14 and is approximately 13 kb in length. This allele, which encodes melanocyte protein Pmel 17, may be involved in the regulation of melanin production. Elevated expression of the gene is observed in some melanomas.", "The International System of Units (Systeme International d'Unites, SI) is a decimal system of weights and measures derived from and extending the metric system of units established through the Treaty of the Meter (Convention du Metre) signed in Paris in 1875 and currently signed by 48 nations including all the major industrialized countries. The SI is maintained by the International Bureau of Weights and Measures (BIPM, for Bureau International des Poids et Mesures), and is updated every few years by an international conference, the General Conference on Weights and Measures (CGPM, for Conference Generale des Poids et Mesures). SI has a short list of base units defined in an absolute way without referring to any other units: the metre, the kilogram, the second, the ampere, the kelvin, the mole, and the candela. The base units are consistent with the part of the metric system called the MKS system.", "A trace element that constitutes about 27.6% of the earth's crust in the form of silicon dioxide. It does not occur free in nature. Silicon has the atomic symbol Si, atomic number 14, and atomic weight 28.09. MeSH", "Other designations: oligosaccharide alpha-1,6-glucosidase|sucrase-isomaltase, intestinal", "Other designations: melanocyte protein PMEL|melanocyte protein Pmel 17|melanocyte protein mel 17|melanocytes lineage-specific antigen GP100|melanoma-associated ME20 antigen|melanosomal matrix protein17|silver locus protein homolog|silver, mouse, homolog of", "Defines the concentration of total silicon", "A country in central Europe, bordering the Adriatic Sea, between Austria and Croatia."</text:p>
          </table:table-cell>
          <table:table-cell/>
          <table:table-cell office:value-type="string" calcext:value-type="string">
            <text:p>http://ncicb.nci.nih.gov/xml/owl/EVS/Thesaurus.owl#C42541, http://purl.obolibrary.org/obo/OGG_3000006476, http://ncicb.nci.nih.gov/xml/owl/EVS/Thesaurus.owl#C54438, http://purl.obolibrary.org/obo/CHEBI_27573, http://www.owl-ontologies.com/RADLEX.owl#RID11788, http://purl.obolibrary.org/obo/PR_000014858, http://ncicb.nci.nih.gov/xml/owl/EVS/Thesaurus.owl#C17138, http://purl.obolibrary.org/obo/OGG_3000006490, http://purl.obolibrary.org/obo/XEO_00105, http://ncicb.nci.nih.gov/xml/owl/EVS/Thesaurus.owl#C84589, http://purl.bioontology.org/ontology/OMIM/609845, http://purl.bioontology.org/ontology/NDDF/SI, http://ncicb.nci.nih.gov/xml/owl/EVS/Thesaurus.owl#C41037</text:p>
          </table:table-cell>
          <table:table-cell office:value-type="string" calcext:value-type="string">
            <text:p>PR, XEO, NCIT, OMIM, RADLEX, NDDF, OGG, EFO</text:p>
          </table:table-cell>
          <table:table-cell office:value-type="string" calcext:value-type="string">
            <text:p>Silizium, P100, SILV, silicium, SVN, Melanoma-Associated ME20 Antigen, Silver Homolog (Mouse) wt Allele, 14Si, Silver Homolog, SI, ME20M/ME20S, ME20-M, Melanocyte Lineage-Specific Antigen gp100, P1, Melanocyte Protein PMEL17, InChI=1/Si, ME20M, silicio, PMEL17, InChIKey=XUIMIQQOPSSXEZ-UHFFFAOYAB, ME20, Silver Locus Protein Homolog, D12S53E, Si, SIL, gp100, silicon atom, Melanocyte Protein MEL17, Modern Metric System, Silver Like, 95 kDa Melanocyte-Specific Secreted Glycoprotein, http://mged.sourceforge.net/ontologies/MGEDOntology.owl#silicon, 705, ME20-M/ME20-S</text:p>
          </table:table-cell>
          <table:table-cell/>
        </table:table-row>
        <table:table-row table:style-name="ro13">
          <table:table-cell office:value-type="string" calcext:value-type="string">
            <text:p>dataset</text:p>
          </table:table-cell>
          <table:table-cell/>
          <table:table-cell office:value-type="string" calcext:value-type="string">
            <text:p>class</text:p>
          </table:table-cell>
          <table:table-cell office:value-type="string" calcext:value-type="string">
            <text:p>"An organized collection of values stored permanently in a formalized manner suitable for communication, interpretation, or processing.", "The URLs of SPARQL endpoints.", "SA DATASETS are divided among MR DATASETS, PET DATASETS, CT DATASETS, SPECT DATASETS, MEG DATASETS, and EEG DATASETS according to their modality. We chose to restrict the definition of these modality DATASETS. All the parameters derived from such modality DATASETS, such as QUANTITATIVE T1 DATASET, etc., are not considered as modality DATASETS. \n\nSA DATASETS are divided among ANATOMICAL DATASETS, FUNCTIONAL DATASETS, METABOLIC DATASETS, and HEMODYNAMIC DATASETS according to the kind of entity they explore. \nSA DATASETS are divided among REGISTRATION DATASETS, SEGMENTATION DATASETS, TEMPLATE DATASETS, etc., according to the kind of processing they are the result of. SA DATASETS are divided among RECONSTRUCTED DATASETS and NON-RECONSTRUCTED DATASETS whether they provide measurements at well-identified locations in 3D space.", "A collection of related data records.", "http://schema.org/Dataset", "A repository of customized concept terminology data from a knowledgebase.", "A named collection of data, usually containing only one type of data"</text:p>
          </table:table-cell>
          <table:table-cell/>
          <table:table-cell office:value-type="string" calcext:value-type="string">
            <text:p>http://purl.org/dc/dcmitype/Dataset, http://neurolog.unice.fr/ontoneurolog/v3.0/dataset.owl#dataset, http://purl.bioontology.org/ontology/MESH/D064886, http://purl.jp/bio/11/orth#Dataset, http://ontology.neuinfo.org/NIF/Backend/BIRNLex-OBI-proxy.owl#birnlex_11006, http://schema.org/Dataset, http://vivoweb.org/ontology/core#Dataset, http://phenomebrowser.net/ontologies/mesh/mesh.owl#D064886, http://rdfs.org/ns/void#Dataset, http://ncicb.nci.nih.gov/xml/owl/EVS/Thesaurus.owl#C54175, http://phenomebrowser.net/ontologies/mesh/mesh.owl#V02.302, http://sweet.jpl.nasa.gov/2.3/reprDataProduct.owl#Dataset, http://neumore.cis.usouthal.edu/ontologies/NeuMORE-v0.1.owl#DataSet, http://ncicb.nci.nih.gov/xml/owl/EVS/Thesaurus.owl#C47824</text:p>
          </table:table-cell>
          <table:table-cell office:value-type="string" calcext:value-type="string">
            <text:p>VIVO, PVONTO, NCIT, NEUMORE, ONL-MR-DA, ORTHO, NIFSTD, MESH, SWEET, ONL-DP, CANCO, OntoVIP, SCHEMA, RH-MESH</text:p>
          </table:table-cell>
          <table:table-cell office:value-type="string" calcext:value-type="string">
            <text:p>Dataset, Data Set</text:p>
          </table:table-cell>
          <table:table-cell/>
        </table:table-row>
        <table:table-row table:style-name="ro1">
          <table:table-cell office:value-type="string" calcext:value-type="string">
            <text:p>antecedent</text:p>
          </table:table-cell>
          <table:table-cell table:number-columns-repeated="8"/>
        </table:table-row>
        <table:table-row table:style-name="ro5">
          <table:table-cell office:value-type="string" calcext:value-type="string">
            <text:p>mycelium</text:p>
          </table:table-cell>
          <table:table-cell/>
          <table:table-cell office:value-type="string" calcext:value-type="string">
            <text:p>class</text:p>
          </table:table-cell>
          <table:table-cell office:value-type="string" calcext:value-type="string">
            <text:p>"A group or mass of discrete hyphae; the vegetative structure of many fungi.", "form and structure of an organism or one of its parts.", "1: The vegetative part of a fungus, consisting of a mass of branching, threadlike hyphae. 2: A similar mass of fibers formed by certain bacteria.", "1: The vegetative part of a fungus, consisting of a mass of branching, threadlike hyphae.n2: A similar mass of fibers formed by certain bacteria.", "The body of a fungus which is made up of HYPHAE."</text:p>
          </table:table-cell>
          <table:table-cell/>
          <table:table-cell office:value-type="string" calcext:value-type="string">
            <text:p>http://purl.bioontology.org/ontology/SNMI/L-40080, http://ncicb.nci.nih.gov/xml/owl/EVS/Thesaurus.owl#C79645, http://purl.bioontology.org/ontology/MESH/D025282, http://phenomebrowser.net/ontologies/mesh/mesh.owl#D025282, http://purl.bioontology.org/ontology/CSP/1959-2272, http://purl.bioontology.org/ontology/SNOMEDCT/284689008, http://purl.obolibrary.org/obo/BTO_0001436, http://purl.obolibrary.org/obo/FAO_0000011, http://purl.obolibrary.org/obo/MAT_0000011, http://phenomebrowser.net/ontologies/mesh/mesh.owl#A19.687, http://www.projecthalo.com/aura#Mycelium</text:p>
          </table:table-cell>
          <table:table-cell office:value-type="string" calcext:value-type="string">
            <text:p>MAT, CRISP, SNMI, NCIT, FAO, MESH, CCONT, SNOMEDCT, BTO, AURA, RH-MESH, EFO</text:p>
          </table:table-cell>
          <table:table-cell office:value-type="string" calcext:value-type="string">
            <text:p>dysplasia, mycelium, Fungal mycelia, body asymmetry, Hyphae, Myceliums, Mycelium, Fungal mycelium (organism)</text:p>
          </table:table-cell>
          <table:table-cell/>
        </table:table-row>
        <table:table-row table:style-name="ro1">
          <table:table-cell office:value-type="string" calcext:value-type="string">
            <text:p>longterm</text:p>
          </table:table-cell>
          <table:table-cell table:number-columns-repeated="8"/>
        </table:table-row>
        <table:table-row table:style-name="ro2">
          <table:table-cell office:value-type="string" calcext:value-type="string">
            <text:p>project</text:p>
          </table:table-cell>
          <table:table-cell/>
          <table:table-cell office:value-type="string" calcext:value-type="string">
            <text:p>class</text:p>
          </table:table-cell>
          <table:table-cell office:value-type="string" calcext:value-type="string">
            <text:p>"An endeavor, frequently collaborative, that occurs over a finite period of time and is intended to achieve a particular aim.", "collaborative, funded scientific investigations", "Any specifically defined piece of work that is undertaken or attempted to meet a single requirement.", "A project (a collective endeavour of some kind)."</text:p>
          </table:table-cell>
          <table:table-cell/>
          <table:table-cell office:value-type="string" calcext:value-type="string">
            <text:p>http://www.mygrid.org.uk/ontology/JERMOntology#Project, http://ncicb.nci.nih.gov/xml/owl/EVS/Thesaurus.owl#C47885, http://vivoweb.org/ontology/core#Project, http://xmlns.com/foaf/0.1/Project, http://sweet.jpl.nasa.gov/2.3/humanResearch.owl#Project, http://usefulinc.com/ns/doap#Project, http://protege.stanford.edu/ontologies/metadata/BioPortalMetadata.owl#Project</text:p>
          </table:table-cell>
          <table:table-cell office:value-type="string" calcext:value-type="string">
            <text:p>ONTODM-CORE, NCIT, VIVO, JERM, BRIDG, OBI, BP-METADATA, CHEMINF, SWEET, TEO, AERO</text:p>
          </table:table-cell>
          <table:table-cell table:number-columns-repeated="2"/>
        </table:table-row>
        <table:table-row table:style-name="ro15">
          <table:table-cell office:value-type="string" calcext:value-type="string">
            <text:p>source</text:p>
          </table:table-cell>
          <table:table-cell/>
          <table:table-cell office:value-type="string" calcext:value-type="string">
            <text:p>class</text:p>
          </table:table-cell>
          <table:table-cell office:value-type="string" calcext:value-type="string">
            <text:p>"Defines the nature of the light source", "A river.", "The source of a Chemopreventive agent can be either Natural (e.g. pomegranate) or Synthetic (e.g. a drug)", "Terms to describe the source.", "Where something is available or from where it originates.", "An indicator of the particular group or agency that supplied a specific term."</text:p>
          </table:table-cell>
          <table:table-cell/>
          <table:table-cell office:value-type="string" calcext:value-type="string">
            <text:p>http://sweet.jpl.nasa.gov/2.3/reprSciComponent.owl#Source, http://purl.obolibrary.org/obo/XEO_00137, http://purl.obolibrary.org/obo/MS_1000458, http://purl.bioontology.org/ontology/RCD/X901t, http://ncicb.nci.nih.gov/xml/owl/EVS/Thesaurus.owl#C25683, http://purl.obolibrary.org/obo/MFO_0002060, http://purl.bioontology.org/ontology/SNOMEDCT/260753009, http://purl.obolibrary.org/obo/GAZ_00428689, http://www.semanticweb.org/ontologies/2013/1/PCORI.owl#Source, http://purl.bioontology.org/ontology/LNC/LP21212-3, http://chem.deri.ie/granatum#Source, http://ncicb.nci.nih.gov/xml/owl/EVS/Thesaurus.owl#C43822</text:p>
          </table:table-cell>
          <table:table-cell office:value-type="string" calcext:value-type="string">
            <text:p>GAZ, RCD, CANCO, PPIO, XEO, NCIT, MS, MFO, LOINC, SNOMEDCT, SWEET, RNPRIO</text:p>
          </table:table-cell>
          <table:table-cell office:value-type="string" calcext:value-type="string">
            <text:p>Term Source Property, Source (attribute), Source</text:p>
          </table:table-cell>
          <table:table-cell/>
        </table:table-row>
        <table:table-row table:style-name="ro1">
          <table:table-cell office:value-type="string" calcext:value-type="string">
            <text:p>surface-derived</text:p>
          </table:table-cell>
          <table:table-cell table:number-columns-repeated="8"/>
        </table:table-row>
        <table:table-row table:style-name="ro1">
          <table:table-cell office:value-type="string" calcext:value-type="string">
            <text:p>pedosphere</text:p>
          </table:table-cell>
          <table:table-cell table:number-columns-repeated="8"/>
        </table:table-row>
        <table:table-row table:style-name="ro27">
          <table:table-cell office:value-type="string" calcext:value-type="string">
            <text:p>acid</text:p>
          </table:table-cell>
          <table:table-cell/>
          <table:table-cell office:value-type="string" calcext:value-type="string">
            <text:p>class</text:p>
          </table:table-cell>
          <table:table-cell office:value-type="string" calcext:value-type="string">
            <text:p>"A substance that yields hydrogen ions or protons in aqueous solutions; a substance capable of accepting a pair of electrons for the formation of a coordinate covalent bond; a substance whose hydrogen can be replaced by metals or basic radicals, or which react with bases to form salts and water.", "An acid is a molecular entity capable of donating a hydron (Bronsted acid) or capable of forming a covalent bond with an electron pair (Lewis acid).", "An acid is a molecular entity in solution capable of donating a hydron (Bronsted acid) or capable of forming a covalent bond with an electron pair (Lewis acid).", "substances whose aqueous solutions are characterized by a sour taste, the ability to turn blue litmus red, and the ability to react with bases and certain metals to form salts; yields hydrogen ions when dissolved in water, acts as a proton donor, and can accept a pair of electrons to form a covalent bond.", "The determination of the amount of lysergide (LSD) present in a sample.", "Chemical compounds which yield hydrogen ions or protons when dissolved in water, whose hydrogen can be replaced by metals or basic radicals, or which react with bases to form salts and water (neutralization). An extension of the term includes substances dissolved in media other than water. (Grant and Hackh's Chemical Dictionary, 5th ed) (source : MSH),Composé chimique donneur de protons une fois dissous dans l'eau, dont l'hydrogène peut être remplacé par des métaux ou des radicaux, et qui réagit avec une base pour former un sel et de l'eau (neutralisation). Une extension de ce terme inclut des substances dissoutes dans un milieu autres que l'eau. (Grant et dictionnaire chimique de Hackh, 5ème ED) (source : CISMeF)"</text:p>
          </table:table-cell>
          <table:table-cell/>
          <table:table-cell office:value-type="string" calcext:value-type="string">
            <text:p>http://www.ebi.ac.uk/efo/EFO_0004416, http://purl.bioontology.org/ontology/LNC/LP20964-0, http://www.stanford.edu/~coulet/phare.owl#DrugAnalog, http://purl.bioontology.org/ontology/CST/PHOSPHATASE%20ACID%20INC, http://www.stanford.edu/~coulet/phare.owl#Gene, http://ncicb.nci.nih.gov/xml/owl/EVS/Thesaurus.owl#C48057, http://purl.bioontology.org/ontology/RCD/X794A, http://www.co-ode.org/ontologies/galen#Acid, http://purl.bioontology.org/ontology/SNOMEDCT/34957004, http://semanticscience.org/resource/SIO_010453, http://purl.obolibrary.org/obo/CHEBI_37527, http://purl.obolibrary.org/obo/chebi.owl#CHEBI_6605, http://purl.bioontology.org/ontology/CSP/0030-0942, http://ncicb.nci.nih.gov/xml/owl/EVS/Thesaurus.owl#C75354, http://doe-generated-ontology.com/OntoAD#C0001128, http://www.projecthalo.com/aura#Acid</text:p>
          </table:table-cell>
          <table:table-cell office:value-type="string" calcext:value-type="string">
            <text:p>CRISP, NCIT, NIFSTD, LOINC, BIOMO, EFO, BAO, RCD, PHARE, CHEBI, BIOMODELS, SIO, SNOMEDCT, CCONT, GALEN, ONTOAD, AURA, COSTART</text:p>
          </table:table-cell>
          <table:table-cell office:value-type="string" calcext:value-type="string">
            <text:p>Acid, 10-didehydro-N, Acid (substance), phosphonous acid, hydrogen fluoride, acide, Lysergic Acid Diethylamide Measurement, (8R)-9, acid, hydrofluoric acid, lysergic acid diethylamide, PHOSPHATASE ACID INCREASED, phosphorous acid, haloacid, periodic acid, acidity, LSD Measurement, Lysergic Acid Diethylamide, phosphoric acid, Acidic, N-diethyl-6-methylergoline-8-carboxamide, phosphorus acid, LSD</text:p>
          </table:table-cell>
          <table:table-cell/>
        </table:table-row>
        <table:table-row table:style-name="ro1">
          <table:table-cell office:value-type="string" calcext:value-type="string">
            <text:p>virome</text:p>
          </table:table-cell>
          <table:table-cell table:number-columns-repeated="8"/>
        </table:table-row>
        <table:table-row table:style-name="ro1">
          <table:table-cell office:value-type="string" calcext:value-type="string">
            <text:p>terrestrial</text:p>
          </table:table-cell>
          <table:table-cell/>
          <table:table-cell office:value-type="string" calcext:value-type="string">
            <text:p>class</text:p>
          </table:table-cell>
          <table:table-cell table:number-columns-repeated="2"/>
          <table:table-cell office:value-type="string" calcext:value-type="string">
            <text:p>http://www.owl-ontologies.com/unnamed.owl#Terrestrial</text:p>
          </table:table-cell>
          <table:table-cell office:value-type="string" calcext:value-type="string">
            <text:p>ADW</text:p>
          </table:table-cell>
          <table:table-cell table:number-columns-repeated="2"/>
        </table:table-row>
        <table:table-row table:style-name="ro1">
          <table:table-cell office:value-type="string" calcext:value-type="string">
            <text:p>agricultural</text:p>
          </table:table-cell>
          <table:table-cell/>
          <table:table-cell office:value-type="string" calcext:value-type="string">
            <text:p>class</text:p>
          </table:table-cell>
          <table:table-cell office:value-type="string" calcext:value-type="string">
            <text:p>"living in landscapes dominated by human agriculture."</text:p>
          </table:table-cell>
          <table:table-cell/>
          <table:table-cell office:value-type="string" calcext:value-type="string">
            <text:p>http://www.owl-ontologies.com/unnamed.owl#Agricultural</text:p>
          </table:table-cell>
          <table:table-cell office:value-type="string" calcext:value-type="string">
            <text:p>ADW</text:p>
          </table:table-cell>
          <table:table-cell table:number-columns-repeated="2"/>
        </table:table-row>
        <table:table-row table:style-name="ro3">
          <table:table-cell office:value-type="string" calcext:value-type="string">
            <text:p>signal</text:p>
          </table:table-cell>
          <table:table-cell/>
          <table:table-cell office:value-type="string" calcext:value-type="string">
            <text:p>class</text:p>
          </table:table-cell>
          <table:table-cell office:value-type="string" calcext:value-type="string">
            <text:p>"A signal is an object that initiates a sequence of events.", "Signals for an action; that specific portion of a perceptual field or pattern of stimuli to which a subject has learned to respond. (source : MSH)", "In the fields of communications, signal processing, and in electrical engineering more generally, a signal is any time-varying or spatial-varying quantity.\n\nIn the physical world, any quantity measurable through time or over space can be taken as a signal. Within a complex society, any set of human information or machine data can also be taken as a signal. Such information or machine data (for example, the dots on a screen, the ink making up text on a paper page, or the words now flowing into the reader's mind) must all be part of systems existing in the physical world <text:s/>either living or non-living.\n\nsource: http://en.wikipedia.org/wiki/Signal_%28electronics%29", "A detectable physical quantity or impulse (e.g., voltage, current, or magnetic field strength)."</text:p>
          </table:table-cell>
          <table:table-cell/>
          <table:table-cell office:value-type="string" calcext:value-type="string">
            <text:p>http://www.co-ode.org/ontologies/galen#Signal, http://doe-generated-ontology.com/OntoAD#C0010439, http://www.semanticweb.org/associatedmedicine/lavima/2011/10/Ontology1.owl#Signal, http://semanticscience.org/resource/SIO_010438, http://www.projecthalo.com/aura#Signal, http://ncicb.nci.nih.gov/xml/owl/EVS/Thesaurus.owl#C43382, http://sweet.jpl.nasa.gov/2.3/matrEquipment.owl#Signal, http://scai.fraunhofer.de/HuPSON#SCAIVPH_00000873</text:p>
          </table:table-cell>
          <table:table-cell office:value-type="string" calcext:value-type="string">
            <text:p>NCIT, SIO, SWEET, GALEN, ONTOAD, AURA, BIOMO, ONTOMA, HUPSON</text:p>
          </table:table-cell>
          <table:table-cell office:value-type="string" calcext:value-type="string">
            <text:p>signals, stimulus, Repères, signal</text:p>
          </table:table-cell>
          <table:table-cell/>
        </table:table-row>
        <table:table-row table:style-name="ro3">
          <table:table-cell office:value-type="string" calcext:value-type="string">
            <text:p>substrate</text:p>
          </table:table-cell>
          <table:table-cell/>
          <table:table-cell office:value-type="string" calcext:value-type="string">
            <text:p>class</text:p>
          </table:table-cell>
          <table:table-cell office:value-type="string" calcext:value-type="string">
            <text:p>"A substrate is the surface on which material, such as an organism, is grown or attached.", "A substrate is a molecule that is consumed in the course of a biochemical reaction.", "Molecule which is acted upon by an enzyme. The substrate binds with the enzyme's active site, and the enzyme catalyzes a chemical reaction involving the substrate.", "The role of a molecular entity to serve as the input for an enzymatic reaction that generates a product, e.g. ATP has the role of a substrate for ATPase, which hydrolyzes it to produce ADP and Pi.", "A substance that is acted upon by an enzyme."</text:p>
          </table:table-cell>
          <table:table-cell/>
          <table:table-cell office:value-type="string" calcext:value-type="string">
            <text:p>http://www.stanford.edu/~coulet/phare.owl#Substrate, http://purl.obolibrary.org/obo/PORO_0000922, http://www.ebi.ac.uk/efo/EFO_0005061, http://www.bioassayontology.org/bao#BAO_0003063, http://www.bootstrep.eu/ontology/GRO#Substrate, http://ncicb.nci.nih.gov/xml/owl/EVS/Thesaurus.owl#C50196, http://regenbase.org/ontology#RB_0000010, http://www.projecthalo.com/aura#Substrate, http://semanticscience.org/resource/SIO_010362, http://neurolog.unice.fr/ontoneurolog/v3.0/ontoneurolog-extension-of-dolce.owl#substrate, http://purl.obolibrary.org/obo/SBO_0000015, http://purl.obolibrary.org/obo/EKB_0000006, http://purl.obolibrary.org/obo/XEO_00004</text:p>
          </table:table-cell>
          <table:table-cell office:value-type="string" calcext:value-type="string">
            <text:p>SBO, XEO, NCIT, GRO, ONL-MR-DA, SYN, BIOMO, EFO, BAO, RB, ONL-DP, ONL-MSA, LHN, OntoVIP, PHARE, SIO, PORO, CCONT, AURA</text:p>
          </table:table-cell>
          <table:table-cell office:value-type="string" calcext:value-type="string">
            <text:p>SUBSTRATE</text:p>
          </table:table-cell>
          <table:table-cell/>
        </table:table-row>
        <table:table-row table:style-name="ro28">
          <table:table-cell office:value-type="string" calcext:value-type="string">
            <text:p>organism</text:p>
          </table:table-cell>
          <table:table-cell/>
          <table:table-cell office:value-type="string" calcext:value-type="string">
            <text:p>class</text:p>
          </table:table-cell>
          <table:table-cell office:value-type="string" calcext:value-type="string">
            <text:p>"A biological organisn is a biological entity that consists of one or more cells and is capable of genomic replication (independently or not).", "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 "Any contiguous living system (such as animal, fungus, micro-organism, or plant)", "Anatomical structure that is an individual member of the species Tribolium castaneum.", "The genus and species (and subspecies) of the organism from which the biomaterial is derived from.", "tree section heading term for organisms.", "a biological organisn is a biological entity that consists of one or more cells and is capable of genomic replication (independently or not).", "An organism is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 "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n\nsource: http://purl.obolibrary.org/obo/OBI_0100026", "Any living creature. A plant, animal, or micro-organism.,Um sistema vivo básico, um grupo funcional de componentes básicos, incluindo pelo menos uma célula.", "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 E.g Drosophila melanogaster,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text:p>
          </table:table-cell>
          <table:table-cell/>
          <table:table-cell office:value-type="string" calcext:value-type="string">
            <text:p>http://purl.obolibrary.org/obo/TrOn_0000024, http://purl.bioontology.org/ontology/STY/T001, http://mged.sourceforge.net/ontologies/MGEDOntology.owl#Organism, http://www.bootstrep.eu/ontology/GRO#Organism, http://purl.obolibrary.org/obo/EKB_0000011, http://doe-generated-ontology.com/OntoAD#Organism, http://purl.obolibrary.org/obo/OMIT_0000052, http://www.w3.org/2001/sw/hcls/ns/transmed/TMO_0144, http://www.co-ode.org/ontologies/galen#Organism, http://purl.obolibrary.org/obo/ODGI.owl#Organism, http://www.icn.ch/icnp#Organism, http://purl.obolibrary.org/obo/ID_0000075, http://purl.obolibrary.org/obo/SIO_010000, http://bioontology.org/projects/ontologies/birnlex#birnlex_376, http://semanticscience.org/resource/SIO_010000, http://ontology.neuinfo.org/NIF/BiomaterialEntities/NIF-Organism.owl#birnlex_2, http://purl.obolibrary.org/obo/OBI_0100026, http://bioontology.org/projects/ontologies/birnlex#birnlex_2, http://www.fao.org/aims/aos/cwr.owl#Organism, http://purl.bioontology.org/ontology/CSP/4000-0232</text:p>
          </table:table-cell>
          <table:table-cell office:value-type="string" calcext:value-type="string">
            <text:p>AI-RHEUM, CRISP, PR, GRO, NIFSTD, CLO, LOINC, MESH, BIRNLEX, OPL, OBIWS, MSTDE, REXO, LHN, IDO, MIRNAO, MSTDE-FRE, ICD9CM, NCBITAXON, NDDF, GALEN, BCTEO, WHO-ART, ICD10PCS, COSTART, HUPSON, CCON, MO, HINO, OBCS, RXNORM, OMIT, ICD10, IDODEN, CCO, OGG, CAO, MDDB, RCD, HCPCS, TMO, SIO, VO, OGDI, TRON, ONTOAD, ICNP</text:p>
          </table:table-cell>
          <table:table-cell office:value-type="string" calcext:value-type="string">
            <text:p>Organism, organism, living system, organisms, Organismal_object</text:p>
          </table:table-cell>
          <table:table-cell/>
        </table:table-row>
        <table:table-row table:style-name="ro14">
          <table:table-cell office:value-type="string" calcext:value-type="string">
            <text:p>moisture</text:p>
          </table:table-cell>
          <table:table-cell/>
          <table:table-cell office:value-type="string" calcext:value-type="string">
            <text:p>class</text:p>
          </table:table-cell>
          <table:table-cell table:number-columns-repeated="2"/>
          <table:table-cell office:value-type="string" calcext:value-type="string">
            <text:p>http://sweet.jpl.nasa.gov/2.3/propChemical.owl#Moisture, http://purl.bioontology.org/ontology/LNC/LP34373-8, http://purl.bioontology.org/ontology/LNC/MTHU017843</text:p>
          </table:table-cell>
          <table:table-cell office:value-type="string" calcext:value-type="string">
            <text:p>LOINC, SWEET</text:p>
          </table:table-cell>
          <table:table-cell table:number-columns-repeated="2"/>
        </table:table-row>
        <table:table-row table:style-name="ro29">
          <table:table-cell office:value-type="string" calcext:value-type="string">
            <text:p>LDI-MS</text:p>
          </table:table-cell>
          <table:table-cell/>
          <table:table-cell office:value-type="string" calcext:value-type="string">
            <text:p>class</text:p>
          </table:table-cell>
          <table:table-cell office:value-type="string" calcext:value-type="string">
            <text:p>"Mass spectrometry where the sample is vaporised and ionised using a high-energy pulsed laser."</text:p>
          </table:table-cell>
          <table:table-cell/>
          <table:table-cell office:value-type="string" calcext:value-type="string">
            <text:p>http://purl.obolibrary.org/obo/CHMO_0000515</text:p>
          </table:table-cell>
          <table:table-cell office:value-type="string" calcext:value-type="string">
            <text:p>CHMO</text:p>
          </table:table-cell>
          <table:table-cell office:value-type="string" calcext:value-type="string">
            <text:p>LIMS, laser desorption-ionisation mass spectroscopy, laser ionization MS, laser ionization mass spectroscopy, laser ionisation mass analysis, laser-ionization mass analysis, LDI MS, laser desorption mass spectroscopy, laser desorption mass spectrometry, LDI-MS, LIMA, LDI mass spectrometry, laser desorption-ionisation mass spectrometry, laser ionization mass spectrometry, laser ionisation mass spectroscopy, laser ionization mass analysis, laser desorption-ionization mass spectroscopy, laser ionisation MS, LDIMS, laser-ionisation mass analysis, LDMS, laser ionisation mass spectrometry</text:p>
          </table:table-cell>
          <table:table-cell/>
        </table:table-row>
        <table:table-row table:style-name="ro14">
          <table:table-cell office:value-type="string" calcext:value-type="string">
            <text:p>proximity</text:p>
          </table:table-cell>
          <table:table-cell/>
          <table:table-cell office:value-type="string" calcext:value-type="string">
            <text:p>class</text:p>
          </table:table-cell>
          <table:table-cell office:value-type="string" calcext:value-type="string">
            <text:p>"The state or quality of being next; immediate nearness either in time, place, blood or alliance."</text:p>
          </table:table-cell>
          <table:table-cell/>
          <table:table-cell office:value-type="string" calcext:value-type="string">
            <text:p>http://www.owl-ontologies.com/Ontology1298855822.owl#Proximity, http://sweet.jpl.nasa.gov/2.3/reprDataServiceGeospatial.owl#Proximity, http://ncicb.nci.nih.gov/xml/owl/EVS/Thesaurus.owl#C25633</text:p>
          </table:table-cell>
          <table:table-cell office:value-type="string" calcext:value-type="string">
            <text:p>QIBO, NCIT, SWEET</text:p>
          </table:table-cell>
          <table:table-cell table:number-columns-repeated="2"/>
        </table:table-row>
        <table:table-row table:style-name="ro1">
          <table:table-cell office:value-type="string" calcext:value-type="string">
            <text:p>ecohydrological</text:p>
          </table:table-cell>
          <table:table-cell table:number-columns-repeated="8"/>
        </table:table-row>
        <table:table-row table:style-name="ro1">
          <table:table-cell office:value-type="string" calcext:value-type="string">
            <text:p>throughfall</text:p>
          </table:table-cell>
          <table:table-cell table:number-columns-repeated="8"/>
        </table:table-row>
        <table:table-row table:style-name="ro1">
          <table:table-cell office:value-type="string" calcext:value-type="string">
            <text:p>thunderstorm</text:p>
          </table:table-cell>
          <table:table-cell/>
          <table:table-cell office:value-type="string" calcext:value-type="string">
            <text:p>class</text:p>
          </table:table-cell>
          <table:table-cell table:number-columns-repeated="2"/>
          <table:table-cell office:value-type="string" calcext:value-type="string">
            <text:p>http://sweet.jpl.nasa.gov/2.3/phenAtmoPrecipitation.owl#Thunderstorm</text:p>
          </table:table-cell>
          <table:table-cell office:value-type="string" calcext:value-type="string">
            <text:p>SWEET</text:p>
          </table:table-cell>
          <table:table-cell table:number-columns-repeated="2"/>
        </table:table-row>
        <table:table-row table:style-name="ro1">
          <table:table-cell office:value-type="string" calcext:value-type="string">
            <text:p>alkylaromatic</text:p>
          </table:table-cell>
          <table:table-cell table:number-columns-repeated="8"/>
        </table:table-row>
        <table:table-row table:style-name="ro15">
          <table:table-cell office:value-type="string" calcext:value-type="string">
            <text:p>distance</text:p>
          </table:table-cell>
          <table:table-cell/>
          <table:table-cell office:value-type="string" calcext:value-type="string">
            <text:p>class</text:p>
          </table:table-cell>
          <table:table-cell office:value-type="string" calcext:value-type="string">
            <text:p>"A quality that is the extent of space between two entities.", "http://schema.org/Distance", "distance: _x-\n <text:s text:c="3"/>(consists_of)--&gt;physical_object:_po1\n <text:s text:c="3"/>--(defines_position)--&gt;position:_oa1\n <text:s text:c="3"/>--(measured_val)--&gt;quantitative_val:_v1\n <text:s text:c="3"/>(consists_of)--&gt;physical_object:_po2\n <text:s text:c="3"/>--(defines_area)--&gt;position:_oa2\n <text:s text:c="3"/>--(measured_val)--&gt;quantitative_val:_v2\n <text:s text:c="3"/>(consists_in)--&gt;quantitative_val:_v-\n <text:s text:c="7"/>(val_calculated_from)--&gt;quantitative_val:_v1\n <text:s text:c="7"/>(val_calculated_from)--&gt;quantitative_val:_v2%\n <text:s text:c="3"/>%", "The space separating two objects or points.", "A one dimensional, or linear, numeric measurement."</text:p>
          </table:table-cell>
          <table:table-cell/>
          <table:table-cell office:value-type="string" calcext:value-type="string">
            <text:p>http://purl.org/obo/owl/PATO#PATO_0000040, http://www.loria.fr/~coulet/ontology/pato/version1.33/quality.owl#distance, http://dicom.nema.org/resources/ontology/DCM/121206, http://purl.bioontology.org/ontology/SNOMEDCT/246132006, http://purl.bioontology.org/ontology/RCD/X75OY, http://scai.fraunhofer.de/CSEO#CSEO_00001389, http://sweet.jpl.nasa.gov/2.3/propSpaceDistance.owl#Distance, http://purl.obolibrary.org/obo/TRAK_0000883, http://kt.ijs.si/panovp/OntoDM#OntoDM_000105, http://schema.org/Distance, http://menelastop.ics.upmc.fr/Distance, http://purl.obolibrary.org/obo/PATO_0000040, http://ncicb.nci.nih.gov/xml/owl/EVS/Thesaurus.owl#C25167</text:p>
          </table:table-cell>
          <table:table-cell office:value-type="string" calcext:value-type="string">
            <text:p>TOP-MENELAS, ONTODM-CORE, PPIO, NCIT, CSEO, MS, NIFSTD, PATO, SWEET, EP, NIFDYS, BDO, DCM, TRAK, RCD, SOPHARM, SCHEMA, BIOMODELS, SNOMEDCT, NBO, NIFCELL, NIFSUBCELL, HUPSON</text:p>
          </table:table-cell>
          <table:table-cell office:value-type="string" calcext:value-type="string">
            <text:p>distances, Distance (qualifier value)</text:p>
          </table:table-cell>
          <table:table-cell/>
        </table:table-row>
        <table:table-row table:style-name="ro19">
          <table:table-cell office:value-type="string" calcext:value-type="string">
            <text:p>production</text:p>
          </table:table-cell>
          <table:table-cell/>
          <table:table-cell office:value-type="string" calcext:value-type="string">
            <text:p>class</text:p>
          </table:table-cell>
          <table:table-cell office:value-type="string" calcext:value-type="string">
            <text:p>"process whose output is the production of some continuant", "The science of utilization, distribution, and consumption of services and materials.", "A process in which an entity comes into being as a result of the process.", "Identifies production type of processing.", "Generation of a material or conceptual entity.", "The creation of goods and services by a manufacturing process."</text:p>
          </table:table-cell>
          <table:table-cell/>
          <table:table-cell office:value-type="string" calcext:value-type="string">
            <text:p>http://purl.obolibrary.org/obo/IDO_0000607, http://purl.obolibrary.org/obo/SBO_0000393, http://purl.bioontology.org/ontology/MESH/D004467, http://purl.bioontology.org/ontology/HL7/C1548180, http://sweet.jpl.nasa.gov/2.3/humanCommerce.owl#Production, http://ncicb.nci.nih.gov/xml/owl/EVS/Thesaurus.owl#C112927, http://scai.fraunhofer.de/HuPSON#SCAIVPH_00000919</text:p>
          </table:table-cell>
          <table:table-cell office:value-type="string" calcext:value-type="string">
            <text:p>SBO, HL7, NCIT, IDO, IDOBRU, MESH, SWEET, HUPSON</text:p>
          </table:table-cell>
          <table:table-cell office:value-type="string" calcext:value-type="string">
            <text:p>Policy, Economic Policy, <text:s/>Economic, Policies, Theory, production, Utility Theories, Home Economics, Factors, Indices, Index, Household Consumption, Conditions, Hypothesis, <text:s/>Macroeconomic, fabrication processes, Consumer Price Indices, Economic Policies, Microeconomic Factors, Factor, Production, Living Costs, Economic Conditions, <text:s/>Household, Living Cost, <text:s/>Consumer Price, Macroeconomic Factors, Economics, Consumption, Condition, Economic Condition, <text:s/>Microeconomic, fabrication, Easterlin Hypothesis, Remittance, Consumer Price Index, Utility Theory, Capital, Cost of Living, <text:s/>Utility, Economic Factors, <text:s/>Easterlin, Household Consumptions, Theories, Economic Factor, <text:s/>Home, Remittances</text:p>
          </table:table-cell>
          <table:table-cell/>
        </table:table-row>
        <table:table-row table:style-name="ro1">
          <table:table-cell office:value-type="string" calcext:value-type="string">
            <text:p>lithology</text:p>
          </table:table-cell>
          <table:table-cell/>
          <table:table-cell office:value-type="string" calcext:value-type="string">
            <text:p>class</text:p>
          </table:table-cell>
          <table:table-cell table:number-columns-repeated="2"/>
          <table:table-cell office:value-type="string" calcext:value-type="string">
            <text:p>http://sweet.jpl.nasa.gov/2.3/humanKnowledgeDomain.owl#Lithology</text:p>
          </table:table-cell>
          <table:table-cell office:value-type="string" calcext:value-type="string">
            <text:p>SWEET</text:p>
          </table:table-cell>
          <table:table-cell table:number-columns-repeated="2"/>
        </table:table-row>
        <table:table-row table:style-name="ro15">
          <table:table-cell office:value-type="string" calcext:value-type="string">
            <text:p>vertical</text:p>
          </table:table-cell>
          <table:table-cell/>
          <table:table-cell office:value-type="string" calcext:value-type="string">
            <text:p>class</text:p>
          </table:table-cell>
          <table:table-cell office:value-type="string" calcext:value-type="string">
            <text:p>"Upright in position or posture.", "HEAD AND NECK: Eyes &gt; Function &gt; Globe movements and extra-ocular muscles &gt; Nystagmus &gt; Vertical", "A spatial pattern inhering in a bearer by virtue of the bearer's being situated at right angles to the horizon."</text:p>
          </table:table-cell>
          <table:table-cell/>
          <table:table-cell office:value-type="string" calcext:value-type="string">
            <text:p>http://purl.obolibrary.org/obo/TRAK_0000077, http://purl.org/obo/owlapi/fma#FMA_74526, http://sweet.jpl.nasa.gov/2.3/reprSpaceCoordinate.owl#Vertical, http://www.owl-ontologies.com/RADLEX.owl#RID5853, http://sig.uw.edu/fma#Vertical, http://purl.obolibrary.org/obo/PATO_0001854, http://purl.bioontology.org/ontology/SNOMEDCT/33096000, http://purl.bioontology.org/ontology/RCD/X792I, http://ncicb.nci.nih.gov/xml/owl/EVS/Thesaurus.owl#C25243, http://purl.org/obo/owl/FMA#FMA_74526, http://purl.bioontology.org/ontology/SNMI/G-A144, http://www.semanticweb.org/ontologies/2012/11/abnormalities.owl#phenodb:0227, http://purl.org/obo/owl/PATO#PATO_0001854</text:p>
          </table:table-cell>
          <table:table-cell office:value-type="string" calcext:value-type="string">
            <text:p>PPIO, NCIT, MS, NIFSTD, PATO, SWEET, RADLEX, EP, NIFDYS, BDO, IFAR, TRAK, SNMI, RCD, BIOMODELS, SNOMEDCT, NBO, FMA, NIFCELL, NIFSUBCELL, HUPSON</text:p>
          </table:table-cell>
          <table:table-cell office:value-type="string" calcext:value-type="string">
            <text:p>Vertical (qualifier value)</text:p>
          </table:table-cell>
          <table:table-cell/>
        </table:table-row>
        <table:table-row table:style-name="ro30">
          <table:table-cell office:value-type="string" calcext:value-type="string">
            <text:p>Iron</text:p>
          </table:table-cell>
          <table:table-cell/>
          <table:table-cell office:value-type="string" calcext:value-type="string">
            <text:p>class</text:p>
          </table:table-cell>
          <table:table-cell office:value-type="string" calcext:value-type="string">
            <text:p>"The determination of the amount of iron present in a sample.", "Active immunization of BALB/c mice with IroN antigen in Freund's adjuvant protects mice from lethal challenge with ExPEC strain S26 PubMed: <text:s/>17145948 .", "An element with atomic symbol Fe, atomic number 26, and atomic weight 55.85.", "A metallic element found in certain minerals, in nearly all soils, and in mineral waters. It has the atomic symbol Fe, atomic number 26, and atomic weight 55.85. It is an essential constituent of hemoglobin, cytochrome, and other components of respiratory enzyme systems. Its chief functions are in the transport of oxygen to tissue (hemoglobin) and in cellular oxidation mechanisms. Depletion of iron stores may result in iron-deficiency anemia. Iron is used to build up the blood in anemia. (From Dorland, 27th ed) MeSH", "Thirty-day-old chickens were immunized intramuscularly with purified IroN from Salmonella Typhimurium mixed with Freund's incomplete adjuvant; the chickens were then challenged intravenously with Salmonella Enteritidis. The mortality rate of immunized chickens was 10%. On the other hand, that of control chickens was 80% PubMed: 20095157.", "Iron or iron compounds used in foods or as food. Dietary iron is important in oxygen transport and the synthesis of the iron-porphyrin proteins hemoglobin, myoglobin, cytochromes, and cytochrome oxidase. Insufficient amounts of dietary iron can lead to iron-deficiency anemia. (source : MSH)", "Iron stain is the classic method for demonstrating iron in tissues. Hemosiderin (storage iron granules) may be present in areas of old hemorrhage or be deposited in tissues with iron overload. Prussian blue stain is used for the demonstration of ferric iron in the tissue sections. This stain can aid in identifying hemochromatosis and hemosederosis where abnormal large deposits of iron may be seen. In the prussian blue staining, the sections are treated with an acidic solution of potassium ferrocyanide and any ferric iron present reacts to form an insoluble bright blue pigment called Prussian blue.", "An iron group element atom that has formula Fe.,An iron group element that has formula Fe.", "Fe should be replaced by NIF-Chemical", "metallic element found in certain minerals, in nearly all soils, and in mineral waters; atomic symbol Fe, atomic number 26, and atomic weight 55.85; it is an essential constituent of hemoglobin, cytochrome, and other components of respiratory enzyme systems; chief function is in the transport of oxygen to tissue (hemoglobin) and in cellular oxidation mechanisms.", "A river.", "Iron is a mineral that our bodies need for many functions. The body needs iron to make the proteins hemoglobin and myoglobin. Hemoglobin is found in red blood cells and myoglobin is found in muscles. They help carry and store oxygen in the body. Iron is also part of many other proteins and enzymes in the body.Your body needs the right amount of iron. If you have too little iron, you may develop iron deficiency anemia. Causes of low iron levels include blood loss, poor diet, or an inability to absorb enough iron from foods.Too much iron is toxic to your body. Taking too many iron supplements can cause iron poisoning. Some people have an inherited disease called hemochromatosis. It causes too much iron to build up in the body. ", "An iron group element aotm that has atomic number 26.", "An element with atomic number 26.", "A metallic element with atomic symbol Fe, atomic number 26, and atomic weight 55.85. It is an essential constituent of HEMOGLOBINS; CYTOCHROMES; and IRON-BINDING PROTEINS. It plays a role in cellular redox reactions and in the transport of OXYGEN. (source : MSH)", "A metallic element with atomic symbol Fe, atomic number 26, and atomic weight 55.85. It is an essential constituent of HEMOGLOBINS; CYTOCHROMES; and IRON-BINDING PROTEINS. It plays a role in cellular redox reactions and in the transport of OXYGEN.", "An element with atomic symbol Fe, atomic number 26, and atomic weight 55.85. Check for \http://www.cancer.gov/Search/ClinicalTrialsLink.aspx?id=42183&amp;idtype=1\ active clinical trials or \http://www.cancer.gov/Search/ClinicalTrialsLink.aspx?id=42183&amp;idtype=1&amp;closed=1\ closed clinical trials using this agent. (\http://nciterms.nci.nih.gov:80/NCIBrowser/ConceptReport.jsp?dictionary=NCI_Thesaurus&amp;code=C598\ NCI Thesaurus)"</text:p>
          </table:table-cell>
          <table:table-cell/>
          <table:table-cell office:value-type="string" calcext:value-type="string">
            <text:p>http://purl.obolibrary.org/obo/VO_0010988, http://scai.fraunhofer.de/CSEO#CSEO_00000585, http://purl.bioontology.org/ontology/npo#NPO_568, http://phenomebrowser.net/ontologies/mesh/mesh.owl#D01.268.556.412, http://purl.bioontology.org/ontology/MEDLINEPLUS/C0302583, http://www.owl-ontologies.com/Ontology1298855822.owl#Iron, http://www.owl-ontologies.com/RADLEX.owl#RID11812, http://purl.obolibrary.org/obo/GAZ_00396089, http://phenomebrowser.net/ontologies/mesh/mesh.owl#D007501, http://purl.bioontology.org/ontology/MESH/D007501, http://doe-generated-ontology.com/OntoAD#C0376520, http://purl.bioontology.org/ontology/RCD/X795v, http://purl.bioontology.org/ontology/CPT/83540, http://www.co-ode.org/ontologies/galen#Iron, http://ncicb.nci.nih.gov/xml/owl/EVS/Thesaurus.owl#C68256, http://purl.bioontology.org/ontology/CST/SERUM%20IRON%20INC, http://ncicb.nci.nih.gov/xml/owl/EVS/Thesaurus.owl#C74679, http://purl.bioontology.org/ontology/LNC/LP15677-5, http://purl.obolibrary.org/obo/VO_0010997, http://purl.obolibrary.org/obo/XEO_00081, http://purl.bioontology.org/ontology/SNOMEDCT/3829006, http://www.loria.fr/~coulet/ontology/sopharm/version2.1/chebi.owl#CHEBI_18248, http://scai.fraunhofer.de/AlzheimerOntology#iron, http://ontology.apa.org/apaonto/termsonlyOUT%20(5).owl#Iron, http://purl.bioontology.org/ontology/CSP/1629-5100, http://purl.bioontology.org/ontology/CST/ANEMIA%20IRON%20DEFIC, http://purl.bioontology.org/ontology/VANDF/4021883, http://www.projecthalo.com/aura#Iron, http://purl.bioontology.org/ontology/RXNORM/90176, http://purl.bioontology.org/ontology/LNC/MTHU004837, http://purl.bioontology.org/ontology/NDDF/000828, http://purl.bioontology.org/ontology/NDFRT/N0000146032, http://doe-generated-ontology.com/OntoAD#C0302583, http://scai.fraunhofer.de/MSOntology#Iron, http://ncicb.nci.nih.gov/xml/owl/EVS/Thesaurus.owl#C598, http://purl.bioontology.org/ontology/MEDDRA/10022956, http://purl.obolibrary.org/obo/CHEBI_18248, http://phenomebrowser.net/ontologies/mesh/mesh.owl#D01.552.544.412, http://purl.bioontology.org/ontology/NDFRT/N0000029436, http://purl.bioontology.org/ontology/NDFRT/N0000006237, http://purl.obolibrary.org/obo/chebi.owl#CHEBI_18248, http://phenomebrowser.net/ontologies/mesh/mesh.owl#D01.268.956.287, http://ncicb.nci.nih.gov/xml/owl/EVS/Thesaurus.owl#C23016, http://purl.bioontology.org/ontology/PDQ/CDR0000042183, http://purl.bioontology.org/ontology/VANDF/4017653</text:p>
          </table:table-cell>
          <table:table-cell office:value-type="string" calcext:value-type="string">
            <text:p>QIBO, CRISP, GAZ, XEO, NCIT, CSEO, CPT, NIFSTD, LOINC, MESH, RADLEX, NPO, ADO, EFO, SOPHARM, MEDDRA, CHEBI, SNOMEDCT, NDDF, PDQ, GALEN, RH-MESH, VANDF, COSTART, RXNORM, MSO, RCD, MEDLINEPLUS, NDFRT, VO, CCONT, ONTOAD, APAONTO, AURA</text:p>
          </table:table-cell>
          <table:table-cell office:value-type="string" calcext:value-type="string">
            <text:p>hierro, ferrum, Fe55 isotope, Iron product, iron preparations, Iron, InChIKey=XEEYBQQBJWHFJM-UHFFFAOYAG, <text:s/>Dietary, Iron preparation, InChI=1/Fe, hematinics iron preparations, Iron agent, fer, Fe52 isotope, Niferex, ASSAY OF IRON, Fe - Iron, Iron drug, Fe, ANEMIA IRON DEFICIENCY, Eisen, Fe element, IRON SERUM INCREASED, IRON, Fe <text:s/>Iron, 26Fe, Measurement of iron, iron atom, iron, Fe59 isotope, Iron level, préparation de fer, ferric ion, Iron (substance), FE</text:p>
          </table:table-cell>
          <table:table-cell/>
        </table:table-row>
        <table:table-row table:style-name="ro19">
          <table:table-cell office:value-type="string" calcext:value-type="string">
            <text:p>lipid</text:p>
          </table:table-cell>
          <table:table-cell/>
          <table:table-cell office:value-type="string" calcext:value-type="string">
            <text:p>class</text:p>
          </table:table-cell>
          <table:table-cell office:value-type="string" calcext:value-type="string">
            <text:p>"An organic compound of biological origin, which contains hydrocarbons and it is insoluble in water but soluble in non-polar solvents.", "A lipid is a water-insoluable organic molecule.", "hydrophobic or amphiphatic small molecules that originates or in part by carboanion based condensations and/or carbocation-based condensations of isoprene units(prenols, sterols)", "NQ- Albert's Cell <text:s/>Third Edition 94:90 \nLipids are not generally classed as macromolecules even though they share some of their features; for example, most are synthesized as linear polymers of a smaller molecule (the acetyl group on acetyl CoA), and they self- assemble into larger structures (membranes).", "from manual annotation of text corpus", "A class of hydrocarbon-containing organic compounds. Lipids are insoluble in water but soluble in nonpolar solvents and play important roles in living organisms: these roles include functioning as energy storage molecules, serving as structural components of cell membranes, and constituting important signaling molecules. Lipids can be subdivided into 2 groups: fatty acids and glycerides.", "A substances of biological origin that is soluble in nonpolar solvents, consisting of saponifiable lipids, such as glycerides (fats and oils) and phospholipids, as well as nonsaponifiable lipids, principally steroids (adapted from CHEBI).", "a small molecule consisting (almost) entirely of hydrocarbon.", "any of a class of hydrophobic biochemicals including fats, long- chain fatty acids, steroids, oils, and waxes.", "prostaglandins, prostanoids, platelet-activating factor, and leukotrienes", "'Lipids' is a loosely defined term for substances of biological origin that are soluble in nonpolar solvents. They consist of saponifiable lipids, such as glycerides (fats and oils) and phospholipids, as well as nonsaponifiable lipids, principally steroids.\n\nsource: http://purl.obolibrary.org/obo/CHEBI_18059"</text:p>
          </table:table-cell>
          <table:table-cell/>
          <table:table-cell office:value-type="string" calcext:value-type="string">
            <text:p>http://www.bootstrep.eu/ontology/GRO#Lipid, http://unbsj.biordf.net/lipids/lipid-maps-ontology.owl#Lipid, http://www.semanticweb.org/pallabi.d/ontologies/2014/2/untitled-ontology-11#Lipid, http://purl.org/obo/owl/FMA#FMA_67264, http://www.ifomis.org/acgt/1.0#Lipid, http://purl.bioontology.org/ontology/STY/T119, http://purl.org/obo/owlapi/fma#FMA_67264, http://glycomics.ccrc.uga.edu/ontologies/GlycO#lipid, http://sig.uw.edu/fma#Lipid, http://semanticscience.org/resource/SIO_010011, http://www.co-ode.org/ontologies/galen#Lipid, http://scai.fraunhofer.de/CSEO#CSEO_00000592, http://purl.obolibrary.org/obo/MCBCC_0000261#Lipid, http://purl.obolibrary.org/obo/CHEBI_18059, http://scai.fraunhofer.de/AlzheimerOntology#lipid, http://www.semanticweb.org/ontologies/2008/8/MultiscaleSkinPhysiologyOntology.owl#Lipid, http://purl.obolibrary.org/obo/chebi.owl#CHEBI_18059, http://chem.deri.ie/granatum#Lipid, http://purl.bioontology.org/ontology/CSP/1743-9503, http://www.projecthalo.com/aura#Lipid, http://purl.bioontology.org/ontology/RCD/XaDpP, http://purl.bioontology.org/ontology/npo#NPO_252, http://www.bioassayontology.org/bao#BAO_0000171, http://doe-generated-ontology.com/OntoAD#Lipid, http://semanticscience.org/sadi/ontology/leo.owl#Lipid</text:p>
          </table:table-cell>
          <table:table-cell office:value-type="string" calcext:value-type="string">
            <text:p>AI-RHEUM, CRISP, GRO, CSEO, CPT, NIFSTD, LOINC, MESH, MSTDE, NPO, ICPC2P, GLYCO, ADO, MCBCC, CANCO, SPO, OntoVIP, MEDDRA, MSTDE-FRE, BIOMODELS, ICD9CM, NCBITAXON, FMA, MCCL, NDDF, GALEN, WHO-ART, ICD10PCS, COSTART, VANDF, HUPSON, LIPRO, HINO, RXNORM, EP, ICD10, MDDB, RCD, HCPCS, SIO, BAO-GPCR, NDFRT, ACGT-MO, CCONT, ONTOAD, AURA</text:p>
          </table:table-cell>
          <table:table-cell office:value-type="string" calcext:value-type="string">
            <text:p>lipids, Lipid, wax</text:p>
          </table:table-cell>
          <table:table-cell/>
        </table:table-row>
        <table:table-row table:style-name="ro1">
          <table:table-cell office:value-type="string" calcext:value-type="string">
            <text:p>recycled</text:p>
          </table:table-cell>
          <table:table-cell table:number-columns-repeated="8"/>
        </table:table-row>
        <table:table-row table:style-name="ro14">
          <table:table-cell office:value-type="string" calcext:value-type="string">
            <text:p>bacterial</text:p>
          </table:table-cell>
          <table:table-cell/>
          <table:table-cell office:value-type="string" calcext:value-type="string">
            <text:p>class</text:p>
          </table:table-cell>
          <table:table-cell table:number-columns-repeated="2"/>
          <table:table-cell office:value-type="string" calcext:value-type="string">
            <text:p>http://scai.fraunhofer.de/CSEO#CSEO_00000435, http://purl.bioontology.org/ontology/LNC/LP20755-2, http://purl.bioontology.org/ontology/SNMI/L-10000</text:p>
          </table:table-cell>
          <table:table-cell office:value-type="string" calcext:value-type="string">
            <text:p>SNMI, CSEO, LOINC</text:p>
          </table:table-cell>
          <table:table-cell office:value-type="string" calcext:value-type="string">
            <text:p>Bacterial, BACTERIA, Bacteria, <text:s/>NOS, BACTERIA AND RICKETTSIAE</text:p>
          </table:table-cell>
          <table:table-cell/>
        </table:table-row>
        <table:table-row table:style-name="ro4">
          <table:table-cell office:value-type="string" calcext:value-type="string">
            <text:p>plot</text:p>
          </table:table-cell>
          <table:table-cell/>
          <table:table-cell office:value-type="string" calcext:value-type="string">
            <text:p>class</text:p>
          </table:table-cell>
          <table:table-cell office:value-type="string" calcext:value-type="string">
            <text:p>"A plot is a part of a figure that corresponds to the spatial region between the set of axes."</text:p>
          </table:table-cell>
          <table:table-cell/>
          <table:table-cell office:value-type="string" calcext:value-type="string">
            <text:p>https://code.ecoinformatics.org/code/semtools/trunk/dev/oboe/oboe-sbc.owl#Plot, http://semanticscience.org/resource/SIO_000449, http://ecoinformatics.org/oboe/oboe.1.0/oboe-spatial.owl#Plot, http://sweet.jpl.nasa.gov/2.3/reprDataServiceAnalysis.owl#Plot</text:p>
          </table:table-cell>
          <table:table-cell office:value-type="string" calcext:value-type="string">
            <text:p>SIO, OBOE-SBC, SWEET, BIOMO</text:p>
          </table:table-cell>
          <table:table-cell table:number-columns-repeated="2"/>
        </table:table-row>
        <table:table-row table:style-name="ro25">
          <table:table-cell office:value-type="string" calcext:value-type="string">
            <text:p>rate</text:p>
          </table:table-cell>
          <table:table-cell/>
          <table:table-cell office:value-type="string" calcext:value-type="string">
            <text:p>class</text:p>
          </table:table-cell>
          <table:table-cell office:value-type="string" calcext:value-type="string">
            <text:p>"The act of ascertaining or fixing the value or worth of something.", "A rate is a quantity per unit of time.", "A quality of a single process inhering in a bearer by virtue of the bearer's occurrence per unit time.", "A realizable entity which inheres in a continuant or a group of continuants under certain conditions, and it is realized through the occurrence of a process, activity or interaction per unit time.100429NPODennis Thomas", "A measurement of degree, speed, or frequency relative to time."</text:p>
          </table:table-cell>
          <table:table-cell/>
          <table:table-cell office:value-type="string" calcext:value-type="string">
            <text:p>http://purl.org/obo/owl/PATO#PATO_0000161, http://purl.bioontology.org/ontology/npo#NPO_1308, http://purl.org/net/OCRe/statistics.owl#OCRE200042, http://ncicb.nci.nih.gov/xml/owl/EVS/Thesaurus.owl#C77538, http://www.owl-ontologies.com/RCTOntology.owl#Rate, http://purl.obolibrary.org/obo/PATO_0000161, http://sweet.jpl.nasa.gov/2.3/propTimeFrequency.owl#Rate, http://www.loria.fr/~coulet/ontology/pato/version1.33/quality.owl#rate, http://purl.org/incf/ontology/Computational_Neurosciences/cno_alpha.owl#cno_0000194, http://www.semanticweb.org/owner/ontologies/2014/2/HIVandAIDS.owl#OWLClass_00000003247969811526, http://purl.bioontology.org/ontology/LNC/MTHU027852, http://scai.fraunhofer.de/NDDUO#rate, http://ncicb.nci.nih.gov/xml/owl/EVS/Thesaurus.owl#C25636</text:p>
          </table:table-cell>
          <table:table-cell office:value-type="string" calcext:value-type="string">
            <text:p>PPIO, NCIT, CNO, NIFSTD, LOINC, HIVO004, PATO, NPO, BDO, ADO, SOPHARM, BIOMODELS, NIFSUBCELL, HUPSON, OCRE, MS, SWEET, EP, NIFDYS, ONSTR, FYPO, VSO, RCTONT, NIFCELL, NEMO, PCO, NONRCTO</text:p>
          </table:table-cell>
          <table:table-cell office:value-type="string" calcext:value-type="string">
            <text:p>Rated, Rate, rates</text:p>
          </table:table-cell>
          <table:table-cell/>
        </table:table-row>
        <table:table-row table:style-name="ro31">
          <table:table-cell office:value-type="string" calcext:value-type="string">
            <text:p>root</text:p>
          </table:table-cell>
          <table:table-cell/>
          <table:table-cell office:value-type="string" calcext:value-type="string">
            <text:p>class</text:p>
          </table:table-cell>
          <table:table-cell office:value-type="string" calcext:value-type="string">
            <text:p>"A plant axis (PO:0025004) that is part of a root system (PO:0025025).", "organ of higher plants growing underground for anchorage, water/nutrient absorption, and storage of food; can reproduce plant vegetatively, and is usually the largest part of the plant's body.", "A basal supporting ridge of a cone arising from the flat ventral surface of the cibarium.", "n vascular plants, the root is the organ of a plant body that typically lies below the surface of the soil (compare with stem). However, this is not always the case, since a root can also be aerial (that is, growing above the ground) or aerating (that is, growing up above the ground or especially above water). On the other hand, a stem normally occurring below ground is not exceptional either (see rhizome). So, it is better to define root as a part of a plant body that bears no leaves, and therefore also lacks nodes. There are also important internal structural differences between stems and roots. The two major functions of roots are 1.) absorption of water and inorganic nutrients and 2.) anchoring the plant body to the ground. Roots also function in cytokinin synthesis, which supplies some of shoot needs. They often function in storage of food. The roots of most vascular plant species enter into symbiosis with certain fungi to form mycorrhizas, and a large range of other organisms including bacteria also closely associate with roots.", "The root system of Zea mays is a complex organ. While most of it arises from the basal portion of the plant below ground, a considerable number of above-ground adventitious roots also contribute significantly to the volume of the root system. below-ground", "Concepts in a hierarchy are often said to be in a tree. <text:s/>A root refers to a concept that is considered as the top node for a specific purpose.", "The part of a tooth below the neck of the tooth which is covered by cementum.", "The usually underground part of a seed plant body that originates usually from the hypocotyl, functions as an organ of absorption, aeration, and food storage or as a means of anchorage and support, and differs from a stem especially in lacking nodes, buds, and leaves."</text:p>
          </table:table-cell>
          <table:table-cell/>
          <table:table-cell office:value-type="string" calcext:value-type="string">
            <text:p>http://sweet.jpl.nasa.gov/2.3/matrPlant.owl#Root, http://purl.bioontology.org/ontology/CSP/2342-3493, http://purl.bioontology.org/ontology/RCD/XC0Rp, http://purl.obolibrary.org/obo/BTO_0001188, http://www.projecthalo.com/aura#Root, http://purl.obolibrary.org/obo/MAT_0000005, http://purl.bioontology.org/ontology/LNC/MTHU015269, http://purl.bioontology.org/ontology/SNOMEDCT/2338009, http://ncicb.nci.nih.gov/xml/owl/EVS/Thesaurus.owl#C33446, http://ncicb.nci.nih.gov/xml/owl/EVS/Thesaurus.owl#C79664, http://purl.obolibrary.org/obo/TGMA_0000111, http://purl.obolibrary.org/obo/PO_0009005, http://purl.obolibrary.org/obo/ZEA_0015034, http://www.ebi.ac.uk/efo/EFO_0000989, http://ncicb.nci.nih.gov/xml/owl/EVS/Thesaurus.owl#Radix_Dentis, http://ncicb.nci.nih.gov/xml/owl/EVS/Thesaurus.owl#C45800, http://www.co-ode.org/ontologies/galen#Root, http://purl.obolibrary.org/obo/NCBITaxon_1</text:p>
          </table:table-cell>
          <table:table-cell office:value-type="string" calcext:value-type="string">
            <text:p>TGMA, CRISP, MAT, NMOSP, NCIT, LOINC, SYN, SWEET, GRO-CPGA, EFO, RCD, PAE, ZEA, SNOMEDCT, BTO, GALEN, AURA, PO</text:p>
          </table:table-cell>
          <table:table-cell office:value-type="string" calcext:value-type="string">
            <text:p>ra&amp;#237z (Spanish), radices, Root, Tooth Root, Root of the Tooth, radix, 根 (Japanese), Plant roots (substance), Radix, Root of Tooth, root, GRO:0005338, Radix Dentis</text:p>
          </table:table-cell>
          <table:table-cell/>
        </table:table-row>
        <table:table-row table:style-name="ro32">
          <table:table-cell office:value-type="string" calcext:value-type="string">
            <text:p>gas</text:p>
          </table:table-cell>
          <table:table-cell/>
          <table:table-cell office:value-type="string" calcext:value-type="string">
            <text:p>class</text:p>
          </table:table-cell>
          <table:table-cell office:value-type="string" calcext:value-type="string">
            <text:p>"A physical quality inhering in a bearer by virtue of the bearer's parts having the arrangement which exhibits characteristics of gases.", "Other designations: N-acetylgalactosamine-6-sulfatase|N-acetylgalactosamine-6-sulfate sulfatase|chondroitinase|chondroitinsulfatase|galNAc6S sulfatase|galactose-6-sulfate sulfatase", "A fluid in the gaseous state having neither independent shape nor volume and being able to expand indefinitely.", "An elastic aeriform fluid in which the molecules are separated from one another and have freedom of movement.", "A fluid having neither independent shape nor volume and being able to expand indefinitely.source:NCI", "A technique where a solid sample is first partially dissolved in a organic solvent in a vessel. The solution is then pressurised with a dense gas or supercritical fluid resulting in precipitation of the solid as a fine powder.", "Everyone has gas. Most people pass gas 13 to 21 times a day. Passing gas through the mouth is called belching or burping. Passing gas through the anus is called flatulence. Most of the time gas does not have an odor. The odor comes from bacteria in the large intestine that release small amounts of gases that contain sulfur.Gas in the digestive tract comes from two sources: air that you swallow and the breakdown of undigested food by bacteria in the large intestine. Certain foods may cause gas. Foods that produce gas in one person may not cause gas in another.You can reduce the amount of gas you have byDrinking lots of water and non-fizzy drinksEating more slowly so you swallow less air when you eatAvoiding milk products if you have lactose intoleranceMedicines can help reduce gas or the pain and bloating caused by gas. If your symptoms still bother you, see your health care provider.NIH: National Institute of Diabetes and Digestive and Kidney Diseases", "Human GAST wild-type allele is located in the vicinity of 17q21 and is approximately 4 kb in length. This allele, which encodes gastrin protein, is involved in the regulation of both the production of hydrochloric acid and digestive enzymes and smooth muscle contraction, blood circulation and water secretion in the stomach and intestine.", "vapor state of matter; nonelastic fluids in which the molecules are in free movement and their mean positions far apart.", "The protein-coding gene PAGR1 (PAXIP1 associated glutamate-rich protein 1) located on the chromosome 16 mapped at 16p11.2.", "Other designations: preprogastrin", "Other designations: PAXIP1-associated glutamate-rich protein 1|PAXIP1-associated protein 1|PTIP-associated 1 protein|PTIP-associated protein 1|glutamate-rich coactivator associated with SRC1|glutamate-rich coactivator interacting with SRC1/NCOA1", "Human PAGR1 wild-type allele is located in the vicinity of 16p11.2 and is approximately 6 kb in length. This allele, which encodes PAXIP1-associated glutamate-rich protein 1, is involved in the regulation of both gene transcription and histone methylation."</text:p>
          </table:table-cell>
          <table:table-cell/>
          <table:table-cell office:value-type="string" calcext:value-type="string">
            <text:p>http://purl.obolibrary.org/obo/OGG_3000079447, http://purl.bioontology.org/ontology/npo#NPO_785, http://purl.obolibrary.org/obo/CHMO_0001945, http://doe-generated-ontology.com/OntoAD#C1541907, http://ncicb.nci.nih.gov/xml/owl/EVS/Thesaurus.owl#C112900, http://purl.obolibrary.org/obo/OGG_3000002520, http://purl.bioontology.org/ontology/NDDF/GA, http://purl.obolibrary.org/obo/PATO_0001737, http://nmrML.org/nmrCV#NMR:1000048, http://www.co-ode.org/ontologies/galen#Gas, http://purl.bioontology.org/ontology/OMIM/137250, http://purl.org/obo/owlapi/fma#FMA_85816, http://purl.bioontology.org/ontology/LNC/MTHU009035, http://www.orpha.net/ORDO/Orphanet_122002, http://purl.org/obo/owl/FMA#FMA_85816, http://purl.bioontology.org/ontology/CSP/1244-3286, http://ncicb.nci.nih.gov/xml/owl/EVS/Thesaurus.owl#C94667, http://ncicb.nci.nih.gov/xml/owl/EVS/Thesaurus.owl#C45299, http://purl.bioontology.org/ontology/MEDLINEPLUS/C0596601, http://purl.bioontology.org/ontology/RCD/X799E, http://purl.bioontology.org/ontology/LNC/LP7253-0, http://www.bootstrep.eu/ontology/GRO#Gas, http://purl.bioontology.org/ontology/SNOMEDCT/413643004, http://www.limics.org/hrdo/rdfns#gen_id_16095, http://purl.org/obo/owl/PATO#PATO_0001737, http://purl.bioontology.org/ontology/MEDDRA/10017735, http://purl.bioontology.org/ontology/SNOMEDCT/74947009, http://ncicb.nci.nih.gov/xml/owl/EVS/Thesaurus.owl#C42933, http://purl.bioontology.org/ontology/HL7/C1550641, http://purl.obolibrary.org/obo/OGG_3000002588, http://sig.uw.edu/fma#Gas, http://www.owl-ontologies.com/RADLEX.owl#RID39157, http://purl.obolibrary.org/obo/NCBIGene_79447</text:p>
          </table:table-cell>
          <table:table-cell office:value-type="string" calcext:value-type="string">
            <text:p>CRISP, PPIO, NCIT, GRO, LOINC, PATO, RADLEX, ORDO, NPO, EFO, MEDDRA, BIOMODELS, CHMO, SNOMEDCT, FMA, NDDF, GALEN, HUPSON, MS, OMIM, SYN, EP, CCO, OGG, RCD, HL7, NMR, MEDLINEPLUS, HRDO, ONTOAD</text:p>
          </table:table-cell>
          <table:table-cell office:value-type="string" calcext:value-type="string">
            <text:p>Group A Strep, GAS recrystallisation, GalN6S, Gas Dose Form, Beta-hemolytic Streptococcus, mucopolysaccharidosis type IVA, Gastrin wt Allele, PAXIP1 Associated Glutamate-Rich Protein 1 wt Allele, GASP, galactosamine (N-acetyl)-6-sulfate sulfatase, <text:s/>group A (organism), gas, GASR, GALNAC6S, gas antisolvent precipitation, PA1, <text:s/>group A, Chromosome 16 Open Reading Frame 53 Gene, gas antisolvent recrystallization, gas antisolvent reaction, Galactosamine (N-acetyl)-6-sulfate sulfatase (Morquio syndrome, gas anti-solvent reaction, C16orf53, GAS recrystallization, Morquio syndrome, gas anti-solvent recrystallisation, Gaseous substance (substance), <text:s/>mucopolysaccharidosis type IVA), gas antisolvent recrystallisation, Beta-haemolytic Streptococcus, GAS, Gas, Group A beta-hemolytic streptococci, gas anti-solvent precipitation, gas anti-solvent recrystallization, MPS4A</text:p>
          </table:table-cell>
          <table:table-cell/>
        </table:table-row>
        <table:table-row table:style-name="ro1">
          <table:table-cell office:value-type="string" calcext:value-type="string">
            <text:p>nanosized</text:p>
          </table:table-cell>
          <table:table-cell table:number-columns-repeated="8"/>
        </table:table-row>
        <table:table-row table:style-name="ro1">
          <table:table-cell office:value-type="string" calcext:value-type="string">
            <text:p>colloidal</text:p>
          </table:table-cell>
          <table:table-cell/>
          <table:table-cell office:value-type="string" calcext:value-type="string">
            <text:p>class</text:p>
          </table:table-cell>
          <table:table-cell table:number-columns-repeated="2"/>
          <table:table-cell office:value-type="string" calcext:value-type="string">
            <text:p>http://scai.fraunhofer.de/CSEO#CSEO_00000465</text:p>
          </table:table-cell>
          <table:table-cell office:value-type="string" calcext:value-type="string">
            <text:p>CSEO</text:p>
          </table:table-cell>
          <table:table-cell table:number-columns-repeated="2"/>
        </table:table-row>
        <table:table-row table:style-name="ro33">
          <table:table-cell office:value-type="string" calcext:value-type="string">
            <text:p>molecular</text:p>
          </table:table-cell>
          <table:table-cell/>
          <table:table-cell office:value-type="string" calcext:value-type="string">
            <text:p>class</text:p>
          </table:table-cell>
          <table:table-cell office:value-type="string" calcext:value-type="string">
            <text:p>"Relating to or produced by or consisting of molecules."</text:p>
          </table:table-cell>
          <table:table-cell/>
          <table:table-cell office:value-type="string" calcext:value-type="string">
            <text:p>http://ncicb.nci.nih.gov/xml/owl/EVS/Thesaurus.owl#C25574, http://purl.obolibrary.org/obo/CDAO_0000034</text:p>
          </table:table-cell>
          <table:table-cell office:value-type="string" calcext:value-type="string">
            <text:p>CDAO, NCIT</text:p>
          </table:table-cell>
          <table:table-cell table:number-columns-repeated="2"/>
        </table:table-row>
        <table:table-row table:style-name="ro34">
          <table:table-cell office:value-type="string" calcext:value-type="string">
            <text:p>microbe</text:p>
          </table:table-cell>
          <table:table-cell/>
          <table:table-cell office:value-type="string" calcext:value-type="string">
            <text:p>class</text:p>
          </table:table-cell>
          <table:table-cell office:value-type="string" calcext:value-type="string">
            <text:p>"A microscopic organism. The term microorganism may refer to a prokaryote or eukaryote, and may be a unicellular or multicellular organism. All taxonomic kingdoms contain microorganisms.", "A microscopic organism. The term microorganism may refer to a prokaryote or eukaryote, and may be a unicellular or multicellular organism. All taxonomic kingdoms contain microorganisms.\n\nsource: http://ncicb.nci.nih.gov/xml/owl/EVS/Thesaurus.owl#Microorganism"</text:p>
          </table:table-cell>
          <table:table-cell/>
          <table:table-cell office:value-type="string" calcext:value-type="string">
            <text:p>http://ncicb.nci.nih.gov/xml/owl/EVS/Thesaurus.owl#C14329, http://ncicb.nci.nih.gov/xml/owl/EVS/Thesaurus.owl#Microorganism, http://www.semanticweb.org/associatedmedicine/lavima/2011/10/Ontology1.owl#Microbe</text:p>
          </table:table-cell>
          <table:table-cell office:value-type="string" calcext:value-type="string">
            <text:p>NCIT, ONTOMA, HUPSON</text:p>
          </table:table-cell>
          <table:table-cell office:value-type="string" calcext:value-type="string">
            <text:p>ANAEROBIC GRAM-POSITIVE ROD, STREPTOCOCCUS BETA-HEMOLYTIC, GPR, Micro-organism, ANAEROBIC GRAM-NEGATIVE COCCUS, GRAM-POSITIVE BACILLUS, DIPHTHEROID BACILLUS, AEROBIC GRAM-NEGATIVE COCCUS, NON-FERMENTATIVE GRAM-NEGATIVE BACILLUS, Microorganisms, STREPTOCOCCUS GAMMA-HEMOLYTIC, CORYNEFORM GRAM-POSITIVE BACILLUS, AEROBIC GRAM-POSITIVE BACILLUS, GRAM-POSITIVE COCCUS, AEROBIC GRAM-POSITIVE COCCUS, AEROBIC GRAM-NEGATIVE BACILLUS, AEROBIC GRAM-NEGATIVE ROD, ANAEROBIC GRAM-NEGATIVE ROD, FERMENTATIVE GRAM-NEGATIVE BACILLUS, ANAEROBIC GRAM-POSITIVE COCCUS, ANAEROBIC GRAM-POSITIVE BACILLUS, STREPTOCOCCUS ALPHA-HEMOLYTIC, AEROBIC GRAM-POSITIVE ROD, Gram Positive Bacillus, CORYNEFORM GRAM-POSITIVE ROD, GRAM-NEGATIVE COCCUS, FERMENTATIVE GRAM-NEGATIVE ROD, Microbe, microbes, NON-FERMENTATIVE GRAM-NEGATIVE ROD, microorganism, GRAM-NEGATIVE BACILLUS, ANAEROBIC GRAM-NEGATIVE BACILLUS, Aerobic rod, Single-Celled Organism, <text:s/>General</text:p>
          </table:table-cell>
          <table:table-cell/>
        </table:table-row>
        <table:table-row table:style-name="ro9">
          <table:table-cell office:value-type="string" calcext:value-type="string">
            <text:p>factor</text:p>
          </table:table-cell>
          <table:table-cell/>
          <table:table-cell office:value-type="string" calcext:value-type="string">
            <text:p>class</text:p>
          </table:table-cell>
          <table:table-cell office:value-type="string" calcext:value-type="string">
            <text:p>"Anything that contributes causally to a result.", "a directive information entity that is part of a study design. Independent variables are entities whose values are selected to determine its relationship to an observed phenomenon (the dependent variable). In such an experiment, an attempt is made to find evidence that the values of the independent variable determine the values of the dependent variable (that which is being measured). The independent variable can be changed as required, and its values do not represent a problem requiring explanation in an analysis, but are taken simply as given. The dependent variable on the other hand, usually cannot be directly controlled", "In mathematics, a constant is a non-varying value, i.e. completely fixed or fixed in the context of use. The term usually occurs in opposition to variable (i.e. variable quantity), which is a symbol that stands for a value that may vary.\n\nIn polynomials, polynomial function of degree 2 is generally denoted as\n\n <text:s text:c="7"/>a x^2 + b x + c, \n\nwhere a, b and c are constants (or parameters), while x is the variable, a placeholder for the argument of the function being studied.\n\nsource: http://en.wikipedia.org/wiki/Constant_%28mathematics%29", "Any of the numbers (or symbols) that form a product when multiplied together.", "A chemical substance, often an enzyme, that plays a crucial role in a biological process."</text:p>
          </table:table-cell>
          <table:table-cell/>
          <table:table-cell office:value-type="string" calcext:value-type="string">
            <text:p>http://ncicb.nci.nih.gov/xml/owl/EVS/Thesaurus.owl#C25506, http://purl.obolibrary.org/obo/IDOMAL_0000341, http://www.sarala.bioeng.auckland.ac.nz/Physical.owl#Constant, http://purl.obolibrary.org/obo/OBI_0000750, http://purl.bioontology.org/ontology/LNC/LP28608-5, http://kt.ijs.si/panovp/OntoDT#OntoDT_442100, http://ncicb.nci.nih.gov/xml/owl/EVS/Thesaurus.owl#C84380</text:p>
          </table:table-cell>
          <table:table-cell office:value-type="string" calcext:value-type="string">
            <text:p>IDOMAL, ONTODM-CORE, STATO, NCIT, LOINC, ONTODT, IDODEN, HUPSON</text:p>
          </table:table-cell>
          <table:table-cell office:value-type="string" calcext:value-type="string">
            <text:p>explanatory variable, Determinant, Factor, coefficient, coefficients, constants, factor</text:p>
          </table:table-cell>
          <table:table-cell/>
        </table:table-row>
        <table:table-row table:style-name="ro14">
          <table:table-cell office:value-type="string" calcext:value-type="string">
            <text:p>organic</text:p>
          </table:table-cell>
          <table:table-cell/>
          <table:table-cell office:value-type="string" calcext:value-type="string">
            <text:p>class</text:p>
          </table:table-cell>
          <table:table-cell office:value-type="string" calcext:value-type="string">
            <text:p>"A quality that inheres in a molecular entity which contains carbon as a principal element.", "A substance relating to or containing elemental carbon or carbon compounds."</text:p>
          </table:table-cell>
          <table:table-cell/>
          <table:table-cell office:value-type="string" calcext:value-type="string">
            <text:p>http://ncicb.nci.nih.gov/xml/owl/EVS/Thesaurus.owl#C63848, http://purl.bioontology.org/ontology/npo#NPO_802</text:p>
          </table:table-cell>
          <table:table-cell office:value-type="string" calcext:value-type="string">
            <text:p>NCIT, NPO</text:p>
          </table:table-cell>
          <table:table-cell table:number-columns-repeated="2"/>
        </table:table-row>
        <table:table-row table:style-name="ro19">
          <table:table-cell office:value-type="string" calcext:value-type="string">
            <text:p>Fe</text:p>
          </table:table-cell>
          <table:table-cell/>
          <table:table-cell office:value-type="string" calcext:value-type="string">
            <text:p>class</text:p>
          </table:table-cell>
          <table:table-cell office:value-type="string" calcext:value-type="string">
            <text:p>"Other designations: TFIIE-beta|general transcription factor IIE subunit 2|transcription initiation factor IIE subunit beta", "The determination of the amount of iron present in a sample.", "An element with atomic symbol Fe, atomic number 26, and atomic weight 55.85.", "Other designations: TFIIE-alpha|general transcription factor IIE 56 kDa subunit|general transcription factor IIE subunit 1|transcription initiation factor IIE subunit alpha", "Defines the concentration of of total iron", "A metallic element found in certain minerals, in nearly all soils, and in mineral waters. It has the atomic symbol Fe, atomic number 26, and atomic weight 55.85. It is an essential constituent of hemoglobin, cytochrome, and other components of respiratory enzyme systems. Its chief functions are in the transport of oxygen to tissue (hemoglobin) and in cellular oxidation mechanisms. Depletion of iron stores may result in iron-deficiency anemia. Iron is used to build up the blood in anemia. (From Dorland, 27th ed) MeSH", "A subject domain utilized for the submission of information encompassing and representing data, vocabulary or records related to fertility.", "The protein-coding gene GTF2E1 (general transcription factor IIE, polypeptide 1, alpha 56kDa) located on the chromosome 3 mapped at 3q21-q24.", "An element with atomic symbol Fe, atomic number 26, and atomic weight 55.85. Check for \http://www.cancer.gov/Search/ClinicalTrialsLink.aspx?id=42183&amp;idtype=1\ active clinical trials or \http://www.cancer.gov/Search/ClinicalTrialsLink.aspx?id=42183&amp;idtype=1&amp;closed=1\ closed clinical trials using this agent. (\http://nciterms.nci.nih.gov:80/NCIBrowser/ConceptReport.jsp?dictionary=NCI_Thesaurus&amp;code=C598\ NCI Thesaurus)", "The protein-coding gene GTF2E2 (general transcription factor IIE, polypeptide 2, beta 34kDa) located on the chromosome 8 mapped at 8p12."</text:p>
          </table:table-cell>
          <table:table-cell/>
          <table:table-cell office:value-type="string" calcext:value-type="string">
            <text:p>http://ncicb.nci.nih.gov/xml/owl/EVS/Thesaurus.owl#C68256, http://purl.bioontology.org/ontology/MEDDRA/10016272, http://purl.obolibrary.org/obo/OGG_3000002961, http://ncicb.nci.nih.gov/xml/owl/EVS/Thesaurus.owl#C74679, http://purl.obolibrary.org/obo/OGG_3000002960, http://www.owl-ontologies.com/RADLEX.owl#RID11812, http://purl.bioontology.org/ontology/NDDF/FE, http://purl.obolibrary.org/obo/NCBIGene_2961, http://purl.obolibrary.org/obo/NCBIGene_2960, http://ncicb.nci.nih.gov/xml/owl/EVS/Thesaurus.owl#C598, http://purl.obolibrary.org/obo/XEO_00096, http://ncicb.nci.nih.gov/xml/owl/EVS/Thesaurus.owl#C95089, http://purl.bioontology.org/ontology/PDQ/CDR0000042183</text:p>
          </table:table-cell>
          <table:table-cell office:value-type="string" calcext:value-type="string">
            <text:p>XEO, NCIT, MEDDRA, RADLEX, NDDF, PDQ, CCO, OGG</text:p>
          </table:table-cell>
          <table:table-cell office:value-type="string" calcext:value-type="string">
            <text:p>TFIIE-A, Niferex, Fertility, Iron, IRON, TF2E1, TF2E2, TFIIE-B, Fe, FE</text:p>
          </table:table-cell>
          <table:table-cell/>
        </table:table-row>
        <table:table-row table:style-name="ro1">
          <table:table-cell office:value-type="string" calcext:value-type="string">
            <text:p>SCCZ</text:p>
          </table:table-cell>
          <table:table-cell table:number-columns-repeated="8"/>
        </table:table-row>
        <table:table-row table:style-name="ro33">
          <table:table-cell office:value-type="string" calcext:value-type="string">
            <text:p>harvest</text:p>
          </table:table-cell>
          <table:table-cell/>
          <table:table-cell office:value-type="string" calcext:value-type="string">
            <text:p>class</text:p>
          </table:table-cell>
          <table:table-cell office:value-type="string" calcext:value-type="string">
            <text:p>"Remove from a culture or a living or dead body, as for the purposes of transplantation."</text:p>
          </table:table-cell>
          <table:table-cell/>
          <table:table-cell office:value-type="string" calcext:value-type="string">
            <text:p>http://ncicb.nci.nih.gov/xml/owl/EVS/Thesaurus.owl#C37963</text:p>
          </table:table-cell>
          <table:table-cell office:value-type="string" calcext:value-type="string">
            <text:p>NCIT</text:p>
          </table:table-cell>
          <table:table-cell office:value-type="string" calcext:value-type="string">
            <text:p>Harvest</text:p>
          </table:table-cell>
          <table:table-cell/>
        </table:table-row>
        <table:table-row table:style-name="ro33">
          <table:table-cell office:value-type="string" calcext:value-type="string">
            <text:p>characteristics</text:p>
          </table:table-cell>
          <table:table-cell/>
          <table:table-cell office:value-type="string" calcext:value-type="string">
            <text:p>class</text:p>
          </table:table-cell>
          <table:table-cell office:value-type="string" calcext:value-type="string">
            <text:p>"The distinguishing qualities or prominent aspect of a person, object, action, process, or substance."</text:p>
          </table:table-cell>
          <table:table-cell/>
          <table:table-cell office:value-type="string" calcext:value-type="string">
            <text:p>http://sweet.jpl.nasa.gov/2.3/propCategorical.owl#Characteristics, http://ncicb.nci.nih.gov/xml/owl/EVS/Thesaurus.owl#C25447</text:p>
          </table:table-cell>
          <table:table-cell office:value-type="string" calcext:value-type="string">
            <text:p>NCIT, SWEET</text:p>
          </table:table-cell>
          <table:table-cell office:value-type="string" calcext:value-type="string">
            <text:p>Characteristics, Feature</text:p>
          </table:table-cell>
          <table:table-cell/>
        </table:table-row>
        <table:table-row table:style-name="ro13">
          <table:table-cell office:value-type="string" calcext:value-type="string">
            <text:p>biota</text:p>
          </table:table-cell>
          <table:table-cell/>
          <table:table-cell office:value-type="string" calcext:value-type="string">
            <text:p>class</text:p>
          </table:table-cell>
          <table:table-cell office:value-type="string" calcext:value-type="string">
            <text:p>"The spectrum of different living organisms inhabiting a particular region, habitat, or biotope.,A technical term that describes the organization of a biological community with respect to ecological interactions. These interactions include competition, mutualism, predation, and commensalism.,The distribution and abundance of taxa in a biological or ecological community."</text:p>
          </table:table-cell>
          <table:table-cell/>
          <table:table-cell office:value-type="string" calcext:value-type="string">
            <text:p>http://purl.bioontology.org/ontology/NCBITAXON/131567, http://purl.bioontology.org/ontology/MESH/D058448, http://phenomebrowser.net/ontologies/mesh/mesh.owl#N06.230.124.049.100, http://phenomebrowser.net/ontologies/mesh/mesh.owl#D058448, http://sweet.jpl.nasa.gov/2.3/realmBiolBiome.owl#Biota, http://phenomebrowser.net/ontologies/mesh/mesh.owl#G16.500.275.157.049.100</text:p>
          </table:table-cell>
          <table:table-cell office:value-type="string" calcext:value-type="string">
            <text:p>MESH, SWEET, NCBITAXON, RH-MESH</text:p>
          </table:table-cell>
          <table:table-cell office:value-type="string" calcext:value-type="string">
            <text:p>Biotic Communities, <text:s/>Biological, biota, Communities, Community Composition, <text:s/>Biotic, Ecological Community, <text:s/>Ecological Community, Ecological Community Structure, Biological Community, Community Structures, Ecological Community Composition, Ecological Communities, Ecological Community Compositions, Biocenoses, Community Structure, Community Compositions, Ecological Community Structures, Biotic Community, Biological Communities, <text:s/>Ecological, Biocenose, Structure, Community</text:p>
          </table:table-cell>
          <table:table-cell/>
        </table:table-row>
        <table:table-row table:style-name="ro8">
          <table:table-cell office:value-type="string" calcext:value-type="string">
            <text:p>substance</text:p>
          </table:table-cell>
          <table:table-cell/>
          <table:table-cell office:value-type="string" calcext:value-type="string">
            <text:p>class</text:p>
          </table:table-cell>
          <table:table-cell office:value-type="string" calcext:value-type="string">
            <text:p>"Semantic Type: Substance\nTUI: T167\nDefinition: A material with definite or fairly definite chemical composition.", "A material with particular features. (source : NCI)", "A substance is an Object in which every part is similar to every other in every relevant respect. <text:s/>More precisely, something is a Substance when it has only arbitrary pieces as parts - any parts have properties which are similar to those of the whole. <text:s/>Note that a Substance may nonetheless have physical properties that vary. <text:s/>For example, the temperature, chemical constitution, density, etc. may change from one part to another. <text:s/>An example would be a body of water.", "Any matter of defined composition that has discrete existence, whose origin may be biological, mineral or chemical.", "A substance is defined as an ontologically independent, subsistent entity. It is not in anything else or exists in another subject, it is something existing in itself and is undivided in itself."</text:p>
          </table:table-cell>
          <table:table-cell/>
          <table:table-cell office:value-type="string" calcext:value-type="string">
            <text:p>http://www.projecthalo.com/aura#Substance, http://purl.bioontology.org/ontology/STY/T167, http://purl.bioontology.org/ontology/LNC/LP20778-4, http://ecoinformatics.org/oboe/oboe.1.0/oboe-chemistry.owl#Substance, http://purl.bioontology.org/ontology/PMR.owl#Substance, http://purl.bioontology.org/ontology/RCD/XM0Rt, http://sweet.jpl.nasa.gov/2.3/matr.owl#Substance, http://neomark.owl#substance, http://purl.bioontology.org/ontology/SNOMEDCT/261217004, http://doe-generated-ontology.com/OntoAD#Substance, http://www.owl-ontologies.com/assert.owl#Substance, http://purl.obolibrary.org/obo/ID_0000001, http://www.semanticweb.org/associatedmedicine/lavima/2011/10/Ontology1.owl#Substance, http://doe-generated-ontology.com/OntoPneumo#Substance, http://doe-generated-ontology.com/OntoAD#C0439861, http://purl.bioontology.org/ontology/SNOMEDCT/105590001, http://www.owl-ontologies.com/Ontology1358660052.owl#Substance, http://purl.obolibrary.org/obo/sep_00076, http://ncicb.nci.nih.gov/xml/owl/EVS/Thesaurus.owl#C45306, http://www.co-ode.org/ontologies/galen#Substance</text:p>
          </table:table-cell>
          <table:table-cell office:value-type="string" calcext:value-type="string">
            <text:p>AI-RHEUM, CRISP, NCIT, CPT, LOINC, ONTOPNEUMO, MESH, MSTDE, ICPC2P, PEDTERM, SNMI, MEDDRA, MSTDE-FRE, ICD9CM, STY, SNOMEDCT, NCBITAXON, NEOMARK4, NDDF, PDQ, GALEN, WHO-ART, ICD10PCS, COSTART, VANDF, ONTOKBCF, ICD10CM, OMIM, RXNORM, CANONT, SWEET, ICD10, ICPC, ONTOMA, MDDB, RCD, HCPCS, MEDLINEPLUS, PMR, NDFRT, OBOE-SBC, ONTOAD, AURA, SEP</text:p>
          </table:table-cell>
          <table:table-cell office:value-type="string" calcext:value-type="string">
            <text:p>Substances, Substance (substance), Substance (attribute)</text:p>
          </table:table-cell>
          <table:table-cell/>
        </table:table-row>
        <table:table-row table:style-name="ro15">
          <table:table-cell office:value-type="string" calcext:value-type="string">
            <text:p>mobile</text:p>
          </table:table-cell>
          <table:table-cell/>
          <table:table-cell office:value-type="string" calcext:value-type="string">
            <text:p>class</text:p>
          </table:table-cell>
          <table:table-cell office:value-type="string" calcext:value-type="string">
            <text:p>"A populated place.", "Ability to move purposefully in own environment independently with or without assistive device (source : NOC)", "A mobility quality of inhering in a bearer by virtue of the bearer's disposition to move freely.", "Moving or capable of moving readily.", "An attribute describing a feature that has either intra-genome or intracellular mobility."</text:p>
          </table:table-cell>
          <table:table-cell/>
          <table:table-cell office:value-type="string" calcext:value-type="string">
            <text:p>http://doe-generated-ontology.com/OntoAD#C0425245, http://purl.obolibrary.org/obo/SO_0001234, http://ncicb.nci.nih.gov/xml/owl/EVS/Thesaurus.owl#C25295, http://purl.bioontology.org/ontology/SNMI/F-01550, http://purl.obolibrary.org/obo/PATO_0000299, http://www.loria.fr/~coulet/ontology/pato/version1.33/quality.owl#mobile, http://purl.obolibrary.org/obo/SO#SO_0001234, http://purl.obolibrary.org/obo/GAZ_22222344, http://purl.bioontology.org/ontology/HL7/C1552449, http://purl.org/obo/owl/PATO#PATO_0000299, http://www.owl-ontologies.com/RADLEX.owl#RID5924, http://purl.org/obo/owl/SO#SO_0001234</text:p>
          </table:table-cell>
          <table:table-cell office:value-type="string" calcext:value-type="string">
            <text:p>GAZ, PPIO, NCIT, MS, NIFSTD, PATO, RADLEX, EP, NIFDYS, BDO, SNMI, HL7, FYPO, SOPHARM, BIOMODELS, NBO, SO, SNPO, NIFCELL, ONTOAD, NIFSUBCELL, HUPSON</text:p>
          </table:table-cell>
          <table:table-cell office:value-type="string" calcext:value-type="string">
            <text:p>Observation of mobility, Finding of mobility, mobility, mobilité, Mobility finding, <text:s/>function, mobile, Mobility, mobility status, Mobility <text:s/>assessment, Mobile</text:p>
          </table:table-cell>
          <table:table-cell/>
        </table:table-row>
        <table:table-row table:style-name="ro19">
          <table:table-cell office:value-type="string" calcext:value-type="string">
            <text:p>consumption</text:p>
          </table:table-cell>
          <table:table-cell/>
          <table:table-cell office:value-type="string" calcext:value-type="string">
            <text:p>class</text:p>
          </table:table-cell>
          <table:table-cell office:value-type="string" calcext:value-type="string">
            <text:p>"The using or using up of goods and services, especially the rate at which they are used.", "The using or using up of goods and services, especially the rate at which they are used. (source : NCI)", "The science of utilization, distribution, and consumption of services and materials.", "The bodily process of taking in and using up something, especially the eating or drinking of something.", "Decrease in amount of a material or conceptual entity."</text:p>
          </table:table-cell>
          <table:table-cell/>
          <table:table-cell office:value-type="string" calcext:value-type="string">
            <text:p>http://www.loria.fr/~coulet/ontology/pato/version1.33/quality.owl#consumption, http://purl.obolibrary.org/obo/SBO_0000394, http://doe-generated-ontology.com/OntoAD#C0009830, http://purl.bioontology.org/ontology/MESH/D004467, http://sweet.jpl.nasa.gov/2.3/phenBiol.owl#Consumption, http://ncicb.nci.nih.gov/xml/owl/EVS/Thesaurus.owl#C66715, http://ncicb.nci.nih.gov/xml/owl/EVS/Thesaurus.owl#C66716</text:p>
          </table:table-cell>
          <table:table-cell office:value-type="string" calcext:value-type="string">
            <text:p>SBO, NCIT, SOPHARM, MESH, SWEET, ONTOAD</text:p>
          </table:table-cell>
          <table:table-cell office:value-type="string" calcext:value-type="string">
            <text:p>Policy, Economic Policy, <text:s/>Economic, Policies, Theory, Utility Theories, Home Economics, Factors, Indices, Index, Household Consumption, Conditions, Hypothesis, <text:s/>Macroeconomic, Consumer Price Indices, Economic Policies, dietary intake, Microeconomic Factors, Factor, Production, Living Costs, Economic Conditions, <text:s/>Household, Living Cost, <text:s/>Consumer Price, intake, Macroeconomic Factors, Consumption, Economics, Condition, Economic Condition, <text:s/>Microeconomic, Easterlin Hypothesis, Remittance, Consumer Price Index, consumption, Utility Theory, Capital, Cost of Living, <text:s/>Utility, Economic Factors, <text:s/>Easterlin, Household Consumptions, Theories, Economic Factor, <text:s/>Home, Remittances, consommations</text:p>
          </table:table-cell>
          <table:table-cell/>
        </table:table-row>
        <table:table-row table:style-name="ro17">
          <table:table-cell office:value-type="string" calcext:value-type="string">
            <text:p>contamination</text:p>
          </table:table-cell>
          <table:table-cell/>
          <table:table-cell office:value-type="string" calcext:value-type="string">
            <text:p>class</text:p>
          </table:table-cell>
          <table:table-cell office:value-type="string" calcext:value-type="string">
            <text:p>"harmful intrusions, such as the presence of toxins or pathogens in food or medicinal drugs.\n\nsource: http://en.wikipedia.org/wiki/Contamination", "The presence of any substance or organism that makes a preparation impure."</text:p>
          </table:table-cell>
          <table:table-cell/>
          <table:table-cell office:value-type="string" calcext:value-type="string">
            <text:p>http://www.icn.ch/icnp#Contamination, http://scai.fraunhofer.de/HuPSON#SCAIVPH_00001291, http://sweet.jpl.nasa.gov/2.3/phenEnvirImpact.owl#Contamination, http://www.owl-ontologies.com/RADLEX.owl#RID39253, http://ncicb.nci.nih.gov/xml/owl/EVS/Thesaurus.owl#C68768, http://ncicb.nci.nih.gov/xml/owl/EVS/Thesaurus.owl#C63018</text:p>
          </table:table-cell>
          <table:table-cell office:value-type="string" calcext:value-type="string">
            <text:p>NCIT, SWEET, RADLEX, ICNP, HUPSON</text:p>
          </table:table-cell>
          <table:table-cell office:value-type="string" calcext:value-type="string">
            <text:p>CONTAMINATION, CONTAMINATED, CONTAMINATION DURING USE</text:p>
          </table:table-cell>
          <table:table-cell/>
        </table:table-row>
        <table:table-row table:style-name="ro1">
          <table:table-cell office:value-type="string" calcext:value-type="string">
            <text:p>functioning</text:p>
          </table:table-cell>
          <table:table-cell table:number-columns-repeated="8"/>
        </table:table-row>
        <table:table-row table:style-name="ro12">
          <table:table-cell office:value-type="string" calcext:value-type="string">
            <text:p>environment</text:p>
          </table:table-cell>
          <table:table-cell/>
          <table:table-cell office:value-type="string" calcext:value-type="string">
            <text:p>class</text:p>
          </table:table-cell>
          <table:table-cell office:value-type="string" calcext:value-type="string">
            <text:p>"\state in which the environs of hospitals, laboratories, domestic and animal housing, work places, spacecraft, and other surroundings are under technological control with regard to air conditioning, heating, lighting, humidity, ventilation, and other ambient features; includes control of atmospheric composition.\", "Totality of physical, social, psychological, or\ncultural conditions surrounding an organism.", "The environment of an organism consists of all those factors and phenomena outside the organism that influence it, whether these\nare physical and chemical (abiotic) or other organisms (biotic) (Begon et al., 2006),O ambiente de um organismo consiste de todos os fatores e fenômenos exteriores ao organismo que o influencia, tanto físicos e químicos (abióticos), quanto outros organismos (bióticos) (Begon et al., 2006).", "The totality of surrounding conditions.", "A system which has the disposition to environ one or more material entities.", "The category of information pertaining to environment.", "The external elements and conditions which surround, influence, and affect the life and development of an organism or population. (source : MSH),http://www.fnclcc.fr/fr/patients/dico/definition.php?id_definition=553 (source : CISMeF)", "The external elements and conditions which surround, influence, and affect the life and development of an organism or population.", "sum of the conditions in an organism's surroundings, including physical and chemical factors and other organisms; does not apply to the organism's internal milieu.", "An environment is a geographic region that hosts certain processes or objects."</text:p>
          </table:table-cell>
          <table:table-cell/>
          <table:table-cell office:value-type="string" calcext:value-type="string">
            <text:p>http://purl.bioontology.org/ontology/SNOMEDCT/276339004, http://sweet.jpl.nasa.gov/2.3/reprSciComponent.owl#Environment, http://cerrado.linkeddata.es/ecology/ccon#Environment, http://purl.bioontology.org/ontology/PMR.owl#Environment, http://phenomebrowser.net/ontologies/mesh/mesh.owl#N06.230, http://ncicb.nci.nih.gov/xml/owl/EVS/Thesaurus.owl#C16551, http://phenomebrowser.net/ontologies/mesh/mesh.owl#D004777, http://www.semanticweb.org/vanessa/ontologies/2012/7/untitled-ontology-33#Environment, http://www.projecthalo.com/aura#Environment, http://purl.bioontology.org/ontology/LNC/LP102337-5, http://purl.obolibrary.org/obo/ATM_00182, http://purl.bioontology.org/ontology/MESH/D004777, http://doe-generated-ontology.com/OntoAD#C0014406, http://purl.bioontology.org/ontology/LNC/MTHU046567, http://purl.bioontology.org/ontology/CSP/1035-6211, http://www.bioontology.org/pma.owl#PMA_528, http://phenomebrowser.net/ontologies/mesh/mesh.owl#G16.500.275, http://www.owl-ontologies.com/BiodiversityOntologyFull.owl#Environment, http://ontology.apa.org/apaonto/termsonlyOUT%20(5).owl#Environment, http://purl.obolibrary.org/obo/ENVO_01000254, http://semanticscience.org/resource/SIO_000955, http://gensc.org/ns/mixs/Environment</text:p>
          </table:table-cell>
          <table:table-cell office:value-type="string" calcext:value-type="string">
            <text:p>CCON, CRISP, ENVO, NCIT, PMA, NCCO, LOINC, MESH, SWEET, ATMO, BIOMO, MIXS, PMR, SIO, BOF, SNOMEDCT, ONTOAD, AURA, APAONTO, RH-MESH</text:p>
          </table:table-cell>
          <table:table-cell office:value-type="string" calcext:value-type="string">
            <text:p>Environments, Impact, Environmental, Impacts, Environmental Impact, Natural environment, environment, milieu, Envir, Environmental Impacts, Environment (environment), <text:s/>Environmental</text:p>
          </table:table-cell>
          <table:table-cell/>
        </table:table-row>
        <table:table-row table:style-name="ro5">
          <table:table-cell office:value-type="string" calcext:value-type="string">
            <text:p>material</text:p>
          </table:table-cell>
          <table:table-cell/>
          <table:table-cell office:value-type="string" calcext:value-type="string">
            <text:p>class</text:p>
          </table:table-cell>
          <table:table-cell office:value-type="string" calcext:value-type="string">
            <text:p>"A physical substance. For example, drug, device, specimen", "Any thing that has extension in space and mass, may be of living or non-living origin.", "The tangible substance that goes into the makeup of a physical object.", "general term for structural metal, plastic, fabric, and other components of devices, equipment, buildings, apparel, etc.", "A physical substance.", "organisational class"</text:p>
          </table:table-cell>
          <table:table-cell/>
          <table:table-cell office:value-type="string" calcext:value-type="string">
            <text:p>http://www.co-ode.org/ontologies/galen#Material, http://www.icn.ch/icnp#Material, http://www.ebi.ac.uk/efo/medo/MEDO_0000090, http://purl.bioontology.org/ontology/LNC/MTHU013790, http://purl.org/net/OCRe/OCRe.owl#OCRE400021, http://ncicb.nci.nih.gov/xml/owl/EVS/Thesaurus.owl#C48187, http://purl.bioontology.org/ontology/SNOMEDCT/276731003, http://purl.bioontology.org/ontology/HL7/C0520510, http://purl.bioontology.org/ontology/CSP/4000-0242, http://www.bridgmodel.org/owl#Material, http://purl.bioontology.org/ontology/RCD/Xa0Bt</text:p>
          </table:table-cell>
          <table:table-cell office:value-type="string" calcext:value-type="string">
            <text:p>CRISP, RCD, HL7, OCRE, NCIT, BRIDG, MEDO, LOINC, SNOMEDCT, GALEN, ICNP</text:p>
          </table:table-cell>
          <table:table-cell office:value-type="string" calcext:value-type="string">
            <text:p>Material (attribute), glue, fabric, textile</text:p>
          </table:table-cell>
          <table:table-cell/>
        </table:table-row>
        <table:table-row table:style-name="ro35">
          <table:table-cell office:value-type="string" calcext:value-type="string">
            <text:p>DNA</text:p>
          </table:table-cell>
          <table:table-cell/>
          <table:table-cell office:value-type="string" calcext:value-type="string">
            <text:p>class</text:p>
          </table:table-cell>
          <table:table-cell office:value-type="string" calcext:value-type="string">
            <text:p>"The DNA sequences might be coding or non-coding sequences.", "High molecular weight, linear polymers, composed of nucleotides containing deoxyribose and linked by phosphodiester bonds; DNA contain the genetic information of organisms.,DNA is a chemical compound which has a high molecular weight, linear polymers and is composed of nucleotides containing deoxyribose and linked by phosphodiester bonds; DNA contains the genetic information of organisms.,A 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MSH).", "A nucleic acid composed of nucleotides containing deoxyribose sugar and linked by phosphodiester bonds. DNA contains the genetic information of organisms.", "High molecular weight, linear polymers, composed of nucleotides containing deoxyribose and linked by phosphodiester bonds; DNA contain the genetic information of organisms.\n\nsource: http://purl.obolibrary.org/obo/CHEBI_16991", "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High molecular weight, linear polymers, composed of nucleotides containing deoxyribose and linked by phosphodiester bonds; DNA contain the genetic information of organisms.", "Reactome DB_ID: 29428", "Concept: DNA \nCUI: C0012854 \nSemantic Type: <text:s/>Nucleic Acid, Nucleoside, or Nucleotide \n Biologically Active Substance \n\nDefinition: \n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CRISP Thesaurus) \n\nA 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MeSH) \n\nDesoxyribonucleic acid. (Alternative Billing Concepts)", "Mutation induced by exposure to high molecular weight, linear polymers, composed of nucleotides containing deoxyribose and linked by phosphodiester bonds; DNA contain the genetic information of organisms. (Definition imported and edited from 'deoxyribonucleic acid ; CHEBI:16991', which is related to this term.).", "Synonym:DeoxyribonucleicAcid", "Topic concerning DNA sequences and structure, including processes such as methylation and replication.", "DNA or deoxyribonucleic acid is the genetic material in all the living things, and some viruses. It is a polymer of nucleotides, with a backbone made of deoxyribose sugar and phosphate groups joined together by ester bonds.", "Definition: A physical entity consisting of a sequence of deoxyribonucleotide monophosphates; a deoxyribonucleic acid.\nUsage: DNA should be used for pools of individual DNA molecules. For describing subregions on those molecules use DNARegion.\nExamples: a chromosome, a plasmid. A specific example is chromosome 7 of Homo sapiens.", "A 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The treatment involving use of DNA fragment insertion or deletion as part of mutagenesis.", "Alphabet for a DNA sequence with possible ambiguity, unknown positions and non-sequence characters.", "A deoxyribonucleotide polymer that is the primary genetic material of all cells. Eukaryotic and prokaryotic organisms normally contain DNA in a double-stranded state, yet several important biological processes transiently involve single-stranded regions. DNA, which consists of a polysugar-phosphate backbone possessing projections of purines (adenine and guanine) and pyrimidines (thymine and cytosine), forms a double helix that is held together by hydrogen bonds between these purines and pyrimidines (adenine to thymine and guanine to cytosine) (MSH).", "A long, polymeric chain of alternating phosphate and deoxyribose units with the bases adenine, guanine, cytosine, and thymine bonded to the deoxyribose. DNA can be single stranded or double stranded, that is, composed of either a single polymer or a pair of antiparallel polymers joined by hydrogen bonding between complementary bases.", "Definition: A physical entity consisting of a sequence of deoxyribonucleotide monophosphates; a deoxyribonucleic acid.\nComment: This is not a 'gene', since gene is a genetic concept, not a physical entity. The concept of a gene may be added later in BioPAX.\nExamples: a chromosome, a plasmid. A specific example is chromosome 7 of Homo sapiens.", "A long linear double-stranded polymer formed from nucleotides attached to a deoxyribose backbone and found in the nucleus of a cell; associated with the transmission of genetic information."</text:p>
          </table:table-cell>
          <table:table-cell/>
          <table:table-cell office:value-type="string" calcext:value-type="string">
            <text:p>http://www.owl-ontologies.com/assert.owl#DNA, http://purl.bioontology.org/ontology/LNC/LP32416-7, http://www.biopax.org/release/biopax-level2.owl#dna, http://www.projecthalo.com/aura#DNA, http://edamontology.org/topic_0654, http://ontology.neuinfo.org/NIF/BiomaterialEntities/NIF-Molecule.owl#sao454034570, http://purl.obolibrary.org/obo/SO#SO_0000352, http://purl.bioontology.org/ontology/LNC/LP18329-0, http://purl.obolibrary.org/obo/XCO_0000234, http://purl.bioontology.org/ontology/LNC/MTHU003299, http://edamontology.org/format_1212, http://purl.obolibrary.org/obo/CHEBI_16991, http://www.ifomis.org/acgt/1.0#DNA, http://www.owl-ontologies.com/Ontology1298855822.owl#DNA, http://purl.obolibrary.org/obo/SO_0000352, http://www.semanticweb.org/owner/ontologies/2014/2/HIVandAIDS.owl#OWLClass_00000012433567166986, http://www.bioassayontology.org/bao#BAO_0000269, http://phenomebrowser.net/ontologies/mesh/mesh.owl#D13.444.308, http://phenomebrowser.net/ontologies/mesh/mesh.owl#D004247, http://ncicb.nci.nih.gov/xml/owl/EVS/Thesaurus.owl#C449, http://scai.fraunhofer.de/CSEO#CSEO_00000830, http://www.w3.org/2001/sw/hcls/ns/transmed/TMO_0220, http://onto.eva.mpg.de/ontologies/gfo-bio.owl#DNA, http://www.bootstrep.eu/ontology/GRO#DNA, http://ontology.apa.org/apaonto/termsonlyOUT%20(5).owl#DNA, http://doe-generated-ontology.com/OntoPneumo#ADN, http://purl.bioontology.org/ontology/MESH/D004247, http://ccdb.ucsd.edu/SAO/1.2#sao454034570, http://purl.org/obo/owl/SO#SO_0000352, http://purl.bioontology.org/ontology/CSP/2101-9742, http://purl.obolibrary.org/obo/EO_0007532, http://purl.obolibrary.org/obo/HINO_0024506, http://purl.bioontology.org/ontology/NDFRT/N0000170654, http://purl.bioontology.org/ontology/AIR/DNA, http://purl.bioontology.org/ontology/npo#NPO_1002, http://www.biopax.org/release/biopax-level3.owl#Dna, http://purl.obolibrary.org/obo/FBcv_0000579</text:p>
          </table:table-cell>
          <table:table-cell office:value-type="string" calcext:value-type="string">
            <text:p>SAO, QIBO, AI-RHEUM, CRISP, NCIT, PECO, GRO, CSEO, XCO, NIFSTD, LOINC, HIVO004, ONTOPNEUMO, MESH, INO, NPO, BP, EFO, SOPHARM, MIRNAO, GFO-BIO, SO, FB-CV, EDAMTO, RH-MESH, HUPSON, ONTOKBCF, HINO, BMT, SYN, SWO, EDAM, BAO, MIM, CHEMBIO, TMO, ACGT-MO, NDFRT, CCONT, SNPO, DIKB, APAONTO, AURA</text:p>
          </table:table-cell>
          <table:table-cell office:value-type="string" calcext:value-type="string">
            <text:p>thymus nucleic acid, DNS, (Deoxyribonucleotide)n, DNAn+1, <text:s/>Double Stranded, deoxyribonucleic acid, Deoxyribonucleic acid, http://mged.sourceforge.net/ontologies/MGEDOntology.owl#DNA, Double-stranded DNA, Deoxyribonucleic acids, (Deoxyribonucleotide)n+m, DNA analysis, Deoxyribonucleic Acid, mutation induced by DNA treatment, ds DNA, Desoxyribonukleinsaeure, Double-Stranded DNA, <text:s/>Double-Stranded, (Deoxyribonucleotide)m, deoxyribonucleic acids, DNA, DNAn, ds-DNA, desoxyribose nucleic acid, dsDNA</text:p>
          </table:table-cell>
          <table:table-cell/>
        </table:table-row>
        <table:table-row table:style-name="ro6">
          <table:table-cell office:value-type="string" calcext:value-type="string">
            <text:p>time</text:p>
          </table:table-cell>
          <table:table-cell/>
          <table:table-cell office:value-type="string" calcext:value-type="string">
            <text:p>class</text:p>
          </table:table-cell>
          <table:table-cell office:value-type="string" calcext:value-type="string">
            <text:p>"The continuum of experience in which events pass from the future through the present to the past.", "Continuum in which events or experiences are\nexpressed in terms of the past, the present, and\nthe future. For effects of time-of-day or season\nconsider also SEASONAL VARIATIONS and BIOLOGICAL\nRHYTHMS or their associated terms.", "A quality in which events occur in sequence.", "The dimension of the physical universe which, at a given place, orders the sequence of events. (McGraw-Hill Dictionary of Scientific and Technical Terms, 6th ed)", "This is a reference to time as a dependent variable", "The time model of GFO is based on Brentano and the glass continuum of Allen&amp;Hayes.", "This concept is of time as an independent variable", "concerns with temporal aspects of cells and anatomical parts, e.g. development", "is a primitive entity that is time", "Dimension used to sequence events, to compare the duration of events and the intervals between events."</text:p>
          </table:table-cell>
          <table:table-cell/>
          <table:table-cell office:value-type="string" calcext:value-type="string">
            <text:p>http://purl.bioontology.org/ontology/SNOMEDCT/410670007, http://purl.bioontology.org/ontology/MESH/D013995, http://www.ebi.ac.uk/efo/EFO_0000721, http://purl.org/biotop/biotop.owl#Time, http://sweet.jpl.nasa.gov/2.3/propTime.owl#Time, http://schema.org/Time, http://phenomebrowser.net/ontologies/mesh/mesh.owl#G01.910, http://phenomebrowser.net/ontologies/mesh/mesh.owl#D013995, http://purl.bioontology.org/ontology/CST/COAGUL%20TIME%20INC, http://sweet.jpl.nasa.gov/2.3/reprTime.owl#Time, http://purl.obolibrary.org/obo/PATO_0000165, http://www.cvrgrid.org/files/ECGOntologyv1.owl#ECG_000000463, http://www.semanticweb.org/ontologies/2010/5/22/Ontology1277229984000.owl#HPI:0000101, http://purl.obolibrary.org/obo/WBbt_0005765, http://www.onto-med.de/ontologies/gfo.owl#Time, http://dicom.nema.org/resources/ontology/DCM/110858, http://ncicb.nci.nih.gov/xml/owl/EVS/Thesaurus.owl#C25207, http://purl.bioontology.org/ontology/SNOMEDCT/410669006, http://www.loria.fr/~coulet/ontology/pato/version1.33/quality.owl#time, http://purl.bioontology.org/ontology/RCD/Xa0cj, http://www.owl-ontologies.com/Ontology1358660052.owl#Time, http://purl.org/obo/owl/PATO#PATO_0000165, http://bhi.washington.edu/OPB#OPB01361, http://ecoinformatics.org/oboe/oboe.1.0/oboe-characteristics.owl#Time, http://ontology.apa.org/apaonto/termsonlyOUT%20(5).owl#Time, http://purl.bioontology.org/ontology/LNC/MTHU009151, http://purl.bioontology.org/ontology/CST/BLEED%20TIME%20DEC, http://www.semanticweb.org/ontologies/2010/10/BPO.owl#time, http://purl.bioontology.org/ontology/CST/BLEED%20TIME%20INC, http://purl.bioontology.org/ontology/SNOMEDCT/900000000000475002, http://purl.bioontology.org/ontology/LNC/LP6879-3, http://purl.bioontology.org/ontology/CST/COAGUL%20TIME%20DEC</text:p>
          </table:table-cell>
          <table:table-cell office:value-type="string" calcext:value-type="string">
            <text:p>OPB, NCIT, NIFSTD, LOINC, BHO, MESH, PATO, BDO, PEDTERM, EFO, HPIO, BT, SOPHARM, SCHEMA, GFO-BIO, BIOMODELS, SNOMEDCT, NBO, NIFSUBCELL, RH-MESH, HUPSON, COSTART, ECG, CL, SWEET, EP, NIFDYS, ONSTR, DCM, BAO, OBI_BCGO, RCD, OAE, NTDO, VO, OBOE-SBC, CCONT, NIFCELL, WB-BT, APAONTO</text:p>
          </table:table-cell>
          <table:table-cell office:value-type="string" calcext:value-type="string">
            <text:p><text:s/>Long-Term, CLOTTING TIME DECREASED, Time (property), Effects, <text:s/>Long Term, TIME COAGULATION PROLONGED, Longterm Effect, T, Time (foundation metadata concept), HYPOCOAGULABLE STATE, Time (attribute), Longterm Effects, COAGULATION TIME SHORTENED, CLOTTING TIME LENGTHENED, TIME, CLOTTING TIME INCREASED, COAGULATION TIME PROLONGED, Time Dimension, Long Term Effects, Time (property) (qualifier value), TIME COAGULATION SHORTENED, Long-Term Effect, <text:s/>Longterm, Effect, CLOTTING TIME PROLONGED, Long-Term Effects, LEE-WHITE CLOTTING TIME PROLONGED</text:p>
          </table:table-cell>
          <table:table-cell/>
        </table:table-row>
        <table:table-row table:style-name="ro3">
          <table:table-cell office:value-type="string" calcext:value-type="string">
            <text:p>aquifer</text:p>
          </table:table-cell>
          <table:table-cell/>
          <table:table-cell office:value-type="string" calcext:value-type="string">
            <text:p>class</text:p>
          </table:table-cell>
          <table:table-cell office:value-type="string" calcext:value-type="string">
            <text:p>"An underground layer of water-bearing permeable rock or unconsolidated materials (gravel, sand, silt, or clay) from which groundwater can be usefully extracted using a water well.", "Liquid water present beneath the surface of the earth."</text:p>
          </table:table-cell>
          <table:table-cell/>
          <table:table-cell office:value-type="string" calcext:value-type="string">
            <text:p>http://purl.obolibrary.org/obo/ENVO_00012408, http://purl.jp/bio/11/meo/MEO_0000181, http://purl.bioontology.org/ontology/MESH/D060587, https://code.ecoinformatics.org/code/semtools/trunk/dev/oboe/oboe-sbc.owl#Aquifer, http://sweet.jpl.nasa.gov/2.3/realmHydro.owl#Aquifer</text:p>
          </table:table-cell>
          <table:table-cell office:value-type="string" calcext:value-type="string">
            <text:p>ENVO, MEO, OBOE-SBC, MESH, SWEET</text:p>
          </table:table-cell>
          <table:table-cell office:value-type="string" calcext:value-type="string">
            <text:p>Ground Water, Underground Water, Water, Aquifer, <text:s/>Water, Ground-Waters, Underground Stream, Lake, Subterranean Lakes, Underground Streams, Aquifers, Water Table, <text:s/>Underground, Tables, Stream, Underground Lake, Streams, Waters, Ground Waters, Table, Groundwaters, Underground Waters, Subterranean Lake, Lakes, Underground Lakes, Water Tables, <text:s/>Subterranean, Ground-Water</text:p>
          </table:table-cell>
          <table:table-cell/>
        </table:table-row>
        <table:table-row table:style-name="ro36">
          <table:table-cell office:value-type="string" calcext:value-type="string">
            <text:p>stem</text:p>
          </table:table-cell>
          <table:table-cell/>
          <table:table-cell office:value-type="string" calcext:value-type="string">
            <text:p>class</text:p>
          </table:table-cell>
          <table:table-cell office:value-type="string" calcext:value-type="string">
            <text:p>"A type of TRANSMISSION ELECTRON MICROSCOPY in which the object is examined directly by an extremely narrow electron beam scanning the specimen point-by-point and using the reactions of the electrons that are transmitted through the specimen to create the image. It should not be confused with SCANNING ELECTRON MICROSCOPY.", "form of electron microscopy based on scanning with an extremely narrow beam that is transmitted through the sample; the detection apparatus produces an image whose brightness depends on the atomic number of the sample, and therefore reveals chemical composition as well as gross molecular shape.", "An electron microscopic technique for producing images of a surface by scanning an electron beam over the sample and measuring the electronic interactions at the interface. This technique provides highly magnified images of surface morphology.", "A transmission electron microscope with which a beam of electrons pass through the specimen, where the beam is focused into a narrow spot that is scanned over the sample specimen in a raster.", "A transmission electron microscope where the electron beam is scanned across an electron-transparent specimen under vacuum and the intensities of the transmitted electrons are measured.", "A transmission electron microscope where the electrons pass through a sufficiently thin specimen by focusing the electron beam into a narrow spot which is scanned over the sample in a raster.", "The main trunk of a plant; specifically: a primary plant axis that develops buds and shoots instead of roots.", "The axial system of plants that bears leaves and buds.", "Microscopy where a finely focused (&lt;10 nm diameter) electron beam with an acceleration voltage 50--150 kV is scanned across an electron-transparent specimen under vacuum and the intensities of the transmitted electrons are measured.", "A shoot axis (PO:0025029) that is the primary axis of a plant."</text:p>
          </table:table-cell>
          <table:table-cell/>
          <table:table-cell office:value-type="string" calcext:value-type="string">
            <text:p>http://purl.bioontology.org/ontology/CSP/4003-0051, http://www.projecthalo.com/aura#Stem, http://purl.bioontology.org/ontology/MESH/D017348, http://ncicb.nci.nih.gov/xml/owl/EVS/Thesaurus.owl#C21342, http://purl.obolibrary.org/obo/CHMO_0002649, http://purl.obolibrary.org/obo/MAT_0000239, http://purl.bioontology.org/ontology/CST/BRAIN%20STEM%20DIS, http://www.ebi.ac.uk/efo/EFO_0001040, http://purl.obolibrary.org/obo/ERO_0001444, http://ncicb.nci.nih.gov/xml/owl/EVS/Thesaurus.owl#C79676, http://purl.jp/bio/11/meo/MEO_0000390, http://purl.obolibrary.org/obo/CHMO_0000086, http://purl.obolibrary.org/obo/SP_0000193, http://purl.obolibrary.org/obo/BTO_0001300, http://purl.bioontology.org/ontology/npo#NPO_1453, http://purl.obolibrary.org/obo/PO_0009047</text:p>
          </table:table-cell>
          <table:table-cell office:value-type="string" calcext:value-type="string">
            <text:p>MAT, CRISP, ERO, NCIT, MESH, GRO-CPGA, NPO, EFO, PAE, MEO, CHMO, CCONT, BTO, AURA, SPTO, PO, COSTART</text:p>
          </table:table-cell>
          <table:table-cell office:value-type="string" calcext:value-type="string">
            <text:p>Electron Microscopy, tronco (Spanish), eje primario (Spanish), tallo (Spanish), primary axis, axis, ca&amp;#241a (Spanish), STEM, <text:s/>Scanning Transmission, DISORDER BRAIN STEM, Scanning Transmission Electron Microscopy, scanning TEM, stalk, primary stem, 茎 (Japanese), Caulis, culm</text:p>
          </table:table-cell>
          <table:table-cell/>
        </table:table-row>
        <table:table-row table:style-name="ro26">
          <table:table-cell office:value-type="string" calcext:value-type="string">
            <text:p>Manganese</text:p>
          </table:table-cell>
          <table:table-cell/>
          <table:table-cell office:value-type="string" calcext:value-type="string">
            <text:p>class</text:p>
          </table:table-cell>
          <table:table-cell office:value-type="string" calcext:value-type="string">
            <text:p>"An element with atomic symbol Mn, atomic number 25, and atomic weight 54.94.", "A manganese group element atom that has formula Mn.", "A trace element with atomic symbol Mn, atomic number 25, and atomic weight 54.94. It is concentrated in cell mitochondria, mostly in the pituitary gland, liver, pancreas, kidney, and bone, influences the synthesis of mucopolysaccharides, stimulates hepatic synthesis of cholesterol and fatty acids, and is a cofactor in many enzymes, including arginase and alkaline phosphatase in the liver. (From ama drug Evaluations Annual 1992, p2035) MeSH", "A trace element with atomic symbol Mn, atomic number 25, and atomic weight 54.94. It is concentrated in cell mitochondria, mostly in the pituitary gland, liver, pancreas, kidney, and bone, influences the synthesis of mucopolysaccharides, stimulates hepatic synthesis of cholesterol and fatty acids, and is a cofactor in many enzymes, including arginase and alkaline phosphatase in the liver. (From AMA Drug Evaluations Annual 1992, p2035)", "An element with atomic number 25.", "trace element with atomic symbol Mn, atomic number 25; concentrated in cell mitochondria, mostly in the pituitary gland, liver, pancreas, kidney, and bone; influences the synthesis of mucopolysaccharides, stimulates hepatic synthesis of cholesterol and fatty acids, and is a cofactor in many enzymes."</text:p>
          </table:table-cell>
          <table:table-cell/>
          <table:table-cell office:value-type="string" calcext:value-type="string">
            <text:p>http://purl.bioontology.org/ontology/LNC/MTHU004292, http://purl.bioontology.org/ontology/MEDDRA/10026743, http://ncicb.nci.nih.gov/xml/owl/EVS/Thesaurus.owl#C68266, http://purl.bioontology.org/ontology/npo#NPO_324, http://purl.bioontology.org/ontology/MESH/D008345, http://www.owl-ontologies.com/RADLEX.owl#RID11810, http://purl.bioontology.org/ontology/NDFRT/N0000007194, http://purl.bioontology.org/ontology/CSP/1852-8510, http://purl.bioontology.org/ontology/VANDF/4017703, http://www.projecthalo.com/aura#Manganese, http://purl.bioontology.org/ontology/SNOMEDCT/421451000, http://www.loria.fr/~coulet/ontology/sopharm/version2.1/chebi.owl#CHEBI_18291, http://purl.bioontology.org/ontology/RCD/X79AB, http://phenomebrowser.net/ontologies/mesh/mesh.owl#D01.268.956.374, http://phenomebrowser.net/ontologies/mesh/mesh.owl#D01.268.556.484, http://ncicb.nci.nih.gov/xml/owl/EVS/Thesaurus.owl#C624, http://purl.bioontology.org/ontology/RXNORM/6623, http://phenomebrowser.net/ontologies/mesh/mesh.owl#D01.552.544.484, http://purl.obolibrary.org/obo/CHEBI_18291, http://www.co-ode.org/ontologies/galen#Manganese, http://purl.obolibrary.org/obo/XEO_00082, http://www.owl-ontologies.com/Ontology1298855822.owl#Manganese, http://purl.bioontology.org/ontology/NDDF/000856, http://purl.bioontology.org/ontology/NDFRT/N0000146073, http://www.semanticweb.org/ontologies/2011/1/Ontology1296772722296.owl#Manganese, http://purl.bioontology.org/ontology/SNOMEDCT/87869004, http://phenomebrowser.net/ontologies/mesh/mesh.owl#D008345, http://purl.bioontology.org/ontology/LNC/LP16827-5, http://purl.bioontology.org/ontology/CPT/83785</text:p>
          </table:table-cell>
          <table:table-cell office:value-type="string" calcext:value-type="string">
            <text:p>QIBO, CRISP, XEO, NCIT, CPT, RXNORM, LOINC, MESH, RADLEX, NPO, RCD, SOPHARM, MEDDRA, PDON, CHEBI, NDFRT, SNOMEDCT, GALEN, NDDF, AURA, RH-MESH, VANDF</text:p>
          </table:table-cell>
          <table:table-cell office:value-type="string" calcext:value-type="string">
            <text:p>Manganese (heavy metal) level, Mn, Manganese (substance), Measurement of manganese, manganese, Mn - Manganese, ASSAY OF MANGANESE, manganese poisoning, ASPIRIN/CHLOR-MAL/CAFFEINE 390 mg-2 mg-32 mg ORAL TABLET, MANGANESE, Manganese (product), Mn element, ASPIRIN/CHLORPHENIRAMINE MALEATE/CAFFEINE@390 mg-2 mg-32 mg@ORAL@TABLET, Manganese</text:p>
          </table:table-cell>
          <table:table-cell/>
        </table:table-row>
        <table:table-row table:style-name="ro37">
          <table:table-cell office:value-type="string" calcext:value-type="string">
            <text:p>atmosphere</text:p>
          </table:table-cell>
          <table:table-cell/>
          <table:table-cell office:value-type="string" calcext:value-type="string">
            <text:p>class</text:p>
          </table:table-cell>
          <table:table-cell office:value-type="string" calcext:value-type="string">
            <text:p>"gaseous envelope surrounding a planet or similar body including weather which is the state of the atmosphere at a given time and place, with respect to variables such as temperature, moisture, wind velocity, and barometric pressure.", "An atmosphere is a layer of gases that may surround a material body of sufficient mass,1 by the gravity of the body, and are retained for a longer duration if gravity is high and the atmosphere's temperature is low. Wikipedia", "Non-SI unit of pressure equal to 101 325 Pa.", "A growth environment pertaining to the atmospheric conditions that is used to culture or grow an organism.", "The atmospheric conditions used to culture or grow an organism.", "The gaseous envelope surrounding a planet or similar body. (From Random House Unabridged Dictionary, 2d ed)", "An atmosphere is a layer of gases surrounding a material body of sufficient mass that is held in place by the gravity of the body."</text:p>
          </table:table-cell>
          <table:table-cell/>
          <table:table-cell office:value-type="string" calcext:value-type="string">
            <text:p>http://purl.bioontology.org/ontology/SNOMEDCT/304607008, http://purl.obolibrary.org/obo/ENVO_01000267, http://purl.obolibrary.org/obo/OBI_0001498, http://purl.bioontology.org/ontology/MESH/D001272, http://ncicb.nci.nih.gov/xml/owl/EVS/Thesaurus.owl#C54711, http://www.ebi.ac.uk/efo/EFO_0000273, http://purl.jp/bio/11/meo/MEO_0000001, http://phenomebrowser.net/ontologies/mesh/mesh.owl#N06.230.300.100, http://sweet.jpl.nasa.gov/2.3/realm.owl#Atmosphere, http://purl.bioontology.org/ontology/LNC/LP7038-5, http://purl.bioontology.org/ontology/RCD/XaA1W, http://www.projecthalo.com/aura#Atmosphere, http://purl.bioontology.org/ontology/CSP/1035-6554, http://purl.bioontology.org/ontology/LNC/MTHU008119, http://phenomebrowser.net/ontologies/mesh/mesh.owl#G16.500.275.063, http://mged.sourceforge.net/ontologies/MGEDOntology.owl#Atmosphere, http://phenomebrowser.net/ontologies/mesh/mesh.owl#D001272</text:p>
          </table:table-cell>
          <table:table-cell office:value-type="string" calcext:value-type="string">
            <text:p>CRISP, ENVO, MO, NCIT, CSEO, LOINC, MESH, SWEET, EFO, OBI_BCGO, RCD, MEO, OBI, SNOMEDCT, CCONT, AURA, RH-MESH</text:p>
          </table:table-cell>
          <table:table-cell office:value-type="string" calcext:value-type="string">
            <text:p>atmosphere, atmosphere (standard), http://mged.sourceforge.net/ontologies/MGEDOntology.owl#atmosphere, atmos, Atmospheres, weather, atm, Standard Atmosphere, atmosphere (qualifier value)</text:p>
          </table:table-cell>
          <table:table-cell/>
        </table:table-row>
        <table:table-row table:style-name="ro4">
          <table:table-cell office:value-type="string" calcext:value-type="string">
            <text:p>downward</text:p>
          </table:table-cell>
          <table:table-cell/>
          <table:table-cell office:value-type="string" calcext:value-type="string">
            <text:p>class</text:p>
          </table:table-cell>
          <table:table-cell office:value-type="string" calcext:value-type="string">
            <text:p>"A directional quality inhering in a bearer by virtue of the bearer's direction from a higher to a lower point."</text:p>
          </table:table-cell>
          <table:table-cell/>
          <table:table-cell office:value-type="string" calcext:value-type="string">
            <text:p>http://purl.bioontology.org/ontology/SNMI/G-A115, http://purl.bioontology.org/ontology/SNOMEDCT/255518004, http://purl.obolibrary.org/obo/TRAK_0000083</text:p>
          </table:table-cell>
          <table:table-cell office:value-type="string" calcext:value-type="string">
            <text:p>SNMI, SNOMEDCT, TRAK</text:p>
          </table:table-cell>
          <table:table-cell office:value-type="string" calcext:value-type="string">
            <text:p>Down (qualifier value), Below, downward, Down, Infra-, downwards, Downward, Under, Beneath, Sub-, Subjacent</text:p>
          </table:table-cell>
          <table:table-cell/>
        </table:table-row>
        <table:table-row table:style-name="ro1">
          <table:table-cell office:value-type="string" calcext:value-type="string">
            <text:p>isotopic</text:p>
          </table:table-cell>
          <table:table-cell table:number-columns-repeated="8"/>
        </table:table-row>
        <table:table-row table:style-name="ro14">
          <table:table-cell office:value-type="string" calcext:value-type="string">
            <text:p>cycling</text:p>
          </table:table-cell>
          <table:table-cell/>
          <table:table-cell office:value-type="string" calcext:value-type="string">
            <text:p>class</text:p>
          </table:table-cell>
          <table:table-cell office:value-type="string" calcext:value-type="string">
            <text:p>"Cycling is the use of bicycles for transport, recreation, or for sport.", "The action of riding on a stationary or moving vehicle with wheels that is propelled by the movement of a person's legs."</text:p>
          </table:table-cell>
          <table:table-cell/>
          <table:table-cell office:value-type="string" calcext:value-type="string">
            <text:p>http://purl.obolibrary.org/obo/XCO_0000062, http://purl.obolibrary.org/obo/TRAK_0000319</text:p>
          </table:table-cell>
          <table:table-cell office:value-type="string" calcext:value-type="string">
            <text:p>XCO, TRAK</text:p>
          </table:table-cell>
          <table:table-cell office:value-type="string" calcext:value-type="string">
            <text:p>bicycling, biking</text:p>
          </table:table-cell>
          <table:table-cell/>
        </table:table-row>
        <table:table-row table:style-name="ro1">
          <table:table-cell office:value-type="string" calcext:value-type="string">
            <text:p>extant</text:p>
          </table:table-cell>
          <table:table-cell table:number-columns-repeated="8"/>
        </table:table-row>
        <table:table-row table:style-name="ro37">
          <table:table-cell office:value-type="string" calcext:value-type="string">
            <text:p>type</text:p>
          </table:table-cell>
          <table:table-cell/>
          <table:table-cell office:value-type="string" calcext:value-type="string">
            <text:p>class</text:p>
          </table:table-cell>
          <table:table-cell office:value-type="string" calcext:value-type="string">
            <text:p>"Other designations: 35 kDa dystrophin-associated glycoprotein|35DAG|35kD dystrophin-associated glycoprotein|gamma sarcoglycan|gamma-SG|gamma-sarcoglycan", "Something distinguishable as an identifiable class based on common qualities.", "Defines the nature of the substrate", "The protein-coding gene SGCG (sarcoglycan, gamma (35kDa dystrophin-associated glycoprotein)) located on the chromosome 13 mapped at 13q12.", "Zero or more values of type URI (IETF RFC 2396) referencing the Sequence Ontology (see Appendix for commonly used terms). These provide a defined terminology of types of DnaComponents. This vocabulary may be extended, (use \Request a Term\ http://sequenceontology.org).", "A Type characteristic provides the type (or class) of an entity as a measured (or observed) value. A typical example is a biological taxonomy designation."</text:p>
          </table:table-cell>
          <table:table-cell/>
          <table:table-cell office:value-type="string" calcext:value-type="string">
            <text:p>http://purl.obolibrary.org/obo/OGG_3000006445, http://purl.bioontology.org/ontology/LNC/MTHU013727, http://purl.obolibrary.org/obo/SBOL_0000027, http://ecoinformatics.org/oboe/oboe.1.0/oboe-core.owl#Type, http://purl.obolibrary.org/obo/NCBIGene_6445, http://purl.bioontology.org/ontology/RCD/X902l, http://purl.bioontology.org/ontology/SNOMEDCT/410656007, http://edamontology.org/data_2100, http://purl.bioontology.org/ontology/HL7/C1552651, http://ncicb.nci.nih.gov/xml/owl/EVS/Thesaurus.owl#C25284, http://sweet.jpl.nasa.gov/2.3/propCategorical.owl#Type, http://purl.bioontology.org/ontology/SNOMEDCT/410657003, http://rs.gbif.org/terms/1.0/typeStatus#type, http://www.orpha.net/ORDO/Orphanet_118666, http://ecoinformatics.org/oboe/oboe.1.0/oboe.owl#Type, http://purl.bioontology.org/ontology/LNC/LP6886-8, http://purl.obolibrary.org/obo/XEO_00151</text:p>
          </table:table-cell>
          <table:table-cell office:value-type="string" calcext:value-type="string">
            <text:p>XEO, NCIT, LOINC, SWO, SWEET, SBOL, ORDO, MCCV, CCO, OGG, EFO, RCD, HL7, OBOE-SBC, SNOMEDCT</text:p>
          </table:table-cell>
          <table:table-cell office:value-type="string" calcext:value-type="string">
            <text:p><text:s/>gamma (35kD dystrophin-associated glycoprotein), DAGA4, <text:s/>autosomal recessive), gamma sarcoglycan, MGC130048, limb girdle muscular dystrophy 2C (Duchenne-like muscular dystrophy, Type (attribute), DMDA, Type (property), DMDA1, 35kD dystrophin-associated glycoprotein, SCARMD2, Type (property) (qualifier value), Type, A4, sarcoglycan, Kind, Maghrebian myopathy (autosomal recessive), MAM, SCG3, TYPE, LGMD2C</text:p>
          </table:table-cell>
          <table:table-cell/>
        </table:table-row>
        <table:table-row table:style-name="ro38">
          <table:table-cell office:value-type="string" calcext:value-type="string">
            <text:p>carbohydrate</text:p>
          </table:table-cell>
          <table:table-cell/>
          <table:table-cell office:value-type="string" calcext:value-type="string">
            <text:p>class</text:p>
          </table:table-cell>
          <table:table-cell office:value-type="string" calcext:value-type="string">
            <text:p>"Any of a group of organic compounds that includes sugars, starches, celluloses, and gums and serves as a major energy source in the diet of animals.", "The generic term 'carbohydrate' includes monosaccharides, oligosaccharides and polysaccharides as well as substances derived from monosaccharides by reduction of the carbonyl group (alditols), by oxidation of one or more hydroxy groups to afford the corresponding aldehydes, ketones, or carboxylic acids, or by replacement of one or more hydroxy group(s) by a hydrogen atom. Cyclitols are generally not regarded as carbohydrates.", "The generic term 'carbohydrate' includes monosaccharides, oligosaccharides and polysaccharides as well as substances derived from monosaccharides by reduction of the carbonyl group (alditols), by oxidation of one or more terminal groups to carboxylic acids, or by replacement of one or more hydroxy group(s) by a hydrogen atom, an amino group, a thiol group or similar heteroatomic groups. It also includes derivatives of these compounds. The term 'sugar' is frequently applied to monosaccharides and lower oligosaccharides. Cyclitols are generally not regarded as carbohydrates.", "largest class of organic compounds, including starches, glycogens, cellulose, gums, and simple sugars; carbohydrates are composed of carbon, hydrogen, and oxygen in a ratio of Cn(H2O)n.", "The largest class of organic compounds, including starches, glycogens, cellulose, gums, and simple sugars. Carbohydrates are composed of carbon, hydrogen, and oxygen in a ratio of Cn(H2O)n (MSH).", "The generic term 'carbohydrate' includes monosaccharides, oligosaccharides and polysaccharides as well as substances derived from monosaccharides by reduction of the carbonyl group (alditols), by oxidation of one or more terminal groups to carboxylic acids, or by replacement of one or more hydroxy group(s) by a hydrogen atom, an amino group, a thiol group or similar heteroatomic groups. It also includes derivatives of these compounds. The term 'sugar' is frequently applied to monosaccharides and lower oligosaccharides. Cyclitols are generally not regarded as carbohydrates.\n\nsource: http://purl.obolibrary.org/obo/CHEBI_23008"</text:p>
          </table:table-cell>
          <table:table-cell/>
          <table:table-cell office:value-type="string" calcext:value-type="string">
            <text:p>http://purl.org/obo/owl/FMA#FMA_82737, http://purl.org/obo/owl/CHEBI#CHEBI_23008, http://purl.obolibrary.org/obo/CHEBI_23008, http://purl.bioontology.org/ontology/VANDF/4021056, http://doe-generated-ontology.com/OntoAD#Carbohydrate, http://www.projecthalo.com/aura#Carbohydrate, http://purl.bioontology.org/ontology/STY/T118, http://ontology.neuinfo.org/NIF/BiomaterialEntities/NIF-Molecule.owl#sao607978678, http://www.bootstrep.eu/ontology/GRO#Carbohydrate, http://ccdb.ucsd.edu/SAO/1.2#sao607978678, http://purl.bioontology.org/ontology/RCD/Ub08x, http://purl.bioontology.org/ontology/NDFRT/N0000022984, http://purl.obolibrary.org/obo/CHEBI_16646, http://sig.uw.edu/fma#Carbohydrate, http://purl.org/obo/owlapi/fma#FMA_82737, http://purl.bioontology.org/ontology/CSP/0551-5985, http://www.owl-ontologies.com/NPOntology.owl#Carbohydrate, http://purl.obolibrary.org/obo/XCO_0000172, http://www.co-ode.org/ontologies/galen#Carbohydrate</text:p>
          </table:table-cell>
          <table:table-cell office:value-type="string" calcext:value-type="string">
            <text:p>SAO, AI-RHEUM, CRISP, GRO, XCO, CPT, NIFSTD, LOINC, MESH, MSTDE, NPO, ICPC2P, SNMI, MEDDRA, MSTDE-FRE, BIOMODELS, ICD9CM, STY, NCBITAXON, FMA, NDDF, PDQ, GALEN, WHO-ART, ICD10PCS, COSTART, VANDF, HUPSON, HINO, OMIM, RXNORM, SYN, EP, ICD10, ICPC, ONSTR, MDDB, RCD, HCPCS, MEDLINEPLUS, NDFRT, NATPRO, CCONT, ONTOAD, AURA</text:p>
          </table:table-cell>
          <table:table-cell office:value-type="string" calcext:value-type="string">
            <text:p>carbohydrates, carbohydrate complexes, carbohydrate molecules, Sugars and carbohydrates, deoxysugar, sugar anhydride, sugar, carbohydrate complex</text:p>
          </table:table-cell>
          <table:table-cell/>
        </table:table-row>
        <table:table-row table:style-name="ro24">
          <table:table-cell office:value-type="string" calcext:value-type="string">
            <text:p>variation</text:p>
          </table:table-cell>
          <table:table-cell/>
          <table:table-cell office:value-type="string" calcext:value-type="string">
            <text:p>class</text:p>
          </table:table-cell>
          <table:table-cell office:value-type="string" calcext:value-type="string">
            <text:p>"Alteration in DNA, RNA or protein.", "An alteration or difference from a norm or standard."</text:p>
          </table:table-cell>
          <table:table-cell/>
          <table:table-cell office:value-type="string" calcext:value-type="string">
            <text:p>http://sweet.jpl.nasa.gov/2.3/phenSystem.owl#Variation, http://purl.bioontology.org/ontology/SNMI/G-A643, http://purl.obolibrary.org/obo/VariO_0001, http://purl.bioontology.org/ontology/SNOMEDCT/40885006, http://ncicb.nci.nih.gov/xml/owl/EVS/Thesaurus.owl#C25713</text:p>
          </table:table-cell>
          <table:table-cell office:value-type="string" calcext:value-type="string">
            <text:p>SNMI, NCIT, VARIO, SWEET, SNOMEDCT</text:p>
          </table:table-cell>
          <table:table-cell office:value-type="string" calcext:value-type="string">
            <text:p>Variant, Deviation, Variation, Variant (qualifier value)</text:p>
          </table:table-cell>
          <table:table-cell/>
        </table:table-row>
        <table:table-row table:style-name="ro1">
          <table:table-cell office:value-type="string" calcext:value-type="string">
            <text:p>Cycloidesbank</text:p>
          </table:table-cell>
          <table:table-cell table:number-columns-repeated="8"/>
        </table:table-row>
        <table:table-row table:style-name="ro37">
          <table:table-cell office:value-type="string" calcext:value-type="string">
            <text:p>carbon</text:p>
          </table:table-cell>
          <table:table-cell/>
          <table:table-cell office:value-type="string" calcext:value-type="string">
            <text:p>class</text:p>
          </table:table-cell>
          <table:table-cell office:value-type="string" calcext:value-type="string">
            <text:p>"A nonmetallic element with atomic symbol C, atomic number 6, and atomic weight 12.0096; 12.0116. It may occur as several different allotropes including DIAMOND; CHARCOAL; and GRAPHITE; and as SOOT from incompletely burned fuel.", "A nonmetallic element with atomic symbol C, atomic number 6, and atomic weight 12.011. It may occur as several different allotropes including diamond; charcoal; and graphite. MeSH", "common nonmetallic tetrad element with atomic symbol C, atomic number 6, and atomic weight 12.011; defining element of organic compounds.", "A carbon group element atom that has formula C.\n\nsource: http://www.ebi.ac.uk/chebi/searchId.do;?chebiId=CHEBI:27594", "A carbon group element atom that has formula C.", "An element with atomic number 6.", "A nonmetalic tetravalent element with symbol C, atomic number 6, and atomic weight 12."</text:p>
          </table:table-cell>
          <table:table-cell/>
          <table:table-cell office:value-type="string" calcext:value-type="string">
            <text:p>http://www.co-ode.org/ontologies/galen#Carbon, http://purl.bioontology.org/ontology/NDFRT/N0000007500, http://phenomebrowser.net/ontologies/mesh/mesh.owl#D002244, http://ontology.apa.org/apaonto/termsonlyOUT%20(5).owl#Carbon, http://purl.bioontology.org/ontology/CSP/0552-0356, http://www.projecthalo.com/aura#Carbon, http://purl.obolibrary.org/obo/CHEBI_27594, http://www.loria.fr/~coulet/ontology/sopharm/version2.1/chebi.owl#CHEBI_27594, http://www.owl-ontologies.com/RADLEX.owl#RID11772, http://purl.bioontology.org/ontology/MESH/D002244, http://phenomebrowser.net/ontologies/mesh/mesh.owl#D01.268.150, http://purl.bioontology.org/ontology/npo#NPO_857, http://ecoinformatics.org/oboe/oboe.1.0/oboe-chemistry.owl#Carbon, http://ncicb.nci.nih.gov/xml/owl/EVS/Thesaurus.owl#C63798, http://purl.obolibrary.org/obo/XEO_00052, http://purl.bioontology.org/ontology/SNOMEDCT/87453002, http://purl.bioontology.org/ontology/RCD/Xa1gj</text:p>
          </table:table-cell>
          <table:table-cell office:value-type="string" calcext:value-type="string">
            <text:p>CRISP, XEO, NCIT, MESH, RADLEX, NPO, EFO, RCD, SOPHARM, CHEBI, OBOE-SBC, NDFRT, SNOMEDCT, CCONT, GALEN, APAONTO, AURA, RH-MESH, HUPSON</text:p>
          </table:table-cell>
          <table:table-cell office:value-type="string" calcext:value-type="string">
            <text:p>carbono, C, InChIKey=OKTJSMMVPCPJKN-UHFFFAOYAS, Kohlenstoff, Vitreous Carbon, Elemental Carbon, C14 isotope, Carbon (substance), 6C, Carbon, carbonium, C element, carbon atom, <text:s/>Vitreous, C13 isotope, carbon, InChI=1/C, carbone, C11 isotope</text:p>
          </table:table-cell>
          <table:table-cell/>
        </table:table-row>
        <table:table-row table:style-name="ro5">
          <table:table-cell office:value-type="string" calcext:value-type="string">
            <text:p>biofilm</text:p>
          </table:table-cell>
          <table:table-cell/>
          <table:table-cell office:value-type="string" calcext:value-type="string">
            <text:p>class</text:p>
          </table:table-cell>
          <table:table-cell office:value-type="string" calcext:value-type="string">
            <text:p>"A complex aggregation of microorganisms marked by the excretion of a protective and adhesive matrix; usually adhering to a substratum.", "Encrustations, formed from microbes (bacteria, algae, fungi, plankton, or protozoa) embedding in extracellular polymers, that adhere to surfaces such as teeth (DENTAL DEPOSITS); PROSTHESES AND IMPLANTS; and catheters. Biofilms are prevented from forming by treating surfaces with DENTIFRICES; DISINFECTANTS; ANTI-INFECTIVE AGENTS; and antifouling agents.", "A thin usually resistant layer of microorganisms (as bacteria) that form on and coat various surfaces (as of water pipes and catheters).", "multilayers of microbial cells glued together to form microbial communities which are highly resistant to both phagocytes and antibiotics."</text:p>
          </table:table-cell>
          <table:table-cell/>
          <table:table-cell office:value-type="string" calcext:value-type="string">
            <text:p>http://purl.obolibrary.org/obo/BTO_0002690, http://www.projecthalo.com/aura#Biofilm, http://purl.jp/bio/11/meo/MEO_0000116, http://purl.obolibrary.org/obo/ENVO_00002034, http://purl.bioontology.org/ontology/MESH/D018441, http://purl.bioontology.org/ontology/CSP/5003-0004, http://www.bootstrep.eu/ontology/GRO#Biofilm</text:p>
          </table:table-cell>
          <table:table-cell office:value-type="string" calcext:value-type="string">
            <text:p>CRISP, ENVO, GRO, MEO, SYN, MESH, CCONT, BTO, AURA, EFO</text:p>
          </table:table-cell>
          <table:table-cell office:value-type="string" calcext:value-type="string">
            <text:p>Biofilm</text:p>
          </table:table-cell>
          <table:table-cell/>
        </table:table-row>
        <table:table-row table:style-name="ro17">
          <table:table-cell office:value-type="string" calcext:value-type="string">
            <text:p>fingerprint</text:p>
          </table:table-cell>
          <table:table-cell/>
          <table:table-cell office:value-type="string" calcext:value-type="string">
            <text:p>class</text:p>
          </table:table-cell>
          <table:table-cell office:value-type="string" calcext:value-type="string">
            <text:p>"One or more fingerprints (sequence classifiers) as used in the PRINTS database.", "The study of the patterns of ridges of the skin of the fingers, palms, toes, and soles.", "branch of medicine that interprets or establishes the medical facts in civil or criminal law cases."</text:p>
          </table:table-cell>
          <table:table-cell/>
          <table:table-cell office:value-type="string" calcext:value-type="string">
            <text:p>http://purl.bioontology.org/ontology/CSP/1385-8250, http://edamontology.org/data_1365, http://purl.bioontology.org/ontology/MESH/D003878</text:p>
          </table:table-cell>
          <table:table-cell office:value-type="string" calcext:value-type="string">
            <text:p>CRISP, MESH, SWO, EDAM</text:p>
          </table:table-cell>
          <table:table-cell office:value-type="string" calcext:value-type="string">
            <text:p>Fingerprint, Plantar Prints, Fingerprints, forensic psychiatry, Plantar Print, handprint, dermatoglyphics, Print, <text:s/>Plantar, palmprint, fingerprint, Dermatoglyphic, Prints</text:p>
          </table:table-cell>
          <table:table-cell/>
        </table:table-row>
        <table:table-row table:style-name="ro18">
          <table:table-cell office:value-type="string" calcext:value-type="string">
            <text:p>weather</text:p>
          </table:table-cell>
          <table:table-cell/>
          <table:table-cell office:value-type="string" calcext:value-type="string">
            <text:p>class</text:p>
          </table:table-cell>
          <table:table-cell office:value-type="string" calcext:value-type="string">
            <text:p>"The state of the ATMOSPHERE over minutes to months.", "gaseous envelope surrounding a planet or similar body including weather which is the state of the atmosphere at a given time and place, with respect to variables such as temperature, moisture, wind velocity, and barometric pressure.", "Weather is the state of the atmosphere, to the degree that it is hot or cold, wet or dry, calm or stormy, clear or cloudy. Generally refers to day-to-day temperature and precipitation activity.\nSource: wikipedia.org"</text:p>
          </table:table-cell>
          <table:table-cell/>
          <table:table-cell office:value-type="string" calcext:value-type="string">
            <text:p>http://phenomebrowser.net/ontologies/mesh/mesh.owl#G16.500.750.775, http://purl.bioontology.org/ontology/MESH/D014887, http://sweet.jpl.nasa.gov/2.3/phenAtmo.owl#Weather, http://phenomebrowser.net/ontologies/mesh/mesh.owl#G16.500.275.063.725, http://phenomebrowser.net/ontologies/mesh/mesh.owl#D014887, http://purl.bioontology.org/ontology/CSP/1035-6554, http://phenomebrowser.net/ontologies/mesh/mesh.owl#N06.230.300.100.725, http://www.icn.ch/icnp#Weather, http://cerrado.linkeddata.es/ecology/fire#Weather</text:p>
          </table:table-cell>
          <table:table-cell office:value-type="string" calcext:value-type="string">
            <text:p>CRISP, FIRE, MESH, SWEET, ICNP, RH-MESH</text:p>
          </table:table-cell>
          <table:table-cell office:value-type="string" calcext:value-type="string">
            <text:p>atmosphere, Fogs, weather, Fog</text:p>
          </table:table-cell>
          <table:table-cell/>
        </table:table-row>
        <table:table-row table:style-name="ro25">
          <table:table-cell office:value-type="string" calcext:value-type="string">
            <text:p>property</text:p>
          </table:table-cell>
          <table:table-cell/>
          <table:table-cell office:value-type="string" calcext:value-type="string">
            <text:p>class</text:p>
          </table:table-cell>
          <table:table-cell office:value-type="string" calcext:value-type="string">
            <text:p>"Properties are a convenience that allows the knowledge engineer to attach auxilary or non-semantic external information to concepts. They can be used for anything whatsoever, and have no bearing on classification and do not inherit. Often they are used for storing documentation strings and numeric codes.", "The type of characteristic that is being evaluated about the component. <text:s/>For example, some kinds of properties are: mass, concentration, velocity, size, color, shape, duration, volume, count, and time of event.", "A basic or essential attribute shared by all members of a class.", "A named data value associated with an object.", "A continuant <text:s/>that inheres in or is borne by other entities. Every instance of A requires some specific instance of B which must always be the same.", "http://schema.org/Property", "Any tangible or intangible possession that is owned by a person, group, or organization.", "A specific terminology property present in the NCI Thesaurus.", "These are terms used to describe entities, where the descriptor values are noun phrases. <text:s/>Adjectives should be listed under \Radlex descriptor\."</text:p>
          </table:table-cell>
          <table:table-cell/>
          <table:table-cell office:value-type="string" calcext:value-type="string">
            <text:p>http://www.owl-ontologies.com/RADLEX.owl#RID35977, http://www.onto-med.de/ontologies/gfo.owl#Property, http://schema.org/Property, http://ncicb.nci.nih.gov/xml/owl/EVS/Thesaurus.owl#C73618, http://www.w3.org/1999/02/22-rdf-syntax-ns#Property, http://ncicb.nci.nih.gov/xml/owl/EVS/Thesaurus.owl#C62498, http://ncicb.nci.nih.gov/xml/owl/EVS/Thesaurus.owl#C40566, http://ncicb.nci.nih.gov/xml/owl/EVS/Thesaurus.owl#C42605, http://sweet.jpl.nasa.gov/2.3/prop.owl#Property, http://ncicb.nci.nih.gov/xml/owl/EVS/Thesaurus.owl#C43644, http://ncicb.nci.nih.gov/xml/owl/EVS/Thesaurus.owl#C43645, http://purl.bioontology.org/ontology/SNOMEDCT/370130000, http://purl.obolibrary.org/obo/BFO_0000020</text:p>
          </table:table-cell>
          <table:table-cell office:value-type="string" calcext:value-type="string">
            <text:p>NCIT, OBCS, SWEET, OBIWS, RADLEX, DERMLEX, GFO, OBI_BCGO, ICO, SCHEMA, GFO-BIO, OBI, SNOMEDCT</text:p>
          </table:table-cell>
          <table:table-cell office:value-type="string" calcext:value-type="string">
            <text:p>LOINC Axis 2, mode, Thing Owned, EVS Concept Property, Property (attribute), property, Property, trope</text:p>
          </table:table-cell>
          <table:table-cell/>
        </table:table-row>
        <table:table-row table:style-name="ro39">
          <table:table-cell office:value-type="string" calcext:value-type="string">
            <text:p>model</text:p>
          </table:table-cell>
          <table:table-cell/>
          <table:table-cell office:value-type="string" calcext:value-type="string">
            <text:p>class</text:p>
          </table:table-cell>
          <table:table-cell office:value-type="string" calcext:value-type="string">
            <text:p>"A model is a representation of some thing.", "computational models developed by SEEK consortium members", "Purposeful simplification of reality, designed to imitate certain phenomena or characteristics of a system while downplaying non-essential aspects. Its value lies in the ability to generalise insights from the model to a broader class of systems.", "learning vicariously by observation and imitation, which can be used as a form of behavior therapy. Emtree_2014 Dorland's Medical Dictionary_2011,developing or using a hypothesis or theory. Emtree_2014 {Dorland's Medical Dictionary_2011,something that represents or simulates something else; a replica. Emtree_2014 Dorland's Medical Dictionary_2011,to imitate another's behavior; see modeling. Emtree_2014 Dorland's Medical Dictionary_2011,a hypothesis or theory. Emtree_2014 Dorland's Medical Dictionary_2011,a reasonable facsimile of the body or any of its parts; used for demonstration and teaching purposes. Emtree_2014 Dorland's Medical Dictionary_2011,cast <text:s/>Emtree_2014 Dorland's Medical Dictionary_2011", "Model (person)", "Theoretical representations that simulate the behavior or activity of biological processes or diseases. For disease models in living animals, DISEASE MODELS, ANIMAL is available. Biological models include the use of mathematical equations, computers, and other electronic equipment. (source : MSH)", "A representation of something, often idealized or modified to make it conceptually easier to understand.", "a data transformation that represents a mathematical relationship which relates changes in a given response to changes in one or more factors. A statistical model is a formalization of relationships between variables in the form of mathematical equations.", "A mathematical model is the use of mathematical language to describe the behaviour of a system. <text:s/>A mathematical model usually describes a system by a set of variables and a set of equations that establish relationships between the variables. <text:s/>The variables represent some properties of the system, for example, measured system outputs often in the form of signals, timing data, counters, event occurrence (yes/no). The actual model is the set of functions that describe the relations between the different variables.\nsource: WordIQ online dictionary", "A style or design of an item.", "The identifier assigned to a particular design of a device.", "Systems designed to elucidate facts about complex biological phenomena, usually in a less complex or theoretical test environment.", "representation of a process, system, or subject area that can be manipulated to demonstrate the effects that various actions will have on the process, system, or subject area; generally developed for understanding, analysis, improvement, and/or replacement of the process, system, or subject area.", "a generically_dependent_continuant that is a placeholder for any model"</text:p>
          </table:table-cell>
          <table:table-cell/>
          <table:table-cell office:value-type="string" calcext:value-type="string">
            <text:p>http://semanticscience.org/resource/SIO_000510, http://bioonto.de/ro2.owl#Model, http://ncicb.nci.nih.gov/xml/owl/EVS/Thesaurus.owl#C43383, http://www.semanticweb.org/ontologies/2011/7/Ontology1314368515010.owl#Model, http://purl.bioontology.org/ontology/CSP/1944-9333, http://scai.fraunhofer.de/NDDUO#model, http://www.mygrid.org.uk/ontology/JERMOntology#Model, http://ncicb.nci.nih.gov/xml/owl/EVS/Thesaurus.owl#C16866, http://sweet.jpl.nasa.gov/2.3/reprSciModel.owl#Model, http://www.projecthalo.com/aura#Model, http://edda.dbmi.pitt.edu/ontologies/StudyDesigns.owl#model, http://purl.org/incf/ontology/Computational_Neurosciences/cno_alpha.owl#cno_0000180, http://purl.org/obo/owl/SBO#SBO_0000004, http://neurolog.unice.fr/ontoneurolog/v3.0/ontoneurolog-extension-of-dolce.owl#model, http://purl.obolibrary.org/obo/RoleO_0000331, http://purl.obolibrary.org/obo/OBCS_0000035, http://www.owl-ontologies.com/Ontology1298855822.owl#Model, http://identifiers.org/mamo/MAMO_0000037, http://ncicb.nci.nih.gov/xml/owl/EVS/Thesaurus.owl#C80519, http://ncicb.nci.nih.gov/xml/owl/EVS/Thesaurus.owl#C99285, http://doe-generated-ontology.com/OntoAD#C0026339</text:p>
          </table:table-cell>
          <table:table-cell office:value-type="string" calcext:value-type="string">
            <text:p>QIBO, CRISP, NCIT, CNO, ONL-MR-DA, OBCS, SWEET, ADO, BIOMO, ROLEO, ONL-DP, ONL-MSA, PHYLONT, JERM, OntoVIP, MAMO, BIOMODELS, SIO, EDDA, ONTOAD, AURA, HUPSON</text:p>
          </table:table-cell>
          <table:table-cell office:value-type="string" calcext:value-type="string">
            <text:p>modeling, Modeling System, mathematical models, Model System, statistical model, <text:s/>experimental, <text:s/>Biologic, modèle, computer-simulation models, model system, model, Simulation model, analytical classical model, Biological Models, <text:s/>theoretic, computational models, simulation models, models, Scientific modelling, computer-simulation model, <text:s/>theoretical, MODEL, modelling, experimental model, experimental models, <text:s/>statistical, simulation model, mathematical model, computational model, Model, Model Identifier, Models, MODEL BIOL</text:p>
          </table:table-cell>
          <table:table-cell/>
        </table:table-row>
        <table:table-row table:style-name="ro21">
          <table:table-cell office:value-type="string" calcext:value-type="string">
            <text:p>flow</text:p>
          </table:table-cell>
          <table:table-cell/>
          <table:table-cell office:value-type="string" calcext:value-type="string">
            <text:p>class</text:p>
          </table:table-cell>
          <table:table-cell office:value-type="string" calcext:value-type="string">
            <text:p>"The continuous movement characteristic of a liquid or gas."</text:p>
          </table:table-cell>
          <table:table-cell/>
          <table:table-cell office:value-type="string" calcext:value-type="string">
            <text:p>http://ncicb.nci.nih.gov/xml/owl/EVS/Thesaurus.owl#C41141, http://purl.bioontology.org/ontology/LNC/MTHU009126, http://purl.bioontology.org/ontology/LNC/LP36285-2, http://www.owl-ontologies.com/RADLEX.owl#RID13035, http://sweet.jpl.nasa.gov/2.3/phenFluidDynamics.owl#Flow, http://www.co-ode.org/ontologies/galen#Flow, http://sweet.jpl.nasa.gov/2.3/phenSystem.owl#Flow, http://www.projecthalo.com/aura#Flow, https://code.ecoinformatics.org/code/semtools/trunk/dev/oboe/oboe-sbc.owl#Flow</text:p>
          </table:table-cell>
          <table:table-cell office:value-type="string" calcext:value-type="string">
            <text:p>NCIT, LOINC, OBOE-SBC, SWEET, RADLEX, GALEN, AURA</text:p>
          </table:table-cell>
          <table:table-cell table:number-columns-repeated="2"/>
        </table:table-row>
        <table:table-row table:style-name="ro4">
          <table:table-cell office:value-type="string" calcext:value-type="string">
            <text:p>between</text:p>
          </table:table-cell>
          <table:table-cell/>
          <table:table-cell office:value-type="string" calcext:value-type="string">
            <text:p>class</text:p>
          </table:table-cell>
          <table:table-cell office:value-type="string" calcext:value-type="string">
            <text:p>"The space or interval separating two things."</text:p>
          </table:table-cell>
          <table:table-cell/>
          <table:table-cell office:value-type="string" calcext:value-type="string">
            <text:p>http://purl.bioontology.org/ontology/SNMI/G-A114, http://ncicb.nci.nih.gov/xml/owl/EVS/Thesaurus.owl#C94545, http://purl.bioontology.org/ontology/SNOMEDCT/11896004, http://www.owl-ontologies.com/Ontology1239104585.owl#Between</text:p>
          </table:table-cell>
          <table:table-cell office:value-type="string" calcext:value-type="string">
            <text:p>SNMI, NCIT, BCGO, SNOMEDCT</text:p>
          </table:table-cell>
          <table:table-cell office:value-type="string" calcext:value-type="string">
            <text:p>Between, Inter-, In between, Intermediate (qualifier value)</text:p>
          </table:table-cell>
          <table:table-cell/>
        </table:table-row>
        <table:table-row table:style-name="ro14">
          <table:table-cell office:value-type="string" calcext:value-type="string">
            <text:p>pest</text:p>
          </table:table-cell>
          <table:table-cell/>
          <table:table-cell office:value-type="string" calcext:value-type="string">
            <text:p>class</text:p>
          </table:table-cell>
          <table:table-cell table:number-columns-repeated="2"/>
          <table:table-cell office:value-type="string" calcext:value-type="string">
            <text:p>http://purl.bioontology.org/ontology/SNOMEDCT/58750007, http://purl.bioontology.org/ontology/RCD/A20..</text:p>
          </table:table-cell>
          <table:table-cell office:value-type="string" calcext:value-type="string">
            <text:p>RCD, SNOMEDCT</text:p>
          </table:table-cell>
          <table:table-cell office:value-type="string" calcext:value-type="string">
            <text:p>Pest, Plague (disorder), Infection by Yersinia pestis, Black death, Pestilential fever</text:p>
          </table:table-cell>
          <table:table-cell/>
        </table:table-row>
        <table:table-row table:style-name="ro1">
          <table:table-cell office:value-type="string" calcext:value-type="string">
            <text:p>oxygenated</text:p>
          </table:table-cell>
          <table:table-cell table:number-columns-repeated="8"/>
        </table:table-row>
        <table:table-row table:style-name="ro25">
          <table:table-cell office:value-type="string" calcext:value-type="string">
            <text:p>method</text:p>
          </table:table-cell>
          <table:table-cell/>
          <table:table-cell office:value-type="string" calcext:value-type="string">
            <text:p>class</text:p>
          </table:table-cell>
          <table:table-cell office:value-type="string" calcext:value-type="string">
            <text:p>"A means, manner of procedure, or systematic course of actions that have to be performed in order to accomplish a particular goal. (source : NCI)", "A process which is an established way of doing something.", "Terminology associated with the Method codelist of the Clinical Data Interchange Standards Consortium (CDISC) Standard Data Tabulation Model (SDTM).", "The process by which an observation value was obtained. <text:s/>Example methods include: weighing, use of a mass spectrometer, use of an ion sensitive electrode, and examination using a microscope.", "The technique used to administer a particular examination or assessment.", "A practiced and regimented skill or series of actions.", "A protocol is an information entity which is a set of instructions that describe an how an experiment is done.,a protocol is a plan specification which has sufficient level of detail and quantitative information to communicate it between domain experts, so that different domain experts will reliably be able to independently reproduce the process.", "A means, manner of procedure, or systematic course of actions that have to be performed in order to accomplish a particular goal."</text:p>
          </table:table-cell>
          <table:table-cell/>
          <table:table-cell office:value-type="string" calcext:value-type="string">
            <text:p>http://ncicb.nci.nih.gov/xml/owl/EVS/Thesaurus.owl#C40570, http://purl.bioontology.org/ontology/SNOMEDCT/260686004, http://purl.bioontology.org/ontology/npo#NPO_1406, http://purl.obolibrary.org/obo/OBI_0000272, http://ncicb.nci.nih.gov/xml/owl/EVS/Thesaurus.owl#C16847, http://ncicb.nci.nih.gov/xml/owl/EVS/Thesaurus.owl#C85492, http://purl.bioontology.org/ontology/LNC/MTHU024654, http://ncicb.nci.nih.gov/xml/owl/EVS/Thesaurus.owl#C82535, http://purl.obolibrary.org/obo/ODGI.owl#Method, http://purl.bioontology.org/ontology/RCD/X900S, http://doe-generated-ontology.com/OntoAD#C0025663, http://ncicb.nci.nih.gov/xml/owl/EVS/Thesaurus.owl#C71460, http://www.semanticweb.org/ontologies/2011/7/Ontology1314368515010.owl#Method, http://onto.eva.mpg.de/ontologies/gfo-bio.owl#Method, http://cui.unige.ch/isi/onto/tok/TOK.owl#Method</text:p>
          </table:table-cell>
          <table:table-cell office:value-type="string" calcext:value-type="string">
            <text:p>TOK, RCD, PHYLONT, NCIT, GFO-BIO, LOINC, OGDI, SNOMEDCT, NPO, ONTOAD, EFO</text:p>
          </table:table-cell>
          <table:table-cell office:value-type="string" calcext:value-type="string">
            <text:p>plan specification, Techniques, method, Method, SDTM-METHOD, method used in an experiment, approach, Method (attribute), méthode, LOINC Axis 6, Technical, METHOD, <text:s/>Other, Methods and Techniques, Methods</text:p>
          </table:table-cell>
          <table:table-cell/>
        </table:table-row>
        <table:table-row table:style-name="ro40">
          <table:table-cell office:value-type="string" calcext:value-type="string">
            <text:p>gene</text:p>
          </table:table-cell>
          <table:table-cell/>
          <table:table-cell office:value-type="string" calcext:value-type="string">
            <text:p>class</text:p>
          </table:table-cell>
          <table:table-cell office:value-type="string" calcext:value-type="string">
            <text:p>"Identifies a gDNA sequence unit that can be potentially transcribed and/or translated.", "A gene is part of a nucleic acid that contains all the necessary elements to encode a functional transcript.", "example:\ndiabetes genes\nbreast cancer genes", "Comment in Foundational Model of Anatomy(FMA): The term \gene\ is used in different contexts. In the FMA, we attempt to represent the gene as an anatomical structure and so we specify it as a \structural gene\.,Xref in Sequence types and features (SO): http://en.wikipedia.org/wiki/Gene.", "This term is mapped to MGED. Do not obsolete without consulting MGED ontology.nA gene may be considered as a unit of inheritance.", "segment of the genome that codes for a functional product.", "The \Gene\ concept allows to classify a unit of DNA sequence which can be potentially transcribed and/or translated (this definition includes the regulating elements in 5' and 3', and introns, if present). The Gene leafconcepts are named by the gene names. In IMGT-ONTOLOGY, a gene name is composed of the name of the species (or the short name encoded by 6 or 9 characters) and of the international HGNC/IMGT gene symbol. By extension, orphons and pseudogenes are also Gene concepts.", "The basic unit of heredity, consisting of a segment of DNA arranged in a linear manner along a chromosome. A gene codes for a specific RNA molecule or sequence that may or may not lead to a protein product. Includes: locus, non coding RNA and gene with protein product.", "Definition: A continuant that encodes information that can be inherited through replication. \nRationale: Gene is and abstract continuant that can be best described as a \schema\. <text:s text:c="2"/>Gene in BioPAX is a generelization over eukaryotic and prokaryotic genes and <text:s/>used only for genetic interactions. <text:s/>Gene is often confused with DNA and RNA fragments that are physical encoding of <text:s/>the gene. <text:s/>Gene expression regulation makes use of DNA and RNA physical entities.\nUsage: Gene should only be used for describing GeneticInteractions.", "the instance is gene name which is written in the article.", "Gene evaluated by the PCR.", "Definition: A continuant that encodes information that can be inherited through replication. \nRationale: Gene is an abstract continuant that can be best described as a \schema\, a common conception commonly used by biologists to demark a component within genome. In BioPAX, Gene is considered a generalization over eukaryotic and prokaryotic genes and is used only in genetic interactions. <text:s/>Gene is often confused with DNA and RNA fragments, however, these are considered the physical encoding of a gene. <text:s/>N.B. Gene expression regulation makes use of DNA and RNA physical entities and not this class.\nUsage: Gene should only be used for describing GeneticInteractions.", "A region (or regions) that includes all of the sequence elements necessary to encode a functional transcript. A gene may include regulatory regions, transcribed regions and/or other functional sequence regions.", "A functional unit of heredity which occupies a specific position on a particular chromosome and serves as the template for a product that contributes to a phenotype or a biological function.", "This term is mapped to MGED. Do not obsolete without consulting MGED ontology. A gene may be considered as a unit of inheritance.", "Interactor of genetic interaction.", "in RNA virus, there will be RNA interval codes for protein.", "A gene is a material entity that represents the entire DNA sequence required for synthesis of a functional protein or RNA molecule.", "A region (or regions) that includes all of the sequence elements necessary to encode a functional transcript. A gene may include regulatory regions, transcribed regions and/or other functional sequence regions. <text:s/>(source: Sequence Ontology)"</text:p>
          </table:table-cell>
          <table:table-cell/>
          <table:table-cell office:value-type="string" calcext:value-type="string">
            <text:p>http://www.stanford.edu/~coulet/phare.owl#PhenotypeGene, http://purl.obolibrary.org/obo/OGG_0000000002, http://www.imgt.org/download/IMGT-ONTOLOGY/IMGT-ONTOLOGY-v1-0-2.owl#gene, http://purl.bioontology.org/ontology/PDQ/CDR0000042941, http://purl.org/obo/owl/SO#SO_0000704, http://purl.obolibrary.org/obo/ODGI.owl#Gene, http://www.limics.org/hrdo/rdfns#gen_id_1, http://www.semanticweb.org/ontologies/2010/5/22/Ontology1277229984000.owl#HPI:0000038, http://purl.bioontology.org/ontology/CSP/1256-5501, http://www.w3.org/2001/sw/hcls/ns/transmed/TMO_0037, http://www.cvrgrid.org/ontologies/Electrophysiology#Gene, http://purl.org/biotop/biotop.owl#Gene, http://semanticscience.org/resource/SIO_010035, http://www.projecthalo.com/aura#Gene, http://www.loria.fr/~coulet/ontology/snpontology/version1.6/snpontology_full.owl#gene, http://scai.fraunhofer.de/CSEO#CSEO_00000990, http://purl.obolibrary.org/obo/VariO_0272, http://www.semanticweb.org/owl/owlapi/turtle#Gene, http://purl.org/skeletome/bonedysplasia#Gene, http://www.bootstrep.eu/ontology/GRO#Gene, http://purl.org/obo/owl/sequence#gene, http://www.owl-ontologies.com/Ontology1394230494.owl#gene, http://www.biopax.org/release/biopax-level3.owl#Gene, http://www.co-ode.org/ontologies/galen#Gene, http://scai.fraunhofer.de/NDDUO#gene, http://purl.obolibrary.org/obo/SO_0000704, http://www.imgt.org/download/IMGT-ONTOLOGY/IMGT-ONTOLOGY-v1-0-2.owl#Gene, http://purl.obolibrary.org/obo/OGI_0000004, http://www.neomark.eu/ontologies/neomark.owl#Gene, http://purl.obolibrary.org/obo/VO_0000787, http://www.stanford.edu/~coulet/phare.owl#DrugGene, http://purl.obolibrary.org/obo/SIO_010035, http://purl.org/stemnet/MHC#Gene, http://www.orpha.net/ORDO/Orphanet_C010, http://purl.obolibrary.org/obo/SO#SO_0000704, http://purl.obolibrary.org/obo/CAO_0000038</text:p>
          </table:table-cell>
          <table:table-cell office:value-type="string" calcext:value-type="string">
            <text:p>CRISP, PR, GRO, CSEO, NIFSTD, RETO, MHC, ORDO, BDO, REXO, ADO, BP, HPIO, BT, MIRNAO, NEOMARK3, IMGT-ONTOLOGY, PDQ, SO, GALEN, SYN, EP, OMIT, IDODEN, CCO, OGG, ONSTR, OGI, CAO, OBI_BCGO, HRDO, PHARE, CHEMBIO, NTDO, TMO, VARIO, SIO, VO, OGDI, CCONT, PEO, TESTONTO, SNPO, AURA, CHD</text:p>
          </table:table-cell>
          <table:table-cell office:value-type="string" calcext:value-type="string">
            <text:p>exon, muton, genetic element</text:p>
          </table:table-cell>
          <table:table-cell/>
        </table:table-row>
        <table:table-row table:style-name="ro17">
          <table:table-cell office:value-type="string" calcext:value-type="string">
            <text:p>karst</text:p>
          </table:table-cell>
          <table:table-cell/>
          <table:table-cell office:value-type="string" calcext:value-type="string">
            <text:p>class</text:p>
          </table:table-cell>
          <table:table-cell office:value-type="string" calcext:value-type="string">
            <text:p>"Karst topography is a landscape shaped by the dissolution of a layer or layers of soluble bedrock, usually carbonate rock such as limestone or dolomite. Wikipedia", "A feature shaped by the dissolution of a soluble layer or layers of bedrock, usually carbonate rock such as limestone or dolomite. These landscapes display distinctive surface features and underground drainages, and in some examples there may be little or no surface drainage."</text:p>
          </table:table-cell>
          <table:table-cell/>
          <table:table-cell office:value-type="string" calcext:value-type="string">
            <text:p>http://purl.obolibrary.org/obo/ENVO_00000175, http://sweet.jpl.nasa.gov/2.3/phenGeolGeomorphology.owl#Karst</text:p>
          </table:table-cell>
          <table:table-cell office:value-type="string" calcext:value-type="string">
            <text:p>ENVO, SWEET</text:p>
          </table:table-cell>
          <table:table-cell office:value-type="string" calcext:value-type="string">
            <text:p>karst</text:p>
          </table:table-cell>
          <table:table-cell/>
        </table:table-row>
        <table:table-row table:style-name="ro15">
          <table:table-cell office:value-type="string" calcext:value-type="string">
            <text:p>system</text:p>
          </table:table-cell>
          <table:table-cell/>
          <table:table-cell office:value-type="string" calcext:value-type="string">
            <text:p>class</text:p>
          </table:table-cell>
          <table:table-cell office:value-type="string" calcext:value-type="string">
            <text:p>"A group of independent but interrelated elements comprising a unified whole.", "System is a CBO_Object that describes and includes the universe described by the model or experiment. In general cell instances and fields are \contained_In\ (inverse of \contains\) a CBO:System as opposed to \part_Of\ a CBO:System since cells, fields, etc. may come and go during a simulation.", "The physical environment (milieu, context) within which an observation is made. <text:s/>For example, the system in which a sodium concentration is measured could be a urine sample, serum sample, or a plasma sample.", "A kit in which the components are interconnected.", "System is a set of interacting or interdependent entities, real or abstract, forming an integrated whole.", "A group of independent but interrelated devices working together."</text:p>
          </table:table-cell>
          <table:table-cell/>
          <table:table-cell office:value-type="string" calcext:value-type="string">
            <text:p>http://purl.bioontology.org/ontology/HL7/C1553451, http://www.co-ode.org/ontologies/galen#System, http://purl.bioontology.org/ontology/SNOMEDCT/246333005, http://purl.bioontology.org/ontology/RCD/X75To, http://cbo.biocomplexity.indiana.edu/svn/cbo/trunk/CBO_1_0.owl#System, http://purl.obolibrary.org/obo/BSA_0000049, http://ncicb.nci.nih.gov/xml/owl/EVS/Thesaurus.owl#C50311, http://purl.bioontology.org/ontology/CST/IMMUNE%20SYSTEM%20DIS, http://sweet.jpl.nasa.gov/2.3/phenSystem.owl#System, http://ncicb.nci.nih.gov/xml/owl/EVS/Thesaurus.owl#C25700, http://ncicb.nci.nih.gov/xml/owl/EVS/Thesaurus.owl#C40568</text:p>
          </table:table-cell>
          <table:table-cell office:value-type="string" calcext:value-type="string">
            <text:p>BSAO, CBO, RCD, HL7, NCIT, SNOMEDCT, SWEET, GALEN, COSTART</text:p>
          </table:table-cell>
          <table:table-cell office:value-type="string" calcext:value-type="string">
            <text:p>SYSTEM, CELL MEDIATED IMMUNOLOGICAL REACTION, IMMUNE IMBALANCE, INFECTION SUSCEPTIBILITY INCR, System, CELL-MEDIATED IMMUNOLOGICAL REACT, LOINC Axis 4, System (attribute), System of Devices, IMMUNE DISORDER (NOS), IMMUNE SYSTEM DISORDER (NOS), Device System, DISORDER IMMUNE SYSTEM (NOS)</text:p>
          </table:table-cell>
          <table:table-cell/>
        </table:table-row>
        <table:table-row table:style-name="ro1">
          <table:table-cell office:value-type="string" calcext:value-type="string">
            <text:p>alkyl</text:p>
          </table:table-cell>
          <table:table-cell table:number-columns-repeated="8"/>
        </table:table-row>
        <table:table-row table:style-name="ro17">
          <table:table-cell office:value-type="string" calcext:value-type="string">
            <text:p>signature</text:p>
          </table:table-cell>
          <table:table-cell/>
          <table:table-cell office:value-type="string" calcext:value-type="string">
            <text:p>class</text:p>
          </table:table-cell>
          <table:table-cell office:value-type="string" calcext:value-type="string">
            <text:p>"Individual's name or personal mark, used to sign documents and employed to signify that the writing which precedes accords with one's wishes and intentions; having a handwritten signature.", "A structurally or functionally defined protein region.", "The types or domains, and order, in some representations, of inputs to and outputs from a function. (NIST)"</text:p>
          </table:table-cell>
          <table:table-cell/>
          <table:table-cell office:value-type="string" calcext:value-type="string">
            <text:p>http://ncicb.nci.nih.gov/xml/owl/EVS/Thesaurus.owl#C47951, http://ncicb.nci.nih.gov/xml/owl/EVS/Thesaurus.owl#C25678, http://www.semanticweb.org/vanessa/ontologies/2012/7/untitled-ontology-33#Signature, http://ncicb.nci.nih.gov/xml/owl/EVS/Thesaurus.owl#C13379, http://sweet.jpl.nasa.gov/2.3/reprDataServiceValidation.owl#Signature, http://sweet.jpl.nasa.gov/2.3/phenSystemComplexity.owl#Signature</text:p>
          </table:table-cell>
          <table:table-cell office:value-type="string" calcext:value-type="string">
            <text:p>NCIT, ICO, NCCO, SWEET</text:p>
          </table:table-cell>
          <table:table-cell office:value-type="string" calcext:value-type="string">
            <text:p>Protein Motif, Protein Region, Signed, Signature, Region, Domain, Feature, Motif, signatureText, Protein Feature</text:p>
          </table:table-cell>
          <table:table-cell/>
        </table:table-row>
        <table:table-row table:style-name="ro2">
          <table:table-cell office:value-type="string" calcext:value-type="string">
            <text:p>pattern</text:p>
          </table:table-cell>
          <table:table-cell/>
          <table:table-cell office:value-type="string" calcext:value-type="string">
            <text:p>class</text:p>
          </table:table-cell>
          <table:table-cell office:value-type="string" calcext:value-type="string">
            <text:p>"An arrangement of objects, facts, behaviors, or other things which have scientific, mathematical, geometric, statistical, or other meaning.", "A pattern is a generalized representation of some repeatable concrete or informational item."</text:p>
          </table:table-cell>
          <table:table-cell/>
          <table:table-cell office:value-type="string" calcext:value-type="string">
            <text:p>http://www.loria.fr/~coulet/ontology/pato/version1.33/quality.owl#pattern, http://semanticscience.org/resource/SIO_000130, http://sweet.jpl.nasa.gov/2.3/phenSystemComplexity.owl#Pattern, http://purl.bioontology.org/ontology/SNOMEDCT/255711007, http://www.icn.ch/icnp#Pattern, http://ncicb.nci.nih.gov/xml/owl/EVS/Thesaurus.owl#C25336, http://purl.bioontology.org/ontology/RCD/X798i</text:p>
          </table:table-cell>
          <table:table-cell office:value-type="string" calcext:value-type="string">
            <text:p>RCD, NCIT, SOPHARM, SIO, SNOMEDCT, SWEET, ICNP, BIOMO</text:p>
          </table:table-cell>
          <table:table-cell office:value-type="string" calcext:value-type="string">
            <text:p>Pattern (attribute)</text:p>
          </table:table-cell>
          <table:table-cell/>
        </table:table-row>
        <table:table-row table:style-name="ro18">
          <table:table-cell office:value-type="string" calcext:value-type="string">
            <text:p>isotope</text:p>
          </table:table-cell>
          <table:table-cell/>
          <table:table-cell office:value-type="string" calcext:value-type="string">
            <text:p>class</text:p>
          </table:table-cell>
          <table:table-cell office:value-type="string" calcext:value-type="string">
            <text:p>"A material entity which is one of two or more forms of atoms - of a chemical element-that contain the same number of protons but different number of neutrons in their nuclei. Hence an isotope differs from an atom in relative atomic mass and physical properties but not in chemical properties; an isotope is a radioactive form of element.100623NPODennis Thomas", "A form of a chemical element containing a specific number of neutrons and a specific atomic mass."</text:p>
          </table:table-cell>
          <table:table-cell/>
          <table:table-cell office:value-type="string" calcext:value-type="string">
            <text:p>http://ncicb.nci.nih.gov/xml/owl/EVS/Thesaurus.owl#C47933, http://purl.bioontology.org/ontology/CST/IOD%20ISOTOPE%20UPT%20INC, http://purl.bioontology.org/ontology/npo#NPO_973, http://www.projecthalo.com/aura#Isotope, http://sweet.jpl.nasa.gov/2.3/matrIsotope.owl#Isotope, http://purl.bioontology.org/ontology/SNOMEDCT/33638001, http://purl.bioontology.org/ontology/CST/IOD%20ISOTOPE%20UPT%20DEC</text:p>
          </table:table-cell>
          <table:table-cell office:value-type="string" calcext:value-type="string">
            <text:p>NCIT, SNOMEDCT, SWEET, NPO, AURA, COSTART</text:p>
          </table:table-cell>
          <table:table-cell office:value-type="string" calcext:value-type="string">
            <text:p>IODINE RADIOACTIVE UPTAKE DEC, IODINE L3L UPTAKE DECREASED, IODINE ISOTOPE THYROID UPTAKE DEC, IODINE L3L UPTAKE INCREASED, Isotope (substance), IODINE ISOTOPE THYROID UPTAKE INC, IODINE RADIOACTIVE UPTAKE INC</text:p>
          </table:table-cell>
          <table:table-cell/>
        </table:table-row>
        <table:table-row table:style-name="ro17">
          <table:table-cell office:value-type="string" calcext:value-type="string">
            <text:p>formation</text:p>
          </table:table-cell>
          <table:table-cell/>
          <table:table-cell office:value-type="string" calcext:value-type="string">
            <text:p>class</text:p>
          </table:table-cell>
          <table:table-cell office:value-type="string" calcext:value-type="string">
            <text:p>"The act of forming something or the structure formed.", "Procedure aimed at enhancing functioning, frequently includes repetition of actions to develop, re-create or maintain physiological/cognitive processes. (source : SNOMEDCT)", "The chemical reactions and pathways resulting in the formation of substances; typically the energy-requiring part of metabolism in which simpler substances are transformed into more complex ones."</text:p>
          </table:table-cell>
          <table:table-cell/>
          <table:table-cell office:value-type="string" calcext:value-type="string">
            <text:p>http://doe-generated-ontology.com/OntoAD#C0220931, http://ncicb.nci.nih.gov/xml/owl/EVS/Thesaurus.owl#C25513, http://purl.obolibrary.org/obo/GO_0009058</text:p>
          </table:table-cell>
          <table:table-cell office:value-type="string" calcext:value-type="string">
            <text:p>FYPO, NCIT, NIGO, GO, GO-EXT, ONTOAD</text:p>
          </table:table-cell>
          <table:table-cell office:value-type="string" calcext:value-type="string">
            <text:p>synthesis, Functional training, Form, biosynthesis, Forming, formation, Instruction, anabolism</text:p>
          </table:table-cell>
          <table:table-cell/>
        </table:table-row>
        <table:table-row table:style-name="ro1">
          <table:table-cell office:value-type="string" calcext:value-type="string">
            <text:p>matter</text:p>
          </table:table-cell>
          <table:table-cell table:number-columns-repeated="8"/>
        </table:table-row>
        <table:table-row table:style-name="ro3">
          <table:table-cell office:value-type="string" calcext:value-type="string">
            <text:p>distribution</text:p>
          </table:table-cell>
          <table:table-cell/>
          <table:table-cell office:value-type="string" calcext:value-type="string">
            <text:p>class</text:p>
          </table:table-cell>
          <table:table-cell office:value-type="string" calcext:value-type="string">
            <text:p>"The act of distributing or spreading or apportioning.", "A spatial quality inhering in a bearer by virtue of the bearer's exhibiting repetition of placement of its parts.", "Used for the quantitative availability and distribution of material, equipment, health services, personnel, and facilities. It excludes food supply and water supply in industries and occupations.", "A distribution is a quality that specifies an arrangement of values of a variable showing their observed or theoretical frequency of occurrence."</text:p>
          </table:table-cell>
          <table:table-cell/>
          <table:table-cell office:value-type="string" calcext:value-type="string">
            <text:p>http://purl.bioontology.org/ontology/SNOMEDCT/246457009, http://purl.org/obo/owl/PATO#PATO_0000060, http://purl.bioontology.org/ontology/RCD/X75Wc, http://scai.fraunhofer.de/NDDUO#Distribution, http://ncicb.nci.nih.gov/xml/owl/EVS/Thesaurus.owl#C45273, http://purl.obolibrary.org/obo/sep_00009, http://purl.bioontology.org/ontology/MESH/Q000600, http://ncicb.nci.nih.gov/xml/owl/EVS/Thesaurus.owl#Distribution_Activity, http://purl.org/obo/owl/PATO#PATO_0001566, http://ncicb.nci.nih.gov/xml/owl/EVS/Thesaurus.owl#C79370, http://www.co-ode.org/ontologies/galen#Distribution, http://purl.obolibrary.org/obo/PATO_0000060, http://purl.bioontology.org/ontology/NDFRT/N0000000018</text:p>
          </table:table-cell>
          <table:table-cell office:value-type="string" calcext:value-type="string">
            <text:p>PPIO, NCIT, MS, SYN, MESH, PATO, ADO, RCD, FYPO, NDFRT, SNOMEDCT, GALEN, SEP, HUPSON</text:p>
          </table:table-cell>
          <table:table-cell office:value-type="string" calcext:value-type="string">
            <text:p>FDA RPS Pharmacokinetics: Distribution, DISTRIBUTION, Distribution (attribute), Distributed, Distribution, diffuse, distribution, spatial, Distribute, supply, scattered</text:p>
          </table:table-cell>
          <table:table-cell/>
        </table:table-row>
        <table:table-row table:style-name="ro2">
          <table:table-cell office:value-type="string" calcext:value-type="string">
            <text:p>variability</text:p>
          </table:table-cell>
          <table:table-cell/>
          <table:table-cell office:value-type="string" calcext:value-type="string">
            <text:p>class</text:p>
          </table:table-cell>
          <table:table-cell office:value-type="string" calcext:value-type="string">
            <text:p>"A quality inhering in a bearer by virtue of the bearer's varying or changing.", "A quality inhering in a bearer by virtue of the bearer's disposition to varying or changing.", "A spread_statistic is a number that represents the degree of variability among a set of data points, that is, the degree to which data points are clustered about or deviate from the mean value of a data distribution. If the spread is large, then there are large differences among the data points."</text:p>
          </table:table-cell>
          <table:table-cell/>
          <table:table-cell office:value-type="string" calcext:value-type="string">
            <text:p>http://sweet.jpl.nasa.gov/2.3/phenSystem.owl#Variability, http://www.cvrgrid.org/files/ECGOntologyv1.owl#ECG_000000851, http://purl.obolibrary.org/obo/PATO_0001303, http://purl.org/obo/owl/PATO#PATO_0001303, http://ncicb.nci.nih.gov/xml/owl/EVS/Thesaurus.owl#C85443, http://www.loria.fr/~coulet/ontology/pato/version1.33/quality.owl#variability, http://purl.bioontology.org/NEMO/ontology/NEMO.owl#NEMO_4358000</text:p>
          </table:table-cell>
          <table:table-cell office:value-type="string" calcext:value-type="string">
            <text:p>PPIO, NCIT, MS, NIFSTD, ECG, PATO, SWEET, EP, NIFDYS, BDO, SOPHARM, BIOMODELS, NBO, NIFCELL, NEMO, NIFSUBCELL, HUPSON</text:p>
          </table:table-cell>
          <table:table-cell office:value-type="string" calcext:value-type="string">
            <text:p>statistical variability, statistical dispersion, alterations, alteration, variability, dispersion</text:p>
          </table:table-cell>
          <table:table-cell/>
        </table:table-row>
        <table:table-row table:style-name="ro3">
          <table:table-cell office:value-type="string" calcext:value-type="string">
            <text:p>cycle</text:p>
          </table:table-cell>
          <table:table-cell/>
          <table:table-cell office:value-type="string" calcext:value-type="string">
            <text:p>class</text:p>
          </table:table-cell>
          <table:table-cell office:value-type="string" calcext:value-type="string">
            <text:p>"The protein-coding gene CycE (Cyclin E) located on the chromosome 2L mapped at 35D4-35D4.", "A collection of activities from a global library that would be performed on a common study subject.", "An event or sequence of events that constitute a round or succession of observable phenomena, recurring usually at regular or approximately regular time intervals and in the same sequence.", "A temporal behaviour http://identifiers.org/teddy/TEDDY_0000083 which repeats every state after a specific period of time.", "A collection of activities that are intended to occur or start for the same study subject at a specific point in the context of a particular study."</text:p>
          </table:table-cell>
          <table:table-cell/>
          <table:table-cell office:value-type="string" calcext:value-type="string">
            <text:p>http://purl.obolibrary.org/obo/NCBIGene_34924, http://ncicb.nci.nih.gov/xml/owl/EVS/Thesaurus.owl#C25472, http://www.bridgmodel.org/owl#PlannedSubjectActivityGroup, http://www.bridgmodel.org/owl#DefinedSubjectActivityGroup, http://www.ifomis.org/acgt/1.0#Cycle, http://sweet.jpl.nasa.gov/2.3/propTime.owl#Cycle, http://sweet.jpl.nasa.gov/2.3/reprMathGraph.owl#Cycle, http://identifiers.org/teddy/TEDDY_0000050, http://semanticscience.org/resource/CHEMINF_000196</text:p>
          </table:table-cell>
          <table:table-cell office:value-type="string" calcext:value-type="string">
            <text:p>NCIT, BRIDG, TEDDY, ACGT-MO, CHEMINF, SWEET, CCO</text:p>
          </table:table-cell>
          <table:table-cell office:value-type="string" calcext:value-type="string">
            <text:p>l(2)k02602, CYCE, cycline, DmelCG3938, cycle, DmcyclinE, CyclE, fond, l(2)35Dd, 3938, cycE, Cyclical, CycEI, DmcycE, course, br37, Cyc E, l(2)br37, closed orbit, l(2)k05007, cdi7, D-CycE, period, treatment strategy, dm-cycE, l(2)k02514, l35Dd, cyclinE, DmCycE, BG:DS07108.3, study segment, Cdi7, CDI7, periodic solution, Cyclic, CyeE, {Cycle}, l(2)05206, CG3938, time point, visit</text:p>
          </table:table-cell>
          <table:table-cell/>
        </table:table-row>
        <table:table-row table:style-name="ro18">
          <table:table-cell office:value-type="string" calcext:value-type="string">
            <text:p>layer</text:p>
          </table:table-cell>
          <table:table-cell/>
          <table:table-cell office:value-type="string" calcext:value-type="string">
            <text:p>class</text:p>
          </table:table-cell>
          <table:table-cell office:value-type="string" calcext:value-type="string">
            <text:p>"A relatively thin sheetlike expanse or region lying over or under another.", "A thin outer layer or film covering something.", "A thin sheet compositionally distinct from the surrounding material, related to primary genesis of rock, e.g. sedimentary layers, metamorphic segregation.", "A layer is a quantity of some material which has comparable thickness and usually covers some surface.", "Chickens raised for egg production"</text:p>
          </table:table-cell>
          <table:table-cell/>
          <table:table-cell office:value-type="string" calcext:value-type="string">
            <text:p>http://sweet.jpl.nasa.gov/2.3/reprSpaceGeometry3D.owl#Layer, http://sweet.jpl.nasa.gov/2.3/realmGeolConstituent.owl#Layer, http://ncicb.nci.nih.gov/xml/owl/EVS/Thesaurus.owl#C25450, http://ncicb.nci.nih.gov/xml/owl/EVS/Thesaurus.owl#C66831, http://purl.bioontology.org/ontology/HL7/C1561599, http://www.projecthalo.com/aura#Layer, http://ncicb.nci.nih.gov/xml/owl/EVS/Thesaurus.owl#Layer, http://purl.obolibrary.org/obo/ENVO_01000281, http://sweet.jpl.nasa.gov/2.3/reprDataProduct.owl#Layer</text:p>
          </table:table-cell>
          <table:table-cell office:value-type="string" calcext:value-type="string">
            <text:p>ENVO, HL7, NCIT, SYN, SWEET, AURA</text:p>
          </table:table-cell>
          <table:table-cell office:value-type="string" calcext:value-type="string">
            <text:p>Coated, Layered, Coating, Layer</text:p>
          </table:table-cell>
          <table:table-cell/>
        </table:table-row>
        <table:table-row table:style-name="ro2">
          <table:table-cell office:value-type="string" calcext:value-type="string">
            <text:p>local</text:p>
          </table:table-cell>
          <table:table-cell/>
          <table:table-cell office:value-type="string" calcext:value-type="string">
            <text:p>class</text:p>
          </table:table-cell>
          <table:table-cell office:value-type="string" calcext:value-type="string">
            <text:p>"An equipment can either work autonomously ('Local' control state).", "Affecting only a restricted part or area of the body.", "Of or belonging to a restricted area or locality."</text:p>
          </table:table-cell>
          <table:table-cell/>
          <table:table-cell office:value-type="string" calcext:value-type="string">
            <text:p>http://purl.bioontology.org/ontology/SNMI/G-A417, http://purl.bioontology.org/ontology/SNOMEDCT/255470001, http://ncicb.nci.nih.gov/xml/owl/EVS/Thesaurus.owl#C25388, http://purl.bioontology.org/ontology/HL7/C1550012, http://ncicb.nci.nih.gov/xml/owl/EVS/Thesaurus.owl#C67263, http://purl.bioontology.org/ontology/RCD/X790P, http://sweet.jpl.nasa.gov/2.3/reprTime.owl#Local</text:p>
          </table:table-cell>
          <table:table-cell office:value-type="string" calcext:value-type="string">
            <text:p>SNMI, RCD, HL7, NCIT, SNOMEDCT, SWEET</text:p>
          </table:table-cell>
          <table:table-cell office:value-type="string" calcext:value-type="string">
            <text:p>Limited area, Local, Topical, Local-Regional, Regional, Local (qualifier value), Localized</text:p>
          </table:table-cell>
          <table:table-cell/>
        </table:table-row>
        <table:table-row table:style-name="ro1">
          <table:table-cell office:value-type="string" calcext:value-type="string">
            <text:p>spectrometric</text:p>
          </table:table-cell>
          <table:table-cell table:number-columns-repeated="8"/>
        </table:table-row>
        <table:table-row table:style-name="ro1">
          <table:table-cell office:value-type="string" calcext:value-type="string">
            <text:p>landuse</text:p>
          </table:table-cell>
          <table:table-cell/>
          <table:table-cell office:value-type="string" calcext:value-type="string">
            <text:p>class</text:p>
          </table:table-cell>
          <table:table-cell table:number-columns-repeated="2"/>
          <table:table-cell office:value-type="string" calcext:value-type="string">
            <text:p>http://sweet.jpl.nasa.gov/2.3/humanCommerce.owl#LandUse</text:p>
          </table:table-cell>
          <table:table-cell office:value-type="string" calcext:value-type="string">
            <text:p>SWEET</text:p>
          </table:table-cell>
          <table:table-cell table:number-columns-repeated="2"/>
        </table:table-row>
        <table:table-row table:style-name="ro1">
          <table:table-cell office:value-type="string" calcext:value-type="string">
            <text:p>stygobiotic</text:p>
          </table:table-cell>
          <table:table-cell table:number-columns-repeated="8"/>
        </table:table-row>
        <table:table-row table:style-name="ro9">
          <table:table-cell office:value-type="string" calcext:value-type="string">
            <text:p>event</text:p>
          </table:table-cell>
          <table:table-cell/>
          <table:table-cell office:value-type="string" calcext:value-type="string">
            <text:p>class</text:p>
          </table:table-cell>
          <table:table-cell office:value-type="string" calcext:value-type="string">
            <text:p>"An event is a processual entity span:ProcessualEntity that is a maximally connected spatiotemporal whole and has bona fide beginnings and endings corresponding to real discontinuities.\n\nExamples: the life of an organism, the process of sleeping, the process of cell-division", "Something that happens at a given place and time.", "There is no detected scheme of phenomena that are grouped as occuring together in a regular order so that one wants to name it and categorise it as a process.", "...that is a temporally discrete, qualitative change in a physical state fluent", "The category of information pertaining to an event (an action that occurs at a place and during a period of time)."</text:p>
          </table:table-cell>
          <table:table-cell/>
          <table:table-cell office:value-type="string" calcext:value-type="string">
            <text:p>http://informatics.mayo.edu/TEO.owl#TEO_0000025, http://bhi.washington.edu/OPB#OPB01280, http://rs.tdwg.org/dwc/terms/Event, http://purl.bioontology.org/ontology/STY/T051, http://www.semanticweb.org/ontologies/2010/10/BPO.owl#event, http://purl.obolibrary.org/obo/TRAK_0000093, http://purl.org/biotop/biotop.owl#Event, http://www.w3.org/2006/time-entry#Event, http://sweet.jpl.nasa.gov/2.3/phen.owl#Event, http://purl.bioontology.org/ontology/PMR.owl#Event, http://www.projecthalo.com/aura#Event, http://doe-generated-ontology.com/OntoAD#Event, http://purl.org/ontology/bibo/Event, http://purl.bioontology.org/ontology/LNC/MTHU019184, http://menelastop.ics.upmc.fr/event, http://purl.bioontology.org/ontology/LNC/LP36131-8, http://purl.bioontology.org/ontology/LNC/LP94957-5, http://www.onto-med.de/ontologies/gfo.owl#Event, http://purl.org/NET/c4dm/event.owl#Event, http://purl.obolibrary.org/obo/EKBE_0000048, http://purl.org/net/OCRe/OCRe.owl#OCRE400004, http://neurolog.unice.fr/ontoneurolog/v3.0/dolce-particular.owl#event</text:p>
          </table:table-cell>
          <table:table-cell office:value-type="string" calcext:value-type="string">
            <text:p>AI-RHEUM, OPB, CRISP, VIVO, CPT, LOINC, BHO, MESH, MSTDE, ICPC2P, TRAK, GFO, BT, LHN, OntoVIP, MEDDRA, MSTDE-FRE, ICD9CM, STY, NCBITAXON, NDDF, WHO-ART, ICD10PCS, COSTART, VANDF, TOP-MENELAS, OCRE, ONL-MR-DA, OMIM, BIM, RXNORM, SWEET, ICD10, BCO, MDDB, ONL-DP, RCD, HCPCS, MIXS, PMR, NTDO, NDFRT, ONTOAD, AURA, TEO, ICPS</text:p>
          </table:table-cell>
          <table:table-cell table:number-columns-repeated="2"/>
        </table:table-row>
        <table:table-row table:style-name="ro41">
          <table:table-cell office:value-type="string" calcext:value-type="string">
            <text:p>observation</text:p>
          </table:table-cell>
          <table:table-cell/>
          <table:table-cell office:value-type="string" calcext:value-type="string">
            <text:p>class</text:p>
          </table:table-cell>
          <table:table-cell office:value-type="string" calcext:value-type="string">
            <text:p>"Clinical management approach wherein immediate therapy is not provided but there is a period of observation during which periodic tests monitor patient and the progression of the illness. (Driffield T, Smith PC Med Decis Making. 2007 Mar-Apr;27(2):178-88) (source : MSH)", "The act of regarding attentively and studying facts and occurrences, gathering data through analyzing, measuring, and drawing conclusions, with the purpose of applying the observed information to theoretical assumptions. Observation as a scientific method in the acquisition of knowledge began in classical antiquity; in modern science and medicine its greatest application is facilitated by modern technology. Observation is one of the components of the research process.", "Observations are actions performed in order to determine an answer or result value. Observation result values (Observation.value) include specific information about the observed object. The type and constraints of result values depend on the kind of action performed.Clinical documents commonly have 'Subjective' and 'Objective' findings, both of which are kinds of Observations. In addition, clinical documents commonly contain 'Assessments', which are also kinds of Observations. Thus, the establishment of a diagnosis is an Observation.", "An observation represents an \observed entity,\ that is, an entity that was observed by an observer. An observation often consists of measurements that refer to one or more measured characteristics of the observed entity. <text:s/>Observations may also be made within a broader context. The context of an observation is given by other observations, implying that an observed entity (and specifically each corresponding measurement) contextualizes another observed entity (and its corresponding measurements). For example, an observation of a location may serve as context for an observation of an organism. In this case, the observed characteristic values of the location (such as humidity) are assumed constant for the observation of the organism.", "\The act of regarding attentively and studying facts and occurrences, gathering data through analyzing, measuring, and drawing conclusions, with the purpose of applying the observed information to theoretical assumptions. Observation as a scientific method in the acquisition of knowledge began in classical antiquity; in modern science and medicine its greatest application is facilitated by modern technology. Observation is one of the components of the research process.\", "Watching something and taking note of what happens.", "Observation will record the macroscopic examination of the biomaterial.", "Watching something and taking note of what happens. (source : NCI)"</text:p>
          </table:table-cell>
          <table:table-cell/>
          <table:table-cell office:value-type="string" calcext:value-type="string">
            <text:p>http://phenomebrowser.net/ontologies/mesh/mesh.owl#D019370, http://www.cvrgrid.org/ontologies/Electrophysiology#Observation, http://purl.obolibrary.org/obo/TRAK_0001001, http://www.bioontology.org/pma.owl#PMA_1486, http://ecoinformatics.org/oboe/oboe.1.0/oboe-core.owl#Observation, http://www.semanticweb.org/ontologies/2012/0/Ontology1325521724189.owl#Observation, http://www.semanticweb.org/vanessa/ontologies/2012/7/untitled-ontology-33#Observation, http://phenomebrowser.net/ontologies/mesh/mesh.owl#E05.581.249, http://doe-generated-ontology.com/OntoAD#C1964257, http://doe-generated-ontology.com/OntoAD#C0700325, http://ncicb.nci.nih.gov/xml/owl/EVS/Thesaurus.owl#Observation, http://ncicb.nci.nih.gov/xml/owl/EVS/Thesaurus.owl#C15722, http://purl.bioontology.org/ontology/PDQ/CDR0000467903, http://purl.bioontology.org/ontology/HL7/C1554188, http://sweet.jpl.nasa.gov/2.3/humanResearch.owl#Observation, http://mged.sourceforge.net/ontologies/MGEDOntology.owl#Observation, http://www.co-ode.org/ontologies/galen#Observation, http://www.owl-ontologies.com/Ontology1358660052.owl#Observation, http://ncicb.nci.nih.gov/xml/owl/EVS/Thesaurus.owl#C25598, http://purl.bioontology.org/ontology/PMR.owl#Observation, http://purl.bioontology.org/ontology/MESH/D019370</text:p>
          </table:table-cell>
          <table:table-cell office:value-type="string" calcext:value-type="string">
            <text:p>MO, NCIT, PMA, NCCO, CSEO, MESH, SYN, SWEET, EP, PEDTERM, TRAK, HL7, PMR, OBOE-SBC, PDQ, GALEN, ONTOAD, RH-MESH, CTO</text:p>
          </table:table-cell>
          <table:table-cell office:value-type="string" calcext:value-type="string">
            <text:p>Observational, Waitings, observation, observation de l'état du patient, observation du patient, <text:s/>Watchful, Surveillance active, Surveillance attentive, expectant management, deferred therapy, Temporisation, Patient status observation, Observation, Watchful Waiting, Observation <text:s/>diagnostic procedure, Active Surveillance</text:p>
          </table:table-cell>
          <table:table-cell/>
        </table:table-row>
        <table:table-row table:style-name="ro3">
          <table:table-cell office:value-type="string" calcext:value-type="string">
            <text:p>groundwater</text:p>
          </table:table-cell>
          <table:table-cell/>
          <table:table-cell office:value-type="string" calcext:value-type="string">
            <text:p>class</text:p>
          </table:table-cell>
          <table:table-cell office:value-type="string" calcext:value-type="string">
            <text:p>"Groundwater seems to be mostly associated with terrestrial systems (check). So it is subclassed here. The assumtion being that porewater (parent) can be extracted from any sediment (marine, lakebed, streambed, earth, etc).", "Liquid water present beneath the surface of the earth."</text:p>
          </table:table-cell>
          <table:table-cell/>
          <table:table-cell office:value-type="string" calcext:value-type="string">
            <text:p>https://code.ecoinformatics.org/code/semtools/trunk/dev/oboe/oboe-sbc.owl#GroundWater, http://www.projecthalo.com/aura#Groundwater, http://phenomebrowser.net/ontologies/mesh/mesh.owl#G01.311.355, http://ecoinformatics.org/oboe/oboe.1.0/oboe-chemistry.owl#GroundWater, http://purl.bioontology.org/ontology/MESH/D060587, http://sweet.jpl.nasa.gov/2.3/matrWater.owl#Groundwater, http://phenomebrowser.net/ontologies/mesh/mesh.owl#D060587</text:p>
          </table:table-cell>
          <table:table-cell office:value-type="string" calcext:value-type="string">
            <text:p>MESH, OBOE-SBC, SWEET, AURA, RH-MESH</text:p>
          </table:table-cell>
          <table:table-cell office:value-type="string" calcext:value-type="string">
            <text:p>Ground Water, Underground Water, Water, Aquifer, <text:s/>Water, Ground-Waters, Underground Stream, Lake, Subterranean Lakes, Underground Streams, Aquifers, Water Table, <text:s/>Underground, Tables, Stream, Underground Lake, Streams, Waters, Ground Waters, Table, Groundwaters, Underground Waters, Subterranean Lake, Lakes, Underground Lakes, Water Tables, <text:s/>Subterranean, Ground-Water</text:p>
          </table:table-cell>
          <table:table-cell/>
        </table:table-row>
        <table:table-row table:style-name="ro18">
          <table:table-cell office:value-type="string" calcext:value-type="string">
            <text:p>climate</text:p>
          </table:table-cell>
          <table:table-cell/>
          <table:table-cell office:value-type="string" calcext:value-type="string">
            <text:p>class</text:p>
          </table:table-cell>
          <table:table-cell office:value-type="string" calcext:value-type="string">
            <text:p>"meteorological conditions, including temperature, precipitation, and wind, that characteristically prevail in a particular region; includes regions of the earth having particular meteorological conditions.", "http://who.int/icf#a2492_0b0e53f9_fed2_4335_b57c_17b6316589fc", "The longterm manifestations of WEATHER. (McGraw-Hill Dictionary of Scientific and Technical Terms, 6th ed)", "The type of average weather, the state, including statistical description, of the climate system."</text:p>
          </table:table-cell>
          <table:table-cell/>
          <table:table-cell office:value-type="string" calcext:value-type="string">
            <text:p>http://purl.bioontology.org/ontology/CSP/1035-6799, http://purl.bioontology.org/ontology/PMR.owl#Climate, http://purl.bioontology.org/ontology/MESH/D002980, http://www.projecthalo.com/aura#Climate, http://who.int/icf#e225, http://phenomebrowser.net/ontologies/mesh/mesh.owl#G16.500.275.071, http://sweet.jpl.nasa.gov/2.3/phenPlanetClimate.owl#Climate, http://cerrado.linkeddata.es/ecology/ccon#Climate, http://phenomebrowser.net/ontologies/mesh/mesh.owl#N06.230.300.100.250, http://phenomebrowser.net/ontologies/mesh/mesh.owl#D002980</text:p>
          </table:table-cell>
          <table:table-cell office:value-type="string" calcext:value-type="string">
            <text:p>CCON, CRISP, PMR, MESH, SWEET, AURA, ICF, RH-MESH</text:p>
          </table:table-cell>
          <table:table-cell office:value-type="string" calcext:value-type="string">
            <text:p>arctic climate, cold climate, Climate, Climates, antarctic climate</text:p>
          </table:table-cell>
          <table:table-cell/>
        </table:table-row>
        <table:table-row table:style-name="ro15">
          <table:table-cell office:value-type="string" calcext:value-type="string">
            <text:p>transformation</text:p>
          </table:table-cell>
          <table:table-cell/>
          <table:table-cell office:value-type="string" calcext:value-type="string">
            <text:p>class</text:p>
          </table:table-cell>
          <table:table-cell office:value-type="string" calcext:value-type="string">
            <text:p>"Used when the target Act is a transformation of the source Act. (For instance, used to show that a CDA document is a transformation of a DICOM SR document.)", "The process by which BioAssays (data, elements, quantitation types) are averaged normalized, selected, filtered, or otherwise changed into a new set of BioAssay data.", "The conversion of a substrate into a particular product, irrespective of reagents or mechanisms involved.", "A process whereby data is changed from one format to another.", "The conversion of a cell from a normal phenotype, which undergoes a limited number of mitotic divisions, into an aberrant phenotype that is immortal and divides indefinitely. Transformed cells no longer retain cell-cycle checkpoints and may ultimately become malignant cancer cells via additional genetic mutations, or damaging environmental events."</text:p>
          </table:table-cell>
          <table:table-cell/>
          <table:table-cell office:value-type="string" calcext:value-type="string">
            <text:p>http://ncicb.nci.nih.gov/xml/owl/EVS/Thesaurus.owl#C17212, http://mged.sourceforge.net/ontologies/MGEDOntology.owl#Transformation, http://scai.fraunhofer.de/CSEO#CSEO_00001824, http://purl.bioontology.org/ontology/HL7/C1554215, http://sweet.jpl.nasa.gov/2.3/phenSystemComplexity.owl#Transformation, http://ncicb.nci.nih.gov/xml/owl/EVS/Thesaurus.owl#C43582, http://www.stanford.edu/~coulet/phare.owl#DrugTransformation, http://purl.bioontology.org/ontology/SNOMEDCT/61883002, http://www.projecthalo.com/aura#Transformation, http://purl.obolibrary.org/obo/REX_0000087</text:p>
          </table:table-cell>
          <table:table-cell office:value-type="string" calcext:value-type="string">
            <text:p>HL7, MO, NCIT, REX, PHARE, CSEO, SNOMEDCT, SWEET, AURA</text:p>
          </table:table-cell>
          <table:table-cell office:value-type="string" calcext:value-type="string">
            <text:p>Transformed, Transformation, <text:s/>function, Cell Transformation, Transforming, <text:s/>function (observable entity), Cellular Transformation</text:p>
          </table:table-cell>
          <table:table-cell/>
        </table:table-row>
        <table:table-row table:style-name="ro18">
          <table:table-cell office:value-type="string" calcext:value-type="string">
            <text:p>grassland</text:p>
          </table:table-cell>
          <table:table-cell/>
          <table:table-cell office:value-type="string" calcext:value-type="string">
            <text:p>class</text:p>
          </table:table-cell>
          <table:table-cell office:value-type="string" calcext:value-type="string">
            <text:p>"An area in which grasses (Graminae) are a significant component of the vegetation.", "Grasslands are areas where the vegetation is dominated by grasses (Poaceae) and other herbaceous (non-woody) plants (forbs). Plants of the sedge (Cyperacae) and rush (Juncaceae) families can also be frequent in grasslands. Grasslands occur naturally on all continents except Antarctica, and in many other areas they have replaced the natural vegetation due to human influence. In temperate latitudes, such as north-west Europe, grasslands are dominated by perennial species, whereas in warmer climates annual species form a greater component of the vegetation."</text:p>
          </table:table-cell>
          <table:table-cell/>
          <table:table-cell office:value-type="string" calcext:value-type="string">
            <text:p>http://purl.jp/bio/11/meo/MEO_0000090, http://sweet.jpl.nasa.gov/2.3/realmBiolBiome.owl#Grassland, http://purl.obolibrary.org/obo/ENVO_00000106</text:p>
          </table:table-cell>
          <table:table-cell office:value-type="string" calcext:value-type="string">
            <text:p>ENVO, MEO, SWEET</text:p>
          </table:table-cell>
          <table:table-cell office:value-type="string" calcext:value-type="string">
            <text:p>GRASSLAND, grassland</text:p>
          </table:table-cell>
          <table:table-cell/>
        </table:table-row>
        <table:table-row table:style-name="ro13">
          <table:table-cell office:value-type="string" calcext:value-type="string">
            <text:p>heterogeneity</text:p>
          </table:table-cell>
          <table:table-cell/>
          <table:table-cell office:value-type="string" calcext:value-type="string">
            <text:p>class</text:p>
          </table:table-cell>
          <table:table-cell office:value-type="string" calcext:value-type="string">
            <text:p>"Approaches to addressing clinical heterogeneity should be described, along with how the authors will determine whether a meta-analysis is considered appropriate. Methods for identifying statistical heterogeneity should be stated", "Qualities and characterization of various types of populations within a social or geographic group, with emphasis on demography, health status, and socioeconomic factors.", "The quality or state of consisting of elements that are not of the same kind or nature."</text:p>
          </table:table-cell>
          <table:table-cell/>
          <table:table-cell office:value-type="string" calcext:value-type="string">
            <text:p>http://www.owl-ontologies.com/RCTOntology.owl#Heterogeneity, http://purl.obolibrary.org/obo/HP_0001425, http://purl.bioontology.org/ontology/MESH/D011154, http://ncicb.nci.nih.gov/xml/owl/EVS/Thesaurus.owl#C28359</text:p>
          </table:table-cell>
          <table:table-cell office:value-type="string" calcext:value-type="string">
            <text:p>NCIT, DIAGONT, RCTONT, HP, MESH, NONRCTO</text:p>
          </table:table-cell>
          <table:table-cell office:value-type="string" calcext:value-type="string">
            <text:p>Populations, Biologic Characteristics, <text:s/>Population, Populations at Risk, Risk, Biologic Characteristic, Biological Characteristics, <text:s/>Biologic, Heterogeneity, Population Characteristic, Population, <text:s/>Populations at, Population at Risk, <text:s/>Biological, Characteristic, Low Fertility Population, Biological Characteristic, Genetic heterogeneity, Statistics, Low Fertility Populations, Heterogeneity., Heterogeneous, Heterogeneous., Characteristics, <text:s/>Population at, Population Heterogeneity, Population Statistics, <text:s/>Low Fertility</text:p>
          </table:table-cell>
          <table:table-cell/>
        </table:table-row>
        <table:table-row table:style-name="ro20">
          <table:table-cell office:value-type="string" calcext:value-type="string">
            <text:p>fraction</text:p>
          </table:table-cell>
          <table:table-cell/>
          <table:table-cell office:value-type="string" calcext:value-type="string">
            <text:p>class</text:p>
          </table:table-cell>
          <table:table-cell office:value-type="string" calcext:value-type="string">
            <text:p>"Definition: A dimensionless ratio unit which relates the part (the numerator) to the whole (the denominator). Wikipedia", "For attributes that represent a fraction or proportion. The former attribute type PCT for \percentage\ is superceded by FRC and is no longer permitted. See also QTY.", "A part, a fragment of a whole.", "A dimensionless ratio unit which relates the part (the numerator) to the whole (the denominator)."</text:p>
          </table:table-cell>
          <table:table-cell/>
          <table:table-cell office:value-type="string" calcext:value-type="string">
            <text:p>http://purl.org/obo/owl/UO#UO_0000191, http://www.loria.fr/~coulet/ontology/unit/version1.9/unit.owl#fraction, http://purl.bioontology.org/ontology/HL7/C1554103, http://purl.obolibrary.org/obo/UO_0000191, http://mimi.case.edu/ontologies/2009/1/UnitsOntology#fraction, http://purl.bioontology.org/ontology/LNC/LP20692-7, http://sweet.jpl.nasa.gov/2.3/reprMathOperation.owl#Fraction, http://ncicb.nci.nih.gov/xml/owl/EVS/Thesaurus.owl#C25514</text:p>
          </table:table-cell>
          <table:table-cell office:value-type="string" calcext:value-type="string">
            <text:p>PPIO, NCIT, UNITSONT, CSEO, MS, LOINC, SWEET, EP, EFO, HL7, SOPHARM, UO, CCONT, TEO</text:p>
          </table:table-cell>
          <table:table-cell table:number-columns-repeated="2"/>
        </table:table-row>
        <table:table-row table:style-name="ro42">
          <table:table-cell office:value-type="string" calcext:value-type="string">
            <text:p>infestation</text:p>
          </table:table-cell>
          <table:table-cell/>
          <table:table-cell office:value-type="string" calcext:value-type="string">
            <text:p>class</text:p>
          </table:table-cell>
          <table:table-cell office:value-type="string" calcext:value-type="string">
            <text:p>"A systemic infectious disease that is carried out by a parasite which by definition is a pathogen that simultaneously injures and derives sustenance from its host.,A disease by infectious agent that is carried out by a parasite which by definition is a pathogen that simultaneously injures and derives sustenance from its host.,A successful invasion of a host by an organism that uses the host for food and shelter.,A disease by infectious agent that is carried out by parasite which by definition is a pathogen that simultaneously injures and derives sustenance from its host.,Infections or infestations with parasitic organisms. They are often contracted through contact with an intermediate vector, but may occur as the result of direct exposure."</text:p>
          </table:table-cell>
          <table:table-cell/>
          <table:table-cell office:value-type="string" calcext:value-type="string">
            <text:p>http://purl.bioontology.org/ontology/MEDDRA/10061217, http://www.co-ode.org/ontologies/galen#Infestation, http://purl.bioontology.org/ontology/SNOMEDCT/33042004, http://purl.bioontology.org/ontology/SNOMEDCT/17322007, http://www.ebi.ac.uk/efo/EFO_0001067, http://www.icn.ch/icnp#Infestation</text:p>
          </table:table-cell>
          <table:table-cell office:value-type="string" calcext:value-type="string">
            <text:p>MEDDRA, SNOMEDCT, GALEN, ICNP, EFO</text:p>
          </table:table-cell>
          <table:table-cell office:value-type="string" calcext:value-type="string">
            <text:p>Disease, Parasitic infection of lung, parasitic lung infectious disease, Parasitic infection of skin, intestinal parasitism, intestinal parasitism (disorder), Parasitic endophthalmitis NOS, Ectoparasitic disease, Parasitic disease, <text:s/>NOS, Parasitic infestation of orbit (disorder), Parasitic skin infestation (disorder), intestinal parasitism NOS (disorder), parasitic intestinal infectious disease, parasitic eye infectious disease, parasitic infestation of orbit, Parasitosis, parasitic eye infection, parasitic liver disorder, <text:s/>Parasitic, Parasitic endophthalmitis (disorder), parasitic skin infectious disease, Diseases, Psorospermiasis (disorder), Skin parasites, Infestation, parasitic skin disorder, parasitic liver infectious disease, Parasitic infection, skin Infestation NOS, <text:s/>unspecified, central nervous system parasitic infectious disease, Parasitic infestation of skin, Parasitic infectious disease of the central nervous system (disorder), parasitic pregnancy complication, Parasitic Diseases, Parasitic endophthalmitis NOS (disorder), parasitic gastrointestinal disorder, <text:s/>unspecified (disorder), parasitemia, Parasitic eye infection (disorder), Disease caused by parasite, PARASITIC DIS, Parasite infestation, Disease caused by parasite (disorder), Ectoparasite disease, parasitic animal, animal parasitic infectious disease, Parasitism, parasitic endophthalmitis, Parasitic infectious disease, psorospermiasis, parasitic infectious disease</text:p>
          </table:table-cell>
          <table:table-cell/>
        </table:table-row>
        <table:table-row table:style-name="ro43">
          <table:table-cell office:value-type="string" calcext:value-type="string">
            <text:p>site</text:p>
          </table:table-cell>
          <table:table-cell/>
          <table:table-cell office:value-type="string" calcext:value-type="string">
            <text:p>class</text:p>
          </table:table-cell>
          <table:table-cell office:value-type="string" calcext:value-type="string">
            <text:p>"Comment: An instance of Site snap:Site is a mixture of independent continuant snap:IndependentContinuant entities which act as surrounding environments for other independent continuant snap:IndependentContinuant entities, most importantly for instances of object snap:Object. A site snap:Site is typically made of object snap:Object or fiat object part snap:FiatObjectPart entities and a surrounding medium in which is found an object snap:Object occupying the site snap:Site. Independent continuant snap:IndependentContinuant entities may be associated with others (which, then, are sites) through a relation of \occupation\. That relation is connected to, but distinct from, the relation of spatial location. Site snap:Site entities are not to be confused with spatial region snap:SpatialRegion entities. In BFO, site snap:Site allows for a so-called relational view of space which is different from the view corresponding to the class spatial region snap:SpatialRegion (see the comment on this class). ; Definition: An independent continuant snap:IndependentContinuant consisting of a characteristic spatial shape in relation to some arrangement of other continuant snap:Continuant entities and of the medium which is enclosed in whole or in part by this characteristic spatial shape. Site snap:Site entities are entities that can be occupied by other continuant snap:Continuant entities. ; Examples: a particular room in a particular hospital, Maria's nostril or her intestines for a variety of bacteria.,Definition: An independent continuant snap:IndependentContinuant consisting of a characteristic spatial shape in relation to some arrangement of other continuant snap:Continuant entities and of the medium which is enclosed in whole or in part by this characteristic spatial shape. Site snap:Site entities are entities that can be occupied by other continuant snap:Continuant entities.,Comment: An instance of Site snap:Site is a mixture of independent continuant snap:IndependentContinuant entities which act as surrounding environments for other independent continuant snap:IndependentContinuant entities, most importantly for instances of object snap:Object. A site snap:Site is typically made of object snap:Object or fiat object part snap:FiatObjectPart entities and a surrounding medium in which is found an object snap:Object occupying the site snap:Site. Independent continuant snap:IndependentContinuant entities may be associated with others (which, then, are site snap:Site entities) through a relation of \occupation\. That relation is connected to, but distinct from, the relation of spatial location. Site snap:Site entities are not to be confused with spatial region snap:SpatialRegion entities. In BFO, site snap:Site allows for a so-called relational view of space which is different from the view corresponding to the class spatial region snap:SpatialRegion (see the comment on this class).,Examples: a particular room in a particular hospital, Maria's nostril or her intestines for a variety of bacteria.", "Definition: An independent continuant snap:IndependentContinuant consisting of a characteristic spatial shape in relation to some arrangement of other continuant snap:Continuant entities and of the medium which is enclosed in whole or in part by this characteristic spatial shape. Site snap:Site entities are entities that can be occupied by other continuant snap:Continuant entities.,Comment: An instance of Site snap:Site is a mixture of independent continuant snap:IndependentContinuant entities which act as surrounding environments for other independent continuant snap:IndependentContinuant entities, most importantly for instances of object snap:Object. A site snap:Site is typically made of object snap:Object or fiat object part snap:FiatObjectPart entities and a surrounding medium in which is found an object snap:Object occupying the site snap:Site. Independent continuant snap:IndependentContinuant entities may be associated with others (which, then, are site snap:Site entities) through a relation of \occupation\. That relation is connected to, but distinct from, the relation of spatial location. Site snap:Site entities are not to be confused with spatial region snap:SpatialRegion entities. In BFO, site snap:Site allows for a so-called relational view of space which is different from the view corresponding to the class spatial region snap:SpatialRegion (see the comment on this class).,Examples: a particular room in a particular hospital, Maria's nostril or her intestines for a variety of bacteria.", "Definition: An independent continuant snap:IndependentContinuant consisting of a characteristic spatial shape in relation to some arrangement of other continuant snap:Continuant entities and of the medium which is enclosed in whole or in part by this characteristic spatial shape. Site snap:Site entities are entities that can be occupied by other continuant snap:Continuant entities.", "Comment: Site snap:Site entities should not be confused with spatial region snap:SpatialRegion entities. Site snap:Site entities characteristically have a filling or medium and are capable of altering their spatial location (moving from one spatial region snap:SpatialRegion to another) without altering their identity.,Examples: a city, a nasal cavity, a blood vein, an environment, sinuses, canals, ventricles, the lumen of the gastrointestinal tract, the location of the battle of Austerlitz, the interior of the aorta, the room in which one is located, the top of one's desk including the things that are on it and the atmosphere surrounding them.,Definition: An independent continuant snap:IndependentContinuant consisting of a characteristic spatial shape in relation to some arrangement of other continuant span:Continuant entities and of the medium which is enclosed in whole or in part by this characteristic spatial shape. Site span:Site entities are entities that can be occupied by other continuant span:Continuant entities.", "An independent continuant <text:s/>consisting of a characteristic spatial shape in relation to some arrangement of other continuant <text:s/>entities and of the medium which is enclosed in whole or in part by this characteristic spatial shape. Site <text:s/>entities are entities that can be occupied by other continuant <text:s/>entities.", "A site is a spatial region bounded (in part or in whole) by material entities and may be occupied by material entities.", "An independent continuant snap:IndependentContinuant consisting of a characteristic spatial shape in relation to some arrangement of other continuant snap:Continuant entities and of the medium which is enclosed in whole or in part by this characteristic spatial shape. Site snap:Site entities are entities that can be occupied by other continuant snap:Continuant entities."</text:p>
          </table:table-cell>
          <table:table-cell/>
          <table:table-cell office:value-type="string" calcext:value-type="string">
            <text:p>http://www.ifomis.org/snap#Site, http://purl.obolibrary.org/obo/snap#_Site, http://www.ifomis.org/bfo/1.0/snap#Site, http://purl.obolibrary.org/obo/BFO_0000029, http://bioontology.org/projects/ontologies/birnlex#Site, http://purl.bioontology.org/ontology/SNMI/G-A165, http://purl.bioontology.org/ontology/RCD/X9019, http://purl.bioontology.org/ontology/LNC/MTHU014632, http://semanticscience.org/resource/SIO_000019, http://www.ifomis.org/bfo/1.1/snap#Site</text:p>
          </table:table-cell>
          <table:table-cell office:value-type="string" calcext:value-type="string">
            <text:p>ONTODM-CORE, CSEO, NIFSTD, CLO, LOINC, OPL, ADO, HPIO, SNMI, IDO, MF, HUPSON, MFOEM, HINO, NIFDYS, OMIT, IDODEN, ONSTR, CAO, RCD, VSO, IAO, SIO, VO, CCONT, NEMO, PCO, SAO, ERO, CNO, DDI, BIRNLEX, RNAO, COGPO, CANCO, OGMS, CHEMINF, NIFSUBCELL, OGG, OVAE, OGI, OBI_BCGO, ICO, TMO, ACGT-MO, OGDI, OMRSE, NIFCELL, TEO, AERO</text:p>
          </table:table-cell>
          <table:table-cell table:number-columns-repeated="2"/>
        </table:table-row>
        <table:table-row table:style-name="ro1">
          <table:table-cell office:value-type="string" calcext:value-type="string">
            <text:p>hot-spot</text:p>
          </table:table-cell>
          <table:table-cell table:number-columns-repeated="8"/>
        </table:table-row>
        <table:table-row table:style-name="ro4">
          <table:table-cell office:value-type="string" calcext:value-type="string">
            <text:p>milieu</text:p>
          </table:table-cell>
          <table:table-cell/>
          <table:table-cell office:value-type="string" calcext:value-type="string">
            <text:p>class</text:p>
          </table:table-cell>
          <table:table-cell office:value-type="string" calcext:value-type="string">
            <text:p>"The external elements and conditions which surround, influence, and affect the life and development of an organism or population. (source : MSH),http://www.fnclcc.fr/fr/patients/dico/definition.php?id_definition=553 (source : CISMeF)"</text:p>
          </table:table-cell>
          <table:table-cell/>
          <table:table-cell office:value-type="string" calcext:value-type="string">
            <text:p>http://doe-generated-ontology.com/OntoAD#C0014406</text:p>
          </table:table-cell>
          <table:table-cell office:value-type="string" calcext:value-type="string">
            <text:p>ONTOAD</text:p>
          </table:table-cell>
          <table:table-cell office:value-type="string" calcext:value-type="string">
            <text:p>Environmental, Natural environment, milieu, Envir</text:p>
          </table:table-cell>
          <table:table-cell/>
        </table:table-row>
        <table:table-row table:style-name="ro25">
          <table:table-cell office:value-type="string" calcext:value-type="string">
            <text:p>depth</text:p>
          </table:table-cell>
          <table:table-cell/>
          <table:table-cell office:value-type="string" calcext:value-type="string">
            <text:p>class</text:p>
          </table:table-cell>
          <table:table-cell office:value-type="string" calcext:value-type="string">
            <text:p>"A 1-D extent downward or backward or inward.", "A location identifier based on a feature's inferred distance from the surface of the associated anatomy.", "This term is for curator easiness - denote downward/inward length - we might consider obsoleting this but we have to consider how curators are going to represent them if we do.", "?", "The extent downward or inward; the perpendicular measurement from the surface downward to determine deepness.", "A 1-D extent quality inhering in a bearer by virtue of the bearer's downward or backward or inward dimenision.", "depth is the dimensional extent into a plane of a 3D projection of the object."</text:p>
          </table:table-cell>
          <table:table-cell/>
          <table:table-cell office:value-type="string" calcext:value-type="string">
            <text:p>http://sweet.jpl.nasa.gov/2.3/propSpaceHeight.owl#Depth, http://purl.bioontology.org/ontology/SNOMEDCT/131197000, http://purl.bioontology.org/ontology/LNC/LP18009-8, http://purl.bioontology.org/ontology/RCD/X75PZ, http://purl.org/obo/owl/PATO#PATO_0001595, http://purl.bioontology.org/ontology/LNC/MTHU017832, http://dicom.nema.org/resources/ontology/DCM/111020, http://www.ifomis.org/acgt/1.0#Depth, http://purl.bioontology.org/ontology/SNOMEDCT/246171009, http://purl.obolibrary.org/obo/PATO_0001595, http://ncicb.nci.nih.gov/xml/owl/EVS/Thesaurus.owl#C25333, http://ncicb.nci.nih.gov/xml/owl/EVS/Thesaurus.owl#Depth, http://www.owl-ontologies.com/RADLEX.owl#RID39066, http://semanticscience.org/resource/SIO_000039, http://vip.creatis.insa-lyon.fr/ontovip/v1.0/vip-pathological-anatomical-object-quality.owl#depth</text:p>
          </table:table-cell>
          <table:table-cell office:value-type="string" calcext:value-type="string">
            <text:p>PPIO, NCIT, CSEO, NIFSTD, LOINC, PATO, RADLEX, NPO, BDO, BIOMO, OntoVIP, BIOMODELS, SNOMEDCT, NBO, NIFSUBCELL, HUPSON, MS, SWEET, EP, NIFDYS, DCM, RCD, SIO, ACGT-MO, NIFCELL</text:p>
          </table:table-cell>
          <table:table-cell office:value-type="string" calcext:value-type="string">
            <text:p>Depth (attribute), Depth (qualifier value)</text:p>
          </table:table-cell>
          <table:table-cell/>
        </table:table-row>
        <table:table-row table:style-name="ro33">
          <table:table-cell office:value-type="string" calcext:value-type="string">
            <text:p>alluvial</text:p>
          </table:table-cell>
          <table:table-cell/>
          <table:table-cell office:value-type="string" calcext:value-type="string">
            <text:p>class</text:p>
          </table:table-cell>
          <table:table-cell office:value-type="string" calcext:value-type="string">
            <text:p>"The process of depositing soil or sediments by a river or other running water. Wikipedia"</text:p>
          </table:table-cell>
          <table:table-cell/>
          <table:table-cell office:value-type="string" calcext:value-type="string">
            <text:p>http://sweet.jpl.nasa.gov/2.3/realmLandFluvial.owl#Alluvial</text:p>
          </table:table-cell>
          <table:table-cell office:value-type="string" calcext:value-type="string">
            <text:p>SWEET</text:p>
          </table:table-cell>
          <table:table-cell table:number-columns-repeated="2"/>
        </table:table-row>
        <table:table-row table:style-name="ro22">
          <table:table-cell office:value-type="string" calcext:value-type="string">
            <text:p>fungi</text:p>
          </table:table-cell>
          <table:table-cell/>
          <table:table-cell office:value-type="string" calcext:value-type="string">
            <text:p>class</text:p>
          </table:table-cell>
          <table:table-cell office:value-type="string" calcext:value-type="string">
            <text:p>"Topic concerning fungi and molds, e.g. information on a specific fungal genome including molecular sequences, genes and annotation.", "A kingdom of eukaryotic, heterotrophic organisms that live parasitically as saprobes, including MUSHROOMS; YEASTS; smuts, molds, etc. They reproduce either sexually or asexually, and have life cycles that range from simple to complex. Filamentous fungi, commonly known as molds, refer to those that grow as multicellular colonies.,Multicellular fungi that are commonly referred to as molds, containing branching tubular structures (HYPHAE) that form a mass of intertwining strands (MYCELIUM).", "Used with organs, animals, and higher plants and with diseases for microbiologic studies. For parasites, \parasitology\ is used; for viruses, \virology\ is used.", "Fungi are either unicellular or multicellular and include yeasts, molds, mushrooms, etc. Several parasitic fungi exist, which infect animals and plants, e.g., Aspergillus flavus, Claviceps purpurea, Pneumocystis jirovecii, etc.", "The resource may be specific to a fungus, a group of fungi or all fungi.", "any of a group of unicellular, multicellular, or syncytial spore-producing organisms feeding on organic matte", "large and heterogenous group of fungi whose common characteristic is the absence of a sexual state; many of the pathogenic fungi in humans belong to this group.", "A fungus is an eukaryotic organism that is a member of the kingdom Fungi.", "A kingdom of eukaryotic, heterotrophic organisms that live as saprobes or parasites, including mushrooms, yeasts, smuts, molds, etc. They reproduce either sexually or asexually, and have life cycles that range from simple to complex. Filamentous fungi refer to those that grow as multicellular colonies (mushrooms and molds).", "Fungi as an organism category used in NBRC and JCM", "heterotrophic, multicellular organisms made up of filamentous cells; cells have chitin walls; no chlorophyll; saprophytic or parasitic types; sexual or asexual spore formation; terrestrial or aquatic."</text:p>
          </table:table-cell>
          <table:table-cell/>
          <table:table-cell office:value-type="string" calcext:value-type="string">
            <text:p>http://phenomebrowser.net/ontologies/mesh/mesh.owl#D005658, http://purl.bioontology.org/ontology/MEDLINEPLUS/C0016832, http://purl.jp/bio/01/mccv#MCCV_000042, http://www.bioontology.org/pma.owl#PMA_1955, http://purl.obolibrary.org/obo/NCBITaxon_4751, http://phenomebrowser.net/ontologies/mesh/mesh.owl#B01.300, http://purl.bioontology.org/ontology/RCD/X79pZ, http://purl.bioontology.org/ontology/MESH/Q000382, http://www.bioassayontology.org/bao#BAO_0000418, http://purl.bioontology.org/ontology/CSP/1198-0123, http://ncicb.nci.nih.gov/xml/owl/EVS/Thesaurus.owl#C14209, http://edamontology.org/topic_0782, http://sweet.jpl.nasa.gov/2.3/matrPlant.owl#Fungi, http://purl.bioontology.org/ontology/SNOMEDCT/414561005, http://purl.bioontology.org/ontology/SNOMEDCT/23496000, http://purl.bioontology.org/ontology/NCBITAXON/4751, http://purl.obolibrary.org/obo/FBsp_20000009, http://purl.bioontology.org/ontology/MESH/D005658</text:p>
          </table:table-cell>
          <table:table-cell office:value-type="string" calcext:value-type="string">
            <text:p>CRISP, ERO, NCIT, PMA, NIFSTD, BMT, MESH, SWO, SWEET, EDAM, OMIT, IDODEN, MCCV, BAO, IDOMAL, RCD, MEDLINEPLUS, FB-SP, VO, SNOMEDCT, NCBITAXON, EDAMTO, RH-MESH</text:p>
          </table:table-cell>
          <table:table-cell office:value-type="string" calcext:value-type="string">
            <text:p>Zygomycetes, Achlya, Filamentous Fungi, bacteria, <text:s/>Filamentous, Molds, Fungi, Fungus, bacteriology, fungus, Filamentous Fungus, plant fungi, Mold, Blastocladiella, rickettsia, Mycete, mold, Kingdom Fungi, water mold, egg fungi, Kingdom Fungi (organism), Fungus (organism), Oomycetes, Mucorales, Allomyces, fungi, Chytridromycetes, mycology</text:p>
          </table:table-cell>
          <table:table-cell/>
        </table:table-row>
        <table:table-row table:style-name="ro37">
          <table:table-cell office:value-type="string" calcext:value-type="string">
            <text:p>species</text:p>
          </table:table-cell>
          <table:table-cell/>
          <table:table-cell office:value-type="string" calcext:value-type="string">
            <text:p>class</text:p>
          </table:table-cell>
          <table:table-cell office:value-type="string" calcext:value-type="string">
            <text:p>"The common name for an animal used as the test system on a nonclinical study.", "A taxonomic rank that...", "Um grupo de organismos semelhantes capazes de reproduzirem entre si originando descendentes férteis e vivem na mesma região geográfica.,A group of organinsms capable of interbreeding and producing fertile offspring.", "A terminology set that includes concepts relevant to CDISC SEND laboratory animal species.", "A group of organisms that differ from all other groups of organisms and that are capable of breeding and producing fertile offspring.", "Allows to identify a species.", "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 E.g Drosophila melanogaster,A material entity that is an individual living system, such as animal, plant, bacteria or virus, that is capable of replicating or reproducing, growth and maintenance in the right environment. An organism may be unicellular or made up, like humans, of many billions of cells divided into specialized tissues and organs."</text:p>
          </table:table-cell>
          <table:table-cell/>
          <table:table-cell office:value-type="string" calcext:value-type="string">
            <text:p>http://ncicb.nci.nih.gov/xml/owl/EVS/Thesaurus.owl#C77808, http://ncicb.nci.nih.gov/xml/owl/EVS/Thesaurus.owl#C96433, http://cerrado.linkeddata.es/ecology/ccon#Species, http://www.projecthalo.com/aura#Species, http://ncicb.nci.nih.gov/xml/owl/EVS/Thesaurus.owl#C45293, http://www.cvrgrid.org/ontologies/Electrophysiology#Species, http://www.owl-ontologies.com/BiodiversityOntologyFull.owl#Species, http://purl.bioontology.org/NEMO/ontology/NEMO.owl#NEMO_3454000, http://purl.jp/bio/01/mccv#MCCV_000003, http://purl.obolibrary.org/obo/ATO_0000034, http://bioontology.org/projects/ontologies/birnlex#birnlex_7101, http://bioonto.de/ro2.owl#Species, http://purl.obolibrary.org/obo/TAXRANK_0000006, http://www.imgt.org/download/IMGT-ONTOLOGY/IMGT-ONTOLOGY-v1-0-2.owl#Species, http://sweet.jpl.nasa.gov/2.3/matrBiomass.owl#Species, http://onto.eva.mpg.de/ontologies/gfo-bio.owl#Species, http://purl.obolibrary.org/obo/OBI_0100026</text:p>
          </table:table-cell>
          <table:table-cell office:value-type="string" calcext:value-type="string">
            <text:p>CCON, TAXRANK, NCIT, NIFSTD, BIRNLEX, SWEET, EP, MCCV, EFO, VTO, GFO-BIO, BIOMODELS, BOF, IMGT-ONTOLOGY, ATO, NEMO, AURA</text:p>
          </table:table-cell>
          <table:table-cell office:value-type="string" calcext:value-type="string">
            <text:p>SEND-SPECIES, http://purl.org/obo/owl/NCBITaxon#NCBITaxon_species, species, SPECIES, http://mged.sourceforge.net/ontologies/MGEDOntology.owl#organism</text:p>
          </table:table-cell>
          <table:table-cell/>
        </table:table-row>
        <table:table-row table:style-name="ro44">
          <table:table-cell office:value-type="string" calcext:value-type="string">
            <text:p>microorganism</text:p>
          </table:table-cell>
          <table:table-cell/>
          <table:table-cell office:value-type="string" calcext:value-type="string">
            <text:p>class</text:p>
          </table:table-cell>
          <table:table-cell office:value-type="string" calcext:value-type="string">
            <text:p>"Terminology associated with the Microorganism codelist of the Clinical Data Interchange Standards Consortium (CDISC) Standard Data Tabulation Model (SDTM).", "All single celled living organisms including protozoa, bacteria, yeast, viruses, etc.", "organism of microscopic or ultramicroscopic size.", "A microscopic organism. The term microorganism may refer to a prokaryote or eukaryote, and may be a unicellular or multicellular organism. All taxonomic kingdoms contain microorganisms.", "A microscopic organism. The term microorganism may refer to a prokaryote or eukaryote, and may be a unicellular or multicellular organism. All taxonomic kingdoms contain microorganisms.\n\nsource: http://ncicb.nci.nih.gov/xml/owl/EVS/Thesaurus.owl#Microorganism"</text:p>
          </table:table-cell>
          <table:table-cell/>
          <table:table-cell office:value-type="string" calcext:value-type="string">
            <text:p>http://www.icn.ch/icnp#Microorganism, http://scai.fraunhofer.de/CSEO#CSEO_10000039, http://purl.bioontology.org/ontology/CSP/1928-6281, http://purl.org/biotop/biotop.owl#Microorganism, http://www.bootstrep.eu/ontology/GRO#Microorganism, http://ncicb.nci.nih.gov/xml/owl/EVS/Thesaurus.owl#C85491, http://ncicb.nci.nih.gov/xml/owl/EVS/Thesaurus.owl#C14329, http://purl.bioontology.org/ontology/LNC/LP14559-6, http://www.owl-ontologies.com/BiodiversityOntologyFull.owl#MicroOrganism, http://purl.bioontology.org/ontology/LNC/MTHU019420, http://ncicb.nci.nih.gov/xml/owl/EVS/Thesaurus.owl#Microorganism, http://www.co-ode.org/ontologies/galen#MicroOrganism, http://purl.bioontology.org/ontology/HL7/C0445623, http://purl.bioontology.org/ontology/RCD/XC0Td, http://purl.bioontology.org/ontology/SNOMEDCT/264395009</text:p>
          </table:table-cell>
          <table:table-cell office:value-type="string" calcext:value-type="string">
            <text:p>CRISP, NCIT, GRO, CSEO, LOINC, SYN, RCD, HL7, BT, NTDO, BOF, SNOMEDCT, GALEN, ICNP, HUPSON</text:p>
          </table:table-cell>
          <table:table-cell office:value-type="string" calcext:value-type="string">
            <text:p>ANAEROBIC GRAM-POSITIVE ROD, STREPTOCOCCUS BETA-HEMOLYTIC, Micro-organism, GPR, ANAEROBIC GRAM-NEGATIVE COCCUS, microbial host, GRAM-POSITIVE BACILLUS, DIPHTHEROID BACILLUS, AEROBIC GRAM-NEGATIVE COCCUS, NON-FERMENTATIVE GRAM-NEGATIVE BACILLUS, Microorganisms, STREPTOCOCCUS GAMMA-HEMOLYTIC, CORYNEFORM GRAM-POSITIVE BACILLUS, AEROBIC GRAM-POSITIVE BACILLUS, GRAM-POSITIVE COCCUS, AEROBIC GRAM-POSITIVE COCCUS, microorganism preservation, AEROBIC GRAM-NEGATIVE BACILLUS, AEROBIC GRAM-NEGATIVE ROD, ANAEROBIC GRAM-NEGATIVE ROD, FERMENTATIVE GRAM-NEGATIVE BACILLUS, ANAEROBIC GRAM-POSITIVE COCCUS, ANAEROBIC GRAM-POSITIVE BACILLUS, STREPTOCOCCUS ALPHA-HEMOLYTIC, AEROBIC GRAM-POSITIVE ROD, microbial, Gram Positive Bacillus, CORYNEFORM GRAM-POSITIVE ROD, SDTM-MICROORG, GRAM-NEGATIVE COCCUS, Microbe, FERMENTATIVE GRAM-NEGATIVE ROD, Microorganism (organism), microbes, NON-FERMENTATIVE GRAM-NEGATIVE ROD, microorganism, GRAM-NEGATIVE BACILLUS, ANAEROBIC GRAM-NEGATIVE BACILLUS, Microorganism, Aerobic rod, Single-Celled Organism, MICROORG, <text:s/>General</text:p>
          </table:table-cell>
          <table:table-cell/>
        </table:table-row>
        <table:table-row table:style-name="ro14">
          <table:table-cell office:value-type="string" calcext:value-type="string">
            <text:p>observable</text:p>
          </table:table-cell>
          <table:table-cell/>
          <table:table-cell office:value-type="string" calcext:value-type="string">
            <text:p>class</text:p>
          </table:table-cell>
          <table:table-cell office:value-type="string" calcext:value-type="string">
            <text:p>"An entity that can be measured quantitatively", "Features of ascomycete fungal cells, cultures, or colonies that can be detected, observed, measured, or monitored."</text:p>
          </table:table-cell>
          <table:table-cell/>
          <table:table-cell office:value-type="string" calcext:value-type="string">
            <text:p>http://purl.obolibrary.org/obo/SBO_0000406, http://purl.obolibrary.org/obo/APO_0000017</text:p>
          </table:table-cell>
          <table:table-cell office:value-type="string" calcext:value-type="string">
            <text:p>APO, SBO</text:p>
          </table:table-cell>
          <table:table-cell table:number-columns-repeated="2"/>
        </table:table-row>
        <table:table-row table:style-name="ro1">
          <table:table-cell office:value-type="string" calcext:value-type="string">
            <text:p>organo-mineral</text:p>
          </table:table-cell>
          <table:table-cell table:number-columns-repeated="8"/>
        </table:table-row>
        <table:table-row table:style-name="ro1">
          <table:table-cell office:value-type="string" calcext:value-type="string">
            <text:p>Pleistocene</text:p>
          </table:table-cell>
          <table:table-cell table:number-columns-repeated="8"/>
        </table:table-row>
        <table:table-row table:style-name="ro1">
          <table:table-cell office:value-type="string" calcext:value-type="string">
            <text:p>inundation</text:p>
          </table:table-cell>
          <table:table-cell/>
          <table:table-cell office:value-type="string" calcext:value-type="string">
            <text:p>class</text:p>
          </table:table-cell>
          <table:table-cell table:number-columns-repeated="2"/>
          <table:table-cell office:value-type="string" calcext:value-type="string">
            <text:p>http://sweet.jpl.nasa.gov/2.3/phenSystem.owl#Inundation</text:p>
          </table:table-cell>
          <table:table-cell office:value-type="string" calcext:value-type="string">
            <text:p>SWEET</text:p>
          </table:table-cell>
          <table:table-cell table:number-columns-repeated="2"/>
        </table:table-row>
        <table:table-row table:style-name="ro45">
          <table:table-cell office:value-type="string" calcext:value-type="string">
            <text:p>bacteria</text:p>
          </table:table-cell>
          <table:table-cell/>
          <table:table-cell office:value-type="string" calcext:value-type="string">
            <text:p>class</text:p>
          </table:table-cell>
          <table:table-cell office:value-type="string" calcext:value-type="string">
            <text:p>"a member of a large group of unicellular microorganisms that have cell walls but lack organelles and an organized nucleus, including some that can cause diseas", "Used with organs, animals, and higher plants and with diseases for microbiologic studies. For parasites, \parasitology\ is used; for viruses, \virology\ is used.", "A unicellular prokaryotic microorganism.", "One of the three domains of life (the others being Eukarya and ARCHAEA), also called Eubacteria. They are unicellular prokaryotic microorganisms which generally possess rigid cell walls, multiply by cell division, and exhibit three principal forms: round or coccal, rodlike or bacillary, and spiral or spirochetal. Bacteria can be classified by their response to OXYGEN: aerobic, anaerobic, or facultatively anaerobic; by the mode by which they obtain their energy: chemotrophy (via chemical reaction) or PHOTOTROPHY (via light reaction); for chemotrophs by their source of chemical energy: CHEMOLITHOTROPHY (from inorganic compounds) or chemoorganotrophy (from organic compounds); and by their source for CARBON; NITROGEN; etc.; HETEROTROPHY (from organic sources) or AUTOTROPHY (from CARBON DIOXIDE). They can also be classified by whether or not they stain (based on the structure of their CELL WALLS) with CRYSTAL VIOLET dye: gram-negative or gram-positive.", "One of the three domains of life (the others being Eukarya and ARCHAEA), also called Eubacteria. They are unicellular prokaryotic microorganisms which generally possess rigid cell walls, multiply by cell division, and exhibit three principal forms: round or coccal, rodlike or bacillary, and spiral or spirochetal. Bacteria can be classified by their response to OXYGEN: aerobic, anaerobic, or facultatively anaerobic; by the mode by which they obtain their energy: chemotrophy (via chemical reaction (source : MSH)", "bacteria: _x", "The quantitative determination of bacterial populations. The two most widely used methods for determining bacterial numbers are: 1) the standard, or viable, plate count method and 2) spectrophotometric (turbidimetric) analysis.", "unicellular prokaryotic microorganisms which generally possess rigid cell walls, multiply by cell division, and exhibit three principal forms, round or coccal, rodlike or bacillary, and spiral or spirochetal; bacteria can be classifed by their response to oxygen: aerobic, anerobic, or facultatively anerobic; by the mode by which they obtain energy: chemotrophic or phototrophic; for chemotrophs by their source of chemical energy: lithotrophic (from inorganic compounds) or organotrophic (from organic compounds); and by where they get their carbon: heterotrophic (from organic sources) or autotrophic (from carbon dioxide); they can also be classifed by whether or not they stain, based on the structure of their cell walls with crystal violet dye: gram-negative or gram-positive.", "Bacteria are a large domain of prokaryotic microorganisms. Typically a few micrometres in length, bacteria have a wide range of shapes, ranging from spheres to rods and spirals. Bacteria are present in most habitats on Earth, growing in soil, acidic hot springs, radioactive waste,2 water, and deep in the Earth's crust, as well as in organic matter and the live bodies of plants and animals, providing outstanding examples of mutualism in the digestive tracts of humans, termites and cockroaches. There are typically 40 million bacterial cells in a gram of soil and a million bacterial cells in a millilitre of fresh water; in all, there are approximately five nonillion bacteria on Earth,3 forming a biomass that exceeds that of all plants and animals.4 Bacteria are vital in recycling nutrients, with many steps in nutrient cycles depending on these organisms, such as the fixation of nitrogen from the atmosphere and putrefaction. In the biological communities surrounding hydrothermal vents and cold seeps, bacteria provide the nutrients needed to sustain life by converting dissolved compounds such as hydrogen sulphide and methane. Most bacteria have not been characterised, and only about half of the phyla of bacteria have species that can be grown in the laboratory.5 The study of bacteria is known as bacteriology, a branch of microbiology.\n\nsource: http://en.wikipedia.org/wiki/Bacterium", "Unicellular, prokaryotic organisms that reproduce by cell division and usually have cell walls; can be shaped like spheres, rods or spirals and can be found in virtually any environment.", "A diverse group of prokaryotic organisms, distinct from the Archaea.", "Bacteria as an organism category used in NBRC and JCM", "\unicellular prokaryotic microorganisms which generally possess rigid cell walls, multiply by cell division, and exhibit three principal forms, round or coccal, rodlike or bacillary, and spiral or spirochetal; bacteria can be classifed by their response to oxygen: aerobic, anerobic, or facultatively anerobic; by the mode by which they obtain energy: chemotrophic or phototrophic; for chemotrophs by their source of chemical energy: lithotrophic (from inorganic compounds) or organotrophic (from organic compounds); and by where they get their carbon: heterotrophic (from organic sources) or autotrophic (from carbon dioxide); they can also be classifed by whether or not they stain, based on the structure of their cell walls with crystal violet dye: gram-negative or gram-positive.\"</text:p>
          </table:table-cell>
          <table:table-cell/>
          <table:table-cell office:value-type="string" calcext:value-type="string">
            <text:p>http://bioportal/bioontology.org/ontologies/HIVO0004#OWLClass_00000005773094697650, http://purl.bioontology.org/ontology/SNOMEDCT/409822003, http://purl.bioontology.org/ontology/NCBITAXON/2, http://ncicb.nci.nih.gov/xml/owl/EVS/Thesaurus.owl#C14187, http://lsdis.cs.uga.edu/projects/glycomics/propreo#bacteria, http://purl.jp/bio/01/mccv#MCCV_000040, http://www.owl-ontologies.com/Ontology1358660052.owl#Bacteria, http://purl.bioontology.org/ontology/SNOMEDCT/41146007, http://purl.bioontology.org/ontology/CSP/0321-0322, http://purl.bioontology.org/ontology/LNC/MTHU002404, http://purl.org/obo/owl/NCBITaxon#NCBITaxon_2, http://www.owl-ontologies.com/NPOntology.owl#Bacteria, http://purl.bioontology.org/ontology/LNC/LP14082-9, http://doe-generated-ontology.com/OntoAD#C0004611, http://www.bioontology.org/pma.owl#PMA_1954, http://purl.bioontology.org/ontology/RCD/X79pY, http://purl.obolibrary.org/obo/FBsp_10000003, http://purl.obolibrary.org/obo/OMIT_0000483, http://phenomebrowser.net/ontologies/mesh/mesh.owl#D001419, http://purl.bioontology.org/ontology/MESH/Q000382, http://www.semanticweb.org/ontologies/2010/5/22/Ontology1277229984000.owl#HPI:0000005, http://sweet.jpl.nasa.gov/2.3/matrMicrobiota.owl#Bacteria, http://purl.bioontology.org/ontology/SNMI/L-10000, http://phenomebrowser.net/ontologies/mesh/mesh.owl#B03, http://menelastop.ics.upmc.fr/bacteria, http://purl.bioontology.org/ontology/MESH/D001419, http://ncicb.nci.nih.gov/xml/owl/EVS/Thesaurus.owl#C64469, http://purl.obolibrary.org/obo/NCBITaxon_2, http://ncicb.nci.nih.gov/xml/owl/EVS/Thesaurus.owl#Bacteria</text:p>
          </table:table-cell>
          <table:table-cell office:value-type="string" calcext:value-type="string">
            <text:p>CRISP, ERO, STATO, NCIT, IDOBRU, CSEO, NIFSTD, CLO, LOINC, HIVO004, MESH, OBIWS, PEDTERM, EFO, HPIO, IDOMAL, SNMI, IDO, OBI, SNOMEDCT, NCBITAXON, RH-MESH, HUPSON, TOP-MENELAS, HINO, PMA, PROPREO, OBCS, SYN, SWEET, OMIT, MCCV, IDODEN, OBI_BCGO, RCD, ICO, FB-SP, VO, NATPRO, CCONT, ONTOAD</text:p>
          </table:table-cell>
          <table:table-cell office:value-type="string" calcext:value-type="string">
            <text:p>Bacterial, bacteria, Eubacteria, Chlamydobacteriales, Synechococcus, not Bacteria Haeckel 1894, sheathed bacteria, BACTERIA AND RICKETTSIAE, Domain Bacteria, Superkingdom Bacteria, Gardnerella vaginalis, bactérien, Bacterium, Cyanobacterium, bacteriology, Anacystisnidulans, eubacteria, bactérie, Bacteria, bacteriotida, Monera, <text:s/>NOS, Superkingdom Bacteria (organism), rickettsia, BACTERIA, Thiobacillus, Alcaligenes, Prokaryotae, prokaryote, Peptococcaceae, BACT, Acetobacter, Bacteria prokaryote, prokaryotes, Eubactéries, Haemophilus vaginalis, Procaryotae, Azotobacteraceae, Achromobacteraceae, fungi, Anabaena, Bacterium (organism), BACTERIUM, Schizophyta, Prokaryota, mycology, EUBACTERIA</text:p>
          </table:table-cell>
          <table:table-cell/>
        </table:table-row>
        <table:table-row table:style-name="ro17">
          <table:table-cell office:value-type="string" calcext:value-type="string">
            <text:p>passage</text:p>
          </table:table-cell>
          <table:table-cell/>
          <table:table-cell office:value-type="string" calcext:value-type="string">
            <text:p>class</text:p>
          </table:table-cell>
          <table:table-cell office:value-type="string" calcext:value-type="string">
            <text:p>"Removal of a cell culture from the culture vessel with a subculture (passage) process, in order to keep the cells at a sufficiently low density to stimulate further growth.", "A path through which water or other materials may flow or travel.", "Removal of a cell culture from the culture vessel with a subculture (passage) process, in order to keep the cells at a sufficiently low density to stimulate further growth. (source : NCI)"</text:p>
          </table:table-cell>
          <table:table-cell/>
          <table:table-cell office:value-type="string" calcext:value-type="string">
            <text:p>http://ncicb.nci.nih.gov/xml/owl/EVS/Thesaurus.owl#C54573, http://ncicb.nci.nih.gov/xml/owl/EVS/Thesaurus.owl#C60697, http://doe-generated-ontology.com/OntoAD#C1709474, http://ncicb.nci.nih.gov/xml/owl/EVS/Thesaurus.owl#Passage</text:p>
          </table:table-cell>
          <table:table-cell office:value-type="string" calcext:value-type="string">
            <text:p>NCIT, SYN, ONTOAD</text:p>
          </table:table-cell>
          <table:table-cell office:value-type="string" calcext:value-type="string">
            <text:p>Channel, Passageway, Passage</text:p>
          </table:table-cell>
          <table:table-cell/>
        </table:table-row>
        <table:table-row table:style-name="ro42">
          <table:table-cell office:value-type="string" calcext:value-type="string">
            <text:p>RNA</text:p>
          </table:table-cell>
          <table:table-cell/>
          <table:table-cell office:value-type="string" calcext:value-type="string">
            <text:p>class</text:p>
          </table:table-cell>
          <table:table-cell office:value-type="string" calcext:value-type="string">
            <text:p>"High molecular weight, linear polymers, composed of nucleotides containing ribose and linked by phosphodiester bonds; RNA is central to the synthesis of proteins.", "A long, polymeric chain of alternating phosphate and ribose units with the bases adenine, guanine, cytosine, and uracil bonded to the ribose. Although RNA is usually single-stranded it can also exist as RNA:RNA or RNA:DNA double strands.", "Definition: A physical entity consisting of a sequence of ribonucleotide monophosphates; a ribonucleic acid.\nExamples: messengerRNA, microRNA, ribosomalRNA. A specific example is the let-7 microRNA.", "A protein that is a translation product of the Escherichia coli K-12 rna gene or a 1:1 ortholog thereof.", "A polynucleotide consisting essentially of chains with a repeating backbone of phosphate and ribose units to which nitrogenous bases are attached. RNA is unique among biological macromolecules in that it can encode genetic information, serve as an abundant structural component of cells, and also possesses catalytic activity. (Rieger et al., Glossary of Genetics: Classical and Molecular, 5th ed) (MSH)", "AD054", "Definition: A physical entity consisting of a sequence of ribonucleotide monophosphates; a ribonucleic acid.\nUsage: RNA should be used for pools of individual RNA molecules. For describing subregions on those molecules use RNARegion.\nExamples: messengerRNA, microRNA, ribosomalRNA. A specific example is the let-7 microRNA.", "ribonucleic acid; polynucleotide consisting essentially of chains with a repeating backbone of phosphate and ribose units to which nitrogenous bases are attached; RNA is unique among biological macromolecules in that it can encode genetic information, serve as an abundant structural component of cells, and also possesses catalytic activity.", "SNONYM:RibonucleicAcid", "Alphabet for an RNA sequence with possible ambiguity, unknown positions and non-sequence characters.", "A nucleic acid which is a derivative of DNA having ribose in place of deoxyribose, and uracil in place of thymine.", "Naturally occurring polyribonucleotides.\n\nsource: http://purl.org/ddi/owl#RNA", "A polynucleotide consisting essentially of chains with a repeating backbone of phosphate and ribose units to which nitrogenous bases are attached. RNA is unique among biological macromolecules in that it can encode genetic information, serve as an abundant structural component of cells, and also possesses catalytic activity. (Rieger et al., Glossary of Genetics: Classical and Molecular, 5th ed) (MSH),RNA is a chemical compound which are naturally occurring polyribonucleotides.,High molecular weight, linear polymers, composed of nucleotides containing ribose and linked by phosphodiester bonds; RNA is central to the synthesis of proteins.", "Topic concerning RNA sequences and structures.", "This term is mapped to MGED. Do not obsolete without consulting MGED ontology.", "RNA or ribonucleic acid is a polymer of nucleotides with a backbone made of ribose sugar and phosphate groups linked together by ester bonds. RNA has the base uracil instead of thymine, which is present in DNA.", "A polynucleotide consisting essentially of chains with a repeating backbone of phosphate and ribose units to which nitrogenous bases are attached. RNA is unique among biological macromolecules in that it can encode genetic information, serve as an abundant structural component of cells, and also possesses catalytic activity. (Rieger et al., Glossary of Genetics: Classical and Molecular, 5th ed)"</text:p>
          </table:table-cell>
          <table:table-cell/>
          <table:table-cell office:value-type="string" calcext:value-type="string">
            <text:p>http://purl.bioontology.org/ontology/LNC/LP19275-4, http://phenomebrowser.net/ontologies/mesh/mesh.owl#D13.444.735, http://scai.fraunhofer.de/CSEO#CSEO_00000829, http://www.owl-ontologies.com/NPOntology.owl#RNA, http://purl.obolibrary.org/obo/CHEBI_33697, http://www.projecthalo.com/aura#RNA, http://www.biopax.org/release/biopax-level2.owl#rna, http://www.owl-ontologies.com/assert.owl#RNA, http://onto.eva.mpg.de/ontologies/gfo-bio.owl#RNA, http://purl.obolibrary.org/obo/XCO_0000233, http://purl.obolibrary.org/obo/SO#SO_0000356, http://ontology.neuinfo.org/NIF/BiomaterialEntities/NIF-Molecule.owl#sao1843715402, http://edamontology.org/format_1213, http://purl.obolibrary.org/obo/SO_0000356, http://scai.fraunhofer.de/AlzheimerOntology#RNA, http://purl.bioontology.org/ontology/NDFRT/N0000170688, http://purl.org/obo/owl/CHEBI#CHEBI_33697, http://ccdb.ucsd.edu/SAO/1.2#sao1843715402, http://purl.bioontology.org/ontology/MESH/D012313, http://purl.bioontology.org/ontology/CSP/2102-0690, http://purl.obolibrary.org/obo/PR_000023786, http://purl.bioontology.org/ontology/RXNORM/9394, http://www.ifomis.org/acgt/1.0#RNA, http://www.biopax.org/release/biopax-level3.owl#Rna, http://purl.org/obo/owl/SO#SO_0000356, http://www.owl-ontologies.com/Ontology1298855822.owl#RNA, http://phenomebrowser.net/ontologies/mesh/mesh.owl#D012313, http://purl.org/ddi/owl#RNA, http://edamontology.org/topic_0099, http://purl.obolibrary.org/obo/OGG_3000949065, http://purl.bioontology.org/ontology/LNC/LP32423-3, http://www.semanticweb.org/owner/ontologies/2014/2/HIVandAIDS.owl#OWLClass_00000012377693293840, http://www.bioassayontology.org/bao#BAO_0000270, http://www.bootstrep.eu/ontology/GRO#RNA, http://purl.obolibrary.org/obo/ODGI.owl#RNA</text:p>
          </table:table-cell>
          <table:table-cell office:value-type="string" calcext:value-type="string">
            <text:p>SAO, QIBO, CRISP, PR, GRO, CSEO, XCO, NIFSTD, LOINC, HIVO004, MESH, INO, ADO, NPO, DRON, BP, EFO, SOPHARM, MIRNAO, GFO-BIO, SO, EDAMTO, RH-MESH, WIKIPATHWAYS, HUPSON, ONTOKBCF, HINO, RXNORM, BMT, SYN, GPML, SWO, EDAM, OGG, BAO, MIM, CHEMBIO, ACGT-MO, NATPRO, OGDI, NDFRT, CCONT, SNPO, DIKB, AURA</text:p>
          </table:table-cell>
          <table:table-cell office:value-type="string" calcext:value-type="string">
            <text:p>ribonucleic acid, Acid, RNA, RNase I, <text:s/>Non Polyadenylated, ribose nucleic acid, Non Polyadenylated RNA, ribonucleic acids, RNS, Ribonucleic Acid, rnsA, Non-Polyadenylated RNA, <text:s/>Non-Polyadenylated, rna, <text:s/>RNA, yeast nucleic acid, Ribonukleinsaeure, ECK0604, http://mged.sourceforge.net/ontologies/MGEDOntology.owl#RNA, <text:s/>Ribonucleic, Gene Products, JW0603, pentosenucleic acids, Ribonucleic acids, enterobacter ribonuclease, RNA Gene Products</text:p>
          </table:table-cell>
          <table:table-cell/>
        </table:table-row>
        <table:table-row table:style-name="ro1">
          <table:table-cell office:value-type="string" calcext:value-type="string">
            <text:p>physicochemical</text:p>
          </table:table-cell>
          <table:table-cell/>
          <table:table-cell office:value-type="string" calcext:value-type="string">
            <text:p>class</text:p>
          </table:table-cell>
          <table:table-cell table:number-columns-repeated="2"/>
          <table:table-cell office:value-type="string" calcext:value-type="string">
            <text:p>http://www.bioassayontology.org/bao#BAO_0002810</text:p>
          </table:table-cell>
          <table:table-cell office:value-type="string" calcext:value-type="string">
            <text:p>BAO</text:p>
          </table:table-cell>
          <table:table-cell table:number-columns-repeated="2"/>
        </table:table-row>
        <table:table-row table:style-name="ro1">
          <table:table-cell office:value-type="string" calcext:value-type="string">
            <text:p>tillage</text:p>
          </table:table-cell>
          <table:table-cell/>
          <table:table-cell office:value-type="string" calcext:value-type="string">
            <text:p>class</text:p>
          </table:table-cell>
          <table:table-cell table:number-columns-repeated="2"/>
          <table:table-cell office:value-type="string" calcext:value-type="string">
            <text:p>http://purl.obolibrary.org/obo/MVC_0000017</text:p>
          </table:table-cell>
          <table:table-cell office:value-type="string" calcext:value-type="string">
            <text:p>MIXSCV</text:p>
          </table:table-cell>
          <table:table-cell table:number-columns-repeated="2"/>
        </table:table-row>
        <table:table-row table:style-name="ro1">
          <table:table-cell office:value-type="string" calcext:value-type="string">
            <text:p>Hainich</text:p>
          </table:table-cell>
          <table:table-cell table:number-columns-repeated="8"/>
        </table:table-row>
        <table:table-row table:style-name="ro46">
          <table:table-cell office:value-type="string" calcext:value-type="string">
            <text:p>solution</text:p>
          </table:table-cell>
          <table:table-cell/>
          <table:table-cell office:value-type="string" calcext:value-type="string">
            <text:p>class</text:p>
          </table:table-cell>
          <table:table-cell office:value-type="string" calcext:value-type="string">
            <text:p>"homogeneous mixture of one or more substances (solutes) dispersed molecularly in a sufficient quantity of dissolving medium (solvent).", "A mixture in the form of a homogeneous liquid contaning a solvent and at least one solute.\n\n A \solution\ is_described_by one or more mixture_component_descriptor(s), each of which has two parts: <text:s/>the component_amount and a substance_identifier that specifies the identity of the component. <text:s/>This is a flexible way of describing solutions. <text:s/>For example, a solution can be described as a mixture of two other solutions (e.g., buffer A and buffer B), in which case the mixture_component_descriptor(s) each specify the identity and amount of each of these buffers. <text:s/>Alternatively, a solution can be described according to the concentrations of its solutes (dissolved molecules), each of which is specified by a mixture_component_descriptor. <text:s/>In this case, complete description of the solution requires that the solvent be specified using the property has_solvent, which points to an instance of the class \solvent\.\nSatya &amp; Will 03/02/06", "A solution is a compund liquid which is a homogeneous mixture of two or more substances, which may be solids, liquids, gases, or a combination of these.", "A means of finding a solution to a problem, or a means of finding agreement or harmony.", "State if the sample is in solution form.", "A homogeneous mixture of two or more substances; frequently (but not necessarily) a liquid solution.", "A liquid preparation that contains one or more chemical substances dissolved, i.e., molecularly dispersed, in a suitable solvent or mixture of mutually miscible solvents.", "A mixture that is homogeneous, made up of at least two scattered molecular aggregates, one playing the role of solute and the other playing the role of solvent.", "A liquid mixture which is a homogenous mixture formed by dissolving a substance (solute) in a liquid (solvent).", "A clear, homogeneous liquid composed of one or more chemical substances dissolved in a solvent or mixture of mutually miscible solvents.", "Any condition in which the main influencing factor is a homogeneous mixture of molecules, atoms and/or ions dispersed molecularly in a sufficient quantity of dissolving medium (solvent) such as water.", "In chemistry, a solution is a homogeneous mixture composed of two or more substances. In such a mixture, a solute is dissolved in another substance, known as a solvent. All solutions are characterized by interactions between the solvent phase and solute molecules or ions that result in a net decrease in free energy. Wikipedia"</text:p>
          </table:table-cell>
          <table:table-cell/>
          <table:table-cell office:value-type="string" calcext:value-type="string">
            <text:p>http://ncicb.nci.nih.gov/xml/owl/EVS/Thesaurus.owl#C70830, http://purl.obolibrary.org/obo/sep_00115, http://purl.bioontology.org/ontology/CSP/2322-9385, http://www.cvrgrid.org/ontologies/Electrophysiology#Solution, http://sweet.jpl.nasa.gov/2.3/reprMathSolution.owl#Solution, http://sweet.jpl.nasa.gov/2.3/matr.owl#Solution, http://purl.obolibrary.org/obo/CHEBI_75958, http://purl.bioontology.org/ontology/npo#NPO_1835, http://www.icn.ch/icnp#Solution, http://lsdis.cs.uga.edu/projects/glycomics/propreo#solution, http://purl.bioontology.org/ontology/NDFRT/N0000135783, http://ncicb.nci.nih.gov/xml/owl/EVS/Thesaurus.owl#C75906, http://www.co-ode.org/ontologies/galen#Solution, http://www.projecthalo.com/aura#Solution, http://purl.bioontology.org/ontology/HL7/C1382100, http://www.bootstrep.eu/ontology/GRO#Solution, http://purl.obolibrary.org/obo/MS_1000051, http://purl.obolibrary.org/obo/XCO_0000340, http://nmrML.org/nmrCV#NMR:1000051, http://www.stanford.edu/~coulet/phare.owl#DrugSolution, http://ncicb.nci.nih.gov/xml/owl/EVS/Thesaurus.owl#C42986, http://purl.bioontology.org/ontology/SNOMEDCT/8537005</text:p>
          </table:table-cell>
          <table:table-cell office:value-type="string" calcext:value-type="string">
            <text:p>CRISP, PPIO, NCIT, GRO, XCO, MS, PROPREO, SYN, SWEET, EP, NPO, HL7, NMR, PHARE, CHEBI, NDFRT, SNOMEDCT, GALEN, AURA, ICNP, SEP</text:p>
          </table:table-cell>
          <table:table-cell office:value-type="string" calcext:value-type="string">
            <text:p>SOL, Solution Dose Form, SOLUTION, Resolved, Solution (substance), Resolve, Solution</text:p>
          </table:table-cell>
          <table:table-cell/>
        </table:table-row>
        <table:table-row table:style-name="ro37">
          <table:table-cell office:value-type="string" calcext:value-type="string">
            <text:p>insect</text:p>
          </table:table-cell>
          <table:table-cell/>
          <table:table-cell office:value-type="string" calcext:value-type="string">
            <text:p>class</text:p>
          </table:table-cell>
          <table:table-cell office:value-type="string" calcext:value-type="string">
            <text:p>"The class Insecta, in the phylum ARTHROPODA, whose members are characterized by division into three parts: head, thorax, and abdomen. They are the dominant group of animals on earth; several hundred thousand different kinds having been described. Three orders, HEMIPTERA; DIPTERA; and SIPHONAPTERA; are of medical interest in that they cause disease in humans and animals. (From Borror et al., An Introduction to the Study of Insects, 4th ed, p1) (source : MSH)", "A taxonomic class of arthropods that includes praying mantises, dragonflies, grasshoppers, true bugs, flies, bees, wasps, ants, butterflies, moths, and beetles.", "Insects (Class Insecta) are arthropods, having a hard exoskeleton, a three-part body (head, thorax, and abdomen), three pairs of jointed legs, compound eyes, and two antennae.", "The class Insecta, in the phylum ARTHROPODA, whose members are characterized by division into three parts: head, thorax, and abdomen. They are the dominant group of animals on earth; several hundred thousand different kinds having been described. Three orders, HEMIPTERA; DIPTERA; and SIPHONAPTERA; are of medical interest in that they cause disease in humans and animals. (From Borror et al., An Introduction to the Study of Insects, 4th ed, p1)"</text:p>
          </table:table-cell>
          <table:table-cell/>
          <table:table-cell office:value-type="string" calcext:value-type="string">
            <text:p>http://purl.org/biotop/biotop.owl#Insect, http://doe-generated-ontology.com/OntoAD#C0021585, http://sweet.jpl.nasa.gov/2.3/matrAnimal.owl#Insect, http://purl.bioontology.org/ontology/SNOMEDCT/106763003, http://purl.bioontology.org/ontology/VANDF/4023099, http://ncicb.nci.nih.gov/xml/owl/EVS/Thesaurus.owl#C14227, http://purl.bioontology.org/ontology/NDFRT/N0000021104, http://purl.obolibrary.org/obo/NCBITaxon_50557, http://www.projecthalo.com/aura#Insect, http://purl.obolibrary.org/obo/IDOMAL_0000565, http://purl.bioontology.org/ontology/MESH/D007313, http://ontology.neuinfo.org/NIF/BiomaterialEntities/NIF-Organism.owl#birnlex_275, http://ncicb.nci.nih.gov/xml/owl/EVS/Thesaurus.owl#Insect, http://purl.bioontology.org/ontology/RCD/X73pw</text:p>
          </table:table-cell>
          <table:table-cell office:value-type="string" calcext:value-type="string">
            <text:p>NCIT, NIFSTD, SYN, MESH, OPL, SWEET, IDOMAL, RCD, BT, NTDO, NDFRT, SNOMEDCT, ONTOAD, AURA, VANDF</text:p>
          </table:table-cell>
          <table:table-cell office:value-type="string" calcext:value-type="string">
            <text:p>Insecta, true insects, <text:s/>Insects, Insects, Class Insecta, Blattella, Class: Insecta, insect, insecte, Invertebrates, Class Insecta (organism), CLASS INSECTA <text:s/>INSECTS, Insect</text:p>
          </table:table-cell>
          <table:table-cell/>
        </table:table-row>
        <table:table-row table:style-name="ro3">
          <table:table-cell office:value-type="string" calcext:value-type="string">
            <text:p>host</text:p>
          </table:table-cell>
          <table:table-cell/>
          <table:table-cell office:value-type="string" calcext:value-type="string">
            <text:p>class</text:p>
          </table:table-cell>
          <table:table-cell office:value-type="string" calcext:value-type="string">
            <text:p>"A host is an organism that harbors a parasite, or a mutual or commensal symbiont, typically providing nourishment and shelter.", "An animal or plant or part thereof that nourishes and supports a parasite either in a lab or natural environment.", "An animal or plant or part thereof that nourishes and supports a parasite either in a lab or natural environment.\n\nsource: http://www.ebi.ac.uk/efo/EFO_0000532", "Any organism in which another organism, especially a parasite or symbiont, spends part or all of its life cycle and from which it obtains nourishment and/or protection.", "Organisms or organism parts used as a designed part of the culture (e.g., red blood cells, stromal cells).", "An organism that nourishes and supports another but does not benefit by the association; recipient of transplanted tissue or organ from a donor.", "Organism for the implant.", "An island.", "An organism bearing a host role.", "Definition Wikipedia: http://en.wikipedia.org/wiki/Host_(biology)"</text:p>
          </table:table-cell>
          <table:table-cell/>
          <table:table-cell office:value-type="string" calcext:value-type="string">
            <text:p>http://www.ebi.ac.uk/efo/EFO_0000532, http://purl.obolibrary.org/obo/IDO_0000408, http://www.semanticweb.org/ontologies/2010/5/22/Ontology1277229984000.owl#HPI:0000003, http://www.projecthalo.com/aura#Host, http://semanticscience.org/resource/SIO_010415, http://mged.sourceforge.net/ontologies/MGEDOntology.owl#Host, http://purl.obolibrary.org/obo/GAZ_00372136, http://ncicb.nci.nih.gov/xml/owl/EVS/Thesaurus.owl#C66819, http://purl.org/obo/owl/GO#GO_0018995, http://purl.obolibrary.org/obo/ID_0000083, http://purl.obolibrary.org/obo/GO_0018995, http://purl.obolibrary.org/obo/IDO_0000531, http://ncicb.nci.nih.gov/xml/owl/EVS/Thesaurus.owl#Host</text:p>
          </table:table-cell>
          <table:table-cell office:value-type="string" calcext:value-type="string">
            <text:p>GAZ, NCIT, IDOBRU, CSEO, NIFSTD, RETO, GO-EXT, REXO, BIOMO, EFO, HPIO, IDOMAL, IDO, BIOMODELS, NBO, BCTEO, HUPSON, MO, GO, SYN, IDODEN, CCO, SIO, CCONT, AURA</text:p>
          </table:table-cell>
          <table:table-cell office:value-type="string" calcext:value-type="string">
            <text:p>host organism, hosts</text:p>
          </table:table-cell>
          <table:table-cell/>
        </table:table-row>
        <table:table-row table:style-name="ro46">
          <table:table-cell office:value-type="string" calcext:value-type="string">
            <text:p>oxygen</text:p>
          </table:table-cell>
          <table:table-cell/>
          <table:table-cell office:value-type="string" calcext:value-type="string">
            <text:p>class</text:p>
          </table:table-cell>
          <table:table-cell office:value-type="string" calcext:value-type="string">
            <text:p>"An element with atomic symbol O, atomic number 8, and atomic weight 15.99903; 15.99977. It is the most abundant element on earth and essential for respiration. (source : MSH)", "An element with atomic symbol O, atomic number 8, and atomic weight 16.", "A chalcogen that has formula O.", "Defines the concentration of O2 in the air", "from manual annotation of text corpus", "use this term only for elemental or gaseous oxygen (02); for other compounds see OXYGEN COMPOUND.", "An elemental molecule that has formula O2.\n\nsource: http://purl.obolibrary.org/obo/CHEBI_15379", "An element with atomic number 8.", "An element with atomic symbol O, atomic number 8, and atomic weight 15.99903; 15.99977. It is the most abundant element on earth and essential for respiration.,Molecular oxygen, O2, having two unpaired electrons in its most stable form.", "A homoatomic molecule that has formula O2.,An elemental molecule that has formula O2.", "An element with atomic symbol O, atomic number 8, and atomic weight 16. It is the most abundant element on earth and essential for respiration. MeSH", "Defines the concentration of O2 in the substrate"</text:p>
          </table:table-cell>
          <table:table-cell/>
          <table:table-cell office:value-type="string" calcext:value-type="string">
            <text:p>http://purl.bioontology.org/ontology/MESH/D010100, http://purl.bioontology.org/ontology/SNOMEDCT/24099007, http://phenomebrowser.net/ontologies/mesh/mesh.owl#D01.362.670, http://www.projecthalo.com/aura#Oxygen, http://purl.bioontology.org/ontology/LNC/LP99292-2, http://ontology.apa.org/apaonto/termsonlyOUT%20(5).owl#Oxygen, http://www.co-ode.org/ontologies/galen#Oxygen, http://phenomebrowser.net/ontologies/mesh/mesh.owl#D010100, http://purl.bioontology.org/ontology/CSP/2189-1281, http://www.owl-ontologies.com/RADLEX.owl#RID11776, http://www.semanticweb.org/vanessa/ontologies/2012/7/untitled-ontology-33#Oxygen, http://purl.obolibrary.org/obo/XEO_00043, http://purl.bioontology.org/ontology/NDFRT/N0000006405, http://purl.bioontology.org/ontology/RXNORM/7806, http://purl.obolibrary.org/obo/XEO_00025, http://purl.bioontology.org/ontology/VANDF/4019105, http://phenomebrowser.net/ontologies/mesh/mesh.owl#D01.268.185.550, http://purl.bioontology.org/ontology/RCD/XM0l9, http://ncicb.nci.nih.gov/xml/owl/EVS/Thesaurus.owl#C722, http://ecoinformatics.org/oboe/oboe.1.0/oboe-chemistry.owl#Oxygen, http://purl.bioontology.org/ontology/ICPC2P/A59004, http://purl.bioontology.org/ontology/LNC/MTHU002757, http://purl.bioontology.org/ontology/NDFRT/N0000147362, http://purl.obolibrary.org/obo/CHEBI_15379, http://scai.fraunhofer.de/AlzheimerOntology#oxygen, http://purl.bioontology.org/ontology/LNC/52053-6, http://purl.bioontology.org/ontology/NDDF/000826, http://doe-generated-ontology.com/OntoAD#C0030054, http://purl.bioontology.org/ontology/LNC/LP14536-4, http://purl.bioontology.org/ontology/npo#NPO_615, http://purl.obolibrary.org/obo/XEO_00110, http://purl.obolibrary.org/obo/CHEBI_25805, http://www.loria.fr/~coulet/ontology/sopharm/version2.1/chebi.owl#CHEBI_25805</text:p>
          </table:table-cell>
          <table:table-cell office:value-type="string" calcext:value-type="string">
            <text:p>CRISP, XEO, NCIT, NCCO, LOINC, MESH, RADLEX, NPO, ICPC2P, ADO, DRON, EFO, SOPHARM, CHEBI, SNOMEDCT, GALEN, NDDF, RH-MESH, VANDF, HUPSON, RXNORM, RCD, NDFRT, OBOE-SBC, CCONT, ONTOAD, AURA, APAONTO</text:p>
          </table:table-cell>
          <table:table-cell office:value-type="string" calcext:value-type="string">
            <text:p>O=O, O2, Disauerstoff, dioxygen, O element, Chemical oxygen, O, O2 element, O(2), O2 <text:s/>Oxygen, Elemental oxygen, oxygen, Oxygen, O2 - Oxygen, dioxygene, oxygène élémentaire, InChIKey=MYMOFIZGZYHOMD-UHFFFAOYAM, oxygène chimique, O17 isotope, NIACINAMIDE/POTASSIUM IODIDE@@ORAL@TABLET, O18 isotope, O&lt;sub&gt;2&lt;/sub&gt;, O15 isotope, Oxygen attachment:Finding:Point in time:^Patient:Document, Oxygen (substance), OXYGEN MOLECULE, O&gt;2&lt;, molecular oxygen, InChI=1/O2/c1-2, Dioxygen</text:p>
          </table:table-cell>
          <table:table-cell/>
        </table:table-row>
        <table:table-row table:style-name="ro1">
          <table:table-cell office:value-type="string" calcext:value-type="string">
            <text:p>Trochitenkalk</text:p>
          </table:table-cell>
          <table:table-cell table:number-columns-repeated="8"/>
        </table:table-row>
        <table:table-row table:style-name="ro1">
          <table:table-cell office:value-type="string" calcext:value-type="string">
            <text:p>incoming</text:p>
          </table:table-cell>
          <table:table-cell/>
          <table:table-cell office:value-type="string" calcext:value-type="string">
            <text:p>class</text:p>
          </table:table-cell>
          <table:table-cell table:number-columns-repeated="2"/>
          <table:table-cell office:value-type="string" calcext:value-type="string">
            <text:p>http://sweet.jpl.nasa.gov/2.3/propSpaceDirection.owl#Incoming</text:p>
          </table:table-cell>
          <table:table-cell office:value-type="string" calcext:value-type="string">
            <text:p>SWEET</text:p>
          </table:table-cell>
          <table:table-cell table:number-columns-repeated="2"/>
        </table:table-row>
        <table:table-row table:style-name="ro1">
          <table:table-cell office:value-type="string" calcext:value-type="string">
            <text:p>N-heterocycle</text:p>
          </table:table-cell>
          <table:table-cell table:number-columns-repeated="8"/>
        </table:table-row>
        <table:table-row table:style-name="ro21">
          <table:table-cell office:value-type="string" calcext:value-type="string">
            <text:p>uptake</text:p>
          </table:table-cell>
          <table:table-cell/>
          <table:table-cell office:value-type="string" calcext:value-type="string">
            <text:p>class</text:p>
          </table:table-cell>
          <table:table-cell office:value-type="string" calcext:value-type="string">
            <text:p>"The absorption by a tissue of some substance, food material, mineral, etc., and its permanent or temporary retention.", "Definition: The movement of a molecule into a cell (by less specific means than import).", "The movement of a molecule into a cell (by less specific means than import).", "movement of materials (including biochemical substances and drugs) through a biological system at the cellular level; can be across cell membranes and epithelial layers and also can occur within intracellular compartments and extracellular compartments.", "The directed movement of some substance from outside of a cell into the cytoplasmic compartment. This may occur via transport across the plasma membrane or via endocytosis."</text:p>
          </table:table-cell>
          <table:table-cell/>
          <table:table-cell office:value-type="string" calcext:value-type="string">
            <text:p>http://ncicb.nci.nih.gov/xml/owl/EVS/Thesaurus.owl#C71688, http://sweet.jpl.nasa.gov/2.3/phenFluidTransport.owl#Uptake, http://purl.obolibrary.org/obo/CTDI_25, http://sweet.jpl.nasa.gov/2.3/phenBiol.owl#Uptake, http://purl.bioontology.org/ontology/CSP/0418-2413, http://purl.obolibrary.org/obo/GO_0098657, http://chem2bio2rdf.org/chem2bio2rdf.owl#Uptake</text:p>
          </table:table-cell>
          <table:table-cell office:value-type="string" calcext:value-type="string">
            <text:p>CRISP, IXNO, FYPO, NCIT, CHEMBIO, GO, SWEET</text:p>
          </table:table-cell>
          <table:table-cell office:value-type="string" calcext:value-type="string">
            <text:p>carrier mediated transport, uptake, reuptake, upt</text:p>
          </table:table-cell>
          <table:table-cell/>
        </table:table-row>
        <table:table-row table:style-name="ro17">
          <table:table-cell office:value-type="string" calcext:value-type="string">
            <text:p>alkaline</text:p>
          </table:table-cell>
          <table:table-cell/>
          <table:table-cell office:value-type="string" calcext:value-type="string">
            <text:p>class</text:p>
          </table:table-cell>
          <table:table-cell office:value-type="string" calcext:value-type="string">
            <text:p>"An medium acidity quality inhering in a solution by virtue of the bearer's a low concentration of H+ ions.", "A qualitative measure of acidity in the basic pH range."</text:p>
          </table:table-cell>
          <table:table-cell/>
          <table:table-cell office:value-type="string" calcext:value-type="string">
            <text:p>http://purl.org/obo/owl/PATO#PATO_0001430, http://purl.obolibrary.org/obo/PATO_0001430, http://www.loria.fr/~coulet/ontology/pato/version1.33/quality.owl#alkaline, http://purl.bioontology.org/ontology/npo#NPO_1202, http://sweet.jpl.nasa.gov/2.3/propChemical.owl#Alkaline, http://purl.bioontology.org/ontology/LNC/LP21299-0</text:p>
          </table:table-cell>
          <table:table-cell office:value-type="string" calcext:value-type="string">
            <text:p>PPIO, MS, NIFSTD, LOINC, PATO, SWEET, EP, NPO, NIFDYS, BDO, SOPHARM, BIOMODELS, NBO, NIFCELL, NIFSUBCELL, HUPSON</text:p>
          </table:table-cell>
          <table:table-cell office:value-type="string" calcext:value-type="string">
            <text:p>basic</text:p>
          </table:table-cell>
          <table:table-cell/>
        </table:table-row>
        <table:table-row table:style-name="ro15">
          <table:table-cell office:value-type="string" calcext:value-type="string">
            <text:p>meter</text:p>
          </table:table-cell>
          <table:table-cell/>
          <table:table-cell office:value-type="string" calcext:value-type="string">
            <text:p>class</text:p>
          </table:table-cell>
          <table:table-cell office:value-type="string" calcext:value-type="string">
            <text:p>"A length unit which is equal to the length of the path traveled by light in vacuum during a time interval of 1/299 792 458 of a second.,A meter is a length unit which is equal to the length of the path traveled by light in vacuum during a time interval of 1/299 792 458 of a second.", "Definition: A length unit which is equal to the length of the path traveled by light in vacuum during a time interval of 1/299 792 458 of a second. NIST", "A length unit which is equal to the length of the path traveled by light in vacuum during a time interval of 1/299 792 458 of a second.", "A unit of linear measure in the metric system, one of the seven base units of the International System of Units (Systeme International d'Unites, SI). A meter is defined as the length of the path traveled by light in a vacuum during a time interval of 1/299 792 458 of a second and is equal to 1.093 61 yards.", "A device designed to give a visual indication of the condition of a system."</text:p>
          </table:table-cell>
          <table:table-cell/>
          <table:table-cell office:value-type="string" calcext:value-type="string">
            <text:p>http://purl.org/obo/owl/UO#UO_0000008, http://ncicb.nci.nih.gov/xml/owl/EVS/Thesaurus.owl#Meter, http://ecoinformatics.org/oboe/oboe.1.0/oboe-standards.owl#Meter, http://www.loria.fr/~coulet/ontology/unit/version1.9/unit.owl#meter, http://ncicb.nci.nih.gov/xml/owl/EVS/Thesaurus.owl#C50052, http://purl.obolibrary.org/obo/UO_0000008, http://purl.bioontology.org/ontology/SNOMEDCT/258669008, http://mimi.case.edu/ontologies/2009/1/UnitsOntology#meter, http://ncicb.nci.nih.gov/xml/owl/EVS/Thesaurus.owl#C41139, http://purl.bioontology.org/ontology/HL7/C0475209</text:p>
          </table:table-cell>
          <table:table-cell office:value-type="string" calcext:value-type="string">
            <text:p>NCIT, UNITSONT, CSEO, EP, NPO, EFO, BAO, OBI_BCGO, HL7, SOPHARM, OBOE-SBC, SNOMEDCT, UO, CCONT, TEO</text:p>
          </table:table-cell>
          <table:table-cell office:value-type="string" calcext:value-type="string">
            <text:p>metre, METER, meter (qualifier value), Gauge or Meter, m, GAUGES/METERS</text:p>
          </table:table-cell>
          <table:table-cell/>
        </table:table-row>
        <table:table-row table:style-name="ro3">
          <table:table-cell office:value-type="string" calcext:value-type="string">
            <text:p>tree</text:p>
          </table:table-cell>
          <table:table-cell/>
          <table:table-cell office:value-type="string" calcext:value-type="string">
            <text:p>class</text:p>
          </table:table-cell>
          <table:table-cell office:value-type="string" calcext:value-type="string">
            <text:p>"A tree can be defined as a large woody perennial plant.\nSource: wikipedia.org", "A series of ordered groupings of people or things within a system; an organization with one or a few things at the top and with several things below each other thing.", "Woody, usually tall, perennial higher plants (Angiosperms, Gymnosperms, and some Pterophyta) having usually a main stem and numerous branches."</text:p>
          </table:table-cell>
          <table:table-cell/>
          <table:table-cell office:value-type="string" calcext:value-type="string">
            <text:p>http://sweet.jpl.nasa.gov/2.3/reprMathGraph.owl#Tree, http://sweet.jpl.nasa.gov/2.3/matrPlant.owl#Tree, http://purl.org/obo/owlapi/fma#FMA_50613, http://purl.obolibrary.org/obo/OGG_3000948762, http://purl.org/obo/owl/FMA#FMA_50613, http://mmisw.org/ont/Technology/ComputerNetworks/Tree, http://purl.bioontology.org/ontology/SNOMEDCT/22097005, http://sig.uw.edu/fma#Tree, http://www.co-ode.org/ontologies/ont.owl#Tree, http://cerrado.linkeddata.es/ecology/ccon#Tree, http://www.co-ode.org/ontologies/galen#Tree, http://www.projecthalo.com/aura#Tree, http://purl.bioontology.org/ontology/MESH/D014197, http://ncicb.nci.nih.gov/xml/owl/EVS/Thesaurus.owl#C45418, http://purl.obolibrary.org/obo/CDAO_0000110</text:p>
          </table:table-cell>
          <table:table-cell office:value-type="string" calcext:value-type="string">
            <text:p>CCON, NCIT, MESH, SWEET, EP, CN, OGG, CDAO, PHYLONT, BIOMODELS, SNOMEDCT, FMA, GALEN, AURA</text:p>
          </table:table-cell>
          <table:table-cell office:value-type="string" calcext:value-type="string">
            <text:p>JW4198, Forests, Tree (organism), ECK4234, treE, Tree, Forest, olgH</text:p>
          </table:table-cell>
          <table:table-cell/>
        </table:table-row>
        <table:table-row table:style-name="ro13">
          <table:table-cell office:value-type="string" calcext:value-type="string">
            <text:p>dry</text:p>
          </table:table-cell>
          <table:table-cell/>
          <table:table-cell office:value-type="string" calcext:value-type="string">
            <text:p>class</text:p>
          </table:table-cell>
          <table:table-cell office:value-type="string" calcext:value-type="string">
            <text:p>"Keep in a dry environment", "The act of removing moisture from something.", "A wetness quality inhering in a bearer by virtue of the bearer's not being covered by a liquid.", "The pores are generally fine with a papery thin texture that feels dry to the touch. Usually flaky and dull looking.", "The lack of natural or normal moisture.", "The protein-coding gene Rya-r44F (Ryanodine receptor 44F) located on the chromosome 2R mapped at 44F1-44F2."</text:p>
          </table:table-cell>
          <table:table-cell/>
          <table:table-cell office:value-type="string" calcext:value-type="string">
            <text:p>http://www.co-ode.org/ontologies/galen#dry, http://purl.bioontology.org/ontology/SNMI/G-A325, http://scai.fraunhofer.de/CSEO#CSEO_00000489, http://purl.bioontology.org/ontology/RCD/X78yG, http://purl.obolibrary.org/obo/PATO_0001824, http://purl.bioontology.org/ontology/CST/DRY%20EYE, http://purl.bioontology.org/ontology/SNOMEDCT/13880007, http://purl.bioontology.org/ontology/CST/DRY%20MOUTH, http://ncicb.nci.nih.gov/xml/owl/EVS/Thesaurus.owl#C80399, http://purl.bioontology.org/ontology/CST/SKIN%20DRY, http://purl.obolibrary.org/obo/RS_0000250, http://www.projecthalo.com/aura#Dry, http://purl.obolibrary.org/obo/NCBIGene_49090, http://ncicb.nci.nih.gov/xml/owl/EVS/Thesaurus.owl#C25489, http://ncicb.nci.nih.gov/xml/owl/EVS/Thesaurus.owl#Dry, http://purl.org/obo/owl/PATO#PATO_0001824, http://purl.bioontology.org/ontology/HL7/C1550582, http://ncicb.nci.nih.gov/xml/owl/EVS/Thesaurus.owl#C74592</text:p>
          </table:table-cell>
          <table:table-cell office:value-type="string" calcext:value-type="string">
            <text:p>RS, PPIO, NCIT, CSEO, MS, NIFSTD, PATO, SYN, EP, NIFDYS, BDO, CCO, SNMI, RCD, HL7, BIOMODELS, SNOMEDCT, NBO, NIFCELL, GALEN, AURA, NIFSUBCELL, HUPSON, COSTART</text:p>
          </table:table-cell>
          <table:table-cell office:value-type="string" calcext:value-type="string">
            <text:p>APTYALISM, DRR, XEROSTOMIA, l(2)k00424, dRyR, SKIN DRY, RyR, ryr, DRY, Dry, rya-r44F, THROAT DRY, EYES DRY, XEROSIS, Rya-R44F, SKIN SCALY, ORAL DRYNESS, DRYING, Desiccate, l(2)k04913, Desiccation, CG10844, SALIVA DECREASED, Dried, PHARYNX DRY, dry, Ryr, RYR, XEROPHTHALMIA, Dry (qualifier value), dya, RyRs, DmelCG10844, MOUTH DRY, Rya-r76CD, DRYNESS ORAL</text:p>
          </table:table-cell>
          <table:table-cell/>
        </table:table-row>
        <table:table-row table:style-name="ro12">
          <table:table-cell office:value-type="string" calcext:value-type="string">
            <text:p>biomarker</text:p>
          </table:table-cell>
          <table:table-cell/>
          <table:table-cell office:value-type="string" calcext:value-type="string">
            <text:p>class</text:p>
          </table:table-cell>
          <table:table-cell office:value-type="string" calcext:value-type="string">
            <text:p>"http://www.orpha.net/gor/cgi-bin//OGmain.php?Lng=FRetTyp=IdentetVal=235.0 (source : CISMeF),Measurable and quantifiable biological parameters (e.g., specific enzyme concentration, specific hormone concentration, specific gene phenotype distribution in a population, presence of biological substances) which serve as indices for health- and physiology-related assessments, such as disease risk, psychiatric disorders, environmental exposure and its effects, disease diagnosis, metabolic processes, substance abuse, pregnancy, cell line development, epidemiologic studies, etc. (source : MSH)", "A variation in cellular or biochemical components or processes, structures, or functions that is objectively measurable in a biological system and that characterizes normal biologic processes, pathogenic processes, an organism's state of health or disease, likelihood of developing a disease, prognosis, or response to a particular therapeutic intervention. Biomarkers include but not limited to such phenotypic parameters as specific enzyme or hormone concentration, specific gene phenotype, presence or absence of biological substances.", "A substance used as an indicator of a biological state.\nsource: ChEBI", "A substance used as an indicator <text:s/>of a biological state.", "A substance used as an indicator of a biological state, most commonly disease. From en.wiktionary.org/wiki/biomarker.", "a biological, physiological, behavioral, or molecular indicator of a process, disease, or system; e.g., fish mortality and pollution, behavioral changes and alcoholism, neuroendocrine system changes and aging."</text:p>
          </table:table-cell>
          <table:table-cell/>
          <table:table-cell office:value-type="string" calcext:value-type="string">
            <text:p>http://scai.fraunhofer.de/biomarkerO_CV#Biomarker, http://ontology.neuinfo.org/NIF/BiomaterialEntities/NIF-Molecule.owl#nlx_mol_20090517, http://purl.obolibrary.org/obo/CHEBI_59163, http://purl.bioontology.org/ontology/CSP/0418-6482, http://www.w3.org/2001/sw/hcls/ns/transmed/TMO_0052, http://ncicb.nci.nih.gov/xml/owl/EVS/Thesaurus.owl#C16342, http://doe-generated-ontology.com/OntoAD#C0005516, http://scai.fraunhofer.de/NDDUO#biomarker</text:p>
          </table:table-cell>
          <table:table-cell office:value-type="string" calcext:value-type="string">
            <text:p>BAO, CRISP, NCIT, BMO, CHEBI, NIFSTD, TMO, BIOMODELS, ADO, ONTOAD, HUPSON</text:p>
          </table:table-cell>
          <table:table-cell office:value-type="string" calcext:value-type="string">
            <text:p>Biological Markers, biomarkers, Marker, Molecular Marker, biomarker, MARKERS BIOL, Biological Marker, Signature Molecule, marqueur, marker, Biomarkers, marqueur biologique, Biologic Marker, markers, marqueurs, CSF biomarkers, biomarqueurs, Biomarqueur</text:p>
          </table:table-cell>
          <table:table-cell/>
        </table:table-row>
        <table:table-row table:style-name="ro24">
          <table:table-cell office:value-type="string" calcext:value-type="string">
            <text:p>herbivore</text:p>
          </table:table-cell>
          <table:table-cell/>
          <table:table-cell office:value-type="string" calcext:value-type="string">
            <text:p>class</text:p>
          </table:table-cell>
          <table:table-cell office:value-type="string" calcext:value-type="string">
            <text:p>"The act of feeding on plants by animals."</text:p>
          </table:table-cell>
          <table:table-cell/>
          <table:table-cell office:value-type="string" calcext:value-type="string">
            <text:p>http://purl.bioontology.org/ontology/SNOMEDCT/284730005, http://www.semanticweb.org/associatedmedicine/lavima/2011/10/Ontology1.owl#Herbivore, http://www.projecthalo.com/aura#Herbivore, http://purl.bioontology.org/ontology/MESH/D060434, http://purl.bioontology.org/ontology/RCD/Xa2ok</text:p>
          </table:table-cell>
          <table:table-cell office:value-type="string" calcext:value-type="string">
            <text:p>RCD, MESH, SNOMEDCT, AURA, ONTOMA</text:p>
          </table:table-cell>
          <table:table-cell office:value-type="string" calcext:value-type="string">
            <text:p>Herbivore (organism), Animal Grazings, Herbivores, Grazing, Grazings, <text:s/>Animal, Herbivories, Herbivore, Animal Grazing</text:p>
          </table:table-cell>
          <table:table-cell/>
        </table:table-row>
        <table:table-row table:style-name="ro47">
          <table:table-cell office:value-type="string" calcext:value-type="string">
            <text:p>water</text:p>
          </table:table-cell>
          <table:table-cell/>
          <table:table-cell office:value-type="string" calcext:value-type="string">
            <text:p>class</text:p>
          </table:table-cell>
          <table:table-cell office:value-type="string" calcext:value-type="string">
            <text:p>"An inorganic hydroxy compound that has formula H2O.", "Water consumed by or enveloping the organism that the biosource is derived from.", "H2O, a clear, colorless, odorless, tasteless liquid that freezes into ice below 0 degrees centigrade and boils above 100 degrees centigrade.", "An oxygen hydride which is a liquid and has the chemical formula H2O", "H2O; tasteless, colorless, odorless compound present in all organic tissues, and the most universal of solvents.", "Xref in Environment Ontology (ENVO): http://en.wikipedia.org/wiki/Water.", "The liquid form of dihydrogen monoxide.", "The clear, colorless, odorless, tasteless liquid each molecule of which contains one atom of oxygen and two atoms of hydrogen (H2O), specifically, as supplied for drinking, that is, to be brought into the mouth and swallowed to quench thirst, for nourishment, etc.", "An inorganic hydroxy compound that has formula H2O.\n\nsource: http://purl.obolibrary.org/obo/CHEBI_15377", "A clear, odorless, tasteless liquid that is essential for most animal and plant life and is an excellent solvent for many substances. The chemical formula is hydrogen oxide (H2O). (McGraw-Hill Dictionary of Scientific and Technical Terms, 4th ed)", "This class needs an object property \has H2O\.. \nIt is very similarTo the the class \wate mixturer\ in the SWEET ontolgy, which is <text:s/>child of \mixed chemical substance\\nTO DO: find sweet class and add similarConceptAs"</text:p>
          </table:table-cell>
          <table:table-cell/>
          <table:table-cell office:value-type="string" calcext:value-type="string">
            <text:p>http://ecoinformatics.org/oboe/oboe.1.0/oboe-environment.owl#Water, http://www.owl-ontologies.com/BiodiversityOntologyFull.owl#Water, http://www.co-ode.org/ontologies/galen#Water, http://purl.bioontology.org/ontology/HL7/C1550678, http://purl.obolibrary.org/obo/A8467_0000076, http://www.projecthalo.com/aura#Water, http://purl.bioontology.org/ontology/LNC/LP99666-7, http://mged.sourceforge.net/ontologies/MGEDOntology.owl#Water, http://purl.jp/bio/11/meo/MEO_0000036, http://purl.bioontology.org/ontology/MESH/D014867, http://purl.bioontology.org/ontology/RXNORM/11295, http://purl.bioontology.org/ontology/SNMI/C-10120, http://phenomebrowser.net/ontologies/mesh/mesh.owl#D01.455.900, http://purl.bioontology.org/ontology/RCD/XM0ll, http://phenomebrowser.net/ontologies/mesh/mesh.owl#D014867, http://purl.bioontology.org/ontology/NDDF/000738, http://purl.bioontology.org/ontology/VANDF/4018738, http://phenomebrowser.net/ontologies/mesh/mesh.owl#D01.650.550.925, http://purl.bioontology.org/ontology/MEDLINEPLUS/C0043047, http://www.ICPS/ontologies/ActionsToReduceRisk#Water, http://purl.bioontology.org/ontology/LNC/MTHU036072, http://purl.obolibrary.org/obo/XEO_00048, http://purl.bioontology.org/ontology/LNC/MTHU001475, http://purl.obolibrary.org/obo/ENVO_00002006, http://www.owl-ontologies.com/Ontology1361987617.owl#Water, http://purl.bioontology.org/ontology/CSP/3156-9415, http://ecoinformatics.org/oboe/oboe.1.0/oboe-chemistry.owl#Water, http://www.loria.fr/~coulet/ontology/sopharm/version2.1/chebi.owl#CHEBI_15377, http://ncicb.nci.nih.gov/xml/owl/EVS/Thesaurus.owl#C65147, http://www.icn.ch/icnp#Water, http://purl.bioontology.org/ontology/NDFRT/N0000147042, http://purl.bioontology.org/ontology/LNC/LP7719-0, http://purl.obolibrary.org/obo/MVC_0000476, http://www.semanticweb.org/ontologies/2010/5/22/Ontology1277229984000.owl#HPI:0000034, http://purl.bioontology.org/ontology/SNOMEDCT/11713004, http://purl.obolibrary.org/obo/CHEBI_15377, http://purl.obolibrary.org/obo/XCO_0000021, http://purl.obolibrary.org/obo/VariO_0266, http://purl.org/obo/owl/CHEBI#CHEBI_15377</text:p>
          </table:table-cell>
          <table:table-cell office:value-type="string" calcext:value-type="string">
            <text:p>CRISP, ENVO, BNO, XEO, NCIT, XCO, CSEO, LOINC, MESH, NPO, DRON, EFO, HPIO, IDOMAL, SNMI, LHN, SOPHARM, CHEBI, OBI, BIOMODELS, BOF, MIXSCV, SNOMEDCT, GALEN, NDDF, RH-MESH, VANDF, HUPSON, MO, HINO, RXNORM, IDODEN, ONSTR, RCD, HL7, MEDLINEPLUS, MEO, VARIO, NDFRT, OBOE-SBC, CCONT, AURA, ICNP, ICPS</text:p>
          </table:table-cell>
          <table:table-cell office:value-type="string" calcext:value-type="string">
            <text:p>Water, water molecules, ice, Oxide, aqua, hydrogen hydroxide, InChI=1/H2O/h1H2, BOUND WATER, GUAIFENESIN/PSEUDOEPHEDRINE HCL/CHLORPHENIRAMINE@@ORAL@TABLET, eau, water molecule, oxidane, drinking water, InChIKey=XLYOFNOQVPJJNP-UHFFFAOYAF, acqua, agua, WATER, HOH, H2O, http://mged.sourceforge.net/ontologies/MGEDOntology.owl#water, water, Water (substance), H2O - Water, dihydridooxygen, <text:s/>Hydrogen, Wasser, dihydrogen oxide, OH2, GUAIFEN/P-EPHED HCL/CP ORAL TABLET, Hydrogen Oxide, aqueous</text:p>
          </table:table-cell>
          <table:table-cell/>
        </table:table-row>
        <table:table-row table:style-name="ro1">
          <table:table-cell office:value-type="string" calcext:value-type="string">
            <text:p>biotic</text:p>
          </table:table-cell>
          <table:table-cell table:number-columns-repeated="8"/>
        </table:table-row>
        <table:table-row table:style-name="ro25">
          <table:table-cell office:value-type="string" calcext:value-type="string">
            <text:p>core</text:p>
          </table:table-cell>
          <table:table-cell/>
          <table:table-cell office:value-type="string" calcext:value-type="string">
            <text:p>class</text:p>
          </table:table-cell>
          <table:table-cell office:value-type="string" calcext:value-type="string">
            <text:p>"The center of an object; indispensable", "The center portion of the Lewy Body. <text:s/>In Parkinson's Disease, it contains a matted meshwork of filaments.", "The complete protein-nucleic acid complex that is the packaged form of the genome in a virus particle. ISBN:0781702534 (source : GO)", "An integrated circuit design, usually for a microprocessor, which includes only the CPU and which is intended to form part of a complete circuit design which incorporates other circuits on the same chip such as cache, memory management unit, I/O ports and timers.", "A fiat material part which forms the basic structure or central part of an object.100610NPODennis Thomas", "The central most structure inside the earth. The core does not allow shear waves to pass through it, while the speed of travel (seismic velocity) is different in the other layers. Wikipedia", "A rod that sits within a coil, or a general term refering to the central, main part of a device.", "A cylindrical piece of tissue, such as that resulting from a core biopsy."</text:p>
          </table:table-cell>
          <table:table-cell/>
          <table:table-cell office:value-type="string" calcext:value-type="string">
            <text:p>http://purl.bioontology.org/ontology/npo#NPO_1617, http://ontology.neuinfo.org/NIF/BiomaterialEntities/NIF-Subcellular.owl#sao6587439252, http://purl.obolibrary.org/obo/OGG_3000947098, http://purl.bioontology.org/ontology/LNC/LP7152-4, http://sweet.jpl.nasa.gov/2.3/realmGeol.owl#Core, http://ncicb.nci.nih.gov/xml/owl/EVS/Thesaurus.owl#C49893, http://purl.bioontology.org/ontology/SNOMEDCT/260235002, http://ncicb.nci.nih.gov/xml/owl/EVS/Thesaurus.owl#C64194, http://doe-generated-ontology.com/OntoAD#C1167518, http://ccdb.ucsd.edu/SAO/1.2#sao6587439252, http://purl.bioontology.org/ontology/LNC/MTHU024431, http://purl.bioontology.org/ontology/RCD/X80tx, http://ncicb.nci.nih.gov/xml/owl/EVS/Thesaurus.owl#C99275, http://ncicb.nci.nih.gov/xml/owl/EVS/Thesaurus.owl#C25327</text:p>
          </table:table-cell>
          <table:table-cell office:value-type="string" calcext:value-type="string">
            <text:p>SAO, RCD, NCIT, NIFSTD, LOINC, SNOMEDCT, SWEET, NPO, ONTOAD, NIFSUBCELL, OGG</text:p>
          </table:table-cell>
          <table:table-cell office:value-type="string" calcext:value-type="string">
            <text:p>CORE, nucleocapsid, core, corE, JW2592, ECK2608, viral nucleocapsid, Core (qualifier value), Tissue Core, Core</text:p>
          </table:table-cell>
          <table:table-cell/>
        </table:table-row>
        <table:table-row table:style-name="ro1">
          <table:table-cell office:value-type="string" calcext:value-type="string">
            <text:p>belowground</text:p>
          </table:table-cell>
          <table:table-cell table:number-columns-repeated="8"/>
        </table:table-row>
        <table:table-row table:style-name="ro12">
          <table:table-cell office:value-type="string" calcext:value-type="string">
            <text:p>condition</text:p>
          </table:table-cell>
          <table:table-cell/>
          <table:table-cell office:value-type="string" calcext:value-type="string">
            <text:p>class</text:p>
          </table:table-cell>
          <table:table-cell office:value-type="string" calcext:value-type="string">
            <text:p>"A general term referring to the learning of some particular response. (source : MSH),Terme général se rapportant à l'apprentissage d'une réaction particulière. (source : CISMeF)", "An observable finding or state that persists over time and tends to require intervention or management, and, therefore, distinguished from an Observation made at a point in time; may exist before an Observation of the Condition is made or after interventions to manage the Condition are undertaken. Examples: equipment repair status, device recall status, a health risk, a financial risk, public health risk, pregnancy, health maintenance, chronic illness", "A realizable dependent continuant that inheres in substances.", "The state of something with regard to its appearance, quality, or working order.", "Any abnormal condition of the body or mind that causes discomfort, dysfunction, or distress to the person affected or those in contact with the person. The term is often used broadly to include injuries, disabilities, syndromes, symptoms, deviant behaviors, and atypical variations of structure and function.", "A state of being, such as a state of health.", "A definite pathologic process with a characteristic set of signs and symptoms. It may affect the whole body or any of its parts, and its etiology, pathology, and prognosis may be known or unknown. (source : MSH)", "A condition is a statement to be checked.", "An assumption on which rests the validity or effect of something else."</text:p>
          </table:table-cell>
          <table:table-cell/>
          <table:table-cell office:value-type="string" calcext:value-type="string">
            <text:p>http://ncicb.nci.nih.gov/xml/owl/EVS/Thesaurus.owl#C47953, http://purl.bioontology.org/ontology/HL7/C0348080, http://purl.bioontology.org/ontology/RCD/X905K, http://sweet.jpl.nasa.gov/2.3/propOrdinal.owl#Condition, http://purl.bioontology.org/ontology/SNOMEDCT/260905004, http://doe-generated-ontology.com/OntoAD#C0012634, http://purl.org/biotop/biotop.owl#condition, http://purl.obolibrary.org/obo/IDOMAL_0001241, http://regenbase.org/ontology#RB_0008003, http://www.owl-ontologies.com/Ontology1184060740.owl#Class_83, http://purl.org/biotop/biotop.owl#Condition, http://www.co-ode.org/ontologies/galen#Condition, http://www.projecthalo.com/aura#Condition, http://ncicb.nci.nih.gov/xml/owl/EVS/Thesaurus.owl#C25457, http://scai.fraunhofer.de/CSEO#Condition, http://ncicb.nci.nih.gov/xml/owl/EVS/Thesaurus.owl#C2991, http://doe-generated-ontology.com/OntoAD#C0009647</text:p>
          </table:table-cell>
          <table:table-cell office:value-type="string" calcext:value-type="string">
            <text:p>NCIT, CSEO, SWEET, EXACT, IDODEN, RB, IDOMAL, RCD, HL7, BT, NTDO, NATPRO, SNOMEDCT, GALEN, ONTOAD, AURA</text:p>
          </table:table-cell>
          <table:table-cell office:value-type="string" calcext:value-type="string">
            <text:p>conditioning process, pathology, <text:s/>and conditions, Disease, Disorders, présence de maladie ou de syndrome, CONDITIONING PSYCHOL, troubles, Disease AND/OR syndrome present, maladies, disorders, pathologie, Conditioning, Conditionnement psychologique, présence de syndrome ou de maladie clinique, Condition, <text:s/>syndromes, <text:s/>function, Conditionnement, diseases, conditioned response, Diseases and Disorders, Disorder, atteinte, Clinical disease AND/OR syndrome present, diagnoses, Condition (attribute), Diseases, DIS, Disease or Disorder, condition, disorder, affection, Illness, Clinical disease AND/OR syndrome, conditions, syndrome ou maladie clinique</text:p>
          </table:table-cell>
          <table:table-cell/>
        </table:table-row>
        <table:table-row table:style-name="ro37">
          <table:table-cell office:value-type="string" calcext:value-type="string">
            <text:p>marker</text:p>
          </table:table-cell>
          <table:table-cell/>
          <table:table-cell office:value-type="string" calcext:value-type="string">
            <text:p>class</text:p>
          </table:table-cell>
          <table:table-cell office:value-type="string" calcext:value-type="string">
            <text:p>"aka indicator", "http://www.orpha.net/gor/cgi-bin//OGmain.php?Lng=FRetTyp=IdentetVal=235.0 (source : CISMeF),Measurable and quantifiable biological parameters (e.g., specific enzyme concentration, specific hormone concentration, specific gene phenotype distribution in a population, presence of biological substances) which serve as indices for health- and physiology-related assessments, such as disease risk, psychiatric disorders, environmental exposure and its effects, disease diagnosis, metabolic processes, substance abuse, pregnancy, cell line development, epidemiologic studies, etc. (source : MSH)", "A variation in cellular or biochemical components or processes, structures, or functions that is objectively measurable in a biological system and that characterizes normal biologic processes, pathogenic processes, an organism's state of health or disease, likelihood of developing a disease, prognosis, or response to a particular therapeutic intervention. Biomarkers include but not limited to such phenotypic parameters as specific enzyme or hormone concentration, specific gene phenotype, presence or absence of biological substances.", "A substance used as an indicator of a biological state.\nsource: ChEBI"</text:p>
          </table:table-cell>
          <table:table-cell/>
          <table:table-cell office:value-type="string" calcext:value-type="string">
            <text:p>http://www.ifomis.org/acgt/1.0#Marker, http://purl.obolibrary.org/obo/CHEBI_59163, http://ncicb.nci.nih.gov/xml/owl/EVS/Thesaurus.owl#C16342, http://doe-generated-ontology.com/OntoAD#C0005516, http://purl.bioontology.org/ontology/LNC/LP133393-1</text:p>
          </table:table-cell>
          <table:table-cell office:value-type="string" calcext:value-type="string">
            <text:p>NCIT, LOINC, ACGT-MO, ONTOAD, HUPSON</text:p>
          </table:table-cell>
          <table:table-cell office:value-type="string" calcext:value-type="string">
            <text:p>Biological Markers, biomarkers, Marker, Molecular Marker, biomarker, MARKERS BIOL, Biological Marker, Signature Molecule, marqueur, marker, Biomarkers, marqueur biologique, Biologic Marker, markers, marqueurs, CSF biomarkers, biomarqueurs, Biomarqueur</text:p>
          </table:table-cell>
          <table:table-cell/>
        </table:table-row>
        <table:table-row table:style-name="ro14">
          <table:table-cell office:value-type="string" calcext:value-type="string">
            <text:p>transect</text:p>
          </table:table-cell>
          <table:table-cell/>
          <table:table-cell office:value-type="string" calcext:value-type="string">
            <text:p>class</text:p>
          </table:table-cell>
          <table:table-cell table:number-columns-repeated="2"/>
          <table:table-cell office:value-type="string" calcext:value-type="string">
            <text:p>http://ecoinformatics.org/oboe/oboe.1.0/oboe-spatial.owl#Transect, https://code.ecoinformatics.org/code/semtools/trunk/dev/oboe/oboe-sbc.owl#Transect</text:p>
          </table:table-cell>
          <table:table-cell office:value-type="string" calcext:value-type="string">
            <text:p>OBOE-SBC</text:p>
          </table:table-cell>
          <table:table-cell table:number-columns-repeated="2"/>
        </table:table-row>
        <table:table-row table:style-name="ro15">
          <table:table-cell office:value-type="string" calcext:value-type="string">
            <text:p>effect</text:p>
          </table:table-cell>
          <table:table-cell/>
          <table:table-cell office:value-type="string" calcext:value-type="string">
            <text:p>class</text:p>
          </table:table-cell>
          <table:table-cell office:value-type="string" calcext:value-type="string">
            <text:p>"Concept: Effect \nCUI: C1280500 \nSemantic Type: <text:s/>Qualitative Concept \n\nDefinition: \nA phenomenon that follows and is caused by some previous phenomenon. (NCI Thesaurus)", "a data transformation that shows how changing the settings of a factor changes the response. The effect of a single factor is also called a main effect.", "An outward appearance.", "A phenomenon that follows and is caused by some previous phenomenon.", "It represents the consequences of the fire in ecosystems and individual organims."</text:p>
          </table:table-cell>
          <table:table-cell/>
          <table:table-cell office:value-type="string" calcext:value-type="string">
            <text:p>http://purl.bioontology.org/ontology/SNMI/G-A635, http://ncicb.nci.nih.gov/xml/owl/EVS/Thesaurus.owl#C25492, http://www.owl-ontologies.com/assert.owl#Effect, http://cerrado.linkeddata.es/ecology/fire#Effect, http://ncicb.nci.nih.gov/xml/owl/EVS/Thesaurus.owl#C71600, http://purl.bioontology.org/ontology/CST/INCREASED%20EFFECT, http://purl.obolibrary.org/obo/OBCS_0000037, http://purl.bioontology.org/ontology/CST/NO%20DRUG%20EFFECT, http://purl.obolibrary.org/obo/MFO_0002040, http://purl.bioontology.org/ontology/SNOMEDCT/253861007</text:p>
          </table:table-cell>
          <table:table-cell office:value-type="string" calcext:value-type="string">
            <text:p>SNMI, ONTOKBCF, NCIT, FIRE, MFO, OBCS, SNOMEDCT, COSTART</text:p>
          </table:table-cell>
          <table:table-cell office:value-type="string" calcext:value-type="string">
            <text:p>DRUG EFFECT INCREASED, Effectiveness, TABLET IN STOOL, EFFECT INCREASED, FECES TABLET IN STOOL, DRUG EFFECT LACK OF, Effects, Effect (qualifier value), DRUG EFFECT DEMINISHED, DRUG EFFECT PROLONGED, INCREASED EFFECT, EFFICACY LACK OF, effect, STOOL TABLET IN, NO DRUG EFFECT, Effect, DRUG EFFECT INCOMPLETE</text:p>
          </table:table-cell>
          <table:table-cell/>
        </table:table-row>
        <table:table-row table:style-name="ro17">
          <table:table-cell office:value-type="string" calcext:value-type="string">
            <text:p>herbivory</text:p>
          </table:table-cell>
          <table:table-cell/>
          <table:table-cell office:value-type="string" calcext:value-type="string">
            <text:p>class</text:p>
          </table:table-cell>
          <table:table-cell office:value-type="string" calcext:value-type="string">
            <text:p>"The act of feeding on plants by animals."</text:p>
          </table:table-cell>
          <table:table-cell/>
          <table:table-cell office:value-type="string" calcext:value-type="string">
            <text:p>http://www.projecthalo.com/aura#Herbivory, http://phenomebrowser.net/ontologies/mesh/mesh.owl#F01.145.407.758, http://purl.bioontology.org/ontology/MESH/D060434, http://phenomebrowser.net/ontologies/mesh/mesh.owl#F01.145.113.547.600, http://sweet.jpl.nasa.gov/2.3/phenEcology.owl#Herbivory, http://phenomebrowser.net/ontologies/mesh/mesh.owl#D060434</text:p>
          </table:table-cell>
          <table:table-cell office:value-type="string" calcext:value-type="string">
            <text:p>MESH, SWEET, AURA, RH-MESH</text:p>
          </table:table-cell>
          <table:table-cell office:value-type="string" calcext:value-type="string">
            <text:p>Animal Grazings, Herbivores, Grazing, Grazings, <text:s/>Animal, Herbivories, Herbivore, Animal Grazing</text:p>
          </table:table-cell>
          <table:table-cell/>
        </table:table-row>
        <table:table-row table:style-name="ro48">
          <table:table-cell office:value-type="string" calcext:value-type="string">
            <text:p>acidic</text:p>
          </table:table-cell>
          <table:table-cell/>
          <table:table-cell office:value-type="string" calcext:value-type="string">
            <text:p>class</text:p>
          </table:table-cell>
          <table:table-cell office:value-type="string" calcext:value-type="string">
            <text:p>"A qualitative measure of acidity in the acidic pH range.100427NPODennis Thomas", "A substance that yields hydrogen ions or protons in aqueous solutions; a substance capable of accepting a pair of electrons for the formation of a coordinate covalent bond; a substance whose hydrogen can be replaced by metals or basic radicals, or which react with bases to form salts and water.", "An medium acidity quality inhering in a solution by virtue of the bearer's a high concentration of H+ ions.", "Chemical compounds which yield hydrogen ions or protons when dissolved in water, whose hydrogen can be replaced by metals or basic radicals, or which react with bases to form salts and water (neutralization). An extension of the term includes substances dissolved in media other than water. (Grant and Hackh's Chemical Dictionary, 5th ed) (source : MSH),Composé chimique donneur de protons une fois dissous dans l'eau, dont l'hydrogène peut être remplacé par des métaux ou des radicaux, et qui réagit avec une base pour former un sel et de l'eau (neutralisation). Une extension de ce terme inclut des substances dissoutes dans un milieu autres que l'eau. (Grant et dictionnaire chimique de Hackh, 5ème ED) (source : CISMeF)"</text:p>
          </table:table-cell>
          <table:table-cell/>
          <table:table-cell office:value-type="string" calcext:value-type="string">
            <text:p>http://purl.org/obo/owl/PATO#PATO_0001429, http://ncicb.nci.nih.gov/xml/owl/EVS/Thesaurus.owl#C48057, http://purl.bioontology.org/ontology/npo#NPO_1203, http://doe-generated-ontology.com/OntoAD#C0001128, http://purl.obolibrary.org/obo/PATO_0001429, http://www.loria.fr/~coulet/ontology/pato/version1.33/quality.owl#acidic</text:p>
          </table:table-cell>
          <table:table-cell office:value-type="string" calcext:value-type="string">
            <text:p>PPIO, NCIT, MS, NIFSTD, PATO, EP, NPO, NIFDYS, BDO, SOPHARM, BIOMODELS, NBO, NIFCELL, ONTOAD, NIFSUBCELL, HUPSON</text:p>
          </table:table-cell>
          <table:table-cell office:value-type="string" calcext:value-type="string">
            <text:p>acid, acidity, Acidic, acide</text:p>
          </table:table-cell>
          <table:table-cell/>
        </table:table-row>
        <table:table-row table:style-name="ro18">
          <table:table-cell office:value-type="string" calcext:value-type="string">
            <text:p>centimeter</text:p>
          </table:table-cell>
          <table:table-cell/>
          <table:table-cell office:value-type="string" calcext:value-type="string">
            <text:p>class</text:p>
          </table:table-cell>
          <table:table-cell office:value-type="string" calcext:value-type="string">
            <text:p>"A basic unit of length in the former CGS version of metric system, equal to one hundredth of a meter or approximately 0.393 700 787 inch.", "Definition: A length unit which is equal to one hundredth of a meter or 10^-2 m. NIST", "A length unit which is equal to one hundredth of a meter or 10^-2 m.,A centimeter is a length unit which is equal to one hundredth of a meter or 10^-2 m.", "A length unit which is equal to one hundredth of a meter or 10^-2 m."</text:p>
          </table:table-cell>
          <table:table-cell/>
          <table:table-cell office:value-type="string" calcext:value-type="string">
            <text:p>http://ncicb.nci.nih.gov/xml/owl/EVS/Thesaurus.owl#C49668, http://www.w3.org/2001/sw/hcls/ns/transmed/TMO_0182, http://purl.org/obo/owl/UO#UO_0000015, http://purl.bioontology.org/ontology/SNOMEDCT/258672001, http://www.loria.fr/~coulet/ontology/unit/version1.9/unit.owl#centimeter, http://ecoinformatics.org/oboe/oboe.1.0/oboe-standards.owl#Centimeter, http://www.owl-ontologies.com/Ontology1358660052.owl#Centimeter, http://mimi.case.edu/ontologies/2009/1/UnitsOntology#centimeter, http://purl.obolibrary.org/obo/UO_0000015</text:p>
          </table:table-cell>
          <table:table-cell office:value-type="string" calcext:value-type="string">
            <text:p>PPIO, NCIT, UNITSONT, CSEO, MS, NIFSTD, EP, NPO, PEDTERM, EFO, BAO, OBI_BCGO, SOPHARM, TMO, OBOE-SBC, UO, CCONT, SNOMEDCT, NEMO, TEO</text:p>
          </table:table-cell>
          <table:table-cell office:value-type="string" calcext:value-type="string">
            <text:p>centimetre, cm, centimeter (qualifier value), centimeter</text:p>
          </table:table-cell>
          <table:table-cell/>
        </table:table-row>
        <table:table-row table:style-name="ro3">
          <table:table-cell office:value-type="string" calcext:value-type="string">
            <text:p>heat</text:p>
          </table:table-cell>
          <table:table-cell/>
          <table:table-cell office:value-type="string" calcext:value-type="string">
            <text:p>class</text:p>
          </table:table-cell>
          <table:table-cell office:value-type="string" calcext:value-type="string">
            <text:p>"Presence of warmth or heat or a temperature notably higher than an accustomed norm.,The form of energy and the sensation of an increase in temperature. Its interest in medicine is largely with reference to its physiological effects, its therapeutic use, and its use in procedures in physics and physical chemistry.", "high temperature; quality of being hot or warm.", "stimuli which create the sensation of warmth or hotness", "Kinetic energy which is associated with randomnly moving atoms or molecules.100608NPODennis Thomas", "Mutation induced by exposure to a temperature that is higher than 25 degrees Celsius."</text:p>
          </table:table-cell>
          <table:table-cell/>
          <table:table-cell office:value-type="string" calcext:value-type="string">
            <text:p>http://www.cogpo.org/ontologies/COGPO_00159, http://purl.bioontology.org/ontology/npo#NPO_1749, http://purl.bioontology.org/ontology/SNOMEDCT/88999006, http://www.semanticweb.org/vanessa/ontologies/2012/7/untitled-ontology-33#Heat, http://sweet.jpl.nasa.gov/2.3/propEnergy.owl#Heat, http://www.projecthalo.com/aura#Heat, http://purl.bioontology.org/ontology/RCD/XC08m, http://www.owl-ontologies.com/Ontology1184060740.owl#Class_50, http://purl.bioontology.org/ontology/MESH/D006358, http://purl.bioontology.org/ontology/CSP/2871-3822, http://purl.bioontology.org/ontology/CST/HEAT%20STROKE, http://purl.obolibrary.org/obo/FBcv_0000468, http://purl.org/obo/owl/PATO#PATO_0001305</text:p>
          </table:table-cell>
          <table:table-cell office:value-type="string" calcext:value-type="string">
            <text:p>CRISP, NCCO, NIFSTD, MESH, SWEET, EXACT, NPO, COGPO, RCD, SNOMEDCT, FB-CV, AURA, HUPSON, COSTART</text:p>
          </table:table-cell>
          <table:table-cell office:value-type="string" calcext:value-type="string">
            <text:p>heat, Temperature, <text:s/>Hot, higher-T, mutation induced by heat treatment, Heat (physical force), Temperatures, thermal energy, hot, HEAT EXHAUSTION, Thermal energy, high temperature, HEAT SYNCOPE, Heat, Hot Temperatures, calorie (physics)</text:p>
          </table:table-cell>
          <table:table-cell/>
        </table:table-row>
        <table:table-row table:style-name="ro38">
          <table:table-cell office:value-type="string" calcext:value-type="string">
            <text:p>Mn</text:p>
          </table:table-cell>
          <table:table-cell/>
          <table:table-cell office:value-type="string" calcext:value-type="string">
            <text:p>class</text:p>
          </table:table-cell>
          <table:table-cell office:value-type="string" calcext:value-type="string">
            <text:p>"A state in the northern midwest United States. Its capital is St. Paul.", "An element with atomic symbol Mn, atomic number 25, and atomic weight 54.94.", "A trace element with atomic symbol Mn, atomic number 25, and atomic weight 54.94. It is concentrated in cell mitochondria, mostly in the pituitary gland, liver, pancreas, kidney, and bone, influences the synthesis of mucopolysaccharides, stimulates hepatic synthesis of cholesterol and fatty acids, and is a cofactor in many enzymes, including arginase and alkaline phosphatase in the liver. (From ama drug Evaluations Annual 1992, p2035) MeSH", "Other designations: MN sialoglycoprotein|Mi.V glycoprotein (24 AA)|erythroid-lineage-specific membrane sialoglycoprotein|glycophorin A (MN blood group)|glycophorin A, GPA|glycophorin Erik|glycophorin MiI|glycophorin MiV|glycophorin SAT|glycophorin Sta type C|glycophorin-A|recombinant glycophorin A-B Miltenberger-DR|sialoglycoprotein alpha", "The protein-coding gene GYPA (glycophorin A (MNS blood group)) located on the chromosome 4 mapped at 4q31.21.", "Human GYPA wild-type allele is located within 4q28.2-q31.1 and is approximately 31 kb in length. This allele, which encodes glycophorin A protein, is involved in the antigenic determination of M/N and S/s blood groups.", "A country in northern Asia, between China and Russia.", "Other designations: CA-IX|P54/58N|RCC-associated antigen G250|RCC-associated protein G250|carbonate dehydratase IX|carbonic anhydrase 9|carbonic dehydratase|membrane antigen MN|pMW1|renal cell carcinoma-associated antigen G250", "Defines the concentration of total manganese", "A country in western Europe, bordering the Mediterranean Sea on the southern coast of France, near the border with Italy.", "A state in northeastern India. Manipur is bounded by the Indian states of Nagaland to the north, Mizoram to the south and Assam to the west; it also borders the country of Myanmar to the east.", "A state in the Midwestern region of the United States. The state shares a Lake Superior water border with Michigan and Wisconsin on the northeast; the remainder of the eastern border is with Wisconsin. Iowa is to the south, North Dakota and South Dakota to the west, and the Canadian provinces of Ontario and Manitoba to the north."</text:p>
          </table:table-cell>
          <table:table-cell/>
          <table:table-cell office:value-type="string" calcext:value-type="string">
            <text:p>http://ncicb.nci.nih.gov/xml/owl/EVS/Thesaurus.owl#C43486, http://ncicb.nci.nih.gov/xml/owl/EVS/Thesaurus.owl#C68266, http://purl.obolibrary.org/obo/OGG_3000002993, http://ncicb.nci.nih.gov/xml/owl/EVS/Thesaurus.owl#C624, http://ncicb.nci.nih.gov/xml/owl/EVS/Thesaurus.owl#C52348, http://ncicb.nci.nih.gov/xml/owl/EVS/Thesaurus.owl#C16875, http://www.owl-ontologies.com/RADLEX.owl#RID11810, http://ncicb.nci.nih.gov/xml/owl/EVS/Thesaurus.owl#C16874, http://purl.bioontology.org/ontology/OMIM/603179, http://purl.obolibrary.org/obo/GAZ_00007761, http://purl.obolibrary.org/obo/NCBIGene_2993, http://www.limics.org/hrdo/rdfns#pat_id_66, http://purl.obolibrary.org/obo/FBbt_00110175, http://purl.obolibrary.org/obo/XEO_00099, http://purl.obolibrary.org/obo/OGG_3000000768, http://purl.bioontology.org/ontology/OMIM/111300, http://purl.obolibrary.org/obo/GAZ_00002539</text:p>
          </table:table-cell>
          <table:table-cell office:value-type="string" calcext:value-type="string">
            <text:p>GAZ, XEO, NCIT, HRDO, OMIM, FB-BT, RADLEX, CCO, OGG</text:p>
          </table:table-cell>
          <table:table-cell office:value-type="string" calcext:value-type="string">
            <text:p>Mn, MEMBRANE ANTIGEN MN, GYPA, CD235a, MNG, HGpMiXI, 492, Nemaline rod myopathy, HGpMiV, 496, CAIX, MNS, Myopathie congénitale à bâtonnets, MANGANESE, MC, Nemalin-Stäbchen-Myopathie, MG, CA9, Glycophorin A (Includes MN Blood Group) wt Allele, MN, GLYCOPHORIN A, PAS-2, HGpSta(C), GPErik, Miopatia nemalinica dei bastoncelli, GPSAT, NEM, MCO, GPA, Miopatia com bastonetes, Miopatía nemalínica de bastoncillos, CA IX, NM</text:p>
          </table:table-cell>
          <table:table-cell/>
        </table:table-row>
        <table:table-row table:style-name="ro5">
          <table:table-cell office:value-type="string" calcext:value-type="string">
            <text:p>altitude</text:p>
          </table:table-cell>
          <table:table-cell/>
          <table:table-cell office:value-type="string" calcext:value-type="string">
            <text:p>class</text:p>
          </table:table-cell>
          <table:table-cell office:value-type="string" calcext:value-type="string">
            <text:p>"A measure (or condition) of height, especially of great height, as a mountain top or aircraft flight level.,The vertical distance above mean sea level of the ground at the meteorological station.", "height above sea level or above the earth's surface.", "A vertical distance measured from a known level on the surface of a planet or other celestial body.", "Altitude is a distance above sea level."</text:p>
          </table:table-cell>
          <table:table-cell/>
          <table:table-cell office:value-type="string" calcext:value-type="string">
            <text:p>http://purl.bioontology.org/ontology/MESH/D000531, http://phenomebrowser.net/ontologies/mesh/mesh.owl#D000531, http://sweet.jpl.nasa.gov/2.3/propSpaceHeight.owl#Altitude, http://purl.bioontology.org/ontology/LNC/LP35924-7, http://purl.bioontology.org/ontology/SNOMEDCT/76661004, http://purl.bioontology.org/ontology/LNC/MTHU018832, http://purl.bioontology.org/ontology/LNC/41905-1, http://purl.bioontology.org/ontology/CSP/1035-6505, http://semanticscience.org/resource/SIO_000438, http://phenomebrowser.net/ontologies/mesh/mesh.owl#G16.500.275.058, http://phenomebrowser.net/ontologies/mesh/mesh.owl#N06.230.058</text:p>
          </table:table-cell>
          <table:table-cell office:value-type="string" calcext:value-type="string">
            <text:p>CRISP, LOINC, SIO, MESH, SNOMEDCT, SWEET, RH-MESH, BIOMO</text:p>
          </table:table-cell>
          <table:table-cell office:value-type="string" calcext:value-type="string">
            <text:p>Altitude:Length:Point in time:^Patient:Quantitative, mountain sickness, altitude sickness, Altitudes, Altitude (physical force), Altitude</text:p>
          </table:table-cell>
          <table:table-cell/>
        </table:table-row>
        <table:table-row table:style-name="ro5">
          <table:table-cell office:value-type="string" calcext:value-type="string">
            <text:p>colloid</text:p>
          </table:table-cell>
          <table:table-cell/>
          <table:table-cell office:value-type="string" calcext:value-type="string">
            <text:p>class</text:p>
          </table:table-cell>
          <table:table-cell office:value-type="string" calcext:value-type="string">
            <text:p>"Two-phase systems in which one is uniformly dispersed in another as particles small enough so they cannot be filtered or will not settle out. The dispersing or continuous phase or medium envelops the particles of the discontinuous phase. All three states of matter can form colloids among each other.", "two-phase systems in which one is uniformly dispersed in another as particles small enough so they cannot be filtered or will not settle out; the dispersing or continuous phase or medium envelops the particles of the discontinuous phase; all three states of matter can form colloids among each other.", "A suspension of particles (dispersed phase) in a liquid medium (dispersion medium or continuous phase).", "A mixture of microscopic particles suspended in some sort of liquid medium."</text:p>
          </table:table-cell>
          <table:table-cell/>
          <table:table-cell office:value-type="string" calcext:value-type="string">
            <text:p>http://ncicb.nci.nih.gov/xml/owl/EVS/Thesaurus.owl#C32345, http://purl.bioontology.org/ontology/MESH/D003102, http://www.projecthalo.com/aura#Colloid, http://purl.bioontology.org/ontology/CSP/2322-7751, http://sweet.jpl.nasa.gov/2.3/matrIndustrial.owl#Colloid, http://purl.bioontology.org/ontology/npo#NPO_360</text:p>
          </table:table-cell>
          <table:table-cell office:value-type="string" calcext:value-type="string">
            <text:p>CRISP, NCIT, MESH, SWEET, NPO, AURA</text:p>
          </table:table-cell>
          <table:table-cell office:value-type="string" calcext:value-type="string">
            <text:p>magnetic colloid, ferrofluid, Hydrocolloids, Hydrocolloid, Colloid</text:p>
          </table:table-cell>
          <table:table-cell/>
        </table:table-row>
        <table:table-row table:style-name="ro18">
          <table:table-cell office:value-type="string" calcext:value-type="string">
            <text:p>vegetation</text:p>
          </table:table-cell>
          <table:table-cell/>
          <table:table-cell office:value-type="string" calcext:value-type="string">
            <text:p>class</text:p>
          </table:table-cell>
          <table:table-cell office:value-type="string" calcext:value-type="string">
            <text:p>"The assemblage of plant species in a given area; also used as a general term for plant life."</text:p>
          </table:table-cell>
          <table:table-cell/>
          <table:table-cell office:value-type="string" calcext:value-type="string">
            <text:p>http://www.owl-ontologies.com/BiodiversityOntologyFull.owl#Vegetation, http://sweet.jpl.nasa.gov/2.3/matrPlant.owl#Vegetation, http://purl.bioontology.org/ontology/SNOMEDCT/363564008, http://www.owl-ontologies.com/unnamed.owl#RID16648, http://www.projecthalo.com/aura#Vegetation, http://purl.bioontology.org/ontology/RCD/XC0Rv, http://www.owl-ontologies.com/RADLEX.owl#RID3792, http://purl.bioontology.org/ontology/SNOMEDCT/264340003, http://www.fao.org/aims/aos/cwr.owl#Vegetation</text:p>
          </table:table-cell>
          <table:table-cell office:value-type="string" calcext:value-type="string">
            <text:p>CCON, RCD, BOF, SNOMEDCT, SWEET, RADLEX, AURA, DERMLEX</text:p>
          </table:table-cell>
          <table:table-cell office:value-type="string" calcext:value-type="string">
            <text:p>Vegetation (morphologic abnormality), Vegetation (qualifier value)</text:p>
          </table:table-cell>
          <table:table-cell/>
        </table:table-row>
        <table:table-row table:style-name="ro24">
          <table:table-cell office:value-type="string" calcext:value-type="string">
            <text:p>geology</text:p>
          </table:table-cell>
          <table:table-cell/>
          <table:table-cell office:value-type="string" calcext:value-type="string">
            <text:p>class</text:p>
          </table:table-cell>
          <table:table-cell office:value-type="string" calcext:value-type="string">
            <text:p>"The science of the earth and other celestial bodies and their history as recorded in the rocks. It includes the study of geologic processes of an area such as rock formations, weathering and erosion, and sedimentation. (From McGraw-Hill Dictionary of Scientific and Technical Terms, 6th ed)"</text:p>
          </table:table-cell>
          <table:table-cell/>
          <table:table-cell office:value-type="string" calcext:value-type="string">
            <text:p>http://phenomebrowser.net/ontologies/mesh/mesh.owl#H01.277.562, http://phenomebrowser.net/ontologies/mesh/mesh.owl#D005844, http://sweet.jpl.nasa.gov/2.3/humanKnowledgeDomain.owl#Geology, http://www.projecthalo.com/aura#Geology, http://purl.bioontology.org/ontology/MESH/D005844</text:p>
          </table:table-cell>
          <table:table-cell office:value-type="string" calcext:value-type="string">
            <text:p>MESH, SWEET, AURA, RH-MESH</text:p>
          </table:table-cell>
          <table:table-cell table:number-columns-repeated="2"/>
        </table:table-row>
        <table:table-row table:style-name="ro4">
          <table:table-cell office:value-type="string" calcext:value-type="string">
            <text:p>differential</text:p>
          </table:table-cell>
          <table:table-cell/>
          <table:table-cell office:value-type="string" calcext:value-type="string">
            <text:p>class</text:p>
          </table:table-cell>
          <table:table-cell office:value-type="string" calcext:value-type="string">
            <text:p>"The quality of being unlike or dissimilar."</text:p>
          </table:table-cell>
          <table:table-cell/>
          <table:table-cell office:value-type="string" calcext:value-type="string">
            <text:p>http://purl.bioontology.org/ontology/RCD/XC07T, http://purl.bioontology.org/ontology/SNOMEDCT/263735002, http://ncicb.nci.nih.gov/xml/owl/EVS/Thesaurus.owl#C46003, http://purl.bioontology.org/ontology/LNC/LP20689-3</text:p>
          </table:table-cell>
          <table:table-cell office:value-type="string" calcext:value-type="string">
            <text:p>RCD, NCIT, LOINC, SNOMEDCT</text:p>
          </table:table-cell>
          <table:table-cell office:value-type="string" calcext:value-type="string">
            <text:p>Differential, Conflict, Differential (qualifier value), Different</text:p>
          </table:table-cell>
          <table:table-cell/>
        </table:table-row>
        <table:table-row table:style-name="ro5">
          <table:table-cell office:value-type="string" calcext:value-type="string">
            <text:p>network</text:p>
          </table:table-cell>
          <table:table-cell/>
          <table:table-cell office:value-type="string" calcext:value-type="string">
            <text:p>class</text:p>
          </table:table-cell>
          <table:table-cell office:value-type="string" calcext:value-type="string">
            <text:p>"An interconnected system of things or people.", "DEF A NETWORK allows COMPUTERS that are interconnected to carrying out\nEXCHANGING DATA between each other.\nCIT Article “computer network” of Wikipedia: “A computer network is a collection of\ncomputers and devices connected to each other. The network allows computers to\ncommunicate with each other and share resources and information”.", "Groups of scientists who link their expertise and resources in collaborative efforts to address important questions of shared interest.", "Primary data about a specific biological pathway or network (the nodes and connections within the pathway or network).", "A collection of two or more computers and associated devices that are linked together with communications equipment."</text:p>
          </table:table-cell>
          <table:table-cell/>
          <table:table-cell office:value-type="string" calcext:value-type="string">
            <text:p>http://www.stanford.edu/~coulet/phare.owl#GenePathway, http://mmisw.org/ont/Technology/ComputerNetworks/Network, http://sweet.jpl.nasa.gov/2.3/reprMathGraph.owl#Network, http://ncicb.nci.nih.gov/xml/owl/EVS/Thesaurus.owl#C61377, http://purl.obolibrary.org/obo/CDAO_0000006, http://edamontology.org/data_2600, http://ncicb.nci.nih.gov/xml/owl/EVS/Thesaurus.owl#C19975, http://neurolog.unice.fr/ontoneurolog/v3.0/core-ontology-programs-software.owl#network, http://ncicb.nci.nih.gov/xml/owl/EVS/Thesaurus.owl#C50081</text:p>
          </table:table-cell>
          <table:table-cell office:value-type="string" calcext:value-type="string">
            <text:p>CDAO, ONL-DP, NCIT, OntoVIP, PHARE, ONL-MR-DA, SWEET, CN, EDAM</text:p>
          </table:table-cell>
          <table:table-cell office:value-type="string" calcext:value-type="string">
            <text:p><text:s/>and Consortia, Centers, NETWORK, Network, <text:s/>Networks, Consortium, NCI Consortium or Network</text:p>
          </table:table-cell>
          <table:table-cell/>
        </table:table-row>
        <table:table-row table:style-name="ro17">
          <table:table-cell office:value-type="string" calcext:value-type="string">
            <text:p>flux</text:p>
          </table:table-cell>
          <table:table-cell/>
          <table:table-cell office:value-type="string" calcext:value-type="string">
            <text:p>class</text:p>
          </table:table-cell>
          <table:table-cell office:value-type="string" calcext:value-type="string">
            <text:p>"A physical quality that exists by virtue of the rate of flow of the bearer across a given surface.", "Movement of a substance through a unit area of a boundary layer or membrane per unit of time.", "The rate of flow of some quantity, often used in reference to the flow of some form of energy."</text:p>
          </table:table-cell>
          <table:table-cell/>
          <table:table-cell office:value-type="string" calcext:value-type="string">
            <text:p>http://purl.org/obo/owl/PATO#PATO_0001030, http://www.loria.fr/~coulet/ontology/pato/version1.33/quality.owl#flux, http://sweet.jpl.nasa.gov/2.3/propQuantity.owl#Flux, http://purl.obolibrary.org/obo/PATO_0001030, http://www.stanford.edu/~coulet/phare.owl#DrugTransport, http://ncicb.nci.nih.gov/xml/owl/EVS/Thesaurus.owl#C72076</text:p>
          </table:table-cell>
          <table:table-cell office:value-type="string" calcext:value-type="string">
            <text:p>PPIO, NCIT, MS, NIFSTD, PATO, SWEET, EP, NIFDYS, BDO, SOPHARM, PHARE, BIOMODELS, NBO, NIFCELL, NIFSUBCELL, HUPSON</text:p>
          </table:table-cell>
          <table:table-cell table:number-columns-repeated="2"/>
        </table:table-row>
        <table:table-row table:style-name="ro4">
          <table:table-cell office:value-type="string" calcext:value-type="string">
            <text:p>land</text:p>
          </table:table-cell>
          <table:table-cell/>
          <table:table-cell office:value-type="string" calcext:value-type="string">
            <text:p>class</text:p>
          </table:table-cell>
          <table:table-cell office:value-type="string" calcext:value-type="string">
            <text:p>"The part of a planetary surface that is a solid"</text:p>
          </table:table-cell>
          <table:table-cell/>
          <table:table-cell office:value-type="string" calcext:value-type="string">
            <text:p>http://sweet.jpl.nasa.gov/2.3/realmLandform.owl#Land, http://sweet.jpl.nasa.gov/2.3/realm.owl#Land, http://purl.obolibrary.org/obo/FBsp_00001807, http://purl.bioontology.org/ontology/HL7/C1552507</text:p>
          </table:table-cell>
          <table:table-cell office:value-type="string" calcext:value-type="string">
            <text:p>HL7, FB-SP, SWEET</text:p>
          </table:table-cell>
          <table:table-cell office:value-type="string" calcext:value-type="string">
            <text:p>Dand, Drosophila forcipata, Drosophila andalusiaca, Land</text:p>
          </table:table-cell>
          <table:table-cell/>
        </table:table-row>
        <table:table-row table:style-name="ro33">
          <table:table-cell office:value-type="string" calcext:value-type="string">
            <text:p>rainfall</text:p>
          </table:table-cell>
          <table:table-cell/>
          <table:table-cell office:value-type="string" calcext:value-type="string">
            <text:p>class</text:p>
          </table:table-cell>
          <table:table-cell office:value-type="string" calcext:value-type="string">
            <text:p>"The treatment involving an exposure to a given amount of rainfall."</text:p>
          </table:table-cell>
          <table:table-cell/>
          <table:table-cell office:value-type="string" calcext:value-type="string">
            <text:p>http://purl.obolibrary.org/obo/EO_0007181, http://sweet.jpl.nasa.gov/2.3/phenAtmoPrecipitation.owl#Rainfall</text:p>
          </table:table-cell>
          <table:table-cell office:value-type="string" calcext:value-type="string">
            <text:p>PECO, SWEET</text:p>
          </table:table-cell>
          <table:table-cell table:number-columns-repeated="2"/>
        </table:table-row>
        <table:table-row table:style-name="ro22">
          <table:table-cell office:value-type="string" calcext:value-type="string">
            <text:p>process</text:p>
          </table:table-cell>
          <table:table-cell/>
          <table:table-cell office:value-type="string" calcext:value-type="string">
            <text:p>class</text:p>
          </table:table-cell>
          <table:table-cell office:value-type="string" calcext:value-type="string">
            <text:p>"The area on the sclerite that is raised.", "A sequence of events which produces some outcome. (source : NCI)", "Examples: the life of an organism, the process of sleeping, the process of cell-division,Definition: A processual entity span:ProcessualEntity that is a maximally connected spatiotemporal whole and has bona fide beginnings and endings corresponding to real discontinuities.", "A processual entity span:ProcessualEntity that is a maximally connected spatiotemporal whole and has bona fide beginnings and endings corresponding to real discontinuities.", "p is a process = Def. p is an occurrent that has temporal proper parts and for some time t, p s-depends_on some material entity at t. (axiom label in BFO2 Reference: 083-003)", "Examples: the life of an organism, the process of sleeping, the process of cell-division", "A processual entity <text:s/>that is a maximally connected spatiotemporal whole and has bona fide beginnings and endings corresponding to real discontinuities.", "A process is an entity that is identifiable only through the unfolding of time, has temporal parts, and unless otherwise specified/predicted, cannot be identified from any instant of time in which it exists.", "A processual entity that is a maximally connected spatiotemporal whole and has bona fide beginnings and endings corresponding to real discontinuities.", "Examples: the life of an organism, the process of sleeping, the process of cell-division,Definition: A processual entity span:ProcessualEntity that is a maximally connected spatiotemporal whole and has bona fide beginnings and endings corresponding to real discontinuities.,Definition: A processual entity span:ProcessualEntity that is a maximally connected spatiotemporal whole and has bona fide beginnings and endings corresponding to real discontinuities. ; Examples: the life of an organism, the process of sleeping, the process of cell-division", "organisational class", "A process is a processual entity that is a maximally connected spatiotemporal whole, has a temporal start and end."</text:p>
          </table:table-cell>
          <table:table-cell/>
          <table:table-cell office:value-type="string" calcext:value-type="string">
            <text:p>http://purl.obolibrary.org/obo/BFO_0000015, http://www.ifomis.org/bfo/1.1/span#ProcessualEntity, http://www.bootstrep.eu/ontology/GRO#Process, http://bioontology.org/projects/ontologies/birnlex#Process, http://knoesis.wright.edu/provenir/provenir.owl#process, http://purl.obolibrary.org/obo/EHDAA_4776, http://bioonto.de/ro2.owl#Process, http://purl.obolibrary.org/obo/span#_Process, http://www.ebi.ac.uk/efo/swo/SWO_0000322, http://purl.obolibrary.org/obo/EHDA_4777, http://purl.bioontology.org/ontology/PMR.owl#Process, http://purl.obolibrary.org/obo/EKBE_0000047, http://doe-generated-ontology.com/OntoAD#C1522240, http://purl.obolibrary.org/obo/HAO_0000822, http://purl.obolibrary.org/obo/EHDA_6812, http://purl.obolibrary.org/obo/EHDA_7851, http://purl.obolibrary.org/obo/BFO_0000007, http://purl.obolibrary.org/obo/SIO_000006, http://neurolog.unice.fr/ontoneurolog/v3.0/dolce-particular.owl#process, http://www.ifomis.org/bfo/1.1/span#Process, http://neumore.cis.usouthal.edu/ontologies/NeuMORE-v0.1.owl#Process, http://www.ebi.ac.uk/efo/medo/MEDO_0000092, http://www.icn.ch/icnp#Process, http://semanticscience.org/resource/SIO_000006, http://purl.obolibrary.org/obo/EHDA_5735</text:p>
          </table:table-cell>
          <table:table-cell office:value-type="string" calcext:value-type="string">
            <text:p>EHDA, ONTODM-CORE, ERO, GRO, NIFSTD, CLO, MEDO, BIRNLEX, OPL, OBIWS, RNAO, REXO, ADO, COGPO, EHDAA, LHN, OntoVIP, IDO, MIRNAO, BIOMODELS, OGMS, COGAT, NIFSUBCELL, HUPSON, HINO, NEUMORE, OBCS, SWO, NIFDYS, OMIT, IDODEN, CCO, OVAE, OGG, BCO, OGI, CAO, PMR, HAO, SIO, VO, OGDI, PEO, ONTOAD, ICNP, AERO</text:p>
          </table:table-cell>
          <table:table-cell table:number-columns-repeated="2"/>
        </table:table-row>
        <table:table-row table:style-name="ro17">
          <table:table-cell office:value-type="string" calcext:value-type="string">
            <text:p>amount</text:p>
          </table:table-cell>
          <table:table-cell/>
          <table:table-cell office:value-type="string" calcext:value-type="string">
            <text:p>class</text:p>
          </table:table-cell>
          <table:table-cell office:value-type="string" calcext:value-type="string">
            <text:p>"most likely molecular\ne.g. macrophage content, integrin expression", "How much there is of something that you can measure; the total amount or number."</text:p>
          </table:table-cell>
          <table:table-cell/>
          <table:table-cell office:value-type="string" calcext:value-type="string">
            <text:p>http://purl.bioontology.org/ontology/SNMI/G-A603, http://www.owl-ontologies.com/RADLEX.owl#RID5761, http://ncicb.nci.nih.gov/xml/owl/EVS/Thesaurus.owl#C25256, http://www.owl-ontologies.com/Ontology1298855822.owl#Amount, http://ecoinformatics.org/oboe/oboe.1.0/oboe-characteristics.owl#Amount, http://purl.bioontology.org/ontology/SNOMEDCT/246205007</text:p>
          </table:table-cell>
          <table:table-cell office:value-type="string" calcext:value-type="string">
            <text:p>QIBO, SNMI, NCIT, OBOE-SBC, SNOMEDCT, RADLEX</text:p>
          </table:table-cell>
          <table:table-cell office:value-type="string" calcext:value-type="string">
            <text:p>amount, amount modifier, Number, Amount, Quantity (attribute), How Much, How Many</text:p>
          </table:table-cell>
          <table:table-cell/>
        </table:table-row>
        <table:table-row table:style-name="ro2">
          <table:table-cell office:value-type="string" calcext:value-type="string">
            <text:p>biodiversity</text:p>
          </table:table-cell>
          <table:table-cell/>
          <table:table-cell office:value-type="string" calcext:value-type="string">
            <text:p>class</text:p>
          </table:table-cell>
          <table:table-cell office:value-type="string" calcext:value-type="string">
            <text:p>"It's the degree of veriation of life forms within a given species, ecosystem, biome, or planet.\nSource: wikipedia.org", "Topic concerning the degree of variation of life forms within a given ecosystem, biome or an entire planet.", "Biodiversity is the variation of life forms within a given ecosystem, biome or for the entire Earth. Biodiversity is often used as a measure of the health of biological systems.", "The variety of all native living organisms and their various forms and interrelationships."</text:p>
          </table:table-cell>
          <table:table-cell/>
          <table:table-cell office:value-type="string" calcext:value-type="string">
            <text:p>http://phenomebrowser.net/ontologies/mesh/mesh.owl#N06.230.124.049, http://sweet.jpl.nasa.gov/2.3/phenEcology.owl#Biodiversity, http://phenomebrowser.net/ontologies/mesh/mesh.owl#D044822, http://edamontology.org/topic_3050, http://cerrado.linkeddata.es/ecology/ccon#Biodiversity, http://purl.bioontology.org/ontology/MESH/D044822, http://phenomebrowser.net/ontologies/mesh/mesh.owl#G16.500.275.157.049</text:p>
          </table:table-cell>
          <table:table-cell office:value-type="string" calcext:value-type="string">
            <text:p>CCON, BMT, MESH, SWO, SWEET, EDAM, EDAMTO, RH-MESH</text:p>
          </table:table-cell>
          <table:table-cell office:value-type="string" calcext:value-type="string">
            <text:p><text:s/>Biological, Diversity, http://purl.bioontology.org/ontology/MSH/D044822, Biological Diversity</text:p>
          </table:table-cell>
          <table:table-cell/>
        </table:table-row>
        <table:table-row table:style-name="ro11">
          <table:table-cell office:value-type="string" calcext:value-type="string">
            <text:p>concentration</text:p>
          </table:table-cell>
          <table:table-cell/>
          <table:table-cell office:value-type="string" calcext:value-type="string">
            <text:p>class</text:p>
          </table:table-cell>
          <table:table-cell office:value-type="string" calcext:value-type="string">
            <text:p>"A quality inhering in a substance by virtue of the amount of it there is mixed with another substance.100427NPOPATODennis Thomas", "Cognitive effort directed to one object or area of\nstudy.", "The quantity of a substance per unit volume or weight; a measure of the amount of substance present in a unit amount of mixture, particularly, the amount of solute dissolved in a solvent. The amounts can be expressed as moles, masses, volumes, or parts.", "The act or process of concentrating, focusing the attention and mental energy on a single object to the exclusion of others.", "concentration is the quantity of a constituent divided by the total volume of a mixture.", "Ability to focus on a specific stimulus (source : NOC),Concentration sur certains aspects de l'expérience courante avec l'exclusion des autres. Acte d'observation, de surveillance ou de considération. (source : CISMeF)", "Focusing on certain aspects of current experience to the exclusion of others. It is the act of heeding or taking notice or concentrating.", "A concentration is a measurement of how much of a given substance (solute) is mixed with another substance (solvent). Concentrations will have 2 dimensions: \nSOLUTE mole-amounts, mass, ionic charge, volume PER SOLUTION volume, mass. Other numerators or denominators may also be possible (tbd)\n\nThe denominator (solution) is most commonly a volume. But for natural water bodies (e.g. ocean), mass may be used to remove the effects of temperature and pressure on volume when these are significant. <text:s/>Accurate conversions between units are not always straightforward, and must take into account temperature and pressure at which the sample was collected. \n\nWhen solute mass or ionic charge is used (numerator), unit conversions need access to other information e.g, the periodic table of elements, or valence states.\n\nConcentrations also include <text:s/>the mixtures of suspended particulates or their components in a volume (e.g. of water). These are non-homogeneous solutions. The protocol should make clear how mixtures are defined.", "A quality inhering in a substance by virtue of the amount of the bearer's there is mixed with another substance.", "In chemistry, concentration is defined as the abundance of a constituent divided by the total volume of a mixture.", "Concentration of Drug, Contrast agent, or Infusate administered.", "The concentration of a chemical compound.", "Experimental method output expressing the contribution of one constituent to the composition of a mixture."</text:p>
          </table:table-cell>
          <table:table-cell/>
          <table:table-cell office:value-type="string" calcext:value-type="string">
            <text:p>http://ncicb.nci.nih.gov/xml/owl/EVS/Thesaurus.owl#C41185, http://www.icn.ch/icnp#Concentration, http://purl.org/obo/owl/PATO#PATO_0000033, http://neurolog.unice.fr/ontoneurolog/v3.0/ontoneurolog-extension-of-dolce.owl#concentration, https://code.ecoinformatics.org/code/semtools/trunk/dev/oboe/oboe-sbc.owl#Concentration, http://doe-generated-ontology.com/OntoAD#C0086045, http://purl.bioontology.org/ontology/SNOMEDCT/82742001, http://purl.bioontology.org/ontology/RCD/X760a, http://dicom.nema.org/resources/ontology/DCM/122093, http://purl.bioontology.org/ontology/MESH/D001288, http://ontology.apa.org/apaonto/termsonlyOUT%20(5).owl#Concentration, http://purl.obolibrary.org/obo/PATO_0000033, http://chem.deri.ie/granatum#Concentration, http://edamontology.org/data_2140, http://purl.bioontology.org/ontology/LNC/LP6194-7, http://www.owl-ontologies.com/RADLEX.owl#RID39042, http://purl.obolibrary.org/obo/CHMO_0002820, http://semanticscience.org/resource/SIO_001088, http://www.loria.fr/~coulet/ontology/pato/version1.33/quality.owl#concentration, http://www.mygrid.org.uk/ontology/JERMOntology#Concentration, http://purl.bioontology.org/ontology/npo#NPO_1167, http://purl.bioontology.org/ontology/SNMI/F-91302, http://ncicb.nci.nih.gov/xml/owl/EVS/Thesaurus.owl#C41209, http://www.co-ode.org/ontologies/galen#Concentration</text:p>
          </table:table-cell>
          <table:table-cell office:value-type="string" calcext:value-type="string">
            <text:p>NCIT, LOINC, MESH, PATO, RADLEX, NPO, BIOMO, SNMI, CANCO, JERM, OntoVIP, SOPHARM, CHMO, SNOMEDCT, GALEN, HUPSON, ONL-MR-DA, SWO, EDAM, DCM, ONL-DP, ONL-MSA, RCD, FYPO, SIO, OBOE-SBC, ONTOAD, APAONTO, ICNP</text:p>
          </table:table-cell>
          <table:table-cell office:value-type="string" calcext:value-type="string">
            <text:p>concentrations, <text:s/>function, mindfulness, Attention, <text:s/>function (observable entity), concentration, Concentration, Concentrations, Mental concentration, Attention Concentration, Concentration de l'esprit, Attentions, CONC</text:p>
          </table:table-cell>
          <table:table-cell/>
        </table:table-row>
        <table:table-row table:style-name="ro22">
          <table:table-cell office:value-type="string" calcext:value-type="string">
            <text:p>transport</text:p>
          </table:table-cell>
          <table:table-cell/>
          <table:table-cell office:value-type="string" calcext:value-type="string">
            <text:p>class</text:p>
          </table:table-cell>
          <table:table-cell office:value-type="string" calcext:value-type="string">
            <text:p>"Definition: The movement of a molecule into or out of a cell.", "The directed movement of substances (such as macromolecules, small molecules, ions) into, out of, within or between cells, or within a multicellular organism.", "process involving the moving of an entity", "Any device designed to move something.", "The act of conveying or transporting from one place to another.", "Any subcellular or molecular process involved in translocation of a biological entity, such as a macromolecule, from one site or compartment to another.", "Definition: A conversion interaction in which an entity (or set of entities) changes location within or with respect to the cell. A transport interaction does not include the transporter entity, even if one is required in order for the transport to occur. Instead, transporters are linked to transport interactions via the catalysis class.\nComment: Transport interactions do not involve chemical changes of the participant(s). These cases are handled by the transportWithBiochemicalReaction class.\nSynonyms: translocation.\nExamples: The movement of Na+ into the cell through an open voltage-gated channel.", "The directed movement of substances (such as macromolecules, small molecules, ions) into, out of or within a cell, or between cells, or within a multicellular organism by means of some agent such as a transporter or pore.", "Definition: An conversion in which molecules of one or more physicalEntity pools change their subcellular location and become a member of one or more other physicalEntity pools. A transport interaction does not include the transporter entity, even if one is required in order for the transport to occur. Instead, transporters are linked to transport interactions via the catalysis class.\n\nUsage: If there is a simultaneous chemical modification of the participant(s), use transportWithBiochemicalReaction class.\n\nSynonyms: translocation.\n\nExamples: The movement of Na+ into the cell through an open voltage-gated channel."</text:p>
          </table:table-cell>
          <table:table-cell/>
          <table:table-cell office:value-type="string" calcext:value-type="string">
            <text:p>http://sweet.jpl.nasa.gov/2.3/phenFluidTransport.owl#Transport, http://ncicb.nci.nih.gov/xml/owl/EVS/Thesaurus.owl#C21079, http://purl.obolibrary.org/obo/GO_0006810, http://purl.org/obo/owl/GO#GO_0006810, http://www.co-ode.org/ontologies/galen#Transport, http://chem2bio2rdf.org/chem2bio2rdf.owl#Transport, http://mmisw.org/ont/Technology/ComputerNetworks/Transport, http://ncicb.nci.nih.gov/xml/owl/EVS/Thesaurus.owl#C50233, http://ncicb.nci.nih.gov/xml/owl/EVS/Thesaurus.owl#C48167, http://purl.bioontology.org/ontology/SNOMEDCT/57188001, http://www.stanford.edu/~coulet/phare.owl#GeneProductTransport, http://purl.bioontology.org/ontology/SNOMEDCT/360300001, http://purl.obolibrary.org/obo/REX_0000458, http://www.biopax.org/release/biopax-level3.owl#Transport, http://www.bootstrep.eu/ontology/GRO#Transport, http://www.biopax.org/release/biopax-level2.owl#transport, http://sweet.jpl.nasa.gov/2.3/humanTransportation.owl#Transport</text:p>
          </table:table-cell>
          <table:table-cell office:value-type="string" calcext:value-type="string">
            <text:p>REX, NCIT, GRO, NIFSTD, CLO, NIGO, GO-EXT, BP, EFO, IXNO, BIOMODELS, PORO, SNOMEDCT, NBO, GALEN, HUPSON, GO, CL, SWEET, CN, MIM, OBI_BCGO, OAE, FYPO, PHARE, CHEMBIO, CCONT, DIKB</text:p>
          </table:table-cell>
          <table:table-cell office:value-type="string" calcext:value-type="string">
            <text:p>Deliver, Delivered, <text:s/>function, Biological transport, Molecular Transport, <text:s/>function (observable entity), Transport (physical object), TRANSPORT, Transfer Technique, trt, Delivery, Transport, Transport Reaction</text:p>
          </table:table-cell>
          <table:table-cell/>
        </table:table-row>
        <table:table-row table:style-name="ro20">
          <table:table-cell office:value-type="string" calcext:value-type="string">
            <text:p>velocity</text:p>
          </table:table-cell>
          <table:table-cell/>
          <table:table-cell office:value-type="string" calcext:value-type="string">
            <text:p>class</text:p>
          </table:table-cell>
          <table:table-cell office:value-type="string" calcext:value-type="string">
            <text:p>"A physical quality inhering in a bearer by virtue of the bearer's rate of change of the position.", "A realizable entity inhering in an object by virtue of the rate of change of its position.100429NPOPATODennis Thomas", "The time rate of change of a position vector; that is, a change of position expressed in terms of speed and direction."</text:p>
          </table:table-cell>
          <table:table-cell/>
          <table:table-cell office:value-type="string" calcext:value-type="string">
            <text:p>http://www.owl-ontologies.com/RADLEX.owl#RID28700, http://ontology.apa.org/apaonto/termsonlyOUT%20(5).owl#Velocity, http://purl.obolibrary.org/obo/PATO_0002242, http://purl.bioontology.org/ontology/SNOMEDCT/118592000, http://purl.org/obo/owl/PATO#PATO_0002242, http://purl.bioontology.org/ontology/LNC/LP75928-9, http://purl.org/obo/owl/PATO#PATO_0000008, http://sweet.jpl.nasa.gov/2.3/propSpeed.owl#Velocity</text:p>
          </table:table-cell>
          <table:table-cell office:value-type="string" calcext:value-type="string">
            <text:p>PPIO, MS, NIFSTD, LOINC, PATO, SWEET, RADLEX, EP, NPO, NIFDYS, BDO, BIOMODELS, SNOMEDCT, NBO, NIFCELL, APAONTO, NIFSUBCELL, HUPSON</text:p>
          </table:table-cell>
          <table:table-cell office:value-type="string" calcext:value-type="string">
            <text:p>velocities, Velocity (property), Velocity (property) (qualifier value), VEL, speed</text:p>
          </table:table-cell>
          <table:table-cell/>
        </table:table-row>
        <table:table-row table:style-name="ro17">
          <table:table-cell office:value-type="string" calcext:value-type="string">
            <text:p>aerobic</text:p>
          </table:table-cell>
          <table:table-cell/>
          <table:table-cell office:value-type="string" calcext:value-type="string">
            <text:p>class</text:p>
          </table:table-cell>
          <table:table-cell office:value-type="string" calcext:value-type="string">
            <text:p>"A quality inhering in a bearer by virtue of the bearer's dependence on oxygen."</text:p>
          </table:table-cell>
          <table:table-cell/>
          <table:table-cell office:value-type="string" calcext:value-type="string">
            <text:p>http://ncicb.nci.nih.gov/xml/owl/EVS/Thesaurus.owl#C28341, http://www.loria.fr/~coulet/ontology/pato/version1.33/quality.owl#aerobic, http://www.mygrid.org.uk/ontology/JERMOntology#aerobic, http://purl.jp/bio/11/meo/MEO_0000070, http://purl.obolibrary.org/obo/PATO_0001455, http://purl.org/obo/owl/PATO#PATO_0001455</text:p>
          </table:table-cell>
          <table:table-cell office:value-type="string" calcext:value-type="string">
            <text:p>PPIO, NCIT, MS, NIFSTD, PATO, EP, NIFDYS, BDO, JERM, SOPHARM, MEO, BIOMODELS, NBO, NIFCELL, NIFSUBCELL, HUPSON</text:p>
          </table:table-cell>
          <table:table-cell table:number-columns-repeated="2"/>
        </table:table-row>
        <table:table-row table:style-name="ro10">
          <table:table-cell office:value-type="string" calcext:value-type="string">
            <text:p>structure</text:p>
          </table:table-cell>
          <table:table-cell/>
          <table:table-cell office:value-type="string" calcext:value-type="string">
            <text:p>class</text:p>
          </table:table-cell>
          <table:table-cell office:value-type="string" calcext:value-type="string">
            <text:p>"A morphology quality inhering in a bearer by virtue of the bearer's relative position, shape, arrangements and connectivity of an organism's various parts; the pattern underlying its form.", "The coordinate data may be predicted or real.", "The components and their relationship and manner of arrangement in constituting a whole.", "3D coordinate and associated data for a macromolecular tertiary (3D) structure or part of a structure.", "structure is the specification that refers to the composition and arrangement of parts of an object."</text:p>
          </table:table-cell>
          <table:table-cell/>
          <table:table-cell office:value-type="string" calcext:value-type="string">
            <text:p>http://ncicb.nci.nih.gov/xml/owl/EVS/Thesaurus.owl#C41186, http://www.owl-ontologies.com/RADLEX.owl#RID35808, http://sweet.jpl.nasa.gov/2.3/reprDataModel.owl#Structure, http://vip.creatis.insa-lyon.fr/ontovip/v1.0/vip-pathological-anatomical-object-quality.owl#structure, http://purl.obolibrary.org/obo/BSA_0000037, http://purl.org/obo/owl/PATO#PATO_0000141, http://www.loria.fr/~coulet/ontology/pato/version1.33/quality.owl#structure, http://www.stanford.edu/~coulet/phare.owl#GeneProductStructure, http://sweet.jpl.nasa.gov/2.3/propMass.owl#Structure, http://purl.obolibrary.org/obo/PATO_0000141, http://sweet.jpl.nasa.gov/2.3/matrFacility.owl#Structure, http://edamontology.org/data_0883, http://semanticscience.org/resource/SIO_000600, http://purl.obolibrary.org/obo/FIX_0000482</text:p>
          </table:table-cell>
          <table:table-cell office:value-type="string" calcext:value-type="string">
            <text:p>PPIO, NCIT, NIFSTD, CLO, PATO, RADLEX, BDO, BIOMO, OntoVIP, SOPHARM, BIOMODELS, NBO, NIFSUBCELL, HUPSON, BSAO, MS, SWO, SWEET, EDAM, EP, NIFDYS, ONSTR, BCO, BAO, OBI_BCGO, OAE, FYPO, VSO, FIX, PHARE, SIO, NIFCELL</text:p>
          </table:table-cell>
          <table:table-cell office:value-type="string" calcext:value-type="string">
            <text:p>relational structural quality exact synonym in PATO, Structural, structures, relational structural qualities, relational structural quality, Structure data, Coordinate model</text:p>
          </table:table-cell>
          <table:table-cell/>
        </table:table-row>
        <table:table-row table:style-name="ro1" table:number-rows-repeated="1048352">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ederike Klan</meta:initial-creator>
    <meta:creation-date>2014-11-20T12:15:39.322963676</meta:creation-date>
    <dc:date>2014-11-20T12:18:57.642859660</dc:date>
    <dc:creator>Friederike Klan</dc:creator>
    <meta:editing-duration>PT3M18S</meta:editing-duration>
    <meta:editing-cycles>2</meta:editing-cycles>
    <meta:generator>LibreOffice/4.3.1.2$Linux_X86_64 LibreOffice_project/430m0$Build-2</meta:generator>
    <meta:document-statistic meta:table-count="1" meta:cell-count="1078" meta:object-count="0"/>
  </office:meta>
</office:document-meta>
</file>